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443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3425in"/>
    </style:style>
    <style:style style:name="co10" style:family="table-column">
      <style:table-column-properties fo:break-before="auto" style:column-width="0.3165in"/>
    </style:style>
    <style:style style:name="co11" style:family="table-column">
      <style:table-column-properties fo:break-before="auto" style:column-width="1.3945in"/>
    </style:style>
    <style:style style:name="co12" style:family="table-column">
      <style:table-column-properties fo:break-before="auto" style:column-width="1.4327in"/>
    </style:style>
    <style:style style:name="co13" style:family="table-column">
      <style:table-column-properties fo:break-before="auto" style:column-width="1.3571in"/>
    </style:style>
    <style:style style:name="co14" style:family="table-column">
      <style:table-column-properties fo:break-before="auto" style:column-width="0.3291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331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4.1461in" svg:x="25.8209in" svg:y="0.1917in">
            <draw:object draw:notify-on-update-of-ranges="'VernalEquinox-1788-2211'.G3:'VernalEquinox-1788-2211'.G426 'VernalEquinox-1788-2211'.T3:'VernalEquinox-1788-2211'.T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25.8102in" svg:y="4.5059in">
            <draw:object draw:notify-on-update-of-ranges="'VernalEquinox-1788-2211'.G3:'VernalEquinox-1788-2211'.G68 'VernalEquinox-1788-2211'.T3:'VernalEquinox-1788-2211'.T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4.087in" svg:x="25.7996in" svg:y="8.9492in">
            <draw:object draw:notify-on-update-of-ranges="'VernalEquinox-1788-2211'.G265:'VernalEquinox-1788-2211'.G367 'VernalEquinox-1788-2211'.T265:'VernalEquinox-1788-2211'.T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8047in" svg:height="4.1264in" svg:x="25.8024in" svg:y="13.2299in">
            <draw:object draw:notify-on-update-of-ranges="'VernalEquinox-1788-2211'.X3:'VernalEquinox-1788-2211'.X426 'VernalEquinox-1788-2211'.V3:'VernalEquinox-1788-2211'.V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NOAA vs CC 2050 - 2152_1" draw:style-name="gr1" draw:text-style-name="P1" svg:width="11.7209in" svg:height="4.1264in" svg:x="25.813in" svg:y="17.6634in">
            <draw:object draw:notify-on-update-of-ranges="'VernalEquinox-1788-2211'.Z3:'VernalEquinox-1788-2211'.Z426 'VernalEquinox-1788-2211'.V3:'VernalEquinox-1788-2211'.V4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NOAA vs CC 2050 - 2152_2" draw:style-name="gr1" draw:text-style-name="P1" svg:width="11.7209in" svg:height="4.1264in" svg:x="25.8165in" svg:y="21.9543in">
            <draw:object draw:notify-on-update-of-ranges="'VernalEquinox-1788-2211'.AM3:'VernalEquinox-1788-2211'.AM426 'VernalEquinox-1788-2211'.AK3:'VernalEquinox-1788-2211'.AK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ce1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ce1"/>
        <table:table-column table:style-name="co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1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number-columns-repeated="985" table:default-cell-style-name="Default"/>
        <table:table-row table:style-name="ro1">
          <table:table-cell table:style-name="ce2" office:value-type="string" calcext:value-type="string">
            <text:p>Meeus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R.D. Moment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9"/>
          <table:table-cell table:style-name="ce10"/>
          <table:table-cell table:style-name="ce11" table:number-columns-repeated="4"/>
          <table:table-cell table:style-name="ce12"/>
          <table:table-cell table:style-name="ce13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Meeus and CC</text:p>
          </table:table-cell>
          <table:table-cell table:style-name="ce13"/>
          <table:table-cell table:style-name="ce13" office:value-type="string" calcext:value-type="string">
            <text:p>Solar Longitude Season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/>
          <table:table-cell table:style-name="ce17"/>
          <table:table-cell table:style-name="ce13"/>
          <table:table-cell table:style-name="ce18"/>
          <table:table-cell table:style-name="ce13" table:number-columns-repeated="4"/>
          <table:table-cell table:style-name="ce13" office:value-type="string" calcext:value-type="string">
            <text:p>CC R.D. Moment</text:p>
          </table:table-cell>
          <table:table-cell table:style-name="ce13"/>
          <table:table-cell table:style-name="ce13" office:value-type="string" calcext:value-type="string">
            <text:p>Difference Between Meeus and CC</text:p>
          </table:table-cell>
          <table:table-cell table:style-name="ce13"/>
          <table:table-cell table:style-name="ce15" office:value-type="string" calcext:value-type="string">
            <text:p>Solar Longitude Season</text:p>
          </table:table-cell>
          <table:table-cell table:style-name="ce9" table:number-columns-repeated="98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9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Original</text:p>
          </table:table-cell>
          <table:table-cell table:style-name="ce9"/>
          <table:table-cell table:style-name="ce9" office:value-type="string" calcext:value-type="string">
            <text:p>Set to March 20<text:span text:style-name="T1">th</text:span> for each year</text:p>
          </table:table-cell>
          <table:table-cell table:style-name="ce9"/>
          <table:table-cell table:style-name="ce16" office:value-type="string" calcext:value-type="string">
            <text:p>Fixed Original</text:p>
          </table:table-cell>
          <table:table-cell table:style-name="ce9"/>
          <table:table-cell table:style-name="ce10" office:value-type="string" calcext:value-type="string">
            <text:p>YEAR</text:p>
          </table:table-cell>
          <table:table-cell table:style-name="ce11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Alt</text:p>
          </table:table-cell>
          <table:table-cell table:style-name="ce9"/>
          <table:table-cell table:style-name="ce20" office:value-type="string" calcext:value-type="string">
            <text:p>Alt</text:p>
          </table:table-cell>
          <table:table-cell table:style-name="ce9"/>
          <table:table-cell table:style-name="ce16" office:value-type="string" calcext:value-type="string">
            <text:p>Alt</text:p>
          </table:table-cell>
          <table:table-cell table:style-name="ce9" table:number-columns-repeated="985"/>
        </table:table-row>
        <table:table-row table:style-name="ro3">
          <table:table-cell table:style-name="ce3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T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/>
          <table:table-cell table:style-name="ce7" office:value-type="float" office:value="357.56901626219" calcext:value-type="float">
            <text:p>357.56901626219</text:p>
          </table:table-cell>
          <table:table-cell/>
          <table:table-cell table:style-name="ce3" office:value-type="float" office:value="1788" calcext:value-type="float">
            <text:p>17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67772195488215" calcext:value-type="float">
            <text:p>0.867772195488215</text:p>
          </table:table-cell>
          <table:table-cell table:style-name="ce1"/>
          <table:table-cell table:style-name="ce1" office:value-type="float" office:value="652771.778380397" calcext:value-type="float">
            <text:p>652771.778380397</text:p>
          </table:table-cell>
          <table:table-cell table:style-name="ce1"/>
          <table:table-cell table:style-name="ce1" table:formula="of:=[.AI3]-[.G3]" office:value-type="float" office:value="3.59504706400912" calcext:value-type="float">
            <text:p>3.59504706400912</text:p>
          </table:table-cell>
          <table:table-cell/>
          <table:table-cell table:style-name="ce7" office:value-type="float" office:value="357.539283107127" calcext:value-type="float">
            <text:p>357.539283107127</text:p>
          </table:table-cell>
          <table:table-cell table:number-columns-repeated="985"/>
        </table:table-row>
        <table:table-row table:style-name="ro3">
          <table:table-cell table:style-name="ce3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T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/>
          <table:table-cell table:style-name="ce7" office:value-type="float" office:value="358.013302877764" calcext:value-type="float">
            <text:p>358.013302877764</text:p>
          </table:table-cell>
          <table:table-cell/>
          <table:table-cell table:style-name="ce3" office:value-type="float" office:value="1789" calcext:value-type="float">
            <text:p>17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251433178782463" calcext:value-type="float">
            <text:p>0.025143317878246</text:p>
          </table:table-cell>
          <table:table-cell table:style-name="ce1"/>
          <table:table-cell table:style-name="ce1" office:value-type="float" office:value="653136.727100794" calcext:value-type="float">
            <text:p>653136.727100794</text:p>
          </table:table-cell>
          <table:table-cell table:style-name="ce1"/>
          <table:table-cell table:style-name="ce1" table:formula="of:=[.AI4]-[.G4]" office:value-type="float" office:value="3.49376746092457" calcext:value-type="float">
            <text:p>3.49376746092457</text:p>
          </table:table-cell>
          <table:table-cell/>
          <table:table-cell table:style-name="ce7" office:value-type="float" office:value="357.768767827338" calcext:value-type="float">
            <text:p>357.768767827338</text:p>
          </table:table-cell>
          <table:table-cell table:number-columns-repeated="985"/>
        </table:table-row>
        <table:table-row table:style-name="ro3">
          <table:table-cell table:style-name="ce3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T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/>
          <table:table-cell table:style-name="ce7" office:value-type="float" office:value="358.62435877457" calcext:value-type="float">
            <text:p>358.62435877457</text:p>
          </table:table-cell>
          <table:table-cell/>
          <table:table-cell table:style-name="ce3" office:value-type="float" office:value="1790" calcext:value-type="float">
            <text:p>17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6853244677186" calcext:value-type="float">
            <text:p>0.46853244677186</text:p>
          </table:table-cell>
          <table:table-cell table:style-name="ce1"/>
          <table:table-cell table:style-name="ce1" office:value-type="float" office:value="653501.492686481" calcext:value-type="float">
            <text:p>653501.492686481</text:p>
          </table:table-cell>
          <table:table-cell table:style-name="ce1"/>
          <table:table-cell table:style-name="ce1" table:formula="of:=[.AI5]-[.G5]" office:value-type="float" office:value="2.21768648084253" calcext:value-type="float">
            <text:p>2.21768648084253</text:p>
          </table:table-cell>
          <table:table-cell/>
          <table:table-cell table:style-name="ce7" office:value-type="float" office:value="358.008273642455" calcext:value-type="float">
            <text:p>358.008273642455</text:p>
          </table:table-cell>
          <table:table-cell table:number-columns-repeated="985"/>
        </table:table-row>
        <table:table-row table:style-name="ro3">
          <table:table-cell table:style-name="ce3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T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/>
          <table:table-cell table:style-name="ce7" office:value-type="float" office:value="359.074805393728" calcext:value-type="float">
            <text:p>359.074805393728</text:p>
          </table:table-cell>
          <table:table-cell/>
          <table:table-cell table:style-name="ce3" office:value-type="float" office:value="1791" calcext:value-type="float">
            <text:p>17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47179592400789" calcext:value-type="float">
            <text:p>0.647179592400789</text:p>
          </table:table-cell>
          <table:table-cell table:style-name="ce1"/>
          <table:table-cell table:style-name="ce1" office:value-type="float" office:value="653866.282393875" calcext:value-type="float">
            <text:p>653866.282393875</text:p>
          </table:table-cell>
          <table:table-cell table:style-name="ce1"/>
          <table:table-cell table:style-name="ce1" table:formula="of:=[.AI6]-[.G6]" office:value-type="float" office:value="1.85739387467038" calcext:value-type="float">
            <text:p>1.85739387467038</text:p>
          </table:table-cell>
          <table:table-cell/>
          <table:table-cell table:style-name="ce7" office:value-type="float" office:value="358.228584416921" calcext:value-type="float">
            <text:p>358.228584416921</text:p>
          </table:table-cell>
          <table:table-cell table:number-columns-repeated="985"/>
        </table:table-row>
        <table:table-row table:style-name="ro3">
          <table:table-cell table:style-name="ce3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T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/>
          <table:table-cell table:style-name="ce7" office:value-type="float" office:value="0.101695681791171" calcext:value-type="float">
            <text:p>0.101695681791171</text:p>
          </table:table-cell>
          <table:table-cell/>
          <table:table-cell table:style-name="ce3" office:value-type="float" office:value="1792" calcext:value-type="float">
            <text:p>17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1805665642023" calcext:value-type="float">
            <text:p>0.721805665642023</text:p>
          </table:table-cell>
          <table:table-cell table:style-name="ce1"/>
          <table:table-cell table:style-name="ce1" office:value-type="float" office:value="654232.692862365" calcext:value-type="float">
            <text:p>654232.692862365</text:p>
          </table:table-cell>
          <table:table-cell table:style-name="ce1"/>
          <table:table-cell table:style-name="ce1" table:formula="of:=[.AI7]-[.G7]" office:value-type="float" office:value="3.28452903206926" calcext:value-type="float">
            <text:p>3.28452903206926</text:p>
          </table:table-cell>
          <table:table-cell/>
          <table:table-cell table:style-name="ce7" office:value-type="float" office:value="357.637816576234" calcext:value-type="float">
            <text:p>357.637816576234</text:p>
          </table:table-cell>
          <table:table-cell table:number-columns-repeated="985"/>
        </table:table-row>
        <table:table-row table:style-name="ro3">
          <table:table-cell table:style-name="ce3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T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/>
          <table:table-cell table:style-name="ce7" office:value-type="float" office:value="359.607210481336" calcext:value-type="float">
            <text:p>359.607210481336</text:p>
          </table:table-cell>
          <table:table-cell/>
          <table:table-cell table:style-name="ce3" office:value-type="float" office:value="1793" calcext:value-type="float">
            <text:p>17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81493878364563" calcext:value-type="float">
            <text:p>0.681493878364563</text:p>
          </table:table-cell>
          <table:table-cell table:style-name="ce1"/>
          <table:table-cell table:style-name="ce1" office:value-type="float" office:value="654597.552556593" calcext:value-type="float">
            <text:p>654597.552556593</text:p>
          </table:table-cell>
          <table:table-cell table:style-name="ce1"/>
          <table:table-cell table:style-name="ce1" table:formula="of:=[.AI8]-[.G8]" office:value-type="float" office:value="3.09422325994819" calcext:value-type="float">
            <text:p>3.09422325994819</text:p>
          </table:table-cell>
          <table:table-cell/>
          <table:table-cell table:style-name="ce7" office:value-type="float" office:value="357.870632776621" calcext:value-type="float">
            <text:p>357.870632776621</text:p>
          </table:table-cell>
          <table:table-cell table:number-columns-repeated="985"/>
        </table:table-row>
        <table:table-row table:style-name="ro3">
          <table:table-cell table:style-name="ce3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T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/>
          <table:table-cell table:style-name="ce7" office:value-type="float" office:value="358.677990774391" calcext:value-type="float">
            <text:p>358.677990774391</text:p>
          </table:table-cell>
          <table:table-cell/>
          <table:table-cell table:style-name="ce3" office:value-type="float" office:value="1794" calcext:value-type="float">
            <text:p>17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9312279671431" calcext:value-type="float">
            <text:p>0.919312279671431</text:p>
          </table:table-cell>
          <table:table-cell table:style-name="ce1"/>
          <table:table-cell table:style-name="ce1" office:value-type="float" office:value="654962.281193967" calcext:value-type="float">
            <text:p>654962.281193967</text:p>
          </table:table-cell>
          <table:table-cell table:style-name="ce1"/>
          <table:table-cell table:style-name="ce1" table:formula="of:=[.AI9]-[.G9]" office:value-type="float" office:value="2.63952729990706" calcext:value-type="float">
            <text:p>2.63952729990706</text:p>
          </table:table-cell>
          <table:table-cell/>
          <table:table-cell table:style-name="ce7" office:value-type="float" office:value="358.109129019772" calcext:value-type="float">
            <text:p>358.109129019772</text:p>
          </table:table-cell>
          <table:table-cell table:number-columns-repeated="985"/>
        </table:table-row>
        <table:table-row table:style-name="ro3">
          <table:table-cell table:style-name="ce3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T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/>
          <table:table-cell table:style-name="ce7" office:value-type="float" office:value="357.586767391927" calcext:value-type="float">
            <text:p>357.586767391927</text:p>
          </table:table-cell>
          <table:table-cell/>
          <table:table-cell table:style-name="ce3" office:value-type="float" office:value="1795" calcext:value-type="float">
            <text:p>17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3920201510191" calcext:value-type="float">
            <text:p>0.23920201510191</text:p>
          </table:table-cell>
          <table:table-cell table:style-name="ce1"/>
          <table:table-cell table:style-name="ce1" office:value-type="float" office:value="655327.075166113" calcext:value-type="float">
            <text:p>655327.075166113</text:p>
          </table:table-cell>
          <table:table-cell table:style-name="ce1"/>
          <table:table-cell table:style-name="ce1" table:formula="of:=[.AI10]-[.G10]" office:value-type="float" office:value="2.3834994455101" calcext:value-type="float">
            <text:p>2.3834994455101</text:p>
          </table:table-cell>
          <table:table-cell/>
          <table:table-cell table:style-name="ce7" office:value-type="float" office:value="358.324137521617" calcext:value-type="float">
            <text:p>358.324137521617</text:p>
          </table:table-cell>
          <table:table-cell table:number-columns-repeated="985"/>
        </table:table-row>
        <table:table-row table:style-name="ro3">
          <table:table-cell table:style-name="ce3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T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/>
          <table:table-cell table:style-name="ce7" office:value-type="float" office:value="357.641734569406" calcext:value-type="float">
            <text:p>357.641734569406</text:p>
          </table:table-cell>
          <table:table-cell/>
          <table:table-cell table:style-name="ce3" office:value-type="float" office:value="1796" calcext:value-type="float">
            <text:p>17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382956750690937" calcext:value-type="float">
            <text:p>0.038295675069094</text:p>
          </table:table-cell>
          <table:table-cell table:style-name="ce1"/>
          <table:table-cell table:style-name="ce1" office:value-type="float" office:value="655693.575026594" calcext:value-type="float">
            <text:p>655693.575026594</text:p>
          </table:table-cell>
          <table:table-cell table:style-name="ce1"/>
          <table:table-cell table:style-name="ce1" table:formula="of:=[.AI11]-[.G11]" office:value-type="float" office:value="2.85835992719512" calcext:value-type="float">
            <text:p>2.85835992719512</text:p>
          </table:table-cell>
          <table:table-cell/>
          <table:table-cell table:style-name="ce7" office:value-type="float" office:value="357.737115129867" calcext:value-type="float">
            <text:p>357.737115129867</text:p>
          </table:table-cell>
          <table:table-cell table:number-columns-repeated="985"/>
        </table:table-row>
        <table:table-row table:style-name="ro3">
          <table:table-cell table:style-name="ce3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T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/>
          <table:table-cell table:style-name="ce7" office:value-type="float" office:value="357.12715775847" calcext:value-type="float">
            <text:p>357.12715775847</text:p>
          </table:table-cell>
          <table:table-cell/>
          <table:table-cell table:style-name="ce3" office:value-type="float" office:value="1797" calcext:value-type="float">
            <text:p>17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7335211485624" calcext:value-type="float">
            <text:p>0.367335211485624</text:p>
          </table:table-cell>
          <table:table-cell table:style-name="ce1"/>
          <table:table-cell table:style-name="ce1" office:value-type="float" office:value="656058.357893983" calcext:value-type="float">
            <text:p>656058.357893983</text:p>
          </table:table-cell>
          <table:table-cell table:style-name="ce1"/>
          <table:table-cell table:style-name="ce1" table:formula="of:=[.AI12]-[.G12]" office:value-type="float" office:value="2.4912273157388" calcext:value-type="float">
            <text:p>2.4912273157388</text:p>
          </table:table-cell>
          <table:table-cell/>
          <table:table-cell table:style-name="ce7" office:value-type="float" office:value="357.972623406467" calcext:value-type="float">
            <text:p>357.972623406467</text:p>
          </table:table-cell>
          <table:table-cell table:number-columns-repeated="985"/>
        </table:table-row>
        <table:table-row table:style-name="ro3">
          <table:table-cell table:style-name="ce3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T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/>
          <table:table-cell table:style-name="ce7" office:value-type="float" office:value="357.140178072499" calcext:value-type="float">
            <text:p>357.140178072499</text:p>
          </table:table-cell>
          <table:table-cell/>
          <table:table-cell table:style-name="ce3" office:value-type="float" office:value="1798" calcext:value-type="float">
            <text:p>17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7001438736916" calcext:value-type="float">
            <text:p>0.857001438736916</text:p>
          </table:table-cell>
          <table:table-cell table:style-name="ce1"/>
          <table:table-cell table:style-name="ce1" office:value-type="float" office:value="656423.061706251" calcext:value-type="float">
            <text:p>656423.061706251</text:p>
          </table:table-cell>
          <table:table-cell table:style-name="ce1"/>
          <table:table-cell table:style-name="ce1" table:formula="of:=[.AI13]-[.G13]" office:value-type="float" office:value="2.09503958397545" calcext:value-type="float">
            <text:p>2.09503958397545</text:p>
          </table:table-cell>
          <table:table-cell/>
          <table:table-cell table:style-name="ce7" office:value-type="float" office:value="358.209464674718" calcext:value-type="float">
            <text:p>358.209464674718</text:p>
          </table:table-cell>
          <table:table-cell table:number-columns-repeated="985"/>
        </table:table-row>
        <table:table-row table:style-name="ro3">
          <table:table-cell table:style-name="ce3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T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/>
          <table:table-cell table:style-name="ce7" office:value-type="float" office:value="357.581773252852" calcext:value-type="float">
            <text:p>357.581773252852</text:p>
          </table:table-cell>
          <table:table-cell/>
          <table:table-cell table:style-name="ce3" office:value-type="float" office:value="1799" calcext:value-type="float">
            <text:p>17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43043759465218" calcext:value-type="float">
            <text:p>0.843043759465218</text:p>
          </table:table-cell>
          <table:table-cell table:style-name="ce1"/>
          <table:table-cell table:style-name="ce1" office:value-type="float" office:value="656787.867946558" calcext:value-type="float">
            <text:p>656787.867946558</text:p>
          </table:table-cell>
          <table:table-cell table:style-name="ce1"/>
          <table:table-cell table:style-name="ce1" table:formula="of:=[.AI14]-[.G14]" office:value-type="float" office:value="1.7846132251434" calcext:value-type="float">
            <text:p>1.7846132251434</text:p>
          </table:table-cell>
          <table:table-cell/>
          <table:table-cell table:style-name="ce7" office:value-type="float" office:value="358.418550504997" calcext:value-type="float">
            <text:p>358.418550504997</text:p>
          </table:table-cell>
          <table:table-cell table:number-columns-repeated="985"/>
        </table:table-row>
        <table:table-row table:style-name="ro3">
          <table:table-cell table:style-name="ce3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T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/>
          <table:table-cell table:style-name="ce7" office:value-type="float" office:value="124.983298110892" calcext:value-type="float">
            <text:p>124.983298110892</text:p>
          </table:table-cell>
          <table:table-cell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299308896064758" calcext:value-type="float">
            <text:p>0.029930889606476</text:p>
          </table:table-cell>
          <table:table-cell table:style-name="ce1"/>
          <table:table-cell table:style-name="ce1" office:value-type="float" office:value="657152.873631897" calcext:value-type="float">
            <text:p>657152.873631897</text:p>
          </table:table-cell>
          <table:table-cell table:style-name="ce1"/>
          <table:table-cell table:style-name="ce1" table:formula="of:=[.AI15]-[.G15]" office:value-type="float" office:value="1.85696522949729" calcext:value-type="float">
            <text:p>1.85696522949729</text:p>
          </table:table-cell>
          <table:table-cell/>
          <table:table-cell table:style-name="ce7" office:value-type="float" office:value="358.572140340587" calcext:value-type="float">
            <text:p>358.572140340587</text:p>
          </table:table-cell>
          <table:table-cell table:number-columns-repeated="985"/>
        </table:table-row>
        <table:table-row table:style-name="ro3">
          <table:table-cell table:style-name="ce3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00" calcext:value-type="float">
            <text:p>18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T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/>
          <table:table-cell table:style-name="ce7" office:value-type="float" office:value="116.968150058892" calcext:value-type="float">
            <text:p>116.968150058892</text:p>
          </table:table-cell>
          <table:table-cell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76010143011808" calcext:value-type="float">
            <text:p>0.176010143011808</text:p>
          </table:table-cell>
          <table:table-cell table:style-name="ce1"/>
          <table:table-cell table:style-name="ce1" office:value-type="float" office:value="657518.112622229" calcext:value-type="float">
            <text:p>657518.112622229</text:p>
          </table:table-cell>
          <table:table-cell table:style-name="ce1"/>
          <table:table-cell table:style-name="ce1" table:formula="of:=[.AI16]-[.G16]" office:value-type="float" office:value="1.15428889624309" calcext:value-type="float">
            <text:p>1.15428889624309</text:p>
          </table:table-cell>
          <table:table-cell/>
          <table:table-cell table:style-name="ce7" office:value-type="float" office:value="358.645283407687" calcext:value-type="float">
            <text:p>358.645283407687</text:p>
          </table:table-cell>
          <table:table-cell table:number-columns-repeated="985"/>
        </table:table-row>
        <table:table-row table:style-name="ro3">
          <table:table-cell table:style-name="ce3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01" calcext:value-type="float">
            <text:p>180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T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/>
          <table:table-cell table:style-name="ce7" office:value-type="float" office:value="108.992619132725" calcext:value-type="float">
            <text:p>108.992619132725</text:p>
          </table:table-cell>
          <table:table-cell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39871001988649" calcext:value-type="float">
            <text:p>0.939871001988649</text:p>
          </table:table-cell>
          <table:table-cell table:style-name="ce1"/>
          <table:table-cell table:style-name="ce1" office:value-type="float" office:value="657883.586763799" calcext:value-type="float">
            <text:p>657883.586763799</text:p>
          </table:table-cell>
          <table:table-cell table:style-name="ce1"/>
          <table:table-cell table:style-name="ce1" table:formula="of:=[.AI17]-[.G17]" office:value-type="float" office:value="1.49509713228326" calcext:value-type="float">
            <text:p>1.49509713228326</text:p>
          </table:table-cell>
          <table:table-cell/>
          <table:table-cell table:style-name="ce7" office:value-type="float" office:value="358.617290229814" calcext:value-type="float">
            <text:p>358.617290229814</text:p>
          </table:table-cell>
          <table:table-cell table:number-columns-repeated="985"/>
        </table:table-row>
        <table:table-row table:style-name="ro3">
          <table:table-cell table:style-name="ce3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802" calcext:value-type="float">
            <text:p>180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T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/>
          <table:table-cell table:style-name="ce7" office:value-type="float" office:value="100.994830561423" calcext:value-type="float">
            <text:p>100.994830561423</text:p>
          </table:table-cell>
          <table:table-cell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55025745183229" calcext:value-type="float">
            <text:p>0.555025745183229</text:p>
          </table:table-cell>
          <table:table-cell table:style-name="ce1"/>
          <table:table-cell table:style-name="ce1" office:value-type="float" office:value="658249.264968768" calcext:value-type="float">
            <text:p>658249.264968768</text:p>
          </table:table-cell>
          <table:table-cell table:style-name="ce1"/>
          <table:table-cell table:style-name="ce1" table:formula="of:=[.AI18]-[.G18]" office:value-type="float" office:value="2.17330210085493" calcext:value-type="float">
            <text:p>2.17330210085493</text:p>
          </table:table-cell>
          <table:table-cell/>
          <table:table-cell table:style-name="ce7" office:value-type="float" office:value="358.473177237471" calcext:value-type="float">
            <text:p>358.473177237471</text:p>
          </table:table-cell>
          <table:table-cell table:number-columns-repeated="985"/>
        </table:table-row>
        <table:table-row table:style-name="ro3">
          <table:table-cell table:style-name="ce3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03" calcext:value-type="float">
            <text:p>180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T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/>
          <table:table-cell table:style-name="ce7" office:value-type="float" office:value="94.0334689001756" calcext:value-type="float">
            <text:p>94.0334689001756</text:p>
          </table:table-cell>
          <table:table-cell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10444612056017" calcext:value-type="float">
            <text:p>0.310444612056017</text:p>
          </table:table-cell>
          <table:table-cell table:style-name="ce1"/>
          <table:table-cell table:style-name="ce1" office:value-type="float" office:value="658613.700910031" calcext:value-type="float">
            <text:p>658613.700910031</text:p>
          </table:table-cell>
          <table:table-cell table:style-name="ce1"/>
          <table:table-cell table:style-name="ce1" table:formula="of:=[.AI19]-[.G19]" office:value-type="float" office:value="1.62591003102716" calcext:value-type="float">
            <text:p>1.62591003102716</text:p>
          </table:table-cell>
          <table:table-cell/>
          <table:table-cell table:style-name="ce7" office:value-type="float" office:value="358.654872494001" calcext:value-type="float">
            <text:p>358.654872494001</text:p>
          </table:table-cell>
          <table:table-cell table:number-columns-repeated="985"/>
        </table:table-row>
        <table:table-row table:style-name="ro3">
          <table:table-cell table:style-name="ce3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04" calcext:value-type="float">
            <text:p>180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T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/>
          <table:table-cell table:style-name="ce7" office:value-type="float" office:value="86.4535340378206" calcext:value-type="float">
            <text:p>86.4535340378206</text:p>
          </table:table-cell>
          <table:table-cell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71855517476797" calcext:value-type="float">
            <text:p>0.471855517476797</text:p>
          </table:table-cell>
          <table:table-cell table:style-name="ce1"/>
          <table:table-cell table:style-name="ce1" office:value-type="float" office:value="658978.975327678" calcext:value-type="float">
            <text:p>658978.975327678</text:p>
          </table:table-cell>
          <table:table-cell table:style-name="ce1"/>
          <table:table-cell table:style-name="ce1" table:formula="of:=[.AI20]-[.G20]" office:value-type="float" office:value="1.86699434439652" calcext:value-type="float">
            <text:p>1.86699434439652</text:p>
          </table:table-cell>
          <table:table-cell/>
          <table:table-cell table:style-name="ce7" office:value-type="float" office:value="358.714186269984" calcext:value-type="float">
            <text:p>358.714186269984</text:p>
          </table:table-cell>
          <table:table-cell table:number-columns-repeated="985"/>
        </table:table-row>
        <table:table-row table:style-name="ro3">
          <table:table-cell table:style-name="ce3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05" calcext:value-type="float">
            <text:p>180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T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/>
          <table:table-cell table:style-name="ce7" office:value-type="float" office:value="79.4972009860794" calcext:value-type="float">
            <text:p>79.4972009860794</text:p>
          </table:table-cell>
          <table:table-cell/>
          <table:table-cell table:style-name="ce3" office:value-type="float" office:value="1806" calcext:value-type="float">
            <text:p>18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855275180190802" calcext:value-type="float">
            <text:p>0.855275180190802</text:p>
          </table:table-cell>
          <table:table-cell table:style-name="ce1"/>
          <table:table-cell table:style-name="ce1" office:value-type="float" office:value="659344.484621719" calcext:value-type="float">
            <text:p>659344.484621719</text:p>
          </table:table-cell>
          <table:table-cell table:style-name="ce1"/>
          <table:table-cell table:style-name="ce1" table:formula="of:=[.AI21]-[.G21]" office:value-type="float" office:value="1.36795505182818" calcext:value-type="float">
            <text:p>1.36795505182818</text:p>
          </table:table-cell>
          <table:table-cell/>
          <table:table-cell table:style-name="ce7" office:value-type="float" office:value="358.66974486797" calcext:value-type="float">
            <text:p>358.66974486797</text:p>
          </table:table-cell>
          <table:table-cell table:number-columns-repeated="985"/>
        </table:table-row>
        <table:table-row table:style-name="ro3">
          <table:table-cell table:style-name="ce3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07" calcext:value-type="float">
            <text:p>180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T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/>
          <table:table-cell table:style-name="ce7" office:value-type="float" office:value="73.3627608662791" calcext:value-type="float">
            <text:p>73.3627608662791</text:p>
          </table:table-cell>
          <table:table-cell/>
          <table:table-cell table:style-name="ce3" office:value-type="float" office:value="1807" calcext:value-type="float">
            <text:p>18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6927282512188" calcext:value-type="float">
            <text:p>0.16927282512188</text:p>
          </table:table-cell>
          <table:table-cell table:style-name="ce1"/>
          <table:table-cell table:style-name="ce1" office:value-type="float" office:value="659710.195950884" calcext:value-type="float">
            <text:p>659710.195950884</text:p>
          </table:table-cell>
          <table:table-cell table:style-name="ce1"/>
          <table:table-cell table:style-name="ce1" table:formula="of:=[.AI22]-[.G22]" office:value-type="float" office:value="2.01261755090673" calcext:value-type="float">
            <text:p>2.01261755090673</text:p>
          </table:table-cell>
          <table:table-cell/>
          <table:table-cell table:style-name="ce7" office:value-type="float" office:value="358.507528080116" calcext:value-type="float">
            <text:p>358.507528080116</text:p>
          </table:table-cell>
          <table:table-cell table:number-columns-repeated="985"/>
        </table:table-row>
        <table:table-row table:style-name="ro3">
          <table:table-cell table:style-name="ce3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T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/>
          <table:table-cell table:style-name="ce7" office:value-type="float" office:value="69.0584040353861" calcext:value-type="float">
            <text:p>69.0584040353861</text:p>
          </table:table-cell>
          <table:table-cell/>
          <table:table-cell table:style-name="ce3" office:value-type="float" office:value="1808" calcext:value-type="float">
            <text:p>18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21900777518749" calcext:value-type="float">
            <text:p>0.321900777518749</text:p>
          </table:table-cell>
          <table:table-cell table:style-name="ce1"/>
          <table:table-cell table:style-name="ce1" office:value-type="float" office:value="660074.533556876" calcext:value-type="float">
            <text:p>660074.533556876</text:p>
          </table:table-cell>
          <table:table-cell table:style-name="ce1"/>
          <table:table-cell table:style-name="ce1" table:formula="of:=[.AI23]-[.G23]" office:value-type="float" office:value="1.30022354249377" calcext:value-type="float">
            <text:p>1.30022354249377</text:p>
          </table:table-cell>
          <table:table-cell/>
          <table:table-cell table:style-name="ce7" office:value-type="float" office:value="358.735749062263" calcext:value-type="float">
            <text:p>358.735749062263</text:p>
          </table:table-cell>
          <table:table-cell table:number-columns-repeated="985"/>
        </table:table-row>
        <table:table-row table:style-name="ro3">
          <table:table-cell table:style-name="ce3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T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/>
          <table:table-cell table:style-name="ce7" office:value-type="float" office:value="64.4900207399478" calcext:value-type="float">
            <text:p>64.4900207399478</text:p>
          </table:table-cell>
          <table:table-cell/>
          <table:table-cell table:style-name="ce3" office:value-type="float" office:value="1809" calcext:value-type="float">
            <text:p>18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269077926874161" calcext:value-type="float">
            <text:p>0.269077926874161</text:p>
          </table:table-cell>
          <table:table-cell table:style-name="ce1"/>
          <table:table-cell table:style-name="ce1" office:value-type="float" office:value="660439.843242415" calcext:value-type="float">
            <text:p>660439.843242415</text:p>
          </table:table-cell>
          <table:table-cell table:style-name="ce1"/>
          <table:table-cell table:style-name="ce1" table:formula="of:=[.AI24]-[.G24]" office:value-type="float" office:value="1.49324241525028" calcext:value-type="float">
            <text:p>1.49324241525028</text:p>
          </table:table-cell>
          <table:table-cell/>
          <table:table-cell table:style-name="ce7" office:value-type="float" office:value="358.780791632675" calcext:value-type="float">
            <text:p>358.780791632675</text:p>
          </table:table-cell>
          <table:table-cell table:number-columns-repeated="985"/>
        </table:table-row>
        <table:table-row table:style-name="ro3">
          <table:table-cell table:style-name="ce3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T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/>
          <table:table-cell table:style-name="ce7" office:value-type="float" office:value="60.3420615483483" calcext:value-type="float">
            <text:p>60.3420615483483</text:p>
          </table:table-cell>
          <table:table-cell/>
          <table:table-cell table:style-name="ce3" office:value-type="float" office:value="1810" calcext:value-type="float">
            <text:p>18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206742148846388" calcext:value-type="float">
            <text:p>0.206742148846388</text:p>
          </table:table-cell>
          <table:table-cell table:style-name="ce1"/>
          <table:table-cell table:style-name="ce1" office:value-type="float" office:value="660805.386949127" calcext:value-type="float">
            <text:p>660805.386949127</text:p>
          </table:table-cell>
          <table:table-cell table:style-name="ce1"/>
          <table:table-cell table:style-name="ce1" table:formula="of:=[.AI25]-[.G25]" office:value-type="float" office:value="1.80361579346936" calcext:value-type="float">
            <text:p>1.80361579346936</text:p>
          </table:table-cell>
          <table:table-cell/>
          <table:table-cell table:style-name="ce7" office:value-type="float" office:value="358.719590678393" calcext:value-type="float">
            <text:p>358.719590678393</text:p>
          </table:table-cell>
          <table:table-cell table:number-columns-repeated="985"/>
        </table:table-row>
        <table:table-row table:style-name="ro3">
          <table:table-cell table:style-name="ce3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T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/>
          <table:table-cell table:style-name="ce7" office:value-type="float" office:value="56.2959700573265" calcext:value-type="float">
            <text:p>56.2959700573265</text:p>
          </table:table-cell>
          <table:table-cell/>
          <table:table-cell table:style-name="ce3" office:value-type="float" office:value="1811" calcext:value-type="float">
            <text:p>18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79076823592186" calcext:value-type="float">
            <text:p>0.879076823592186</text:p>
          </table:table-cell>
          <table:table-cell table:style-name="ce1"/>
          <table:table-cell table:style-name="ce1" office:value-type="float" office:value="661171.130471581" calcext:value-type="float">
            <text:p>661171.130471581</text:p>
          </table:table-cell>
          <table:table-cell table:style-name="ce1"/>
          <table:table-cell table:style-name="ce1" table:formula="of:=[.AI26]-[.G26]" office:value-type="float" office:value="2.41380491410382" calcext:value-type="float">
            <text:p>2.41380491410382</text:p>
          </table:table-cell>
          <table:table-cell/>
          <table:table-cell table:style-name="ce7" office:value-type="float" office:value="358.53911752207" calcext:value-type="float">
            <text:p>358.53911752207</text:p>
          </table:table-cell>
          <table:table-cell table:number-columns-repeated="985"/>
        </table:table-row>
        <table:table-row table:style-name="ro3">
          <table:table-cell table:style-name="ce3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T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/>
          <table:table-cell table:style-name="ce7" office:value-type="float" office:value="53.062275589793" calcext:value-type="float">
            <text:p>53.062275589793</text:p>
          </table:table-cell>
          <table:table-cell/>
          <table:table-cell table:style-name="ce3" office:value-type="float" office:value="1812" calcext:value-type="float">
            <text:p>18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959814544767141" calcext:value-type="float">
            <text:p>0.959814544767141</text:p>
          </table:table-cell>
          <table:table-cell table:style-name="ce1"/>
          <table:table-cell table:style-name="ce1" office:value-type="float" office:value="661535.372194316" calcext:value-type="float">
            <text:p>661535.372194316</text:p>
          </table:table-cell>
          <table:table-cell table:style-name="ce1"/>
          <table:table-cell table:style-name="ce1" table:formula="of:=[.AI27]-[.G27]" office:value-type="float" office:value="0.680527648655698" calcext:value-type="float">
            <text:p>0.680527648655698</text:p>
          </table:table-cell>
          <table:table-cell/>
          <table:table-cell table:style-name="ce7" office:value-type="float" office:value="358.814697404711" calcext:value-type="float">
            <text:p>358.814697404711</text:p>
          </table:table-cell>
          <table:table-cell table:number-columns-repeated="985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T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/>
          <table:table-cell table:style-name="ce7" office:value-type="float" office:value="48.60963456225" calcext:value-type="float">
            <text:p>48.60963456225</text:p>
          </table:table-cell>
          <table:table-cell/>
          <table:table-cell table:style-name="ce3" office:value-type="float" office:value="1813" calcext:value-type="float">
            <text:p>18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77556331455708" calcext:value-type="float">
            <text:p>0.877556331455708</text:p>
          </table:table-cell>
          <table:table-cell table:style-name="ce1"/>
          <table:table-cell table:style-name="ce1" office:value-type="float" office:value="661900.716581636" calcext:value-type="float">
            <text:p>661900.716581636</text:p>
          </table:table-cell>
          <table:table-cell table:style-name="ce1"/>
          <table:table-cell table:style-name="ce1" table:formula="of:=[.AI28]-[.G28]" office:value-type="float" office:value="0.941581636318006" calcext:value-type="float">
            <text:p>0.941581636318006</text:p>
          </table:table-cell>
          <table:table-cell/>
          <table:table-cell table:style-name="ce7" office:value-type="float" office:value="358.845044282088" calcext:value-type="float">
            <text:p>358.845044282088</text:p>
          </table:table-cell>
          <table:table-cell table:number-columns-repeated="985"/>
        </table:table-row>
        <table:table-row table:style-name="ro3">
          <table:table-cell table:style-name="ce3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14" calcext:value-type="float">
            <text:p>181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T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/>
          <table:table-cell table:style-name="ce7" office:value-type="float" office:value="44.0115054888593" calcext:value-type="float">
            <text:p>44.0115054888593</text:p>
          </table:table-cell>
          <table:table-cell/>
          <table:table-cell table:style-name="ce3" office:value-type="float" office:value="1814" calcext:value-type="float">
            <text:p>18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96131475269795" calcext:value-type="float">
            <text:p>0.06961314752698</text:p>
          </table:table-cell>
          <table:table-cell table:style-name="ce1"/>
          <table:table-cell table:style-name="ce1" office:value-type="float" office:value="662266.293798342" calcext:value-type="float">
            <text:p>662266.293798342</text:p>
          </table:table-cell>
          <table:table-cell table:style-name="ce1"/>
          <table:table-cell table:style-name="ce1" table:formula="of:=[.AI29]-[.G29]" office:value-type="float" office:value="1.38546500948723" calcext:value-type="float">
            <text:p>1.38546500948723</text:p>
          </table:table-cell>
          <table:table-cell/>
          <table:table-cell table:style-name="ce7" office:value-type="float" office:value="358.766794370388" calcext:value-type="float">
            <text:p>358.766794370388</text:p>
          </table:table-cell>
          <table:table-cell table:number-columns-repeated="985"/>
        </table:table-row>
        <table:table-row table:style-name="ro3">
          <table:table-cell table:style-name="ce3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T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/>
          <table:table-cell table:style-name="ce7" office:value-type="float" office:value="39.5282305534929" calcext:value-type="float">
            <text:p>39.5282305534929</text:p>
          </table:table-cell>
          <table:table-cell/>
          <table:table-cell table:style-name="ce3" office:value-type="float" office:value="1815" calcext:value-type="float">
            <text:p>18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43537573516369" calcext:value-type="float">
            <text:p>0.643537573516369</text:p>
          </table:table-cell>
          <table:table-cell table:style-name="ce1"/>
          <table:table-cell table:style-name="ce1" office:value-type="float" office:value="662632.068502457" calcext:value-type="float">
            <text:p>662632.068502457</text:p>
          </table:table-cell>
          <table:table-cell table:style-name="ce1"/>
          <table:table-cell table:style-name="ce1" table:formula="of:=[.AI30]-[.G30]" office:value-type="float" office:value="2.11016912362538" calcext:value-type="float">
            <text:p>2.11016912362538</text:p>
          </table:table-cell>
          <table:table-cell/>
          <table:table-cell table:style-name="ce7" office:value-type="float" office:value="358.567937840784" calcext:value-type="float">
            <text:p>358.567937840784</text:p>
          </table:table-cell>
          <table:table-cell table:number-columns-repeated="985"/>
        </table:table-row>
        <table:table-row table:style-name="ro3">
          <table:table-cell table:style-name="ce3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T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/>
          <table:table-cell table:style-name="ce7" office:value-type="float" office:value="36.4421609861311" calcext:value-type="float">
            <text:p>36.4421609861311</text:p>
          </table:table-cell>
          <table:table-cell/>
          <table:table-cell table:style-name="ce3" office:value-type="float" office:value="1816" calcext:value-type="float">
            <text:p>18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00321017950773" calcext:value-type="float">
            <text:p>0.900321017950773</text:p>
          </table:table-cell>
          <table:table-cell table:style-name="ce1"/>
          <table:table-cell table:style-name="ce1" office:value-type="float" office:value="662996.21729189" calcext:value-type="float">
            <text:p>662996.21729189</text:p>
          </table:table-cell>
          <table:table-cell table:style-name="ce1"/>
          <table:table-cell table:style-name="ce1" table:formula="of:=[.AI31]-[.G31]" office:value-type="float" office:value="1.25895855657291" calcext:value-type="float">
            <text:p>1.25895855657291</text:p>
          </table:table-cell>
          <table:table-cell/>
          <table:table-cell table:style-name="ce7" office:value-type="float" office:value="358.891647166131" calcext:value-type="float">
            <text:p>358.891647166131</text:p>
          </table:table-cell>
          <table:table-cell table:number-columns-repeated="985"/>
        </table:table-row>
        <table:table-row table:style-name="ro3">
          <table:table-cell table:style-name="ce3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T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/>
          <table:table-cell table:style-name="ce7" office:value-type="float" office:value="33.0202282982136" calcext:value-type="float">
            <text:p>33.0202282982136</text:p>
          </table:table-cell>
          <table:table-cell/>
          <table:table-cell table:style-name="ce3" office:value-type="float" office:value="1817" calcext:value-type="float">
            <text:p>18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86446145921946" calcext:value-type="float">
            <text:p>0.486446145921946</text:p>
          </table:table-cell>
          <table:table-cell table:style-name="ce1"/>
          <table:table-cell table:style-name="ce1" office:value-type="float" office:value="663361.595476699" calcext:value-type="float">
            <text:p>663361.595476699</text:p>
          </table:table-cell>
          <table:table-cell table:style-name="ce1"/>
          <table:table-cell table:style-name="ce1" table:formula="of:=[.AI32]-[.G32]" office:value-type="float" office:value="1.63714336568955" calcext:value-type="float">
            <text:p>1.63714336568955</text:p>
          </table:table-cell>
          <table:table-cell/>
          <table:table-cell table:style-name="ce7" office:value-type="float" office:value="358.906891989034" calcext:value-type="float">
            <text:p>358.906891989034</text:p>
          </table:table-cell>
          <table:table-cell table:number-columns-repeated="985"/>
        </table:table-row>
        <table:table-row table:style-name="ro3">
          <table:table-cell table:style-name="ce3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T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/>
          <table:table-cell table:style-name="ce7" office:value-type="float" office:value="30.3104166025805" calcext:value-type="float">
            <text:p>30.3104166025805</text:p>
          </table:table-cell>
          <table:table-cell/>
          <table:table-cell table:style-name="ce3" office:value-type="float" office:value="1818" calcext:value-type="float">
            <text:p>18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5720349997282" calcext:value-type="float">
            <text:p>0.45720349997282</text:p>
          </table:table-cell>
          <table:table-cell table:style-name="ce1"/>
          <table:table-cell table:style-name="ce1" office:value-type="float" office:value="663727.205178614" calcext:value-type="float">
            <text:p>663727.205178614</text:p>
          </table:table-cell>
          <table:table-cell table:style-name="ce1"/>
          <table:table-cell table:style-name="ce1" table:formula="of:=[.AI33]-[.G33]" office:value-type="float" office:value="1.22184528049547" calcext:value-type="float">
            <text:p>1.22184528049547</text:p>
          </table:table-cell>
          <table:table-cell/>
          <table:table-cell table:style-name="ce7" office:value-type="float" office:value="358.811326247241" calcext:value-type="float">
            <text:p>358.811326247241</text:p>
          </table:table-cell>
          <table:table-cell table:number-columns-repeated="985"/>
        </table:table-row>
        <table:table-row table:style-name="ro3">
          <table:table-cell table:style-name="ce3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T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/>
          <table:table-cell table:style-name="ce7" office:value-type="float" office:value="28.1996985516162" calcext:value-type="float">
            <text:p>28.1996985516162</text:p>
          </table:table-cell>
          <table:table-cell/>
          <table:table-cell table:style-name="ce3" office:value-type="float" office:value="1819" calcext:value-type="float">
            <text:p>18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84695328772068" calcext:value-type="float">
            <text:p>0.384695328772068</text:p>
          </table:table-cell>
          <table:table-cell table:style-name="ce1"/>
          <table:table-cell table:style-name="ce1" office:value-type="float" office:value="664093.009989372" calcext:value-type="float">
            <text:p>664093.009989372</text:p>
          </table:table-cell>
          <table:table-cell table:style-name="ce1"/>
          <table:table-cell table:style-name="ce1" table:formula="of:=[.AI34]-[.G34]" office:value-type="float" office:value="1.95998937170953" calcext:value-type="float">
            <text:p>1.95998937170953</text:p>
          </table:table-cell>
          <table:table-cell/>
          <table:table-cell table:style-name="ce7" office:value-type="float" office:value="358.593985338863" calcext:value-type="float">
            <text:p>358.593985338863</text:p>
          </table:table-cell>
          <table:table-cell table:number-columns-repeated="985"/>
        </table:table-row>
        <table:table-row table:style-name="ro3">
          <table:table-cell table:style-name="ce3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T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/>
          <table:table-cell table:style-name="ce7" office:value-type="float" office:value="27.3854643919039" calcext:value-type="float">
            <text:p>27.3854643919039</text:p>
          </table:table-cell>
          <table:table-cell/>
          <table:table-cell table:style-name="ce3" office:value-type="float" office:value="1820" calcext:value-type="float">
            <text:p>18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18924222886562" calcext:value-type="float">
            <text:p>0.618924222886562</text:p>
          </table:table-cell>
          <table:table-cell table:style-name="ce1"/>
          <table:table-cell table:style-name="ce1" office:value-type="float" office:value="664457.069179808" calcext:value-type="float">
            <text:p>664457.069179808</text:p>
          </table:table-cell>
          <table:table-cell table:style-name="ce1"/>
          <table:table-cell table:style-name="ce1" table:formula="of:=[.AI35]-[.G35]" office:value-type="float" office:value="1.01917980844155" calcext:value-type="float">
            <text:p>1.01917980844155</text:p>
          </table:table-cell>
          <table:table-cell/>
          <table:table-cell table:style-name="ce7" office:value-type="float" office:value="358.966530383214" calcext:value-type="float">
            <text:p>358.966530383214</text:p>
          </table:table-cell>
          <table:table-cell table:number-columns-repeated="985"/>
        </table:table-row>
        <table:table-row table:style-name="ro3">
          <table:table-cell table:style-name="ce3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T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/>
          <table:table-cell table:style-name="ce7" office:value-type="float" office:value="25.5691315033764" calcext:value-type="float">
            <text:p>25.5691315033764</text:p>
          </table:table-cell>
          <table:table-cell/>
          <table:table-cell table:style-name="ce3" office:value-type="float" office:value="1821" calcext:value-type="float">
            <text:p>18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9753318428993" calcext:value-type="float">
            <text:p>0.179753318428993</text:p>
          </table:table-cell>
          <table:table-cell table:style-name="ce1"/>
          <table:table-cell table:style-name="ce1" office:value-type="float" office:value="664822.47998594" calcext:value-type="float">
            <text:p>664822.47998594</text:p>
          </table:table-cell>
          <table:table-cell table:style-name="ce1"/>
          <table:table-cell table:style-name="ce1" table:formula="of:=[.AI36]-[.G36]" office:value-type="float" office:value="1.31331927282736" calcext:value-type="float">
            <text:p>1.31331927282736</text:p>
          </table:table-cell>
          <table:table-cell/>
          <table:table-cell table:style-name="ce7" office:value-type="float" office:value="358.966285607055" calcext:value-type="float">
            <text:p>358.966285607055</text:p>
          </table:table-cell>
          <table:table-cell table:number-columns-repeated="985"/>
        </table:table-row>
        <table:table-row table:style-name="ro3">
          <table:table-cell table:style-name="ce3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T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/>
          <table:table-cell table:style-name="ce7" office:value-type="float" office:value="23.4721971796243" calcext:value-type="float">
            <text:p>23.4721971796243</text:p>
          </table:table-cell>
          <table:table-cell/>
          <table:table-cell table:style-name="ce3" office:value-type="float" office:value="1822" calcext:value-type="float">
            <text:p>18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29914078116417" calcext:value-type="float">
            <text:p>0.329914078116417</text:p>
          </table:table-cell>
          <table:table-cell table:style-name="ce1"/>
          <table:table-cell table:style-name="ce1" office:value-type="float" office:value="665188.12106244" calcext:value-type="float">
            <text:p>665188.12106244</text:p>
          </table:table-cell>
          <table:table-cell table:style-name="ce1"/>
          <table:table-cell table:style-name="ce1" table:formula="of:=[.AI37]-[.G37]" office:value-type="float" office:value="1.80439577333163" calcext:value-type="float">
            <text:p>1.80439577333163</text:p>
          </table:table-cell>
          <table:table-cell/>
          <table:table-cell table:style-name="ce7" office:value-type="float" office:value="358.853160283733" calcext:value-type="float">
            <text:p>358.853160283733</text:p>
          </table:table-cell>
          <table:table-cell table:number-columns-repeated="985"/>
        </table:table-row>
        <table:table-row table:style-name="ro3">
          <table:table-cell table:style-name="ce3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T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/>
          <table:table-cell table:style-name="ce7" office:value-type="float" office:value="21.0089269650125" calcext:value-type="float">
            <text:p>21.0089269650125</text:p>
          </table:table-cell>
          <table:table-cell/>
          <table:table-cell table:style-name="ce3" office:value-type="float" office:value="1823" calcext:value-type="float">
            <text:p>18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92123879492283" calcext:value-type="float">
            <text:p>0.992123879492283</text:p>
          </table:table-cell>
          <table:table-cell table:style-name="ce1"/>
          <table:table-cell table:style-name="ce1" office:value-type="float" office:value="665553.954855642" calcext:value-type="float">
            <text:p>665553.954855642</text:p>
          </table:table-cell>
          <table:table-cell table:style-name="ce1"/>
          <table:table-cell table:style-name="ce1" table:formula="of:=[.AI38]-[.G38]" office:value-type="float" office:value="1.6798556415597" calcext:value-type="float">
            <text:p>1.6798556415597</text:p>
          </table:table-cell>
          <table:table-cell/>
          <table:table-cell table:style-name="ce7" office:value-type="float" office:value="358.617260387077" calcext:value-type="float">
            <text:p>358.617260387077</text:p>
          </table:table-cell>
          <table:table-cell table:number-columns-repeated="985"/>
        </table:table-row>
        <table:table-row table:style-name="ro3">
          <table:table-cell table:style-name="ce3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T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/>
          <table:table-cell table:style-name="ce7" office:value-type="float" office:value="19.256752071502" calcext:value-type="float">
            <text:p>19.256752071502</text:p>
          </table:table-cell>
          <table:table-cell/>
          <table:table-cell table:style-name="ce3" office:value-type="float" office:value="1824" calcext:value-type="float">
            <text:p>18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10397756844759" calcext:value-type="float">
            <text:p>0.410397756844759</text:p>
          </table:table-cell>
          <table:table-cell table:style-name="ce1"/>
          <table:table-cell table:style-name="ce1" office:value-type="float" office:value="665917.928062776" calcext:value-type="float">
            <text:p>665917.928062776</text:p>
          </table:table-cell>
          <table:table-cell table:style-name="ce1"/>
          <table:table-cell table:style-name="ce1" table:formula="of:=[.AI39]-[.G39]" office:value-type="float" office:value="0.669729443266988" calcext:value-type="float">
            <text:p>0.669729443266988</text:p>
          </table:table-cell>
          <table:table-cell/>
          <table:table-cell table:style-name="ce7" office:value-type="float" office:value="359.039281590535" calcext:value-type="float">
            <text:p>359.039281590535</text:p>
          </table:table-cell>
          <table:table-cell table:number-columns-repeated="985"/>
        </table:table-row>
        <table:table-row table:style-name="ro3">
          <table:table-cell table:style-name="ce3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T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/>
          <table:table-cell table:style-name="ce7" office:value-type="float" office:value="16.4917363320637" calcext:value-type="float">
            <text:p>16.4917363320637</text:p>
          </table:table-cell>
          <table:table-cell/>
          <table:table-cell table:style-name="ce3" office:value-type="float" office:value="1825" calcext:value-type="float">
            <text:p>18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51322849839926" calcext:value-type="float">
            <text:p>0.951322849839926</text:p>
          </table:table-cell>
          <table:table-cell table:style-name="ce1"/>
          <table:table-cell table:style-name="ce1" office:value-type="float" office:value="666283.370105085" calcext:value-type="float">
            <text:p>666283.370105085</text:p>
          </table:table-cell>
          <table:table-cell table:style-name="ce1"/>
          <table:table-cell table:style-name="ce1" table:formula="of:=[.AI40]-[.G40]" office:value-type="float" office:value="1.07843841833528" calcext:value-type="float">
            <text:p>1.07843841833528</text:p>
          </table:table-cell>
          <table:table-cell/>
          <table:table-cell table:style-name="ce7" office:value-type="float" office:value="359.023179168194" calcext:value-type="float">
            <text:p>359.023179168194</text:p>
          </table:table-cell>
          <table:table-cell table:number-columns-repeated="985"/>
        </table:table-row>
        <table:table-row table:style-name="ro3">
          <table:table-cell table:style-name="ce3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26" calcext:value-type="float">
            <text:p>18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T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/>
          <table:table-cell table:style-name="ce7" office:value-type="float" office:value="14.0217864071237" calcext:value-type="float">
            <text:p>14.0217864071237</text:p>
          </table:table-cell>
          <table:table-cell/>
          <table:table-cell table:style-name="ce3" office:value-type="float" office:value="1826" calcext:value-type="float">
            <text:p>18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03476580232382" calcext:value-type="float">
            <text:p>0.603476580232382</text:p>
          </table:table-cell>
          <table:table-cell table:style-name="ce1"/>
          <table:table-cell table:style-name="ce1" office:value-type="float" office:value="666649.041391303" calcext:value-type="float">
            <text:p>666649.041391303</text:p>
          </table:table-cell>
          <table:table-cell table:style-name="ce1"/>
          <table:table-cell table:style-name="ce1" table:formula="of:=[.AI41]-[.G41]" office:value-type="float" office:value="1.64972463622689" calcext:value-type="float">
            <text:p>1.64972463622689</text:p>
          </table:table-cell>
          <table:table-cell/>
          <table:table-cell table:style-name="ce7" office:value-type="float" office:value="358.892274199448" calcext:value-type="float">
            <text:p>358.892274199448</text:p>
          </table:table-cell>
          <table:table-cell table:number-columns-repeated="985"/>
        </table:table-row>
        <table:table-row table:style-name="ro3">
          <table:table-cell table:style-name="ce3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T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/>
          <table:table-cell table:style-name="ce7" office:value-type="float" office:value="12.0970204775149" calcext:value-type="float">
            <text:p>12.0970204775149</text:p>
          </table:table-cell>
          <table:table-cell/>
          <table:table-cell table:style-name="ce3" office:value-type="float" office:value="1827" calcext:value-type="float">
            <text:p>18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6995439827442" calcext:value-type="float">
            <text:p>0.326995439827442</text:p>
          </table:table-cell>
          <table:table-cell table:style-name="ce1"/>
          <table:table-cell table:style-name="ce1" office:value-type="float" office:value="667014.903004858" calcext:value-type="float">
            <text:p>667014.903004858</text:p>
          </table:table-cell>
          <table:table-cell table:style-name="ce1"/>
          <table:table-cell table:style-name="ce1" table:formula="of:=[.AI42]-[.G42]" office:value-type="float" office:value="2.39467152499128" calcext:value-type="float">
            <text:p>2.39467152499128</text:p>
          </table:table-cell>
          <table:table-cell/>
          <table:table-cell table:style-name="ce7" office:value-type="float" office:value="358.637767461242" calcext:value-type="float">
            <text:p>358.637767461242</text:p>
          </table:table-cell>
          <table:table-cell table:number-columns-repeated="985"/>
        </table:table-row>
        <table:table-row table:style-name="ro3">
          <table:table-cell table:style-name="ce3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T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/>
          <table:table-cell table:style-name="ce7" office:value-type="float" office:value="11.778752942766" calcext:value-type="float">
            <text:p>11.778752942766</text:p>
          </table:table-cell>
          <table:table-cell/>
          <table:table-cell table:style-name="ce3" office:value-type="float" office:value="1828" calcext:value-type="float">
            <text:p>18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0926043689251" calcext:value-type="float">
            <text:p>0.40926043689251</text:p>
          </table:table-cell>
          <table:table-cell table:style-name="ce1"/>
          <table:table-cell table:style-name="ce1" office:value-type="float" office:value="667378.794034209" calcext:value-type="float">
            <text:p>667378.794034209</text:p>
          </table:table-cell>
          <table:table-cell table:style-name="ce1"/>
          <table:table-cell table:style-name="ce1" table:formula="of:=[.AI43]-[.G43]" office:value-type="float" office:value="0.327367541613057" calcext:value-type="float">
            <text:p>0.327367541613057</text:p>
          </table:table-cell>
          <table:table-cell/>
          <table:table-cell table:style-name="ce7" office:value-type="float" office:value="359.10983792555" calcext:value-type="float">
            <text:p>359.10983792555</text:p>
          </table:table-cell>
          <table:table-cell table:number-columns-repeated="985"/>
        </table:table-row>
        <table:table-row table:style-name="ro3">
          <table:table-cell table:style-name="ce3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T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/>
          <table:table-cell table:style-name="ce7" office:value-type="float" office:value="10.9964058768455" calcext:value-type="float">
            <text:p>10.9964058768455</text:p>
          </table:table-cell>
          <table:table-cell/>
          <table:table-cell table:style-name="ce3" office:value-type="float" office:value="1829" calcext:value-type="float">
            <text:p>18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19029020518065" calcext:value-type="float">
            <text:p>0.719029020518065</text:p>
          </table:table-cell>
          <table:table-cell table:style-name="ce1"/>
          <table:table-cell table:style-name="ce1" office:value-type="float" office:value="667744.265777104" calcext:value-type="float">
            <text:p>667744.265777104</text:p>
          </table:table-cell>
          <table:table-cell table:style-name="ce1"/>
          <table:table-cell table:style-name="ce1" table:formula="of:=[.AI44]-[.G44]" office:value-type="float" office:value="0.732443770510145" calcext:value-type="float">
            <text:p>0.732443770510145</text:p>
          </table:table-cell>
          <table:table-cell/>
          <table:table-cell table:style-name="ce7" office:value-type="float" office:value="359.077529976533" calcext:value-type="float">
            <text:p>359.077529976533</text:p>
          </table:table-cell>
          <table:table-cell table:number-columns-repeated="985"/>
        </table:table-row>
        <table:table-row table:style-name="ro3">
          <table:table-cell table:style-name="ce3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T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/>
          <table:table-cell table:style-name="ce7" office:value-type="float" office:value="10.4590079028494" calcext:value-type="float">
            <text:p>10.4590079028494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156318709254265" calcext:value-type="float">
            <text:p>0.156318709254265</text:p>
          </table:table-cell>
          <table:table-cell table:style-name="ce1"/>
          <table:table-cell table:style-name="ce1" office:value-type="float" office:value="668109.966080777" calcext:value-type="float">
            <text:p>668109.966080777</text:p>
          </table:table-cell>
          <table:table-cell table:style-name="ce1"/>
          <table:table-cell table:style-name="ce1" table:formula="of:=[.AI45]-[.G45]" office:value-type="float" office:value="1.28274744388182" calcext:value-type="float">
            <text:p>1.28274744388182</text:p>
          </table:table-cell>
          <table:table-cell/>
          <table:table-cell table:style-name="ce7" office:value-type="float" office:value="358.928649527573" calcext:value-type="float">
            <text:p>358.928649527573</text:p>
          </table:table-cell>
          <table:table-cell table:number-columns-repeated="985"/>
        </table:table-row>
        <table:table-row table:style-name="ro3">
          <table:table-cell table:style-name="ce3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T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/>
          <table:table-cell table:style-name="ce7" office:value-type="float" office:value="9.83622928072873" calcext:value-type="float">
            <text:p>9.83622928072873</text:p>
          </table:table-cell>
          <table:table-cell/>
          <table:table-cell table:style-name="ce3" office:value-type="float" office:value="1831" calcext:value-type="float">
            <text:p>18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5660223513842" calcext:value-type="float">
            <text:p>0.225660223513842</text:p>
          </table:table-cell>
          <table:table-cell table:style-name="ce1"/>
          <table:table-cell table:style-name="ce1" office:value-type="float" office:value="668475.854323375" calcext:value-type="float">
            <text:p>668475.854323375</text:p>
          </table:table-cell>
          <table:table-cell table:style-name="ce1"/>
          <table:table-cell table:style-name="ce1" table:formula="of:=[.AI46]-[.G46]" office:value-type="float" office:value="2.08765670820139" calcext:value-type="float">
            <text:p>2.08765670820139</text:p>
          </table:table-cell>
          <table:table-cell/>
          <table:table-cell table:style-name="ce7" office:value-type="float" office:value="358.655515172553" calcext:value-type="float">
            <text:p>358.655515172553</text:p>
          </table:table-cell>
          <table:table-cell table:number-columns-repeated="985"/>
        </table:table-row>
        <table:table-row table:style-name="ro3">
          <table:table-cell table:style-name="ce3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T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/>
          <table:table-cell table:style-name="ce7" office:value-type="float" office:value="9.86475807861279" calcext:value-type="float">
            <text:p>9.86475807861279</text:p>
          </table:table-cell>
          <table:table-cell/>
          <table:table-cell table:style-name="ce3" office:value-type="float" office:value="1832" calcext:value-type="float">
            <text:p>18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030576005578" calcext:value-type="float">
            <text:p>0.61030576005578</text:p>
          </table:table-cell>
          <table:table-cell table:style-name="ce1"/>
          <table:table-cell table:style-name="ce1" office:value-type="float" office:value="668839.66709049" calcext:value-type="float">
            <text:p>668839.66709049</text:p>
          </table:table-cell>
          <table:table-cell table:style-name="ce1"/>
          <table:table-cell table:style-name="ce1" table:formula="of:=[.AI47]-[.G47]" office:value-type="float" office:value="0.817090490134433" calcext:value-type="float">
            <text:p>0.817090490134433</text:p>
          </table:table-cell>
          <table:table-cell/>
          <table:table-cell table:style-name="ce7" office:value-type="float" office:value="359.178139232686" calcext:value-type="float">
            <text:p>359.178139232686</text:p>
          </table:table-cell>
          <table:table-cell table:number-columns-repeated="985"/>
        </table:table-row>
        <table:table-row table:style-name="ro3">
          <table:table-cell table:style-name="ce3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T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/>
          <table:table-cell table:style-name="ce7" office:value-type="float" office:value="8.449475437621" calcext:value-type="float">
            <text:p>8.449475437621</text:p>
          </table:table-cell>
          <table:table-cell/>
          <table:table-cell table:style-name="ce3" office:value-type="float" office:value="1833" calcext:value-type="float">
            <text:p>18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7980072945356" calcext:value-type="float">
            <text:p>0.337980072945356</text:p>
          </table:table-cell>
          <table:table-cell table:style-name="ce1"/>
          <table:table-cell table:style-name="ce1" office:value-type="float" office:value="669205.166901375" calcext:value-type="float">
            <text:p>669205.166901375</text:p>
          </table:table-cell>
          <table:table-cell table:style-name="ce1"/>
          <table:table-cell table:style-name="ce1" table:formula="of:=[.AI48]-[.G48]" office:value-type="float" office:value="1.15023470809683" calcext:value-type="float">
            <text:p>1.15023470809683</text:p>
          </table:table-cell>
          <table:table-cell/>
          <table:table-cell table:style-name="ce7" office:value-type="float" office:value="359.129298698755" calcext:value-type="float">
            <text:p>359.129298698755</text:p>
          </table:table-cell>
          <table:table-cell table:number-columns-repeated="985"/>
        </table:table-row>
        <table:table-row table:style-name="ro3">
          <table:table-cell table:style-name="ce3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T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/>
          <table:table-cell table:style-name="ce7" office:value-type="float" office:value="6.67857935535722" calcext:value-type="float">
            <text:p>6.67857935535722</text:p>
          </table:table-cell>
          <table:table-cell/>
          <table:table-cell table:style-name="ce3" office:value-type="float" office:value="1834" calcext:value-type="float">
            <text:p>18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6039695888758" calcext:value-type="float">
            <text:p>0.836039695888758</text:p>
          </table:table-cell>
          <table:table-cell table:style-name="ce1"/>
          <table:table-cell table:style-name="ce1" office:value-type="float" office:value="669570.895025028" calcext:value-type="float">
            <text:p>669570.895025028</text:p>
          </table:table-cell>
          <table:table-cell table:style-name="ce1"/>
          <table:table-cell table:style-name="ce1" table:formula="of:=[.AI49]-[.G49]" office:value-type="float" office:value="1.74502502754331" calcext:value-type="float">
            <text:p>1.74502502754331</text:p>
          </table:table-cell>
          <table:table-cell/>
          <table:table-cell table:style-name="ce7" office:value-type="float" office:value="358.962271678808" calcext:value-type="float">
            <text:p>358.962271678808</text:p>
          </table:table-cell>
          <table:table-cell table:number-columns-repeated="985"/>
        </table:table-row>
        <table:table-row table:style-name="ro3">
          <table:table-cell table:style-name="ce3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T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/>
          <table:table-cell table:style-name="ce7" office:value-type="float" office:value="4.82335430332023" calcext:value-type="float">
            <text:p>4.82335430332023</text:p>
          </table:table-cell>
          <table:table-cell/>
          <table:table-cell table:style-name="ce3" office:value-type="float" office:value="1835" calcext:value-type="float">
            <text:p>18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02790495753288" calcext:value-type="float">
            <text:p>0.502790495753288</text:p>
          </table:table-cell>
          <table:table-cell table:style-name="ce1"/>
          <table:table-cell table:style-name="ce1" office:value-type="float" office:value="669936.808682493" calcext:value-type="float">
            <text:p>669936.808682493</text:p>
          </table:table-cell>
          <table:table-cell table:style-name="ce1"/>
          <table:table-cell table:style-name="ce1" table:formula="of:=[.AI50]-[.G50]" office:value-type="float" office:value="1.60034916037694" calcext:value-type="float">
            <text:p>1.60034916037694</text:p>
          </table:table-cell>
          <table:table-cell/>
          <table:table-cell table:style-name="ce7" office:value-type="float" office:value="358.670516291089" calcext:value-type="float">
            <text:p>358.670516291089</text:p>
          </table:table-cell>
          <table:table-cell table:number-columns-repeated="985"/>
        </table:table-row>
        <table:table-row table:style-name="ro3">
          <table:table-cell table:style-name="ce3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T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/>
          <table:table-cell table:style-name="ce7" office:value-type="float" office:value="4.1797621604419" calcext:value-type="float">
            <text:p>4.1797621604419</text:p>
          </table:table-cell>
          <table:table-cell/>
          <table:table-cell table:style-name="ce3" office:value-type="float" office:value="1836" calcext:value-type="float">
            <text:p>18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88761218637228" calcext:value-type="float">
            <text:p>0.888761218637228</text:p>
          </table:table-cell>
          <table:table-cell table:style-name="ce1"/>
          <table:table-cell table:style-name="ce1" office:value-type="float" office:value="670300.547144973" calcext:value-type="float">
            <text:p>670300.547144973</text:p>
          </table:table-cell>
          <table:table-cell table:style-name="ce1"/>
          <table:table-cell table:style-name="ce1" table:formula="of:=[.AI51]-[.G51]" office:value-type="float" office:value="0.355478306068107" calcext:value-type="float">
            <text:p>0.355478306068107</text:p>
          </table:table-cell>
          <table:table-cell/>
          <table:table-cell table:style-name="ce7" office:value-type="float" office:value="359.244128166144" calcext:value-type="float">
            <text:p>359.244128166144</text:p>
          </table:table-cell>
          <table:table-cell table:number-columns-repeated="985"/>
        </table:table-row>
        <table:table-row table:style-name="ro3">
          <table:table-cell table:style-name="ce3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T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/>
          <table:table-cell table:style-name="ce7" office:value-type="float" office:value="3.02753636865964" calcext:value-type="float">
            <text:p>3.02753636865964</text:p>
          </table:table-cell>
          <table:table-cell/>
          <table:table-cell table:style-name="ce3" office:value-type="float" office:value="1837" calcext:value-type="float">
            <text:p>18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612628720700741" calcext:value-type="float">
            <text:p>0.612628720700741</text:p>
          </table:table-cell>
          <table:table-cell table:style-name="ce1"/>
          <table:table-cell table:style-name="ce1" office:value-type="float" office:value="670666.073342103" calcext:value-type="float">
            <text:p>670666.073342103</text:p>
          </table:table-cell>
          <table:table-cell table:style-name="ce1"/>
          <table:table-cell table:style-name="ce1" table:formula="of:=[.AI52]-[.G52]" office:value-type="float" office:value="0.898342103231698" calcext:value-type="float">
            <text:p>0.898342103231698</text:p>
          </table:table-cell>
          <table:table-cell/>
          <table:table-cell table:style-name="ce7" office:value-type="float" office:value="359.178449451734" calcext:value-type="float">
            <text:p>359.178449451734</text:p>
          </table:table-cell>
          <table:table-cell table:number-columns-repeated="985"/>
        </table:table-row>
        <table:table-row table:style-name="ro3">
          <table:table-cell table:style-name="ce3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T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/>
          <table:table-cell table:style-name="ce7" office:value-type="float" office:value="2.45195270301338" calcext:value-type="float">
            <text:p>2.45195270301338</text:p>
          </table:table-cell>
          <table:table-cell/>
          <table:table-cell table:style-name="ce3" office:value-type="float" office:value="1838" calcext:value-type="float">
            <text:p>18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46502248570323" calcext:value-type="float">
            <text:p>0.46502248570323</text:p>
          </table:table-cell>
          <table:table-cell table:style-name="ce1"/>
          <table:table-cell table:style-name="ce1" office:value-type="float" office:value="671031.82810071" calcext:value-type="float">
            <text:p>671031.82810071</text:p>
          </table:table-cell>
          <table:table-cell table:style-name="ce1"/>
          <table:table-cell table:style-name="ce1" table:formula="of:=[.AI53]-[.G53]" office:value-type="float" office:value="1.50310071010608" calcext:value-type="float">
            <text:p>1.50310071010608</text:p>
          </table:table-cell>
          <table:table-cell/>
          <table:table-cell table:style-name="ce7" office:value-type="float" office:value="358.993130000146" calcext:value-type="float">
            <text:p>358.993130000146</text:p>
          </table:table-cell>
          <table:table-cell table:number-columns-repeated="985"/>
        </table:table-row>
        <table:table-row table:style-name="ro3">
          <table:table-cell table:style-name="ce3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T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/>
          <table:table-cell table:style-name="ce7" office:value-type="float" office:value="2.35131484968588" calcext:value-type="float">
            <text:p>2.35131484968588</text:p>
          </table:table-cell>
          <table:table-cell/>
          <table:table-cell table:style-name="ce3" office:value-type="float" office:value="1839" calcext:value-type="float">
            <text:p>18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54124473035336" calcext:value-type="float">
            <text:p>0.954124473035336</text:p>
          </table:table-cell>
          <table:table-cell table:style-name="ce1"/>
          <table:table-cell table:style-name="ce1" office:value-type="float" office:value="671397.765940364" calcext:value-type="float">
            <text:p>671397.765940364</text:p>
          </table:table-cell>
          <table:table-cell table:style-name="ce1"/>
          <table:table-cell table:style-name="ce1" table:formula="of:=[.AI54]-[.G54]" office:value-type="float" office:value="1.53260703117121" calcext:value-type="float">
            <text:p>1.53260703117121</text:p>
          </table:table-cell>
          <table:table-cell/>
          <table:table-cell table:style-name="ce7" office:value-type="float" office:value="358.682787762341" calcext:value-type="float">
            <text:p>358.682787762341</text:p>
          </table:table-cell>
          <table:table-cell table:number-columns-repeated="985"/>
        </table:table-row>
        <table:table-row table:style-name="ro3">
          <table:table-cell table:style-name="ce3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T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/>
          <table:table-cell table:style-name="ce7" office:value-type="float" office:value="3.4527234742709" calcext:value-type="float">
            <text:p>3.4527234742709</text:p>
          </table:table-cell>
          <table:table-cell/>
          <table:table-cell table:style-name="ce3" office:value-type="float" office:value="1840" calcext:value-type="float">
            <text:p>18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97073258459568" calcext:value-type="float">
            <text:p>0.019707325845957</text:p>
          </table:table-cell>
          <table:table-cell table:style-name="ce1"/>
          <table:table-cell table:style-name="ce1" office:value-type="float" office:value="671761.434041463" calcext:value-type="float">
            <text:p>671761.434041463</text:p>
          </table:table-cell>
          <table:table-cell table:style-name="ce1"/>
          <table:table-cell table:style-name="ce1" table:formula="of:=[.AI55]-[.G55]" office:value-type="float" office:value="0.267374796443619" calcext:value-type="float">
            <text:p>0.267374796443619</text:p>
          </table:table-cell>
          <table:table-cell/>
          <table:table-cell table:style-name="ce7" office:value-type="float" office:value="359.307750291211" calcext:value-type="float">
            <text:p>359.307750291211</text:p>
          </table:table-cell>
          <table:table-cell table:number-columns-repeated="985"/>
        </table:table-row>
        <table:table-row table:style-name="ro3">
          <table:table-cell table:style-name="ce3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T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/>
          <table:table-cell table:style-name="ce7" office:value-type="float" office:value="3.44143277915282" calcext:value-type="float">
            <text:p>3.44143277915282</text:p>
          </table:table-cell>
          <table:table-cell/>
          <table:table-cell table:style-name="ce3" office:value-type="float" office:value="1841" calcext:value-type="float">
            <text:p>18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07706005871296" calcext:value-type="float">
            <text:p>0.307706005871296</text:p>
          </table:table-cell>
          <table:table-cell table:style-name="ce1"/>
          <table:table-cell table:style-name="ce1" office:value-type="float" office:value="672126.984935907" calcext:value-type="float">
            <text:p>672126.984935907</text:p>
          </table:table-cell>
          <table:table-cell table:style-name="ce1"/>
          <table:table-cell table:style-name="ce1" table:formula="of:=[.AI56]-[.G56]" office:value-type="float" office:value="0.768269239924848" calcext:value-type="float">
            <text:p>0.768269239924848</text:p>
          </table:table-cell>
          <table:table-cell/>
          <table:table-cell table:style-name="ce7" office:value-type="float" office:value="359.224949886679" calcext:value-type="float">
            <text:p>359.224949886679</text:p>
          </table:table-cell>
          <table:table-cell table:number-columns-repeated="985"/>
        </table:table-row>
        <table:table-row table:style-name="ro3">
          <table:table-cell table:style-name="ce3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T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/>
          <table:table-cell table:style-name="ce7" office:value-type="float" office:value="3.04290150551969" calcext:value-type="float">
            <text:p>3.04290150551969</text:p>
          </table:table-cell>
          <table:table-cell/>
          <table:table-cell table:style-name="ce3" office:value-type="float" office:value="1842" calcext:value-type="float">
            <text:p>18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45215447247028" calcext:value-type="float">
            <text:p>0.845215447247028</text:p>
          </table:table-cell>
          <table:table-cell table:style-name="ce1"/>
          <table:table-cell table:style-name="ce1" office:value-type="float" office:value="672492.765170288" calcext:value-type="float">
            <text:p>672492.765170288</text:p>
          </table:table-cell>
          <table:table-cell table:style-name="ce1"/>
          <table:table-cell table:style-name="ce1" table:formula="of:=[.AI57]-[.G57]" office:value-type="float" office:value="1.54850362148136" calcext:value-type="float">
            <text:p>1.54850362148136</text:p>
          </table:table-cell>
          <table:table-cell/>
          <table:table-cell table:style-name="ce7" office:value-type="float" office:value="359.021217828114" calcext:value-type="float">
            <text:p>359.021217828114</text:p>
          </table:table-cell>
          <table:table-cell table:number-columns-repeated="985"/>
        </table:table-row>
        <table:table-row table:style-name="ro3">
          <table:table-cell table:style-name="ce3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T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/>
          <table:table-cell table:style-name="ce7" office:value-type="float" office:value="2.15455974912766" calcext:value-type="float">
            <text:p>2.15455974912766</text:p>
          </table:table-cell>
          <table:table-cell/>
          <table:table-cell table:style-name="ce3" office:value-type="float" office:value="1843" calcext:value-type="float">
            <text:p>18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358875785022974" calcext:value-type="float">
            <text:p>0.358875785022974</text:p>
          </table:table-cell>
          <table:table-cell table:style-name="ce1"/>
          <table:table-cell table:style-name="ce1" office:value-type="float" office:value="672858.725943664" calcext:value-type="float">
            <text:p>672858.725943664</text:p>
          </table:table-cell>
          <table:table-cell table:style-name="ce1"/>
          <table:table-cell table:style-name="ce1" table:formula="of:=[.AI58]-[.G58]" office:value-type="float" office:value="2.40927699673921" calcext:value-type="float">
            <text:p>2.40927699673921</text:p>
          </table:table-cell>
          <table:table-cell/>
          <table:table-cell table:style-name="ce7" office:value-type="float" office:value="358.692350716509" calcext:value-type="float">
            <text:p>358.692350716509</text:p>
          </table:table-cell>
          <table:table-cell table:number-columns-repeated="985"/>
        </table:table-row>
        <table:table-row table:style-name="ro3">
          <table:table-cell table:style-name="ce3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T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/>
          <table:table-cell table:style-name="ce7" office:value-type="float" office:value="1.86352901916689" calcext:value-type="float">
            <text:p>1.86352901916689</text:p>
          </table:table-cell>
          <table:table-cell/>
          <table:table-cell table:style-name="ce3" office:value-type="float" office:value="1844" calcext:value-type="float">
            <text:p>18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96474887430668" calcext:value-type="float">
            <text:p>0.696474887430668</text:p>
          </table:table-cell>
          <table:table-cell table:style-name="ce1"/>
          <table:table-cell table:style-name="ce1" office:value-type="float" office:value="673222.327566996" calcext:value-type="float">
            <text:p>673222.327566996</text:p>
          </table:table-cell>
          <table:table-cell table:style-name="ce1"/>
          <table:table-cell table:style-name="ce1" table:formula="of:=[.AI59]-[.G59]" office:value-type="float" office:value="-0.014099670574069" calcext:value-type="float">
            <text:p>-0.014099670574069</text:p>
          </table:table-cell>
          <table:table-cell/>
          <table:table-cell table:style-name="ce7" office:value-type="float" office:value="359.368954183828" calcext:value-type="float">
            <text:p>359.368954183828</text:p>
          </table:table-cell>
          <table:table-cell table:number-columns-repeated="985"/>
        </table:table-row>
        <table:table-row table:style-name="ro3">
          <table:table-cell table:style-name="ce3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T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/>
          <table:table-cell table:style-name="ce7" office:value-type="float" office:value="0.446593755106733" calcext:value-type="float">
            <text:p>0.446593755106733</text:p>
          </table:table-cell>
          <table:table-cell/>
          <table:table-cell table:style-name="ce3" office:value-type="float" office:value="1845" calcext:value-type="float">
            <text:p>184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15793726593256" calcext:value-type="float">
            <text:p>0.15793726593256</text:p>
          </table:table-cell>
          <table:table-cell table:style-name="ce1"/>
          <table:table-cell table:style-name="ce1" office:value-type="float" office:value="673587.901498568" calcext:value-type="float">
            <text:p>673587.901498568</text:p>
          </table:table-cell>
          <table:table-cell table:style-name="ce1"/>
          <table:table-cell table:style-name="ce1" table:formula="of:=[.AI60]-[.G60]" office:value-type="float" office:value="0.47649856749922" calcext:value-type="float">
            <text:p>0.47649856749922</text:p>
          </table:table-cell>
          <table:table-cell/>
          <table:table-cell table:style-name="ce7" office:value-type="float" office:value="359.268771269658" calcext:value-type="float">
            <text:p>359.268771269658</text:p>
          </table:table-cell>
          <table:table-cell table:number-columns-repeated="985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T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/>
          <table:table-cell table:style-name="ce7" office:value-type="float" office:value="359.212817471438" calcext:value-type="float">
            <text:p>359.212817471438</text:p>
          </table:table-cell>
          <table:table-cell/>
          <table:table-cell table:style-name="ce3" office:value-type="float" office:value="1846" calcext:value-type="float">
            <text:p>18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62134060263634" calcext:value-type="float">
            <text:p>0.762134060263634</text:p>
          </table:table-cell>
          <table:table-cell table:style-name="ce1"/>
          <table:table-cell table:style-name="ce1" office:value-type="float" office:value="673953.706084815" calcext:value-type="float">
            <text:p>673953.706084815</text:p>
          </table:table-cell>
          <table:table-cell table:style-name="ce1"/>
          <table:table-cell table:style-name="ce1" table:formula="of:=[.AI61]-[.G61]" office:value-type="float" office:value="0.997751482296735" calcext:value-type="float">
            <text:p>0.997751482296735</text:p>
          </table:table-cell>
          <table:table-cell/>
          <table:table-cell table:style-name="ce7" office:value-type="float" office:value="359.046532536321" calcext:value-type="float">
            <text:p>359.046532536321</text:p>
          </table:table-cell>
          <table:table-cell table:number-columns-repeated="985"/>
        </table:table-row>
        <table:table-row table:style-name="ro3">
          <table:table-cell table:style-name="ce3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T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/>
          <table:table-cell table:style-name="ce7" office:value-type="float" office:value="358.43700120462" calcext:value-type="float">
            <text:p>358.43700120462</text:p>
          </table:table-cell>
          <table:table-cell/>
          <table:table-cell table:style-name="ce3" office:value-type="float" office:value="1847" calcext:value-type="float">
            <text:p>1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81843031942844" calcext:value-type="float">
            <text:p>0.481843031942844</text:p>
          </table:table-cell>
          <table:table-cell table:style-name="ce1"/>
          <table:table-cell table:style-name="ce1" office:value-type="float" office:value="674319.688529058" calcext:value-type="float">
            <text:p>674319.688529058</text:p>
          </table:table-cell>
          <table:table-cell table:style-name="ce1"/>
          <table:table-cell table:style-name="ce1" table:formula="of:=[.AI62]-[.G62]" office:value-type="float" office:value="1.94686239061411" calcext:value-type="float">
            <text:p>1.94686239061411</text:p>
          </table:table-cell>
          <table:table-cell/>
          <table:table-cell table:style-name="ce7" office:value-type="float" office:value="358.699230470268" calcext:value-type="float">
            <text:p>358.699230470268</text:p>
          </table:table-cell>
          <table:table-cell table:number-columns-repeated="985"/>
        </table:table-row>
        <table:table-row table:style-name="ro3">
          <table:table-cell table:style-name="ce3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T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/>
          <table:table-cell table:style-name="ce7" office:value-type="float" office:value="359.202479893174" calcext:value-type="float">
            <text:p>359.202479893174</text:p>
          </table:table-cell>
          <table:table-cell/>
          <table:table-cell table:style-name="ce3" office:value-type="float" office:value="1848" calcext:value-type="float">
            <text:p>18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547794543206692" calcext:value-type="float">
            <text:p>0.547794543206692</text:p>
          </table:table-cell>
          <table:table-cell table:style-name="ce1"/>
          <table:table-cell table:style-name="ce1" office:value-type="float" office:value="674683.227463746" calcext:value-type="float">
            <text:p>674683.227463746</text:p>
          </table:table-cell>
          <table:table-cell table:style-name="ce1"/>
          <table:table-cell table:style-name="ce1" table:formula="of:=[.AI63]-[.G63]" office:value-type="float" office:value="0.485797079163604" calcext:value-type="float">
            <text:p>0.485797079163604</text:p>
          </table:table-cell>
          <table:table-cell/>
          <table:table-cell table:style-name="ce7" office:value-type="float" office:value="359.427691528191" calcext:value-type="float">
            <text:p>359.427691528191</text:p>
          </table:table-cell>
          <table:table-cell table:number-columns-repeated="985"/>
        </table:table-row>
        <table:table-row table:style-name="ro3">
          <table:table-cell table:style-name="ce3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T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/>
          <table:table-cell table:style-name="ce7" office:value-type="float" office:value="359.421147933921" calcext:value-type="float">
            <text:p>359.421147933921</text:p>
          </table:table-cell>
          <table:table-cell/>
          <table:table-cell table:style-name="ce3" office:value-type="float" office:value="1849" calcext:value-type="float">
            <text:p>18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76537024974823" calcext:value-type="float">
            <text:p>0.876537024974823</text:p>
          </table:table-cell>
          <table:table-cell table:style-name="ce1"/>
          <table:table-cell table:style-name="ce1" office:value-type="float" office:value="675048.822830929" calcext:value-type="float">
            <text:p>675048.822830929</text:p>
          </table:table-cell>
          <table:table-cell table:style-name="ce1"/>
          <table:table-cell table:style-name="ce1" table:formula="of:=[.AI64]-[.G64]" office:value-type="float" office:value="0.91449759551324" calcext:value-type="float">
            <text:p>0.91449759551324</text:p>
          </table:table-cell>
          <table:table-cell/>
          <table:table-cell table:style-name="ce7" office:value-type="float" office:value="359.309888558012" calcext:value-type="float">
            <text:p>359.309888558012</text:p>
          </table:table-cell>
          <table:table-cell table:number-columns-repeated="985"/>
        </table:table-row>
        <table:table-row table:style-name="ro3">
          <table:table-cell table:style-name="ce3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T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/>
          <table:table-cell table:style-name="ce7" office:value-type="float" office:value="359.828168301166" calcext:value-type="float">
            <text:p>359.828168301166</text:p>
          </table:table-cell>
          <table:table-cell/>
          <table:table-cell table:style-name="ce3" office:value-type="float" office:value="1850" calcext:value-type="float">
            <text:p>18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88156344741583" calcext:value-type="float">
            <text:p>0.988156344741583</text:p>
          </table:table-cell>
          <table:table-cell table:style-name="ce1"/>
          <table:table-cell table:style-name="ce1" office:value-type="float" office:value="675414.65068622" calcext:value-type="float">
            <text:p>675414.65068622</text:p>
          </table:table-cell>
          <table:table-cell table:style-name="ce1"/>
          <table:table-cell table:style-name="ce1" table:formula="of:=[.AI65]-[.G65]" office:value-type="float" office:value="1.65901955263689" calcext:value-type="float">
            <text:p>1.65901955263689</text:p>
          </table:table-cell>
          <table:table-cell/>
          <table:table-cell table:style-name="ce7" office:value-type="float" office:value="359.069075576949" calcext:value-type="float">
            <text:p>359.069075576949</text:p>
          </table:table-cell>
          <table:table-cell table:number-columns-repeated="985"/>
        </table:table-row>
        <table:table-row table:style-name="ro3">
          <table:table-cell table:style-name="ce3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T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/>
          <table:table-cell table:style-name="ce7" office:value-type="float" office:value="0.0939448584249476" calcext:value-type="float">
            <text:p>0.093944858424948</text:p>
          </table:table-cell>
          <table:table-cell/>
          <table:table-cell table:style-name="ce3" office:value-type="float" office:value="1851" calcext:value-type="float">
            <text:p>1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752807930111885" calcext:value-type="float">
            <text:p>0.075280793011189</text:p>
          </table:table-cell>
          <table:table-cell table:style-name="ce1"/>
          <table:table-cell table:style-name="ce1" office:value-type="float" office:value="675780.653524501" calcext:value-type="float">
            <text:p>675780.653524501</text:p>
          </table:table-cell>
          <table:table-cell table:style-name="ce1"/>
          <table:table-cell table:style-name="ce1" table:formula="of:=[.AI66]-[.G66]" office:value-type="float" office:value="1.58685783355031" calcext:value-type="float">
            <text:p>1.58685783355031</text:p>
          </table:table-cell>
          <table:table-cell/>
          <table:table-cell table:style-name="ce7" office:value-type="float" office:value="358.703456520984" calcext:value-type="float">
            <text:p>358.703456520984</text:p>
          </table:table-cell>
          <table:table-cell table:number-columns-repeated="985"/>
        </table:table-row>
        <table:table-row table:style-name="ro3">
          <table:table-cell table:style-name="ce3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T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/>
          <table:table-cell table:style-name="ce7" office:value-type="float" office:value="0.949896941274346" calcext:value-type="float">
            <text:p>0.949896941274346</text:p>
          </table:table-cell>
          <table:table-cell/>
          <table:table-cell table:style-name="ce3" office:value-type="float" office:value="1852" calcext:value-type="float">
            <text:p>18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3528425842524" calcext:value-type="float">
            <text:p>0.153528425842524</text:p>
          </table:table-cell>
          <table:table-cell table:style-name="ce1"/>
          <table:table-cell table:style-name="ce1" office:value-type="float" office:value="676144.13343995" calcext:value-type="float">
            <text:p>676144.13343995</text:p>
          </table:table-cell>
          <table:table-cell table:style-name="ce1"/>
          <table:table-cell table:style-name="ce1" table:formula="of:=[.AI67]-[.G67]" office:value-type="float" office:value="0.033439950319007" calcext:value-type="float">
            <text:p>0.033439950319007</text:p>
          </table:table-cell>
          <table:table-cell/>
          <table:table-cell table:style-name="ce7" office:value-type="float" office:value="359.483917211967" calcext:value-type="float">
            <text:p>359.483917211967</text:p>
          </table:table-cell>
          <table:table-cell table:number-columns-repeated="985"/>
        </table:table-row>
        <table:table-row table:style-name="ro3">
          <table:table-cell table:style-name="ce3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T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/>
          <table:table-cell table:style-name="ce7" office:value-type="float" office:value="0.306021057658654" calcext:value-type="float">
            <text:p>0.306021057658654</text:p>
          </table:table-cell>
          <table:table-cell/>
          <table:table-cell table:style-name="ce3" office:value-type="float" office:value="1853" calcext:value-type="float">
            <text:p>18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2496387958527" calcext:value-type="float">
            <text:p>0.162496387958527</text:p>
          </table:table-cell>
          <table:table-cell table:style-name="ce1"/>
          <table:table-cell table:style-name="ce1" office:value-type="float" office:value="676509.748723956" calcext:value-type="float">
            <text:p>676509.748723956</text:p>
          </table:table-cell>
          <table:table-cell table:style-name="ce1"/>
          <table:table-cell table:style-name="ce1" table:formula="of:=[.AI68]-[.G68]" office:value-type="float" office:value="0.682057288824581" calcext:value-type="float">
            <text:p>0.682057288824581</text:p>
          </table:table-cell>
          <table:table-cell/>
          <table:table-cell table:style-name="ce7" office:value-type="float" office:value="359.348280472531" calcext:value-type="float">
            <text:p>359.348280472531</text:p>
          </table:table-cell>
          <table:table-cell table:number-columns-repeated="985"/>
        </table:table-row>
        <table:table-row table:style-name="ro3">
          <table:table-cell table:style-name="ce3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T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/>
          <table:table-cell table:style-name="ce7" office:value-type="float" office:value="359.241331633457" calcext:value-type="float">
            <text:p>359.241331633457</text:p>
          </table:table-cell>
          <table:table-cell/>
          <table:table-cell table:style-name="ce3" office:value-type="float" office:value="1854" calcext:value-type="float">
            <text:p>18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85164501518011" calcext:value-type="float">
            <text:p>0.285164501518011</text:p>
          </table:table-cell>
          <table:table-cell table:style-name="ce1"/>
          <table:table-cell table:style-name="ce1" office:value-type="float" office:value="676875.598809142" calcext:value-type="float">
            <text:p>676875.598809142</text:p>
          </table:table-cell>
          <table:table-cell table:style-name="ce1"/>
          <table:table-cell table:style-name="ce1" table:formula="of:=[.AI69]-[.G69]" office:value-type="float" office:value="1.36547580896877" calcext:value-type="float">
            <text:p>1.36547580896877</text:p>
          </table:table-cell>
          <table:table-cell/>
          <table:table-cell table:style-name="ce7" office:value-type="float" office:value="359.088852515858" calcext:value-type="float">
            <text:p>359.088852515858</text:p>
          </table:table-cell>
          <table:table-cell table:number-columns-repeated="985"/>
        </table:table-row>
        <table:table-row table:style-name="ro3">
          <table:table-cell table:style-name="ce3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T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/>
          <table:table-cell table:style-name="ce7" office:value-type="float" office:value="358.030305159751" calcext:value-type="float">
            <text:p>358.030305159751</text:p>
          </table:table-cell>
          <table:table-cell/>
          <table:table-cell table:style-name="ce3" office:value-type="float" office:value="1855" calcext:value-type="float">
            <text:p>18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0565110594034" calcext:value-type="float">
            <text:p>0.880565110594034</text:p>
          </table:table-cell>
          <table:table-cell table:style-name="ce1"/>
          <table:table-cell table:style-name="ce1" office:value-type="float" office:value="677241.620750392" calcext:value-type="float">
            <text:p>677241.620750392</text:p>
          </table:table-cell>
          <table:table-cell table:style-name="ce1"/>
          <table:table-cell table:style-name="ce1" table:formula="of:=[.AI70]-[.G70]" office:value-type="float" office:value="2.37075039243791" calcext:value-type="float">
            <text:p>2.37075039243791</text:p>
          </table:table-cell>
          <table:table-cell/>
          <table:table-cell table:style-name="ce7" office:value-type="float" office:value="358.705062533028" calcext:value-type="float">
            <text:p>358.705062533028</text:p>
          </table:table-cell>
          <table:table-cell table:number-columns-repeated="985"/>
        </table:table-row>
        <table:table-row table:style-name="ro3">
          <table:table-cell table:style-name="ce3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T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/>
          <table:table-cell table:style-name="ce7" office:value-type="float" office:value="357.980428432485" calcext:value-type="float">
            <text:p>357.980428432485</text:p>
          </table:table-cell>
          <table:table-cell/>
          <table:table-cell table:style-name="ce3" office:value-type="float" office:value="1856" calcext:value-type="float">
            <text:p>18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88877126574516" calcext:value-type="float">
            <text:p>0.058887712657452</text:p>
          </table:table-cell>
          <table:table-cell table:style-name="ce1"/>
          <table:table-cell table:style-name="ce1" office:value-type="float" office:value="677605.045179783" calcext:value-type="float">
            <text:p>677605.045179783</text:p>
          </table:table-cell>
          <table:table-cell table:style-name="ce1"/>
          <table:table-cell table:style-name="ce1" table:formula="of:=[.AI71]-[.G71]" office:value-type="float" office:value="-0.146486883866601" calcext:value-type="float">
            <text:p>-0.146486883866601</text:p>
          </table:table-cell>
          <table:table-cell/>
          <table:table-cell table:style-name="ce7" office:value-type="float" office:value="359.537589419066" calcext:value-type="float">
            <text:p>359.537589419066</text:p>
          </table:table-cell>
          <table:table-cell table:number-columns-repeated="985"/>
        </table:table-row>
        <table:table-row table:style-name="ro3">
          <table:table-cell table:style-name="ce3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T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/>
          <table:table-cell table:style-name="ce7" office:value-type="float" office:value="357.36681197679" calcext:value-type="float">
            <text:p>357.36681197679</text:p>
          </table:table-cell>
          <table:table-cell/>
          <table:table-cell table:style-name="ce3" office:value-type="float" office:value="1857" calcext:value-type="float">
            <text:p>18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06711385399103" calcext:value-type="float">
            <text:p>0.706711385399103</text:p>
          </table:table-cell>
          <table:table-cell table:style-name="ce1"/>
          <table:table-cell table:style-name="ce1" office:value-type="float" office:value="677970.678962994" calcext:value-type="float">
            <text:p>677970.678962994</text:p>
          </table:table-cell>
          <table:table-cell table:style-name="ce1"/>
          <table:table-cell table:style-name="ce1" table:formula="of:=[.AI72]-[.G72]" office:value-type="float" office:value="0.303962994017638" calcext:value-type="float">
            <text:p>0.303962994017638</text:p>
          </table:table-cell>
          <table:table-cell/>
          <table:table-cell table:style-name="ce7" office:value-type="float" office:value="359.383929564995" calcext:value-type="float">
            <text:p>359.383929564995</text:p>
          </table:table-cell>
          <table:table-cell table:number-columns-repeated="985"/>
        </table:table-row>
        <table:table-row table:style-name="ro3">
          <table:table-cell table:style-name="ce3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T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/>
          <table:table-cell table:style-name="ce7" office:value-type="float" office:value="357.294606715215" calcext:value-type="float">
            <text:p>357.294606715215</text:p>
          </table:table-cell>
          <table:table-cell/>
          <table:table-cell table:style-name="ce3" office:value-type="float" office:value="1858" calcext:value-type="float">
            <text:p>18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6617924571037" calcext:value-type="float">
            <text:p>0.406617924571037</text:p>
          </table:table-cell>
          <table:table-cell table:style-name="ce1"/>
          <table:table-cell table:style-name="ce1" office:value-type="float" office:value="678336.550282374" calcext:value-type="float">
            <text:p>678336.550282374</text:p>
          </table:table-cell>
          <table:table-cell table:style-name="ce1"/>
          <table:table-cell table:style-name="ce1" table:formula="of:=[.AI73]-[.G73]" office:value-type="float" office:value="1.15861570660491" calcext:value-type="float">
            <text:p>1.15861570660491</text:p>
          </table:table-cell>
          <table:table-cell/>
          <table:table-cell table:style-name="ce7" office:value-type="float" office:value="359.105873061156" calcext:value-type="float">
            <text:p>359.105873061156</text:p>
          </table:table-cell>
          <table:table-cell table:number-columns-repeated="985"/>
        </table:table-row>
        <table:table-row table:style-name="ro3">
          <table:table-cell table:style-name="ce3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T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/>
          <table:table-cell table:style-name="ce7" office:value-type="float" office:value="357.659257380685" calcext:value-type="float">
            <text:p>357.659257380685</text:p>
          </table:table-cell>
          <table:table-cell/>
          <table:table-cell table:style-name="ce3" office:value-type="float" office:value="1859" calcext:value-type="float">
            <text:p>18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29698880016804" calcext:value-type="float">
            <text:p>0.629698880016804</text:p>
          </table:table-cell>
          <table:table-cell table:style-name="ce1"/>
          <table:table-cell table:style-name="ce1" office:value-type="float" office:value="678702.590020624" calcext:value-type="float">
            <text:p>678702.590020624</text:p>
          </table:table-cell>
          <table:table-cell table:style-name="ce1"/>
          <table:table-cell table:style-name="ce1" table:formula="of:=[.AI74]-[.G74]" office:value-type="float" office:value="2.16502062417567" calcext:value-type="float">
            <text:p>2.16502062417567</text:p>
          </table:table-cell>
          <table:table-cell/>
          <table:table-cell table:style-name="ce7" office:value-type="float" office:value="358.704086316223" calcext:value-type="float">
            <text:p>358.704086316223</text:p>
          </table:table-cell>
          <table:table-cell table:number-columns-repeated="985"/>
        </table:table-row>
        <table:table-row table:style-name="ro3">
          <table:table-cell table:style-name="ce3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T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/>
          <table:table-cell table:style-name="ce7" office:value-type="float" office:value="359.193413925153" calcext:value-type="float">
            <text:p>359.193413925153</text:p>
          </table:table-cell>
          <table:table-cell/>
          <table:table-cell table:style-name="ce3" office:value-type="float" office:value="1860" calcext:value-type="float">
            <text:p>18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87066835910082" calcext:value-type="float">
            <text:p>0.787066835910082</text:p>
          </table:table-cell>
          <table:table-cell table:style-name="ce1"/>
          <table:table-cell table:style-name="ce1" office:value-type="float" office:value="679065.96235213" calcext:value-type="float">
            <text:p>679065.96235213</text:p>
          </table:table-cell>
          <table:table-cell table:style-name="ce1"/>
          <table:table-cell table:style-name="ce1" table:formula="of:=[.AI75]-[.G75]" office:value-type="float" office:value="0.520685462746769" calcext:value-type="float">
            <text:p>0.520685462746769</text:p>
          </table:table-cell>
          <table:table-cell/>
          <table:table-cell table:style-name="ce7" office:value-type="float" office:value="359.588669719463" calcext:value-type="float">
            <text:p>359.588669719463</text:p>
          </table:table-cell>
          <table:table-cell table:number-columns-repeated="985"/>
        </table:table-row>
        <table:table-row table:style-name="ro3">
          <table:table-cell table:style-name="ce3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T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/>
          <table:table-cell table:style-name="ce7" office:value-type="float" office:value="359.585913613824" calcext:value-type="float">
            <text:p>359.585913613824</text:p>
          </table:table-cell>
          <table:table-cell/>
          <table:table-cell table:style-name="ce3" office:value-type="float" office:value="1861" calcext:value-type="float">
            <text:p>18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197012450546026" calcext:value-type="float">
            <text:p>0.197012450546026</text:p>
          </table:table-cell>
          <table:table-cell table:style-name="ce1"/>
          <table:table-cell table:style-name="ce1" office:value-type="float" office:value="679431.613331259" calcext:value-type="float">
            <text:p>679431.613331259</text:p>
          </table:table-cell>
          <table:table-cell table:style-name="ce1"/>
          <table:table-cell table:style-name="ce1" table:formula="of:=[.AI76]-[.G76]" office:value-type="float" office:value="0.263331258669496" calcext:value-type="float">
            <text:p>0.263331258669496</text:p>
          </table:table-cell>
          <table:table-cell/>
          <table:table-cell table:style-name="ce7" office:value-type="float" office:value="359.416822280725" calcext:value-type="float">
            <text:p>359.416822280725</text:p>
          </table:table-cell>
          <table:table-cell table:number-columns-repeated="985"/>
        </table:table-row>
        <table:table-row table:style-name="ro3">
          <table:table-cell table:style-name="ce3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T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/>
          <table:table-cell table:style-name="ce7" office:value-type="float" office:value="359.553549591306" calcext:value-type="float">
            <text:p>359.553549591306</text:p>
          </table:table-cell>
          <table:table-cell/>
          <table:table-cell table:style-name="ce3" office:value-type="float" office:value="1862" calcext:value-type="float">
            <text:p>18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99128495901823" calcext:value-type="float">
            <text:p>0.099128495901823</text:p>
          </table:table-cell>
          <table:table-cell table:style-name="ce1"/>
          <table:table-cell table:style-name="ce1" office:value-type="float" office:value="679797.50492995" calcext:value-type="float">
            <text:p>679797.50492995</text:p>
          </table:table-cell>
          <table:table-cell table:style-name="ce1"/>
          <table:table-cell table:style-name="ce1" table:formula="of:=[.AI77]-[.G77]" office:value-type="float" office:value="0.97159661736805" calcext:value-type="float">
            <text:p>0.97159661736805</text:p>
          </table:table-cell>
          <table:table-cell/>
          <table:table-cell table:style-name="ce7" office:value-type="float" office:value="359.120151084935" calcext:value-type="float">
            <text:p>359.120151084935</text:p>
          </table:table-cell>
          <table:table-cell table:number-columns-repeated="985"/>
        </table:table-row>
        <table:table-row table:style-name="ro3">
          <table:table-cell table:style-name="ce3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T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/>
          <table:table-cell table:style-name="ce7" office:value-type="float" office:value="359.008019032721" calcext:value-type="float">
            <text:p>359.008019032721</text:p>
          </table:table-cell>
          <table:table-cell/>
          <table:table-cell table:style-name="ce3" office:value-type="float" office:value="1863" calcext:value-type="float">
            <text:p>18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466936901211739" calcext:value-type="float">
            <text:p>0.046693690121174</text:p>
          </table:table-cell>
          <table:table-cell table:style-name="ce1"/>
          <table:table-cell table:style-name="ce1" office:value-type="float" office:value="680163.561143537" calcext:value-type="float">
            <text:p>680163.561143537</text:p>
          </table:table-cell>
          <table:table-cell table:style-name="ce1"/>
          <table:table-cell table:style-name="ce1" table:formula="of:=[.AI78]-[.G78]" office:value-type="float" office:value="1.97781020426191" calcext:value-type="float">
            <text:p>1.97781020426191</text:p>
          </table:table-cell>
          <table:table-cell/>
          <table:table-cell table:style-name="ce7" office:value-type="float" office:value="358.700569796097" calcext:value-type="float">
            <text:p>358.700569796097</text:p>
          </table:table-cell>
          <table:table-cell table:number-columns-repeated="985"/>
        </table:table-row>
        <table:table-row table:style-name="ro3">
          <table:table-cell table:style-name="ce3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T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/>
          <table:table-cell table:style-name="ce7" office:value-type="float" office:value="359.035268098007" calcext:value-type="float">
            <text:p>359.035268098007</text:p>
          </table:table-cell>
          <table:table-cell/>
          <table:table-cell table:style-name="ce3" office:value-type="float" office:value="1864" calcext:value-type="float">
            <text:p>18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50284796208143" calcext:value-type="float">
            <text:p>0.850284796208143</text:p>
          </table:table-cell>
          <table:table-cell table:style-name="ce1"/>
          <table:table-cell table:style-name="ce1" office:value-type="float" office:value="680526.884618253" calcext:value-type="float">
            <text:p>680526.884618253</text:p>
          </table:table-cell>
          <table:table-cell table:style-name="ce1"/>
          <table:table-cell table:style-name="ce1" table:formula="of:=[.AI79]-[.G79]" office:value-type="float" office:value="0.3846182533307" calcext:value-type="float">
            <text:p>0.3846182533307</text:p>
          </table:table-cell>
          <table:table-cell/>
          <table:table-cell table:style-name="ce7" office:value-type="float" office:value="359.63712315592" calcext:value-type="float">
            <text:p>359.63712315592</text:p>
          </table:table-cell>
          <table:table-cell table:number-columns-repeated="985"/>
        </table:table-row>
        <table:table-row table:style-name="ro3">
          <table:table-cell table:style-name="ce3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T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/>
          <table:table-cell table:style-name="ce7" office:value-type="float" office:value="357.899505682522" calcext:value-type="float">
            <text:p>357.899505682522</text:p>
          </table:table-cell>
          <table:table-cell/>
          <table:table-cell table:style-name="ce3" office:value-type="float" office:value="1865" calcext:value-type="float">
            <text:p>18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22164263576269" calcext:value-type="float">
            <text:p>0.322164263576269</text:p>
          </table:table-cell>
          <table:table-cell table:style-name="ce1"/>
          <table:table-cell table:style-name="ce1" office:value-type="float" office:value="680892.551612614" calcext:value-type="float">
            <text:p>680892.551612614</text:p>
          </table:table-cell>
          <table:table-cell table:style-name="ce1"/>
          <table:table-cell table:style-name="ce1" table:formula="of:=[.AI80]-[.G80]" office:value-type="float" office:value="0.868279281072319" calcext:value-type="float">
            <text:p>0.868279281072319</text:p>
          </table:table-cell>
          <table:table-cell/>
          <table:table-cell table:style-name="ce7" office:value-type="float" office:value="359.446949015935" calcext:value-type="float">
            <text:p>359.446949015935</text:p>
          </table:table-cell>
          <table:table-cell table:number-columns-repeated="985"/>
        </table:table-row>
        <table:table-row table:style-name="ro3">
          <table:table-cell table:style-name="ce3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T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/>
          <table:table-cell table:style-name="ce7" office:value-type="float" office:value="356.930997667827" calcext:value-type="float">
            <text:p>356.930997667827</text:p>
          </table:table-cell>
          <table:table-cell/>
          <table:table-cell table:style-name="ce3" office:value-type="float" office:value="1866" calcext:value-type="float">
            <text:p>18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3615444153547" calcext:value-type="float">
            <text:p>0.103615444153547</text:p>
          </table:table-cell>
          <table:table-cell table:style-name="ce1"/>
          <table:table-cell table:style-name="ce1" office:value-type="float" office:value="681258.462571955" calcext:value-type="float">
            <text:p>681258.462571955</text:p>
          </table:table-cell>
          <table:table-cell table:style-name="ce1"/>
          <table:table-cell table:style-name="ce1" table:formula="of:=[.AI81]-[.G81]" office:value-type="float" office:value="0.770905288169161" calcext:value-type="float">
            <text:p>0.770905288169161</text:p>
          </table:table-cell>
          <table:table-cell/>
          <table:table-cell table:style-name="ce7" office:value-type="float" office:value="359.131704637838" calcext:value-type="float">
            <text:p>359.131704637838</text:p>
          </table:table-cell>
          <table:table-cell table:number-columns-repeated="985"/>
        </table:table-row>
        <table:table-row table:style-name="ro3">
          <table:table-cell table:style-name="ce3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T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/>
          <table:table-cell table:style-name="ce7" office:value-type="float" office:value="356.386758509485" calcext:value-type="float">
            <text:p>356.386758509485</text:p>
          </table:table-cell>
          <table:table-cell/>
          <table:table-cell table:style-name="ce3" office:value-type="float" office:value="1867" calcext:value-type="float">
            <text:p>18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48842866718769" calcext:value-type="float">
            <text:p>0.848842866718769</text:p>
          </table:table-cell>
          <table:table-cell table:style-name="ce1"/>
          <table:table-cell table:style-name="ce1" office:value-type="float" office:value="681624.533922808" calcext:value-type="float">
            <text:p>681624.533922808</text:p>
          </table:table-cell>
          <table:table-cell table:style-name="ce1"/>
          <table:table-cell table:style-name="ce1" table:formula="of:=[.AI82]-[.G82]" office:value-type="float" office:value="1.72558947454672" calcext:value-type="float">
            <text:p>1.72558947454672</text:p>
          </table:table-cell>
          <table:table-cell/>
          <table:table-cell table:style-name="ce7" office:value-type="float" office:value="358.694558976057" calcext:value-type="float">
            <text:p>358.694558976057</text:p>
          </table:table-cell>
          <table:table-cell table:number-columns-repeated="985"/>
        </table:table-row>
        <table:table-row table:style-name="ro3">
          <table:table-cell table:style-name="ce3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T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/>
          <table:table-cell table:style-name="ce7" office:value-type="float" office:value="357.360480198869" calcext:value-type="float">
            <text:p>357.360480198869</text:p>
          </table:table-cell>
          <table:table-cell/>
          <table:table-cell table:style-name="ce3" office:value-type="float" office:value="1868" calcext:value-type="float">
            <text:p>18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75925587490201" calcext:value-type="float">
            <text:p>0.75925587490201</text:p>
          </table:table-cell>
          <table:table-cell table:style-name="ce1"/>
          <table:table-cell table:style-name="ce1" office:value-type="float" office:value="681987.811638372" calcext:value-type="float">
            <text:p>681987.811638372</text:p>
          </table:table-cell>
          <table:table-cell table:style-name="ce1"/>
          <table:table-cell table:style-name="ce1" table:formula="of:=[.AI83]-[.G83]" office:value-type="float" office:value="-0.196694960817695" calcext:value-type="float">
            <text:p>-0.196694960817695</text:p>
          </table:table-cell>
          <table:table-cell/>
          <table:table-cell table:style-name="ce7" office:value-type="float" office:value="359.682918327155" calcext:value-type="float">
            <text:p>359.682918327155</text:p>
          </table:table-cell>
          <table:table-cell table:number-columns-repeated="985"/>
        </table:table-row>
        <table:table-row table:style-name="ro3">
          <table:table-cell table:style-name="ce3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T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/>
          <table:table-cell table:style-name="ce7" office:value-type="float" office:value="357.779661127242" calcext:value-type="float">
            <text:p>357.779661127242</text:p>
          </table:table-cell>
          <table:table-cell/>
          <table:table-cell table:style-name="ce3" office:value-type="float" office:value="1869" calcext:value-type="float">
            <text:p>18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4923805147409" calcext:value-type="float">
            <text:p>0.774923805147409</text:p>
          </table:table-cell>
          <table:table-cell table:style-name="ce1"/>
          <table:table-cell table:style-name="ce1" office:value-type="float" office:value="682353.493593697" calcext:value-type="float">
            <text:p>682353.493593697</text:p>
          </table:table-cell>
          <table:table-cell table:style-name="ce1"/>
          <table:table-cell table:style-name="ce1" table:formula="of:=[.AI84]-[.G84]" office:value-type="float" office:value="0.418593697133474" calcext:value-type="float">
            <text:p>0.418593697133474</text:p>
          </table:table-cell>
          <table:table-cell/>
          <table:table-cell table:style-name="ce7" office:value-type="float" office:value="359.474304169546" calcext:value-type="float">
            <text:p>359.474304169546</text:p>
          </table:table-cell>
          <table:table-cell table:number-columns-repeated="985"/>
        </table:table-row>
        <table:table-row table:style-name="ro3">
          <table:table-cell table:style-name="ce3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T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/>
          <table:table-cell table:style-name="ce7" office:value-type="float" office:value="358.36094335009" calcext:value-type="float">
            <text:p>358.36094335009</text:p>
          </table:table-cell>
          <table:table-cell/>
          <table:table-cell table:style-name="ce3" office:value-type="float" office:value="1870" calcext:value-type="float">
            <text:p>18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56114030629396" calcext:value-type="float">
            <text:p>0.156114030629396</text:p>
          </table:table-cell>
          <table:table-cell table:style-name="ce1"/>
          <table:table-cell table:style-name="ce1" office:value-type="float" office:value="682719.423025079" calcext:value-type="float">
            <text:p>682719.423025079</text:p>
          </table:table-cell>
          <table:table-cell table:style-name="ce1"/>
          <table:table-cell table:style-name="ce1" table:formula="of:=[.AI85]-[.G85]" office:value-type="float" office:value="1.0980250792345" calcext:value-type="float">
            <text:p>1.0980250792345</text:p>
          </table:table-cell>
          <table:table-cell/>
          <table:table-cell table:style-name="ce7" office:value-type="float" office:value="359.140555956418" calcext:value-type="float">
            <text:p>359.140555956418</text:p>
          </table:table-cell>
          <table:table-cell table:number-columns-repeated="985"/>
        </table:table-row>
        <table:table-row table:style-name="ro3">
          <table:table-cell table:style-name="ce3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T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/>
          <table:table-cell table:style-name="ce7" office:value-type="float" office:value="358.794718465157" calcext:value-type="float">
            <text:p>358.794718465157</text:p>
          </table:table-cell>
          <table:table-cell/>
          <table:table-cell table:style-name="ce3" office:value-type="float" office:value="1871" calcext:value-type="float">
            <text:p>18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47927125543356" calcext:value-type="float">
            <text:p>0.747927125543356</text:p>
          </table:table-cell>
          <table:table-cell table:style-name="ce1"/>
          <table:table-cell table:style-name="ce1" office:value-type="float" office:value="683085.508158283" calcext:value-type="float">
            <text:p>683085.508158283</text:p>
          </table:table-cell>
          <table:table-cell table:style-name="ce1"/>
          <table:table-cell table:style-name="ce1" table:formula="of:=[.AI86]-[.G86]" office:value-type="float" office:value="2.13315828272607" calcext:value-type="float">
            <text:p>2.13315828272607</text:p>
          </table:table-cell>
          <table:table-cell/>
          <table:table-cell table:style-name="ce7" office:value-type="float" office:value="358.686103891239" calcext:value-type="float">
            <text:p>358.686103891239</text:p>
          </table:table-cell>
          <table:table-cell table:number-columns-repeated="985"/>
        </table:table-row>
        <table:table-row table:style-name="ro3">
          <table:table-cell table:style-name="ce3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T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/>
          <table:table-cell table:style-name="ce7" office:value-type="float" office:value="359.809084784807" calcext:value-type="float">
            <text:p>359.809084784807</text:p>
          </table:table-cell>
          <table:table-cell/>
          <table:table-cell table:style-name="ce3" office:value-type="float" office:value="1872" calcext:value-type="float">
            <text:p>18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311328284442425" calcext:value-type="float">
            <text:p>0.031132828444243</text:p>
          </table:table-cell>
          <table:table-cell table:style-name="ce1"/>
          <table:table-cell table:style-name="ce1" office:value-type="float" office:value="683448.743077176" calcext:value-type="float">
            <text:p>683448.743077176</text:p>
          </table:table-cell>
          <table:table-cell table:style-name="ce1"/>
          <table:table-cell table:style-name="ce1" table:formula="of:=[.AI87]-[.G87]" office:value-type="float" office:value="-0.456922824378125" calcext:value-type="float">
            <text:p>-0.456922824378125</text:p>
          </table:table-cell>
          <table:table-cell/>
          <table:table-cell table:style-name="ce7" office:value-type="float" office:value="359.726027467335" calcext:value-type="float">
            <text:p>359.726027467335</text:p>
          </table:table-cell>
          <table:table-cell table:number-columns-repeated="985"/>
        </table:table-row>
        <table:table-row table:style-name="ro3">
          <table:table-cell table:style-name="ce3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T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/>
          <table:table-cell table:style-name="ce7" office:value-type="float" office:value="359.2946239433" calcext:value-type="float">
            <text:p>359.2946239433</text:p>
          </table:table-cell>
          <table:table-cell/>
          <table:table-cell table:style-name="ce3" office:value-type="float" office:value="1873" calcext:value-type="float">
            <text:p>18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4248652607203" calcext:value-type="float">
            <text:p>0.254248652607203</text:p>
          </table:table-cell>
          <table:table-cell table:style-name="ce1"/>
          <table:table-cell table:style-name="ce1" office:value-type="float" office:value="683814.439065451" calcext:value-type="float">
            <text:p>683814.439065451</text:p>
          </table:table-cell>
          <table:table-cell table:style-name="ce1"/>
          <table:table-cell table:style-name="ce1" table:formula="of:=[.AI88]-[.G88]" office:value-type="float" office:value="0.0723987834062427" calcext:value-type="float">
            <text:p>0.072398783406243</text:p>
          </table:table-cell>
          <table:table-cell/>
          <table:table-cell table:style-name="ce7" office:value-type="float" office:value="359.498886189098" calcext:value-type="float">
            <text:p>359.498886189098</text:p>
          </table:table-cell>
          <table:table-cell table:number-columns-repeated="985"/>
        </table:table-row>
        <table:table-row table:style-name="ro3">
          <table:table-cell table:style-name="ce3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T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/>
          <table:table-cell table:style-name="ce7" office:value-type="float" office:value="358.360778727947" calcext:value-type="float">
            <text:p>358.360778727947</text:p>
          </table:table-cell>
          <table:table-cell/>
          <table:table-cell table:style-name="ce3" office:value-type="float" office:value="1874" calcext:value-type="float">
            <text:p>18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88308973610401" calcext:value-type="float">
            <text:p>0.988308973610401</text:p>
          </table:table-cell>
          <table:table-cell table:style-name="ce1"/>
          <table:table-cell table:style-name="ce1" office:value-type="float" office:value="684180.386102992" calcext:value-type="float">
            <text:p>684180.386102992</text:p>
          </table:table-cell>
          <table:table-cell table:style-name="ce1"/>
          <table:table-cell table:style-name="ce1" table:formula="of:=[.AI89]-[.G89]" office:value-type="float" office:value="1.00276965938974" calcext:value-type="float">
            <text:p>1.00276965938974</text:p>
          </table:table-cell>
          <table:table-cell/>
          <table:table-cell table:style-name="ce7" office:value-type="float" office:value="359.146731462924" calcext:value-type="float">
            <text:p>359.146731462924</text:p>
          </table:table-cell>
          <table:table-cell table:number-columns-repeated="985"/>
        </table:table-row>
        <table:table-row table:style-name="ro3">
          <table:table-cell table:style-name="ce3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T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/>
          <table:table-cell table:style-name="ce7" office:value-type="float" office:value="357.263650677247" calcext:value-type="float">
            <text:p>357.263650677247</text:p>
          </table:table-cell>
          <table:table-cell/>
          <table:table-cell table:style-name="ce3" office:value-type="float" office:value="1875" calcext:value-type="float">
            <text:p>18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451350320130587" calcext:value-type="float">
            <text:p>0.451350320130587</text:p>
          </table:table-cell>
          <table:table-cell table:style-name="ce1"/>
          <table:table-cell table:style-name="ce1" office:value-type="float" office:value="684546.483646771" calcext:value-type="float">
            <text:p>684546.483646771</text:p>
          </table:table-cell>
          <table:table-cell table:style-name="ce1"/>
          <table:table-cell table:style-name="ce1" table:formula="of:=[.AI90]-[.G90]" office:value-type="float" office:value="2.13364677107893" calcext:value-type="float">
            <text:p>2.13364677107893</text:p>
          </table:table-cell>
          <table:table-cell/>
          <table:table-cell table:style-name="ce7" office:value-type="float" office:value="358.67525855404" calcext:value-type="float">
            <text:p>358.67525855404</text:p>
          </table:table-cell>
          <table:table-cell table:number-columns-repeated="985"/>
        </table:table-row>
        <table:table-row table:style-name="ro3">
          <table:table-cell table:style-name="ce3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T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/>
          <table:table-cell table:style-name="ce7" office:value-type="float" office:value="357.311295656749" calcext:value-type="float">
            <text:p>357.311295656749</text:p>
          </table:table-cell>
          <table:table-cell/>
          <table:table-cell table:style-name="ce3" office:value-type="float" office:value="1876" calcext:value-type="float">
            <text:p>18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96003869175911" calcext:value-type="float">
            <text:p>0.196003869175911</text:p>
          </table:table-cell>
          <table:table-cell table:style-name="ce1"/>
          <table:table-cell table:style-name="ce1" office:value-type="float" office:value="684909.678608336" calcext:value-type="float">
            <text:p>684909.678608336</text:p>
          </table:table-cell>
          <table:table-cell table:style-name="ce1"/>
          <table:table-cell table:style-name="ce1" table:formula="of:=[.AI91]-[.G91]" office:value-type="float" office:value="0.261941669043154" calcext:value-type="float">
            <text:p>0.261941669043154</text:p>
          </table:table-cell>
          <table:table-cell/>
          <table:table-cell table:style-name="ce7" office:value-type="float" office:value="359.766426521435" calcext:value-type="float">
            <text:p>359.766426521435</text:p>
          </table:table-cell>
          <table:table-cell table:number-columns-repeated="985"/>
        </table:table-row>
        <table:table-row table:style-name="ro3">
          <table:table-cell table:style-name="ce3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T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/>
          <table:table-cell table:style-name="ce7" office:value-type="float" office:value="356.800620165639" calcext:value-type="float">
            <text:p>356.800620165639</text:p>
          </table:table-cell>
          <table:table-cell/>
          <table:table-cell table:style-name="ce3" office:value-type="float" office:value="1877" calcext:value-type="float">
            <text:p>18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466750904917717" calcext:value-type="float">
            <text:p>0.466750904917717</text:p>
          </table:table-cell>
          <table:table-cell table:style-name="ce1"/>
          <table:table-cell table:style-name="ce1" office:value-type="float" office:value="685275.387824133" calcext:value-type="float">
            <text:p>685275.387824133</text:p>
          </table:table-cell>
          <table:table-cell table:style-name="ce1"/>
          <table:table-cell table:style-name="ce1" table:formula="of:=[.AI92]-[.G92]" office:value-type="float" office:value="0.129490799619816" calcext:value-type="float">
            <text:p>0.129490799619816</text:p>
          </table:table-cell>
          <table:table-cell/>
          <table:table-cell table:style-name="ce7" office:value-type="float" office:value="359.520697610604" calcext:value-type="float">
            <text:p>359.520697610604</text:p>
          </table:table-cell>
          <table:table-cell table:number-columns-repeated="985"/>
        </table:table-row>
        <table:table-row table:style-name="ro3">
          <table:table-cell table:style-name="ce3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T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/>
          <table:table-cell table:style-name="ce7" office:value-type="float" office:value="356.80528645742" calcext:value-type="float">
            <text:p>356.80528645742</text:p>
          </table:table-cell>
          <table:table-cell/>
          <table:table-cell table:style-name="ce3" office:value-type="float" office:value="1878" calcext:value-type="float">
            <text:p>18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327857822179794" calcext:value-type="float">
            <text:p>0.327857822179794</text:p>
          </table:table-cell>
          <table:table-cell table:style-name="ce1"/>
          <table:table-cell table:style-name="ce1" office:value-type="float" office:value="685641.351616568" calcext:value-type="float">
            <text:p>685641.351616568</text:p>
          </table:table-cell>
          <table:table-cell table:style-name="ce1"/>
          <table:table-cell table:style-name="ce1" table:formula="of:=[.AI93]-[.G93]" office:value-type="float" office:value="0.943283234955743" calcext:value-type="float">
            <text:p>0.943283234955743</text:p>
          </table:table-cell>
          <table:table-cell/>
          <table:table-cell table:style-name="ce7" office:value-type="float" office:value="359.150261757473" calcext:value-type="float">
            <text:p>359.150261757473</text:p>
          </table:table-cell>
          <table:table-cell table:number-columns-repeated="985"/>
        </table:table-row>
        <table:table-row table:style-name="ro3">
          <table:table-cell table:style-name="ce3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T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/>
          <table:table-cell table:style-name="ce7" office:value-type="float" office:value="357.240968194303" calcext:value-type="float">
            <text:p>357.240968194303</text:p>
          </table:table-cell>
          <table:table-cell/>
          <table:table-cell table:style-name="ce3" office:value-type="float" office:value="1879" calcext:value-type="float">
            <text:p>18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6322473064065" calcext:value-type="float">
            <text:p>0.66322473064065</text:p>
          </table:table-cell>
          <table:table-cell table:style-name="ce1"/>
          <table:table-cell table:style-name="ce1" office:value-type="float" office:value="686007.460182795" calcext:value-type="float">
            <text:p>686007.460182795</text:p>
          </table:table-cell>
          <table:table-cell table:style-name="ce1"/>
          <table:table-cell table:style-name="ce1" table:formula="of:=[.AI94]-[.G94]" office:value-type="float" office:value="1.96851612790488" calcext:value-type="float">
            <text:p>1.96851612790488</text:p>
          </table:table-cell>
          <table:table-cell/>
          <table:table-cell table:style-name="ce7" office:value-type="float" office:value="358.662080891344" calcext:value-type="float">
            <text:p>358.662080891344</text:p>
          </table:table-cell>
          <table:table-cell table:number-columns-repeated="985"/>
        </table:table-row>
        <table:table-row table:style-name="ro3">
          <table:table-cell table:style-name="ce3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T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/>
          <table:table-cell table:style-name="ce7" office:value-type="float" office:value="358.845638251936" calcext:value-type="float">
            <text:p>358.845638251936</text:p>
          </table:table-cell>
          <table:table-cell/>
          <table:table-cell table:style-name="ce3" office:value-type="float" office:value="1880" calcext:value-type="float">
            <text:p>18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203228071332" calcext:value-type="float">
            <text:p>0.80203228071332</text:p>
          </table:table-cell>
          <table:table-cell table:style-name="ce1"/>
          <table:table-cell table:style-name="ce1" office:value-type="float" office:value="686370.617918078" calcext:value-type="float">
            <text:p>686370.617918078</text:p>
          </table:table-cell>
          <table:table-cell table:style-name="ce1"/>
          <table:table-cell table:style-name="ce1" table:formula="of:=[.AI95]-[.G95]" office:value-type="float" office:value="0.192918077926151" calcext:value-type="float">
            <text:p>0.192918077926151</text:p>
          </table:table-cell>
          <table:table-cell/>
          <table:table-cell table:style-name="ce7" office:value-type="float" office:value="359.804095216167" calcext:value-type="float">
            <text:p>359.804095216167</text:p>
          </table:table-cell>
          <table:table-cell table:number-columns-repeated="985"/>
        </table:table-row>
        <table:table-row table:style-name="ro3">
          <table:table-cell table:style-name="ce3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T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/>
          <table:table-cell table:style-name="ce7" office:value-type="float" office:value="359.285484107517" calcext:value-type="float">
            <text:p>359.285484107517</text:p>
          </table:table-cell>
          <table:table-cell/>
          <table:table-cell table:style-name="ce3" office:value-type="float" office:value="1881" calcext:value-type="float">
            <text:p>18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7486255019903" calcext:value-type="float">
            <text:p>0.127486255019903</text:p>
          </table:table-cell>
          <table:table-cell table:style-name="ce1"/>
          <table:table-cell table:style-name="ce1" office:value-type="float" office:value="686736.339671865" calcext:value-type="float">
            <text:p>686736.339671865</text:p>
          </table:table-cell>
          <table:table-cell table:style-name="ce1"/>
          <table:table-cell table:style-name="ce1" table:formula="of:=[.AI96]-[.G96]" office:value-type="float" office:value="0.648005198454484" calcext:value-type="float">
            <text:p>0.648005198454484</text:p>
          </table:table-cell>
          <table:table-cell/>
          <table:table-cell table:style-name="ce7" office:value-type="float" office:value="359.539745091963" calcext:value-type="float">
            <text:p>359.539745091963</text:p>
          </table:table-cell>
          <table:table-cell table:number-columns-repeated="985"/>
        </table:table-row>
        <table:table-row table:style-name="ro3">
          <table:table-cell table:style-name="ce3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T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/>
          <table:table-cell table:style-name="ce7" office:value-type="float" office:value="359.310207113187" calcext:value-type="float">
            <text:p>359.310207113187</text:p>
          </table:table-cell>
          <table:table-cell/>
          <table:table-cell table:style-name="ce3" office:value-type="float" office:value="1882" calcext:value-type="float">
            <text:p>18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98564629256725" calcext:value-type="float">
            <text:p>0.898564629256725</text:p>
          </table:table-cell>
          <table:table-cell table:style-name="ce1"/>
          <table:table-cell table:style-name="ce1" office:value-type="float" office:value="687102.319374003" calcext:value-type="float">
            <text:p>687102.319374003</text:p>
          </table:table-cell>
          <table:table-cell table:style-name="ce1"/>
          <table:table-cell table:style-name="ce1" table:formula="of:=[.AI97]-[.G97]" office:value-type="float" office:value="1.54437400319148" calcext:value-type="float">
            <text:p>1.54437400319148</text:p>
          </table:table-cell>
          <table:table-cell/>
          <table:table-cell table:style-name="ce7" office:value-type="float" office:value="359.151181602243" calcext:value-type="float">
            <text:p>359.151181602243</text:p>
          </table:table-cell>
          <table:table-cell table:number-columns-repeated="985"/>
        </table:table-row>
        <table:table-row table:style-name="ro3">
          <table:table-cell table:style-name="ce3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T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/>
          <table:table-cell table:style-name="ce7" office:value-type="float" office:value="358.814732122948" calcext:value-type="float">
            <text:p>358.814732122948</text:p>
          </table:table-cell>
          <table:table-cell/>
          <table:table-cell table:style-name="ce3" office:value-type="float" office:value="1883" calcext:value-type="float">
            <text:p>18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0854025408625603" calcext:value-type="float">
            <text:p>0.08540254086256</text:p>
          </table:table-cell>
          <table:table-cell table:style-name="ce1"/>
          <table:table-cell table:style-name="ce1" office:value-type="float" office:value="687468.437559307" calcext:value-type="float">
            <text:p>687468.437559307</text:p>
          </table:table-cell>
          <table:table-cell table:style-name="ce1"/>
          <table:table-cell table:style-name="ce1" table:formula="of:=[.AI98]-[.G98]" office:value-type="float" office:value="1.68755930732004" calcext:value-type="float">
            <text:p>1.68755930732004</text:p>
          </table:table-cell>
          <table:table-cell/>
          <table:table-cell table:style-name="ce7" office:value-type="float" office:value="358.646632673459" calcext:value-type="float">
            <text:p>358.646632673459</text:p>
          </table:table-cell>
          <table:table-cell table:number-columns-repeated="985"/>
        </table:table-row>
        <table:table-row table:style-name="ro3">
          <table:table-cell table:style-name="ce3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T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/>
          <table:table-cell table:style-name="ce7" office:value-type="float" office:value="358.874506678949" calcext:value-type="float">
            <text:p>358.874506678949</text:p>
          </table:table-cell>
          <table:table-cell/>
          <table:table-cell table:style-name="ce3" office:value-type="float" office:value="1884" calcext:value-type="float">
            <text:p>18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9343777000904" calcext:value-type="float">
            <text:p>0.419343777000904</text:p>
          </table:table-cell>
          <table:table-cell table:style-name="ce1"/>
          <table:table-cell table:style-name="ce1" office:value-type="float" office:value="687831.560707878" calcext:value-type="float">
            <text:p>687831.560707878</text:p>
          </table:table-cell>
          <table:table-cell table:style-name="ce1"/>
          <table:table-cell table:style-name="ce1" table:formula="of:=[.AI99]-[.G99]" office:value-type="float" office:value="-0.339292122400366" calcext:value-type="float">
            <text:p>-0.339292122400366</text:p>
          </table:table-cell>
          <table:table-cell/>
          <table:table-cell table:style-name="ce7" office:value-type="float" office:value="359.839017126245" calcext:value-type="float">
            <text:p>359.839017126245</text:p>
          </table:table-cell>
          <table:table-cell table:number-columns-repeated="985"/>
        </table:table-row>
        <table:table-row table:style-name="ro3">
          <table:table-cell table:style-name="ce3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T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/>
          <table:table-cell table:style-name="ce7" office:value-type="float" office:value="357.784600280058" calcext:value-type="float">
            <text:p>357.784600280058</text:p>
          </table:table-cell>
          <table:table-cell/>
          <table:table-cell table:style-name="ce3" office:value-type="float" office:value="1885" calcext:value-type="float">
            <text:p>18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60187509655952" calcext:value-type="float">
            <text:p>0.960187509655952</text:p>
          </table:table-cell>
          <table:table-cell table:style-name="ce1"/>
          <table:table-cell table:style-name="ce1" office:value-type="float" office:value="688197.294416797" calcext:value-type="float">
            <text:p>688197.294416797</text:p>
          </table:table-cell>
          <table:table-cell table:style-name="ce1"/>
          <table:table-cell table:style-name="ce1" table:formula="of:=[.AI100]-[.G100]" office:value-type="float" office:value="0.394416796858422" calcext:value-type="float">
            <text:p>0.394416796858422</text:p>
          </table:table-cell>
          <table:table-cell/>
          <table:table-cell table:style-name="ce7" office:value-type="float" office:value="359.556039439757" calcext:value-type="float">
            <text:p>359.556039439757</text:p>
          </table:table-cell>
          <table:table-cell table:number-columns-repeated="985"/>
        </table:table-row>
        <table:table-row table:style-name="ro3">
          <table:table-cell table:style-name="ce3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T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/>
          <table:table-cell table:style-name="ce7" office:value-type="float" office:value="356.845171089582" calcext:value-type="float">
            <text:p>356.845171089582</text:p>
          </table:table-cell>
          <table:table-cell/>
          <table:table-cell table:style-name="ce3" office:value-type="float" office:value="1886" calcext:value-type="float">
            <text:p>18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0463435351849" calcext:value-type="float">
            <text:p>0.420463435351849</text:p>
          </table:table-cell>
          <table:table-cell table:style-name="ce1"/>
          <table:table-cell table:style-name="ce1" office:value-type="float" office:value="688563.289180877" calcext:value-type="float">
            <text:p>688563.289180877</text:p>
          </table:table-cell>
          <table:table-cell table:style-name="ce1"/>
          <table:table-cell table:style-name="ce1" table:formula="of:=[.AI101]-[.G101]" office:value-type="float" office:value="1.18918087740894" calcext:value-type="float">
            <text:p>1.18918087740894</text:p>
          </table:table-cell>
          <table:table-cell/>
          <table:table-cell table:style-name="ce7" office:value-type="float" office:value="359.149529897788" calcext:value-type="float">
            <text:p>359.149529897788</text:p>
          </table:table-cell>
          <table:table-cell table:number-columns-repeated="985"/>
        </table:table-row>
        <table:table-row table:style-name="ro3">
          <table:table-cell table:style-name="ce3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T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/>
          <table:table-cell table:style-name="ce7" office:value-type="float" office:value="356.330285410717" calcext:value-type="float">
            <text:p>356.330285410717</text:p>
          </table:table-cell>
          <table:table-cell/>
          <table:table-cell table:style-name="ce3" office:value-type="float" office:value="1887" calcext:value-type="float">
            <text:p>18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418460376560688" calcext:value-type="float">
            <text:p>0.418460376560688</text:p>
          </table:table-cell>
          <table:table-cell table:style-name="ce1"/>
          <table:table-cell table:style-name="ce1" office:value-type="float" office:value="688929.415568375" calcext:value-type="float">
            <text:p>688929.415568375</text:p>
          </table:table-cell>
          <table:table-cell table:style-name="ce1"/>
          <table:table-cell table:style-name="ce1" table:formula="of:=[.AI102]-[.G102]" office:value-type="float" office:value="2.19890170823783" calcext:value-type="float">
            <text:p>2.19890170823783</text:p>
          </table:table-cell>
          <table:table-cell/>
          <table:table-cell table:style-name="ce7" office:value-type="float" office:value="358.628979434607" calcext:value-type="float">
            <text:p>358.628979434607</text:p>
          </table:table-cell>
          <table:table-cell table:number-columns-repeated="985"/>
        </table:table-row>
        <table:table-row table:style-name="ro3">
          <table:table-cell table:style-name="ce3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T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/>
          <table:table-cell table:style-name="ce7" office:value-type="float" office:value="357.345271017279" calcext:value-type="float">
            <text:p>357.345271017279</text:p>
          </table:table-cell>
          <table:table-cell/>
          <table:table-cell table:style-name="ce3" office:value-type="float" office:value="1888" calcext:value-type="float">
            <text:p>18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642774425446987" calcext:value-type="float">
            <text:p>0.642774425446987</text:p>
          </table:table-cell>
          <table:table-cell table:style-name="ce1"/>
          <table:table-cell table:style-name="ce1" office:value-type="float" office:value="689292.506696371" calcext:value-type="float">
            <text:p>689292.506696371</text:p>
          </table:table-cell>
          <table:table-cell table:style-name="ce1"/>
          <table:table-cell table:style-name="ce1" table:formula="of:=[.AI103]-[.G103]" office:value-type="float" office:value="-0.551636961870827" calcext:value-type="float">
            <text:p>-0.551636961870827</text:p>
          </table:table-cell>
          <table:table-cell/>
          <table:table-cell table:style-name="ce7" office:value-type="float" office:value="359.871179735631" calcext:value-type="float">
            <text:p>359.871179735631</text:p>
          </table:table-cell>
          <table:table-cell table:number-columns-repeated="985"/>
        </table:table-row>
        <table:table-row table:style-name="ro3">
          <table:table-cell table:style-name="ce3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T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/>
          <table:table-cell table:style-name="ce7" office:value-type="float" office:value="357.783340766335" calcext:value-type="float">
            <text:p>357.783340766335</text:p>
          </table:table-cell>
          <table:table-cell/>
          <table:table-cell table:style-name="ce3" office:value-type="float" office:value="1889" calcext:value-type="float">
            <text:p>18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7020675987005" calcext:value-type="float">
            <text:p>0.697020675987005</text:p>
          </table:table-cell>
          <table:table-cell table:style-name="ce1"/>
          <table:table-cell table:style-name="ce1" office:value-type="float" office:value="689658.251872931" calcext:value-type="float">
            <text:p>689658.251872931</text:p>
          </table:table-cell>
          <table:table-cell table:style-name="ce1"/>
          <table:table-cell table:style-name="ce1" table:formula="of:=[.AI104]-[.G104]" office:value-type="float" office:value="0.026872931048274" calcext:value-type="float">
            <text:p>0.026872931048274</text:p>
          </table:table-cell>
          <table:table-cell/>
          <table:table-cell table:style-name="ce7" office:value-type="float" office:value="359.569595629062" calcext:value-type="float">
            <text:p>359.569595629062</text:p>
          </table:table-cell>
          <table:table-cell table:number-columns-repeated="985"/>
        </table:table-row>
        <table:table-row table:style-name="ro3">
          <table:table-cell table:style-name="ce3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T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/>
          <table:table-cell table:style-name="ce7" office:value-type="float" office:value="358.391182200226" calcext:value-type="float">
            <text:p>358.391182200226</text:p>
          </table:table-cell>
          <table:table-cell/>
          <table:table-cell table:style-name="ce3" office:value-type="float" office:value="1890" calcext:value-type="float">
            <text:p>18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09849952161312" calcext:value-type="float">
            <text:p>0.609849952161312</text:p>
          </table:table-cell>
          <table:table-cell table:style-name="ce1"/>
          <table:table-cell table:style-name="ce1" office:value-type="float" office:value="690024.260840174" calcext:value-type="float">
            <text:p>690024.260840174</text:p>
          </table:table-cell>
          <table:table-cell table:style-name="ce1"/>
          <table:table-cell table:style-name="ce1" table:formula="of:=[.AI105]-[.G105]" office:value-type="float" office:value="0.95250684057828" calcext:value-type="float">
            <text:p>0.95250684057828</text:p>
          </table:table-cell>
          <table:table-cell/>
          <table:table-cell table:style-name="ce7" office:value-type="float" office:value="359.145349651202" calcext:value-type="float">
            <text:p>359.145349651202</text:p>
          </table:table-cell>
          <table:table-cell table:number-columns-repeated="985"/>
        </table:table-row>
        <table:table-row table:style-name="ro3">
          <table:table-cell table:style-name="ce3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T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/>
          <table:table-cell table:style-name="ce7" office:value-type="float" office:value="358.846036232098" calcext:value-type="float">
            <text:p>358.846036232098</text:p>
          </table:table-cell>
          <table:table-cell/>
          <table:table-cell table:style-name="ce3" office:value-type="float" office:value="1891" calcext:value-type="float">
            <text:p>1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362618632614613" calcext:value-type="float">
            <text:p>0.362618632614613</text:p>
          </table:table-cell>
          <table:table-cell table:style-name="ce1"/>
          <table:table-cell table:style-name="ce1" office:value-type="float" office:value="690390.394001819" calcext:value-type="float">
            <text:p>690390.394001819</text:p>
          </table:table-cell>
          <table:table-cell table:style-name="ce1"/>
          <table:table-cell table:style-name="ce1" table:formula="of:=[.AI106]-[.G106]" office:value-type="float" office:value="2.10233515151776" calcext:value-type="float">
            <text:p>2.10233515151776</text:p>
          </table:table-cell>
          <table:table-cell/>
          <table:table-cell table:style-name="ce7" office:value-type="float" office:value="358.609190385327" calcext:value-type="float">
            <text:p>358.609190385327</text:p>
          </table:table-cell>
          <table:table-cell table:number-columns-repeated="985"/>
        </table:table-row>
        <table:table-row table:style-name="ro3">
          <table:table-cell table:style-name="ce3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T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/>
          <table:table-cell table:style-name="ce7" office:value-type="float" office:value="359.862272792103" calcext:value-type="float">
            <text:p>359.862272792103</text:p>
          </table:table-cell>
          <table:table-cell/>
          <table:table-cell table:style-name="ce3" office:value-type="float" office:value="1892" calcext:value-type="float">
            <text:p>18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0935984924435616" calcext:value-type="float">
            <text:p>0.093598492443562</text:p>
          </table:table-cell>
          <table:table-cell table:style-name="ce1"/>
          <table:table-cell table:style-name="ce1" office:value-type="float" office:value="690753.455620555" calcext:value-type="float">
            <text:p>690753.455620555</text:p>
          </table:table-cell>
          <table:table-cell table:style-name="ce1"/>
          <table:table-cell table:style-name="ce1" table:formula="of:=[.AI107]-[.G107]" office:value-type="float" office:value="-0.0360461125383154" calcext:value-type="float">
            <text:p>-0.036046112538315</text:p>
          </table:table-cell>
          <table:table-cell/>
          <table:table-cell table:style-name="ce7" office:value-type="float" office:value="359.900574493401" calcext:value-type="float">
            <text:p>359.900574493401</text:p>
          </table:table-cell>
          <table:table-cell table:number-columns-repeated="985"/>
        </table:table-row>
        <table:table-row table:style-name="ro3">
          <table:table-cell table:style-name="ce3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T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/>
          <table:table-cell table:style-name="ce7" office:value-type="float" office:value="359.367595956326" calcext:value-type="float">
            <text:p>359.367595956326</text:p>
          </table:table-cell>
          <table:table-cell/>
          <table:table-cell table:style-name="ce3" office:value-type="float" office:value="1893" calcext:value-type="float">
            <text:p>18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077971238642931" calcext:value-type="float">
            <text:p>0.077971238642931</text:p>
          </table:table-cell>
          <table:table-cell table:style-name="ce1"/>
          <table:table-cell table:style-name="ce1" office:value-type="float" office:value="691119.211859702" calcext:value-type="float">
            <text:p>691119.211859702</text:p>
          </table:table-cell>
          <table:table-cell table:style-name="ce1"/>
          <table:table-cell table:style-name="ce1" table:formula="of:=[.AI108]-[.G108]" office:value-type="float" office:value="0.703526369296014" calcext:value-type="float">
            <text:p>0.703526369296014</text:p>
          </table:table-cell>
          <table:table-cell/>
          <table:table-cell table:style-name="ce7" office:value-type="float" office:value="359.580432816197" calcext:value-type="float">
            <text:p>359.580432816197</text:p>
          </table:table-cell>
          <table:table-cell table:number-columns-repeated="985"/>
        </table:table-row>
        <table:table-row table:style-name="ro3">
          <table:table-cell table:style-name="ce3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T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/>
          <table:table-cell table:style-name="ce7" office:value-type="float" office:value="358.442504766208" calcext:value-type="float">
            <text:p>358.442504766208</text:p>
          </table:table-cell>
          <table:table-cell/>
          <table:table-cell table:style-name="ce3" office:value-type="float" office:value="1894" calcext:value-type="float">
            <text:p>18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79310731589794" calcext:value-type="float">
            <text:p>0.179310731589794</text:p>
          </table:table-cell>
          <table:table-cell table:style-name="ce1"/>
          <table:table-cell table:style-name="ce1" office:value-type="float" office:value="691485.234152299" calcext:value-type="float">
            <text:p>691485.234152299</text:p>
          </table:table-cell>
          <table:table-cell table:style-name="ce1"/>
          <table:table-cell table:style-name="ce1" table:formula="of:=[.AI109]-[.G109]" office:value-type="float" office:value="0.667485632118769" calcext:value-type="float">
            <text:p>0.667485632118769</text:p>
          </table:table-cell>
          <table:table-cell/>
          <table:table-cell table:style-name="ce7" office:value-type="float" office:value="359.138687936051" calcext:value-type="float">
            <text:p>359.138687936051</text:p>
          </table:table-cell>
          <table:table-cell table:number-columns-repeated="985"/>
        </table:table-row>
        <table:table-row table:style-name="ro3">
          <table:table-cell table:style-name="ce3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T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/>
          <table:table-cell table:style-name="ce7" office:value-type="float" office:value="357.350895337382" calcext:value-type="float">
            <text:p>357.350895337382</text:p>
          </table:table-cell>
          <table:table-cell/>
          <table:table-cell table:style-name="ce3" office:value-type="float" office:value="1895" calcext:value-type="float">
            <text:p>18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61859642714262" calcext:value-type="float">
            <text:p>0.61859642714262</text:p>
          </table:table-cell>
          <table:table-cell table:style-name="ce1"/>
          <table:table-cell table:style-name="ce1" office:value-type="float" office:value="691851.372651803" calcext:value-type="float">
            <text:p>691851.372651803</text:p>
          </table:table-cell>
          <table:table-cell table:style-name="ce1"/>
          <table:table-cell table:style-name="ce1" table:formula="of:=[.AI110]-[.G110]" office:value-type="float" office:value="1.72265180305112" calcext:value-type="float">
            <text:p>1.72265180305112</text:p>
          </table:table-cell>
          <table:table-cell/>
          <table:table-cell table:style-name="ce7" office:value-type="float" office:value="358.587338316617" calcext:value-type="float">
            <text:p>358.587338316617</text:p>
          </table:table-cell>
          <table:table-cell table:number-columns-repeated="985"/>
        </table:table-row>
        <table:table-row table:style-name="ro3">
          <table:table-cell table:style-name="ce3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T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/>
          <table:table-cell table:style-name="ce7" office:value-type="float" office:value="357.419218964438" calcext:value-type="float">
            <text:p>357.419218964438</text:p>
          </table:table-cell>
          <table:table-cell/>
          <table:table-cell table:style-name="ce3" office:value-type="float" office:value="1896" calcext:value-type="float">
            <text:p>18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420350708067417" calcext:value-type="float">
            <text:p>0.420350708067417</text:p>
          </table:table-cell>
          <table:table-cell table:style-name="ce1"/>
          <table:table-cell table:style-name="ce1" office:value-type="float" office:value="692214.407236355" calcext:value-type="float">
            <text:p>692214.407236355</text:p>
          </table:table-cell>
          <table:table-cell table:style-name="ce1"/>
          <table:table-cell table:style-name="ce1" table:formula="of:=[.AI111]-[.G111]" office:value-type="float" office:value="-0.0594303123652935" calcext:value-type="float">
            <text:p>-0.059430312365294</text:p>
          </table:table-cell>
          <table:table-cell/>
          <table:table-cell table:style-name="ce7" office:value-type="float" office:value="359.927196864045" calcext:value-type="float">
            <text:p>359.927196864045</text:p>
          </table:table-cell>
          <table:table-cell table:number-columns-repeated="985"/>
        </table:table-row>
        <table:table-row table:style-name="ro3">
          <table:table-cell table:style-name="ce3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T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/>
          <table:table-cell table:style-name="ce7" office:value-type="float" office:value="356.90655609325" calcext:value-type="float">
            <text:p>356.90655609325</text:p>
          </table:table-cell>
          <table:table-cell/>
          <table:table-cell table:style-name="ce3" office:value-type="float" office:value="1897" calcext:value-type="float">
            <text:p>18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49932543933392" calcext:value-type="float">
            <text:p>0.849932543933392</text:p>
          </table:table-cell>
          <table:table-cell table:style-name="ce1"/>
          <table:table-cell table:style-name="ce1" office:value-type="float" office:value="692580.174201342" calcext:value-type="float">
            <text:p>692580.174201342</text:p>
          </table:table-cell>
          <table:table-cell table:style-name="ce1"/>
          <table:table-cell table:style-name="ce1" table:formula="of:=[.AI112]-[.G112]" office:value-type="float" office:value="0.574201342067681" calcext:value-type="float">
            <text:p>0.574201342067681</text:p>
          </table:table-cell>
          <table:table-cell/>
          <table:table-cell table:style-name="ce7" office:value-type="float" office:value="359.588574344077" calcext:value-type="float">
            <text:p>359.588574344077</text:p>
          </table:table-cell>
          <table:table-cell table:number-columns-repeated="985"/>
        </table:table-row>
        <table:table-row table:style-name="ro3">
          <table:table-cell table:style-name="ce3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T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/>
          <table:table-cell table:style-name="ce7" office:value-type="float" office:value="356.920558589576" calcext:value-type="float">
            <text:p>356.920558589576</text:p>
          </table:table-cell>
          <table:table-cell/>
          <table:table-cell table:style-name="ce3" office:value-type="float" office:value="1898" calcext:value-type="float">
            <text:p>18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37776474654675" calcext:value-type="float">
            <text:p>0.837776474654675</text:p>
          </table:table-cell>
          <table:table-cell table:style-name="ce1"/>
          <table:table-cell table:style-name="ce1" office:value-type="float" office:value="692946.208915123" calcext:value-type="float">
            <text:p>692946.208915123</text:p>
          </table:table-cell>
          <table:table-cell table:style-name="ce1"/>
          <table:table-cell table:style-name="ce1" table:formula="of:=[.AI113]-[.G113]" office:value-type="float" office:value="1.52558178955223" calcext:value-type="float">
            <text:p>1.52558178955223</text:p>
          </table:table-cell>
          <table:table-cell/>
          <table:table-cell table:style-name="ce7" office:value-type="float" office:value="359.129595844031" calcext:value-type="float">
            <text:p>359.129595844031</text:p>
          </table:table-cell>
          <table:table-cell table:number-columns-repeated="985"/>
        </table:table-row>
        <table:table-row table:style-name="ro3">
          <table:table-cell table:style-name="ce3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T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/>
          <table:table-cell table:style-name="ce7" office:value-type="float" office:value="357.369860031627" calcext:value-type="float">
            <text:p>357.369860031627</text:p>
          </table:table-cell>
          <table:table-cell/>
          <table:table-cell table:style-name="ce3" office:value-type="float" office:value="1899" calcext:value-type="float">
            <text:p>18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88379216194153" calcext:value-type="float">
            <text:p>0.888379216194153</text:p>
          </table:table-cell>
          <table:table-cell table:style-name="ce1"/>
          <table:table-cell table:style-name="ce1" office:value-type="float" office:value="693312.351311374" calcext:value-type="float">
            <text:p>693312.351311374</text:p>
          </table:table-cell>
          <table:table-cell table:style-name="ce1"/>
          <table:table-cell table:style-name="ce1" table:formula="of:=[.AI114]-[.G114]" office:value-type="float" office:value="1.79297804145608" calcext:value-type="float">
            <text:p>1.79297804145608</text:p>
          </table:table-cell>
          <table:table-cell/>
          <table:table-cell table:style-name="ce7" office:value-type="float" office:value="358.563499496153" calcext:value-type="float">
            <text:p>358.563499496153</text:p>
          </table:table-cell>
          <table:table-cell table:number-columns-repeated="985"/>
        </table:table-row>
        <table:table-row table:style-name="ro3">
          <table:table-cell table:style-name="ce3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T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/>
          <table:table-cell table:style-name="ce7" office:value-type="float" office:value="357.976485598992" calcext:value-type="float">
            <text:p>357.976485598992</text:p>
          </table:table-cell>
          <table:table-cell/>
          <table:table-cell table:style-name="ce3" office:value-type="float" office:value="1900" calcext:value-type="float">
            <text:p>1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451891239732504" calcext:value-type="float">
            <text:p>0.451891239732504</text:p>
          </table:table-cell>
          <table:table-cell table:style-name="ce1"/>
          <table:table-cell table:style-name="ce1" office:value-type="float" office:value="693678.357258258" calcext:value-type="float">
            <text:p>693678.357258258</text:p>
          </table:table-cell>
          <table:table-cell table:style-name="ce1"/>
          <table:table-cell table:style-name="ce1" table:formula="of:=[.AI115]-[.G115]" office:value-type="float" office:value="2.66559159080498" calcext:value-type="float">
            <text:p>2.66559159080498</text:p>
          </table:table-cell>
          <table:table-cell/>
          <table:table-cell table:style-name="ce7" office:value-type="float" office:value="357.911418913596" calcext:value-type="float">
            <text:p>357.911418913596</text:p>
          </table:table-cell>
          <table:table-cell table:number-columns-repeated="985"/>
        </table:table-row>
        <table:table-row table:style-name="ro3">
          <table:table-cell table:style-name="ce3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T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/>
          <table:table-cell table:style-name="ce7" office:value-type="float" office:value="358.430922131556" calcext:value-type="float">
            <text:p>358.430922131556</text:p>
          </table:table-cell>
          <table:table-cell/>
          <table:table-cell table:style-name="ce3" office:value-type="float" office:value="1901" calcext:value-type="float">
            <text:p>19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49067661166191" calcext:value-type="float">
            <text:p>0.549067661166191</text:p>
          </table:table-cell>
          <table:table-cell table:style-name="ce1"/>
          <table:table-cell table:style-name="ce1" office:value-type="float" office:value="694044.046909075" calcext:value-type="float">
            <text:p>694044.046909075</text:p>
          </table:table-cell>
          <table:table-cell table:style-name="ce1"/>
          <table:table-cell table:style-name="ce1" table:formula="of:=[.AI116]-[.G116]" office:value-type="float" office:value="3.37190907471813" calcext:value-type="float">
            <text:p>3.37190907471813</text:p>
          </table:table-cell>
          <table:table-cell/>
          <table:table-cell table:style-name="ce7" office:value-type="float" office:value="357.201054967181" calcext:value-type="float">
            <text:p>357.201054967181</text:p>
          </table:table-cell>
          <table:table-cell table:number-columns-repeated="985"/>
        </table:table-row>
        <table:table-row table:style-name="ro3">
          <table:table-cell table:style-name="ce3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T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/>
          <table:table-cell table:style-name="ce7" office:value-type="float" office:value="358.459473024515" calcext:value-type="float">
            <text:p>358.459473024515</text:p>
          </table:table-cell>
          <table:table-cell/>
          <table:table-cell table:style-name="ce3" office:value-type="float" office:value="1902" calcext:value-type="float">
            <text:p>1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77407722920179" calcext:value-type="float">
            <text:p>0.177407722920179</text:p>
          </table:table-cell>
          <table:table-cell table:style-name="ce1"/>
          <table:table-cell table:style-name="ce1" office:value-type="float" office:value="694409.407762089" calcext:value-type="float">
            <text:p>694409.407762089</text:p>
          </table:table-cell>
          <table:table-cell table:style-name="ce1"/>
          <table:table-cell table:style-name="ce1" table:formula="of:=[.AI117]-[.G117]" office:value-type="float" office:value="3.59942875569686" calcext:value-type="float">
            <text:p>3.59942875569686</text:p>
          </table:table-cell>
          <table:table-cell/>
          <table:table-cell table:style-name="ce7" office:value-type="float" office:value="356.46467195506" calcext:value-type="float">
            <text:p>356.46467195506</text:p>
          </table:table-cell>
          <table:table-cell table:number-columns-repeated="985"/>
        </table:table-row>
        <table:table-row table:style-name="ro3">
          <table:table-cell table:style-name="ce3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T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/>
          <table:table-cell table:style-name="ce7" office:value-type="float" office:value="357.95808295477" calcext:value-type="float">
            <text:p>357.95808295477</text:p>
          </table:table-cell>
          <table:table-cell/>
          <table:table-cell table:style-name="ce3" office:value-type="float" office:value="1903" calcext:value-type="float">
            <text:p>19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95567911118269" calcext:value-type="float">
            <text:p>0.795567911118269</text:p>
          </table:table-cell>
          <table:table-cell table:style-name="ce1"/>
          <table:table-cell table:style-name="ce1" office:value-type="float" office:value="694774.569996922" calcext:value-type="float">
            <text:p>694774.569996922</text:p>
          </table:table-cell>
          <table:table-cell table:style-name="ce1"/>
          <table:table-cell table:style-name="ce1" table:formula="of:=[.AI118]-[.G118]" office:value-type="float" office:value="3.52833025518339" calcext:value-type="float">
            <text:p>3.52833025518339</text:p>
          </table:table-cell>
          <table:table-cell/>
          <table:table-cell table:style-name="ce7" office:value-type="float" office:value="355.73659985931" calcext:value-type="float">
            <text:p>355.73659985931</text:p>
          </table:table-cell>
          <table:table-cell table:number-columns-repeated="985"/>
        </table:table-row>
        <table:table-row table:style-name="ro3">
          <table:table-cell table:style-name="ce3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T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/>
          <table:table-cell table:style-name="ce7" office:value-type="float" office:value="358.029414175064" calcext:value-type="float">
            <text:p>358.029414175064</text:p>
          </table:table-cell>
          <table:table-cell/>
          <table:table-cell table:style-name="ce3" office:value-type="float" office:value="1904" calcext:value-type="float">
            <text:p>19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923817690461874" calcext:value-type="float">
            <text:p>0.923817690461874</text:p>
          </table:table-cell>
          <table:table-cell table:style-name="ce1"/>
          <table:table-cell table:style-name="ce1" office:value-type="float" office:value="695139.328419318" calcext:value-type="float">
            <text:p>695139.328419318</text:p>
          </table:table-cell>
          <table:table-cell table:style-name="ce1"/>
          <table:table-cell table:style-name="ce1" table:formula="of:=[.AI119]-[.G119]" office:value-type="float" office:value="2.36175265081692" calcext:value-type="float">
            <text:p>2.36175265081692</text:p>
          </table:table-cell>
          <table:table-cell/>
          <table:table-cell table:style-name="ce7" office:value-type="float" office:value="357.875133403737" calcext:value-type="float">
            <text:p>357.875133403737</text:p>
          </table:table-cell>
          <table:table-cell table:number-columns-repeated="985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T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/>
          <table:table-cell table:style-name="ce7" office:value-type="float" office:value="356.932847112643" calcext:value-type="float">
            <text:p>356.932847112643</text:p>
          </table:table-cell>
          <table:table-cell/>
          <table:table-cell table:style-name="ce3" office:value-type="float" office:value="1905" calcext:value-type="float">
            <text:p>19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3996023312211" calcext:value-type="float">
            <text:p>0.13996023312211</text:p>
          </table:table-cell>
          <table:table-cell table:style-name="ce1"/>
          <table:table-cell table:style-name="ce1" office:value-type="float" office:value="695505.011208306" calcext:value-type="float">
            <text:p>695505.011208306</text:p>
          </table:table-cell>
          <table:table-cell table:style-name="ce1"/>
          <table:table-cell table:style-name="ce1" table:formula="of:=[.AI120]-[.G120]" office:value-type="float" office:value="2.81120830576401" calcext:value-type="float">
            <text:p>2.81120830576401</text:p>
          </table:table-cell>
          <table:table-cell/>
          <table:table-cell table:style-name="ce7" office:value-type="float" office:value="357.158787460136" calcext:value-type="float">
            <text:p>357.158787460136</text:p>
          </table:table-cell>
          <table:table-cell table:number-columns-repeated="985"/>
        </table:table-row>
        <table:table-row table:style-name="ro3">
          <table:table-cell table:style-name="ce3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T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/>
          <table:table-cell table:style-name="ce7" office:value-type="float" office:value="355.994881692895" calcext:value-type="float">
            <text:p>355.994881692895</text:p>
          </table:table-cell>
          <table:table-cell/>
          <table:table-cell table:style-name="ce3" office:value-type="float" office:value="1906" calcext:value-type="float">
            <text:p>19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58456456661224" calcext:value-type="float">
            <text:p>0.458456456661224</text:p>
          </table:table-cell>
          <table:table-cell table:style-name="ce1"/>
          <table:table-cell table:style-name="ce1" office:value-type="float" office:value="695870.376707261" calcext:value-type="float">
            <text:p>695870.376707261</text:p>
          </table:table-cell>
          <table:table-cell table:style-name="ce1"/>
          <table:table-cell table:style-name="ce1" table:formula="of:=[.AI121]-[.G121]" office:value-type="float" office:value="2.99337392847519" calcext:value-type="float">
            <text:p>2.99337392847519</text:p>
          </table:table-cell>
          <table:table-cell/>
          <table:table-cell table:style-name="ce7" office:value-type="float" office:value="356.42145340076" calcext:value-type="float">
            <text:p>356.42145340076</text:p>
          </table:table-cell>
          <table:table-cell table:number-columns-repeated="985"/>
        </table:table-row>
        <table:table-row table:style-name="ro3">
          <table:table-cell table:style-name="ce3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T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/>
          <table:table-cell table:style-name="ce7" office:value-type="float" office:value="355.489481344783" calcext:value-type="float">
            <text:p>355.489481344783</text:p>
          </table:table-cell>
          <table:table-cell/>
          <table:table-cell table:style-name="ce3" office:value-type="float" office:value="1907" calcext:value-type="float">
            <text:p>19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7771201133728" calcext:value-type="float">
            <text:p>0.187771201133728</text:p>
          </table:table-cell>
          <table:table-cell table:style-name="ce1"/>
          <table:table-cell table:style-name="ce1" office:value-type="float" office:value="696235.557074841" calcext:value-type="float">
            <text:p>696235.557074841</text:p>
          </table:table-cell>
          <table:table-cell table:style-name="ce1"/>
          <table:table-cell table:style-name="ce1" table:formula="of:=[.AI122]-[.G122]" office:value-type="float" office:value="3.25707484106533" calcext:value-type="float">
            <text:p>3.25707484106533</text:p>
          </table:table-cell>
          <table:table-cell/>
          <table:table-cell table:style-name="ce7" office:value-type="float" office:value="355.697537041103" calcext:value-type="float">
            <text:p>355.697537041103</text:p>
          </table:table-cell>
          <table:table-cell table:number-columns-repeated="985"/>
        </table:table-row>
        <table:table-row table:style-name="ro3">
          <table:table-cell table:style-name="ce3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T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/>
          <table:table-cell table:style-name="ce7" office:value-type="float" office:value="356.493076820712" calcext:value-type="float">
            <text:p>356.493076820712</text:p>
          </table:table-cell>
          <table:table-cell/>
          <table:table-cell table:style-name="ce3" office:value-type="float" office:value="1908" calcext:value-type="float">
            <text:p>19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53143872320652" calcext:value-type="float">
            <text:p>0.53143872320652</text:p>
          </table:table-cell>
          <table:table-cell table:style-name="ce1"/>
          <table:table-cell table:style-name="ce1" office:value-type="float" office:value="696600.298285721" calcext:value-type="float">
            <text:p>696600.298285721</text:p>
          </table:table-cell>
          <table:table-cell table:style-name="ce1"/>
          <table:table-cell table:style-name="ce1" table:formula="of:=[.AI123]-[.G123]" office:value-type="float" office:value="2.84828572138213" calcext:value-type="float">
            <text:p>2.84828572138213</text:p>
          </table:table-cell>
          <table:table-cell/>
          <table:table-cell table:style-name="ce7" office:value-type="float" office:value="357.837656047439" calcext:value-type="float">
            <text:p>357.837656047439</text:p>
          </table:table-cell>
          <table:table-cell table:number-columns-repeated="985"/>
        </table:table-row>
        <table:table-row table:style-name="ro3">
          <table:table-cell table:style-name="ce3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T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/>
          <table:table-cell table:style-name="ce7" office:value-type="float" office:value="356.936730239679" calcext:value-type="float">
            <text:p>356.936730239679</text:p>
          </table:table-cell>
          <table:table-cell/>
          <table:table-cell table:style-name="ce3" office:value-type="float" office:value="1909" calcext:value-type="float">
            <text:p>19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.000813908874988556" calcext:value-type="float">
            <text:p>0.000813908874989</text:p>
          </table:table-cell>
          <table:table-cell table:style-name="ce1"/>
          <table:table-cell table:style-name="ce1" office:value-type="float" office:value="696965.974306121" calcext:value-type="float">
            <text:p>696965.974306121</text:p>
          </table:table-cell>
          <table:table-cell table:style-name="ce1"/>
          <table:table-cell table:style-name="ce1" table:formula="of:=[.AI124]-[.G124]" office:value-type="float" office:value="3.50763945374638" calcext:value-type="float">
            <text:p>3.50763945374638</text:p>
          </table:table-cell>
          <table:table-cell/>
          <table:table-cell table:style-name="ce7" office:value-type="float" office:value="357.116054317196" calcext:value-type="float">
            <text:p>357.116054317196</text:p>
          </table:table-cell>
          <table:table-cell table:number-columns-repeated="985"/>
        </table:table-row>
        <table:table-row table:style-name="ro3">
          <table:table-cell table:style-name="ce3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T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/>
          <table:table-cell table:style-name="ce7" office:value-type="float" office:value="357.546489556524" calcext:value-type="float">
            <text:p>357.546489556524</text:p>
          </table:table-cell>
          <table:table-cell/>
          <table:table-cell table:style-name="ce3" office:value-type="float" office:value="1910" calcext:value-type="float">
            <text:p>19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50038531422615" calcext:value-type="float">
            <text:p>0.550038531422615</text:p>
          </table:table-cell>
          <table:table-cell table:style-name="ce1"/>
          <table:table-cell table:style-name="ce1" office:value-type="float" office:value="697331.344826416" calcext:value-type="float">
            <text:p>697331.344826416</text:p>
          </table:table-cell>
          <table:table-cell table:style-name="ce1"/>
          <table:table-cell table:style-name="ce1" table:formula="of:=[.AI125]-[.G125]" office:value-type="float" office:value="3.79482641560026" calcext:value-type="float">
            <text:p>3.79482641560026</text:p>
          </table:table-cell>
          <table:table-cell/>
          <table:table-cell table:style-name="ce7" office:value-type="float" office:value="356.378532529851" calcext:value-type="float">
            <text:p>356.378532529851</text:p>
          </table:table-cell>
          <table:table-cell table:number-columns-repeated="985"/>
        </table:table-row>
        <table:table-row table:style-name="ro3">
          <table:table-cell table:style-name="ce3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T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/>
          <table:table-cell table:style-name="ce7" office:value-type="float" office:value="357.997038909045" calcext:value-type="float">
            <text:p>357.997038909045</text:p>
          </table:table-cell>
          <table:table-cell/>
          <table:table-cell table:style-name="ce3" office:value-type="float" office:value="1911" calcext:value-type="float">
            <text:p>19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35825035721064" calcext:value-type="float">
            <text:p>0.735825035721064</text:p>
          </table:table-cell>
          <table:table-cell table:style-name="ce1"/>
          <table:table-cell table:style-name="ce1" office:value-type="float" office:value="697696.542872101" calcext:value-type="float">
            <text:p>697696.542872101</text:p>
          </table:table-cell>
          <table:table-cell table:style-name="ce1"/>
          <table:table-cell table:style-name="ce1" table:formula="of:=[.AI126]-[.G126]" office:value-type="float" office:value="2.93453876767308" calcext:value-type="float">
            <text:p>2.93453876767308</text:p>
          </table:table-cell>
          <table:table-cell/>
          <table:table-cell table:style-name="ce7" office:value-type="float" office:value="355.65951147246" calcext:value-type="float">
            <text:p>355.65951147246</text:p>
          </table:table-cell>
          <table:table-cell table:number-columns-repeated="985"/>
        </table:table-row>
        <table:table-row table:style-name="ro3">
          <table:table-cell table:style-name="ce3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T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/>
          <table:table-cell table:style-name="ce7" office:value-type="float" office:value="359.029794797891" calcext:value-type="float">
            <text:p>359.029794797891</text:p>
          </table:table-cell>
          <table:table-cell/>
          <table:table-cell table:style-name="ce3" office:value-type="float" office:value="1912" calcext:value-type="float">
            <text:p>19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743951685726643" calcext:value-type="float">
            <text:p>0.074395168572664</text:p>
          </table:table-cell>
          <table:table-cell table:style-name="ce1"/>
          <table:table-cell table:style-name="ce1" office:value-type="float" office:value="698061.26671833" calcext:value-type="float">
            <text:p>698061.26671833</text:p>
          </table:table-cell>
          <table:table-cell table:style-name="ce1"/>
          <table:table-cell table:style-name="ce1" table:formula="of:=[.AI127]-[.G127]" office:value-type="float" office:value="2.82505166297778" calcext:value-type="float">
            <text:p>2.82505166297778</text:p>
          </table:table-cell>
          <table:table-cell/>
          <table:table-cell table:style-name="ce7" office:value-type="float" office:value="357.799090012363" calcext:value-type="float">
            <text:p>357.799090012363</text:p>
          </table:table-cell>
          <table:table-cell table:number-columns-repeated="985"/>
        </table:table-row>
        <table:table-row table:style-name="ro3">
          <table:table-cell table:style-name="ce3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T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/>
          <table:table-cell table:style-name="ce7" office:value-type="float" office:value="358.535309419232" calcext:value-type="float">
            <text:p>358.535309419232</text:p>
          </table:table-cell>
          <table:table-cell/>
          <table:table-cell table:style-name="ce3" office:value-type="float" office:value="1913" calcext:value-type="float">
            <text:p>19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937274985015392" calcext:value-type="float">
            <text:p>0.937274985015392</text:p>
          </table:table-cell>
          <table:table-cell table:style-name="ce1"/>
          <table:table-cell table:style-name="ce1" office:value-type="float" office:value="698426.936067552" calcext:value-type="float">
            <text:p>698426.936067552</text:p>
          </table:table-cell>
          <table:table-cell table:style-name="ce1"/>
          <table:table-cell table:style-name="ce1" table:formula="of:=[.AI128]-[.G128]" office:value-type="float" office:value="3.42773421911988" calcext:value-type="float">
            <text:p>3.42773421911988</text:p>
          </table:table-cell>
          <table:table-cell/>
          <table:table-cell table:style-name="ce7" office:value-type="float" office:value="357.072967974681" calcext:value-type="float">
            <text:p>357.072967974681</text:p>
          </table:table-cell>
          <table:table-cell table:number-columns-repeated="985"/>
        </table:table-row>
        <table:table-row table:style-name="ro3">
          <table:table-cell table:style-name="ce3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T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/>
          <table:table-cell table:style-name="ce7" office:value-type="float" office:value="357.609621823478" calcext:value-type="float">
            <text:p>357.609621823478</text:p>
          </table:table-cell>
          <table:table-cell/>
          <table:table-cell table:style-name="ce3" office:value-type="float" office:value="1914" calcext:value-type="float">
            <text:p>19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547151118516922" calcext:value-type="float">
            <text:p>0.054715111851692</text:p>
          </table:table-cell>
          <table:table-cell table:style-name="ce1"/>
          <table:table-cell table:style-name="ce1" office:value-type="float" office:value="698792.311843552" calcext:value-type="float">
            <text:p>698792.311843552</text:p>
          </table:table-cell>
          <table:table-cell table:style-name="ce1"/>
          <table:table-cell table:style-name="ce1" table:formula="of:=[.AI129]-[.G129]" office:value-type="float" office:value="3.67017688520718" calcext:value-type="float">
            <text:p>3.67017688520718</text:p>
          </table:table-cell>
          <table:table-cell/>
          <table:table-cell table:style-name="ce7" office:value-type="float" office:value="356.336022111749" calcext:value-type="float">
            <text:p>356.336022111749</text:p>
          </table:table-cell>
          <table:table-cell table:number-columns-repeated="985"/>
        </table:table-row>
        <table:table-row table:style-name="ro3">
          <table:table-cell table:style-name="ce3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T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/>
          <table:table-cell table:style-name="ce7" office:value-type="float" office:value="356.525299503708" calcext:value-type="float">
            <text:p>356.525299503708</text:p>
          </table:table-cell>
          <table:table-cell/>
          <table:table-cell table:style-name="ce3" office:value-type="float" office:value="1915" calcext:value-type="float">
            <text:p>19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38122584670782" calcext:value-type="float">
            <text:p>0.638122584670782</text:p>
          </table:table-cell>
          <table:table-cell table:style-name="ce1"/>
          <table:table-cell table:style-name="ce1" office:value-type="float" office:value="699157.52683203" calcext:value-type="float">
            <text:p>699157.52683203</text:p>
          </table:table-cell>
          <table:table-cell table:style-name="ce1"/>
          <table:table-cell table:style-name="ce1" table:formula="of:=[.AI130]-[.G130]" office:value-type="float" office:value="3.01016536261886" calcext:value-type="float">
            <text:p>3.01016536261886</text:p>
          </table:table-cell>
          <table:table-cell/>
          <table:table-cell table:style-name="ce7" office:value-type="float" office:value="355.622627282759" calcext:value-type="float">
            <text:p>355.622627282759</text:p>
          </table:table-cell>
          <table:table-cell table:number-columns-repeated="985"/>
        </table:table-row>
        <table:table-row table:style-name="ro3">
          <table:table-cell table:style-name="ce3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T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/>
          <table:table-cell table:style-name="ce7" office:value-type="float" office:value="356.579334642338" calcext:value-type="float">
            <text:p>356.579334642338</text:p>
          </table:table-cell>
          <table:table-cell/>
          <table:table-cell table:style-name="ce3" office:value-type="float" office:value="1916" calcext:value-type="float">
            <text:p>19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349730473011732" calcext:value-type="float">
            <text:p>0.349730473011732</text:p>
          </table:table-cell>
          <table:table-cell table:style-name="ce1"/>
          <table:table-cell table:style-name="ce1" office:value-type="float" office:value="699522.233576202" calcext:value-type="float">
            <text:p>699522.233576202</text:p>
          </table:table-cell>
          <table:table-cell table:style-name="ce1"/>
          <table:table-cell table:style-name="ce1" table:formula="of:=[.AI131]-[.G131]" office:value-type="float" office:value="2.53357620176394" calcext:value-type="float">
            <text:p>2.53357620176394</text:p>
          </table:table-cell>
          <table:table-cell/>
          <table:table-cell table:style-name="ce7" office:value-type="float" office:value="357.759540377104" calcext:value-type="float">
            <text:p>357.759540377104</text:p>
          </table:table-cell>
          <table:table-cell table:number-columns-repeated="985"/>
        </table:table-row>
        <table:table-row table:style-name="ro3">
          <table:table-cell table:style-name="ce3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T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/>
          <table:table-cell table:style-name="ce7" office:value-type="float" office:value="356.067599413567" calcext:value-type="float">
            <text:p>356.067599413567</text:p>
          </table:table-cell>
          <table:table-cell/>
          <table:table-cell table:style-name="ce3" office:value-type="float" office:value="1917" calcext:value-type="float">
            <text:p>19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28104300796986" calcext:value-type="float">
            <text:p>0.728104300796986</text:p>
          </table:table-cell>
          <table:table-cell table:style-name="ce1"/>
          <table:table-cell table:style-name="ce1" office:value-type="float" office:value="699887.896338961" calcext:value-type="float">
            <text:p>699887.896338961</text:p>
          </table:table-cell>
          <table:table-cell table:style-name="ce1"/>
          <table:table-cell table:style-name="ce1" table:formula="of:=[.AI132]-[.G132]" office:value-type="float" office:value="3.11300562834367" calcext:value-type="float">
            <text:p>3.11300562834367</text:p>
          </table:table-cell>
          <table:table-cell/>
          <table:table-cell table:style-name="ce7" office:value-type="float" office:value="357.029641495648" calcext:value-type="float">
            <text:p>357.029641495648</text:p>
          </table:table-cell>
          <table:table-cell table:number-columns-repeated="985"/>
        </table:table-row>
        <table:table-row table:style-name="ro3">
          <table:table-cell table:style-name="ce3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T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/>
          <table:table-cell table:style-name="ce7" office:value-type="float" office:value="356.083104602738" calcext:value-type="float">
            <text:p>356.083104602738</text:p>
          </table:table-cell>
          <table:table-cell/>
          <table:table-cell table:style-name="ce3" office:value-type="float" office:value="1918" calcext:value-type="float">
            <text:p>19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19303515553474" calcext:value-type="float">
            <text:p>0.519303515553474</text:p>
          </table:table-cell>
          <table:table-cell table:style-name="ce1"/>
          <table:table-cell table:style-name="ce1" office:value-type="float" office:value="700253.277443961" calcext:value-type="float">
            <text:p>700253.277443961</text:p>
          </table:table-cell>
          <table:table-cell table:style-name="ce1"/>
          <table:table-cell table:style-name="ce1" table:formula="of:=[.AI133]-[.G133]" office:value-type="float" office:value="3.42744396079797" calcext:value-type="float">
            <text:p>3.42744396079797</text:p>
          </table:table-cell>
          <table:table-cell/>
          <table:table-cell table:style-name="ce7" office:value-type="float" office:value="356.294034187765" calcext:value-type="float">
            <text:p>356.294034187765</text:p>
          </table:table-cell>
          <table:table-cell table:number-columns-repeated="985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T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/>
          <table:table-cell table:style-name="ce7" office:value-type="float" office:value="356.522463751906" calcext:value-type="float">
            <text:p>356.522463751906</text:p>
          </table:table-cell>
          <table:table-cell/>
          <table:table-cell table:style-name="ce3" office:value-type="float" office:value="1919" calcext:value-type="float">
            <text:p>19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0144426450133324" calcext:value-type="float">
            <text:p>0.014442645013332</text:p>
          </table:table-cell>
          <table:table-cell table:style-name="ce1"/>
          <table:table-cell table:style-name="ce1" office:value-type="float" office:value="700618.508343363" calcext:value-type="float">
            <text:p>700618.508343363</text:p>
          </table:table-cell>
          <table:table-cell table:style-name="ce1"/>
          <table:table-cell table:style-name="ce1" table:formula="of:=[.AI134]-[.G134]" office:value-type="float" office:value="3.52501002990175" calcext:value-type="float">
            <text:p>3.52501002990175</text:p>
          </table:table-cell>
          <table:table-cell/>
          <table:table-cell table:style-name="ce7" office:value-type="float" office:value="355.586986600425" calcext:value-type="float">
            <text:p>355.586986600425</text:p>
          </table:table-cell>
          <table:table-cell table:number-columns-repeated="985"/>
        </table:table-row>
        <table:table-row table:style-name="ro3">
          <table:table-cell table:style-name="ce3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T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/>
          <table:table-cell table:style-name="ce7" office:value-type="float" office:value="358.132274215168" calcext:value-type="float">
            <text:p>358.132274215168</text:p>
          </table:table-cell>
          <table:table-cell/>
          <table:table-cell table:style-name="ce3" office:value-type="float" office:value="1920" calcext:value-type="float">
            <text:p>19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50060761719942" calcext:value-type="float">
            <text:p>0.150060761719942</text:p>
          </table:table-cell>
          <table:table-cell table:style-name="ce1"/>
          <table:table-cell table:style-name="ce1" office:value-type="float" office:value="700983.19871532" calcext:value-type="float">
            <text:p>700983.19871532</text:p>
          </table:table-cell>
          <table:table-cell table:style-name="ce1"/>
          <table:table-cell table:style-name="ce1" table:formula="of:=[.AI135]-[.G135]" office:value-type="float" office:value="2.34038198692724" calcext:value-type="float">
            <text:p>2.34038198692724</text:p>
          </table:table-cell>
          <table:table-cell/>
          <table:table-cell table:style-name="ce7" office:value-type="float" office:value="357.719113950779" calcext:value-type="float">
            <text:p>357.719113950779</text:p>
          </table:table-cell>
          <table:table-cell table:number-columns-repeated="985"/>
        </table:table-row>
        <table:table-row table:style-name="ro3">
          <table:table-cell table:style-name="ce3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T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/>
          <table:table-cell table:style-name="ce7" office:value-type="float" office:value="358.582898777" calcext:value-type="float">
            <text:p>358.582898777</text:p>
          </table:table-cell>
          <table:table-cell/>
          <table:table-cell table:style-name="ce3" office:value-type="float" office:value="1921" calcext:value-type="float">
            <text:p>19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22491676360369" calcext:value-type="float">
            <text:p>0.122491676360369</text:p>
          </table:table-cell>
          <table:table-cell table:style-name="ce1"/>
          <table:table-cell table:style-name="ce1" office:value-type="float" office:value="701348.854946175" calcext:value-type="float">
            <text:p>701348.854946175</text:p>
          </table:table-cell>
          <table:table-cell table:style-name="ce1"/>
          <table:table-cell table:style-name="ce1" table:formula="of:=[.AI136]-[.G136]" office:value-type="float" office:value="2.87994617479853" calcext:value-type="float">
            <text:p>2.87994617479853</text:p>
          </table:table-cell>
          <table:table-cell/>
          <table:table-cell table:style-name="ce7" office:value-type="float" office:value="356.986188369606" calcext:value-type="float">
            <text:p>356.986188369606</text:p>
          </table:table-cell>
          <table:table-cell table:number-columns-repeated="985"/>
        </table:table-row>
        <table:table-row table:style-name="ro3">
          <table:table-cell table:style-name="ce3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T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/>
          <table:table-cell table:style-name="ce7" office:value-type="float" office:value="358.607736211507" calcext:value-type="float">
            <text:p>358.607736211507</text:p>
          </table:table-cell>
          <table:table-cell/>
          <table:table-cell table:style-name="ce3" office:value-type="float" office:value="1922" calcext:value-type="float">
            <text:p>19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33564942330122" calcext:value-type="float">
            <text:p>0.433564942330122</text:p>
          </table:table-cell>
          <table:table-cell table:style-name="ce1"/>
          <table:table-cell table:style-name="ce1" office:value-type="float" office:value="701714.241273309" calcext:value-type="float">
            <text:p>701714.241273309</text:p>
          </table:table-cell>
          <table:table-cell table:style-name="ce1"/>
          <table:table-cell table:style-name="ce1" table:formula="of:=[.AI137]-[.G137]" office:value-type="float" office:value="3.04960664198734" calcext:value-type="float">
            <text:p>3.04960664198734</text:p>
          </table:table-cell>
          <table:table-cell/>
          <table:table-cell table:style-name="ce7" office:value-type="float" office:value="356.252679873379" calcext:value-type="float">
            <text:p>356.252679873379</text:p>
          </table:table-cell>
          <table:table-cell table:number-columns-repeated="985"/>
        </table:table-row>
        <table:table-row table:style-name="ro3">
          <table:table-cell table:style-name="ce3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T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/>
          <table:table-cell table:style-name="ce7" office:value-type="float" office:value="358.11911292448" calcext:value-type="float">
            <text:p>358.11911292448</text:p>
          </table:table-cell>
          <table:table-cell/>
          <table:table-cell table:style-name="ce3" office:value-type="float" office:value="1923" calcext:value-type="float">
            <text:p>19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908755902200937" calcext:value-type="float">
            <text:p>0.908755902200937</text:p>
          </table:table-cell>
          <table:table-cell table:style-name="ce1"/>
          <table:table-cell table:style-name="ce1" office:value-type="float" office:value="702079.486742192" calcext:value-type="float">
            <text:p>702079.486742192</text:p>
          </table:table-cell>
          <table:table-cell table:style-name="ce1"/>
          <table:table-cell table:style-name="ce1" table:formula="of:=[.AI138]-[.G138]" office:value-type="float" office:value="3.37840885855257" calcext:value-type="float">
            <text:p>3.37840885855257</text:p>
          </table:table-cell>
          <table:table-cell/>
          <table:table-cell table:style-name="ce7" office:value-type="float" office:value="355.552689379935" calcext:value-type="float">
            <text:p>355.552689379935</text:p>
          </table:table-cell>
          <table:table-cell table:number-columns-repeated="985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T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/>
          <table:table-cell table:style-name="ce7" office:value-type="float" office:value="358.1864998889" calcext:value-type="float">
            <text:p>358.1864998889</text:p>
          </table:table-cell>
          <table:table-cell/>
          <table:table-cell table:style-name="ce3" office:value-type="float" office:value="1924" calcext:value-type="float">
            <text:p>19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6166108250618" calcext:value-type="float">
            <text:p>0.26166108250618</text:p>
          </table:table-cell>
          <table:table-cell table:style-name="ce1"/>
          <table:table-cell table:style-name="ce1" office:value-type="float" office:value="702444.161987265" calcext:value-type="float">
            <text:p>702444.161987265</text:p>
          </table:table-cell>
          <table:table-cell table:style-name="ce1"/>
          <table:table-cell table:style-name="ce1" table:formula="of:=[.AI139]-[.G139]" office:value-type="float" office:value="2.95365393161774" calcext:value-type="float">
            <text:p>2.95365393161774</text:p>
          </table:table-cell>
          <table:table-cell/>
          <table:table-cell table:style-name="ce7" office:value-type="float" office:value="357.677919088359" calcext:value-type="float">
            <text:p>357.677919088359</text:p>
          </table:table-cell>
          <table:table-cell table:number-columns-repeated="985"/>
        </table:table-row>
        <table:table-row table:style-name="ro3">
          <table:table-cell table:style-name="ce3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T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/>
          <table:table-cell table:style-name="ce7" office:value-type="float" office:value="357.095248245856" calcext:value-type="float">
            <text:p>357.095248245856</text:p>
          </table:table-cell>
          <table:table-cell/>
          <table:table-cell table:style-name="ce3" office:value-type="float" office:value="1925" calcext:value-type="float">
            <text:p>19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37668411433697" calcext:value-type="float">
            <text:p>0.837668411433697</text:p>
          </table:table-cell>
          <table:table-cell table:style-name="ce1"/>
          <table:table-cell table:style-name="ce1" office:value-type="float" office:value="702809.811692825" calcext:value-type="float">
            <text:p>702809.811692825</text:p>
          </table:table-cell>
          <table:table-cell table:style-name="ce1"/>
          <table:table-cell table:style-name="ce1" table:formula="of:=[.AI140]-[.G140]" office:value-type="float" office:value="3.48669282533228" calcext:value-type="float">
            <text:p>3.48669282533228</text:p>
          </table:table-cell>
          <table:table-cell/>
          <table:table-cell table:style-name="ce7" office:value-type="float" office:value="356.942722310999" calcext:value-type="float">
            <text:p>356.942722310999</text:p>
          </table:table-cell>
          <table:table-cell table:number-columns-repeated="985"/>
        </table:table-row>
        <table:table-row table:style-name="ro3">
          <table:table-cell table:style-name="ce3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T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/>
          <table:table-cell table:style-name="ce7" office:value-type="float" office:value="356.163971926308" calcext:value-type="float">
            <text:p>356.163971926308</text:p>
          </table:table-cell>
          <table:table-cell/>
          <table:table-cell table:style-name="ce3" office:value-type="float" office:value="1926" calcext:value-type="float">
            <text:p>19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9739781469107" calcext:value-type="float">
            <text:p>0.229739781469107</text:p>
          </table:table-cell>
          <table:table-cell table:style-name="ce1"/>
          <table:table-cell table:style-name="ce1" office:value-type="float" office:value="703175.202937319" calcext:value-type="float">
            <text:p>703175.202937319</text:p>
          </table:table-cell>
          <table:table-cell table:style-name="ce1"/>
          <table:table-cell table:style-name="ce1" table:formula="of:=[.AI141]-[.G141]" office:value-type="float" office:value="3.81127065233886" calcext:value-type="float">
            <text:p>3.81127065233886</text:p>
          </table:table-cell>
          <table:table-cell/>
          <table:table-cell table:style-name="ce7" office:value-type="float" office:value="356.212069162789" calcext:value-type="float">
            <text:p>356.212069162789</text:p>
          </table:table-cell>
          <table:table-cell table:number-columns-repeated="985"/>
        </table:table-row>
        <table:table-row table:style-name="ro3">
          <table:table-cell table:style-name="ce3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T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/>
          <table:table-cell table:style-name="ce7" office:value-type="float" office:value="355.648281714184" calcext:value-type="float">
            <text:p>355.648281714184</text:p>
          </table:table-cell>
          <table:table-cell/>
          <table:table-cell table:style-name="ce3" office:value-type="float" office:value="1927" calcext:value-type="float">
            <text:p>19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93989036232233" calcext:value-type="float">
            <text:p>0.293989036232233</text:p>
          </table:table-cell>
          <table:table-cell table:style-name="ce1"/>
          <table:table-cell table:style-name="ce1" office:value-type="float" office:value="703540.46131527" calcext:value-type="float">
            <text:p>703540.46131527</text:p>
          </table:table-cell>
          <table:table-cell table:style-name="ce1"/>
          <table:table-cell table:style-name="ce1" table:formula="of:=[.AI142]-[.G142]" office:value-type="float" office:value="2.89464860316366" calcext:value-type="float">
            <text:p>2.89464860316366</text:p>
          </table:table-cell>
          <table:table-cell/>
          <table:table-cell table:style-name="ce7" office:value-type="float" office:value="355.519833233928" calcext:value-type="float">
            <text:p>355.519833233928</text:p>
          </table:table-cell>
          <table:table-cell table:number-columns-repeated="985"/>
        </table:table-row>
        <table:table-row table:style-name="ro3">
          <table:table-cell table:style-name="ce3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T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/>
          <table:table-cell table:style-name="ce7" office:value-type="float" office:value="356.659107545842" calcext:value-type="float">
            <text:p>356.659107545842</text:p>
          </table:table-cell>
          <table:table-cell/>
          <table:table-cell table:style-name="ce3" office:value-type="float" office:value="1928" calcext:value-type="float">
            <text:p>19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62529018521309" calcext:value-type="float">
            <text:p>0.462529018521309</text:p>
          </table:table-cell>
          <table:table-cell table:style-name="ce1"/>
          <table:table-cell table:style-name="ce1" office:value-type="float" office:value="703905.123237867" calcext:value-type="float">
            <text:p>703905.123237867</text:p>
          </table:table-cell>
          <table:table-cell table:style-name="ce1"/>
          <table:table-cell table:style-name="ce1" table:formula="of:=[.AI143]-[.G143]" office:value-type="float" office:value="2.55657120037358" calcext:value-type="float">
            <text:p>2.55657120037358</text:p>
          </table:table-cell>
          <table:table-cell/>
          <table:table-cell table:style-name="ce7" office:value-type="float" office:value="357.636065502104" calcext:value-type="float">
            <text:p>357.636065502104</text:p>
          </table:table-cell>
          <table:table-cell table:number-columns-repeated="985"/>
        </table:table-row>
        <table:table-row table:style-name="ro3">
          <table:table-cell table:style-name="ce3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T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/>
          <table:table-cell table:style-name="ce7" office:value-type="float" office:value="357.102020903185" calcext:value-type="float">
            <text:p>357.102020903185</text:p>
          </table:table-cell>
          <table:table-cell/>
          <table:table-cell table:style-name="ce3" office:value-type="float" office:value="1929" calcext:value-type="float">
            <text:p>19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56914404034615" calcext:value-type="float">
            <text:p>0.556914404034615</text:p>
          </table:table-cell>
          <table:table-cell table:style-name="ce1"/>
          <table:table-cell table:style-name="ce1" office:value-type="float" office:value="704270.766358968" calcext:value-type="float">
            <text:p>704270.766358968</text:p>
          </table:table-cell>
          <table:table-cell table:style-name="ce1"/>
          <table:table-cell table:style-name="ce1" table:formula="of:=[.AI144]-[.G144]" office:value-type="float" office:value="3.09969230135903" calcext:value-type="float">
            <text:p>3.09969230135903</text:p>
          </table:table-cell>
          <table:table-cell/>
          <table:table-cell table:style-name="ce7" office:value-type="float" office:value="356.899357057295" calcext:value-type="float">
            <text:p>356.899357057295</text:p>
          </table:table-cell>
          <table:table-cell table:number-columns-repeated="985"/>
        </table:table-row>
        <table:table-row table:style-name="ro3">
          <table:table-cell table:style-name="ce3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T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/>
          <table:table-cell table:style-name="ce7" office:value-type="float" office:value="357.708935977007" calcext:value-type="float">
            <text:p>357.708935977007</text:p>
          </table:table-cell>
          <table:table-cell/>
          <table:table-cell table:style-name="ce3" office:value-type="float" office:value="1930" calcext:value-type="float">
            <text:p>19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83102661371231" calcext:value-type="float">
            <text:p>0.283102661371231</text:p>
          </table:table-cell>
          <table:table-cell table:style-name="ce1"/>
          <table:table-cell table:style-name="ce1" office:value-type="float" office:value="704636.162002155" calcext:value-type="float">
            <text:p>704636.162002155</text:p>
          </table:table-cell>
          <table:table-cell table:style-name="ce1"/>
          <table:table-cell table:style-name="ce1" table:formula="of:=[.AI145]-[.G145]" office:value-type="float" office:value="3.32866882160306" calcext:value-type="float">
            <text:p>3.32866882160306</text:p>
          </table:table-cell>
          <table:table-cell/>
          <table:table-cell table:style-name="ce7" office:value-type="float" office:value="356.17231073624" calcext:value-type="float">
            <text:p>356.17231073624</text:p>
          </table:table-cell>
          <table:table-cell table:number-columns-repeated="985"/>
        </table:table-row>
        <table:table-row table:style-name="ro3">
          <table:table-cell table:style-name="ce3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T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/>
          <table:table-cell table:style-name="ce7" office:value-type="float" office:value="358.170155883439" calcext:value-type="float">
            <text:p>358.170155883439</text:p>
          </table:table-cell>
          <table:table-cell/>
          <table:table-cell table:style-name="ce3" office:value-type="float" office:value="1931" calcext:value-type="float">
            <text:p>19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790316574275494" calcext:value-type="float">
            <text:p>0.079031657427549</text:p>
          </table:table-cell>
          <table:table-cell table:style-name="ce1"/>
          <table:table-cell table:style-name="ce1" office:value-type="float" office:value="705001.431304883" calcext:value-type="float">
            <text:p>705001.431304883</text:p>
          </table:table-cell>
          <table:table-cell table:style-name="ce1"/>
          <table:table-cell table:style-name="ce1" table:formula="of:=[.AI146]-[.G146]" office:value-type="float" office:value="3.74797155009583" calcext:value-type="float">
            <text:p>3.74797155009583</text:p>
          </table:table-cell>
          <table:table-cell/>
          <table:table-cell table:style-name="ce7" office:value-type="float" office:value="355.488513271179" calcext:value-type="float">
            <text:p>355.488513271179</text:p>
          </table:table-cell>
          <table:table-cell table:number-columns-repeated="985"/>
        </table:table-row>
        <table:table-row table:style-name="ro3">
          <table:table-cell table:style-name="ce3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T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/>
          <table:table-cell table:style-name="ce7" office:value-type="float" office:value="359.196661895152" calcext:value-type="float">
            <text:p>359.196661895152</text:p>
          </table:table-cell>
          <table:table-cell/>
          <table:table-cell table:style-name="ce3" office:value-type="float" office:value="1932" calcext:value-type="float">
            <text:p>19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2047897875309" calcext:value-type="float">
            <text:p>0.52047897875309</text:p>
          </table:table-cell>
          <table:table-cell table:style-name="ce1"/>
          <table:table-cell table:style-name="ce1" office:value-type="float" office:value="705366.082305888" calcext:value-type="float">
            <text:p>705366.082305888</text:p>
          </table:table-cell>
          <table:table-cell table:style-name="ce1"/>
          <table:table-cell table:style-name="ce1" table:formula="of:=[.AI147]-[.G147]" office:value-type="float" office:value="2.3906392211793" calcext:value-type="float">
            <text:p>2.3906392211793</text:p>
          </table:table-cell>
          <table:table-cell/>
          <table:table-cell table:style-name="ce7" office:value-type="float" office:value="357.593664069619" calcext:value-type="float">
            <text:p>357.593664069619</text:p>
          </table:table-cell>
          <table:table-cell table:number-columns-repeated="985"/>
        </table:table-row>
        <table:table-row table:style-name="ro3">
          <table:table-cell table:style-name="ce3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T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/>
          <table:table-cell table:style-name="ce7" office:value-type="float" office:value="358.702553076193" calcext:value-type="float">
            <text:p>358.702553076193</text:p>
          </table:table-cell>
          <table:table-cell/>
          <table:table-cell table:style-name="ce3" office:value-type="float" office:value="1933" calcext:value-type="float">
            <text:p>19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28060472011566" calcext:value-type="float">
            <text:p>0.928060472011566</text:p>
          </table:table-cell>
          <table:table-cell table:style-name="ce1"/>
          <table:table-cell table:style-name="ce1" office:value-type="float" office:value="705731.718700042" calcext:value-type="float">
            <text:p>705731.718700042</text:p>
          </table:table-cell>
          <table:table-cell table:style-name="ce1"/>
          <table:table-cell table:style-name="ce1" table:formula="of:=[.AI148]-[.G148]" office:value-type="float" office:value="2.96036670904141" calcext:value-type="float">
            <text:p>2.96036670904141</text:p>
          </table:table-cell>
          <table:table-cell/>
          <table:table-cell table:style-name="ce7" office:value-type="float" office:value="356.856206166835" calcext:value-type="float">
            <text:p>356.856206166835</text:p>
          </table:table-cell>
          <table:table-cell table:number-columns-repeated="985"/>
        </table:table-row>
        <table:table-row table:style-name="ro3">
          <table:table-cell table:style-name="ce3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T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/>
          <table:table-cell table:style-name="ce7" office:value-type="float" office:value="357.785106381063" calcext:value-type="float">
            <text:p>357.785106381063</text:p>
          </table:table-cell>
          <table:table-cell/>
          <table:table-cell table:style-name="ce3" office:value-type="float" office:value="1934" calcext:value-type="float">
            <text:p>19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13706388324499" calcext:value-type="float">
            <text:p>0.913706388324499</text:p>
          </table:table-cell>
          <table:table-cell table:style-name="ce1"/>
          <table:table-cell table:style-name="ce1" office:value-type="float" office:value="706097.117995629" calcext:value-type="float">
            <text:p>706097.117995629</text:p>
          </table:table-cell>
          <table:table-cell table:style-name="ce1"/>
          <table:table-cell table:style-name="ce1" table:formula="of:=[.AI149]-[.G149]" office:value-type="float" office:value="3.35966229648329" calcext:value-type="float">
            <text:p>3.35966229648329</text:p>
          </table:table-cell>
          <table:table-cell/>
          <table:table-cell table:style-name="ce7" office:value-type="float" office:value="356.133511770714" calcext:value-type="float">
            <text:p>356.133511770714</text:p>
          </table:table-cell>
          <table:table-cell table:number-columns-repeated="985"/>
        </table:table-row>
        <table:table-row table:style-name="ro3">
          <table:table-cell table:style-name="ce3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T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/>
          <table:table-cell table:style-name="ce7" office:value-type="float" office:value="356.69784925798" calcext:value-type="float">
            <text:p>356.69784925798</text:p>
          </table:table-cell>
          <table:table-cell/>
          <table:table-cell table:style-name="ce3" office:value-type="float" office:value="1935" calcext:value-type="float">
            <text:p>19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18229649960995" calcext:value-type="float">
            <text:p>0.118229649960995</text:p>
          </table:table-cell>
          <table:table-cell table:style-name="ce1"/>
          <table:table-cell table:style-name="ce1" office:value-type="float" office:value="706462.395915437" calcext:value-type="float">
            <text:p>706462.395915437</text:p>
          </table:table-cell>
          <table:table-cell table:style-name="ce1"/>
          <table:table-cell table:style-name="ce1" table:formula="of:=[.AI150]-[.G150]" office:value-type="float" office:value="3.55424877023324" calcext:value-type="float">
            <text:p>3.55424877023324</text:p>
          </table:table-cell>
          <table:table-cell/>
          <table:table-cell table:style-name="ce7" office:value-type="float" office:value="355.458821940509" calcext:value-type="float">
            <text:p>355.458821940509</text:p>
          </table:table-cell>
          <table:table-cell table:number-columns-repeated="985"/>
        </table:table-row>
        <table:table-row table:style-name="ro3">
          <table:table-cell table:style-name="ce3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T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/>
          <table:table-cell table:style-name="ce7" office:value-type="float" office:value="356.764588914317" calcext:value-type="float">
            <text:p>356.764588914317</text:p>
          </table:table-cell>
          <table:table-cell/>
          <table:table-cell table:style-name="ce3" office:value-type="float" office:value="1936" calcext:value-type="float">
            <text:p>19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1346123814583" calcext:value-type="float">
            <text:p>0.191346123814583</text:p>
          </table:table-cell>
          <table:table-cell table:style-name="ce1"/>
          <table:table-cell table:style-name="ce1" office:value-type="float" office:value="706827.039021768" calcext:value-type="float">
            <text:p>706827.039021768</text:p>
          </table:table-cell>
          <table:table-cell table:style-name="ce1"/>
          <table:table-cell table:style-name="ce1" table:formula="of:=[.AI151]-[.G151]" office:value-type="float" office:value="2.32235510111786" calcext:value-type="float">
            <text:p>2.32235510111786</text:p>
          </table:table-cell>
          <table:table-cell/>
          <table:table-cell table:style-name="ce7" office:value-type="float" office:value="357.550826639037" calcext:value-type="float">
            <text:p>357.550826639037</text:p>
          </table:table-cell>
          <table:table-cell table:number-columns-repeated="985"/>
        </table:table-row>
        <table:table-row table:style-name="ro3">
          <table:table-cell table:style-name="ce3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T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/>
          <table:table-cell table:style-name="ce7" office:value-type="float" office:value="356.258955398229" calcext:value-type="float">
            <text:p>356.258955398229</text:p>
          </table:table-cell>
          <table:table-cell/>
          <table:table-cell table:style-name="ce3" office:value-type="float" office:value="1937" calcext:value-type="float">
            <text:p>19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62597692012787" calcext:value-type="float">
            <text:p>0.562597692012787</text:p>
          </table:table-cell>
          <table:table-cell table:style-name="ce1"/>
          <table:table-cell table:style-name="ce1" office:value-type="float" office:value="707192.668446248" calcext:value-type="float">
            <text:p>707192.668446248</text:p>
          </table:table-cell>
          <table:table-cell table:style-name="ce1"/>
          <table:table-cell table:style-name="ce1" table:formula="of:=[.AI152]-[.G152]" office:value-type="float" office:value="2.91844624839723" calcext:value-type="float">
            <text:p>2.91844624839723</text:p>
          </table:table-cell>
          <table:table-cell/>
          <table:table-cell table:style-name="ce7" office:value-type="float" office:value="356.813382817308" calcext:value-type="float">
            <text:p>356.813382817308</text:p>
          </table:table-cell>
          <table:table-cell table:number-columns-repeated="985"/>
        </table:table-row>
        <table:table-row table:style-name="ro3">
          <table:table-cell table:style-name="ce3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T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/>
          <table:table-cell table:style-name="ce7" office:value-type="float" office:value="356.271060438386" calcext:value-type="float">
            <text:p>356.271060438386</text:p>
          </table:table-cell>
          <table:table-cell/>
          <table:table-cell table:style-name="ce3" office:value-type="float" office:value="1938" calcext:value-type="float">
            <text:p>19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89498170465231" calcext:value-type="float">
            <text:p>0.389498170465231</text:p>
          </table:table-cell>
          <table:table-cell table:style-name="ce1"/>
          <table:table-cell table:style-name="ce1" office:value-type="float" office:value="707558.070409374" calcext:value-type="float">
            <text:p>707558.070409374</text:p>
          </table:table-cell>
          <table:table-cell table:style-name="ce1"/>
          <table:table-cell table:style-name="ce1" table:formula="of:=[.AI153]-[.G153]" office:value-type="float" office:value="3.10374270670582" calcext:value-type="float">
            <text:p>3.10374270670582</text:p>
          </table:table-cell>
          <table:table-cell/>
          <table:table-cell table:style-name="ce7" office:value-type="float" office:value="356.095777754249" calcext:value-type="float">
            <text:p>356.095777754249</text:p>
          </table:table-cell>
          <table:table-cell table:number-columns-repeated="985"/>
        </table:table-row>
        <table:table-row table:style-name="ro3">
          <table:table-cell table:style-name="ce3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T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/>
          <table:table-cell table:style-name="ce7" office:value-type="float" office:value="356.718030069871" calcext:value-type="float">
            <text:p>356.718030069871</text:p>
          </table:table-cell>
          <table:table-cell/>
          <table:table-cell table:style-name="ce3" office:value-type="float" office:value="1939" calcext:value-type="float">
            <text:p>1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23595760762691" calcext:value-type="float">
            <text:p>0.223595760762691</text:p>
          </table:table-cell>
          <table:table-cell table:style-name="ce1"/>
          <table:table-cell table:style-name="ce1" office:value-type="float" office:value="707923.354321941" calcext:value-type="float">
            <text:p>707923.354321941</text:p>
          </table:table-cell>
          <table:table-cell table:style-name="ce1"/>
          <table:table-cell table:style-name="ce1" table:formula="of:=[.AI154]-[.G154]" office:value-type="float" office:value="3.38765527447686" calcext:value-type="float">
            <text:p>3.38765527447686</text:p>
          </table:table-cell>
          <table:table-cell/>
          <table:table-cell table:style-name="ce7" office:value-type="float" office:value="355.430848881181" calcext:value-type="float">
            <text:p>355.430848881181</text:p>
          </table:table-cell>
          <table:table-cell table:number-columns-repeated="985"/>
        </table:table-row>
        <table:table-row table:style-name="ro3">
          <table:table-cell table:style-name="ce3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T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/>
          <table:table-cell table:style-name="ce7" office:value-type="float" office:value="358.321905485027" calcext:value-type="float">
            <text:p>358.321905485027</text:p>
          </table:table-cell>
          <table:table-cell/>
          <table:table-cell table:style-name="ce3" office:value-type="float" office:value="1940" calcext:value-type="float">
            <text:p>19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17364132404327" calcext:value-type="float">
            <text:p>0.217364132404327</text:p>
          </table:table-cell>
          <table:table-cell table:style-name="ce1"/>
          <table:table-cell table:style-name="ce1" office:value-type="float" office:value="708287.993206503" calcext:value-type="float">
            <text:p>708287.993206503</text:p>
          </table:table-cell>
          <table:table-cell table:style-name="ce1"/>
          <table:table-cell table:style-name="ce1" table:formula="of:=[.AI155]-[.G155]" office:value-type="float" office:value="2.84320650284644" calcext:value-type="float">
            <text:p>2.84320650284644</text:p>
          </table:table-cell>
          <table:table-cell/>
          <table:table-cell table:style-name="ce7" office:value-type="float" office:value="357.507665831668" calcext:value-type="float">
            <text:p>357.507665831668</text:p>
          </table:table-cell>
          <table:table-cell table:number-columns-repeated="985"/>
        </table:table-row>
        <table:table-row table:style-name="ro3">
          <table:table-cell table:style-name="ce3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T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/>
          <table:table-cell table:style-name="ce7" office:value-type="float" office:value="358.771801006642" calcext:value-type="float">
            <text:p>358.771801006642</text:p>
          </table:table-cell>
          <table:table-cell/>
          <table:table-cell table:style-name="ce3" office:value-type="float" office:value="1941" calcext:value-type="float">
            <text:p>19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0355104319751263" calcext:value-type="float">
            <text:p>0.035510431975126</text:p>
          </table:table-cell>
          <table:table-cell table:style-name="ce1"/>
          <table:table-cell table:style-name="ce1" office:value-type="float" office:value="708653.615302438" calcext:value-type="float">
            <text:p>708653.615302438</text:p>
          </table:table-cell>
          <table:table-cell table:style-name="ce1"/>
          <table:table-cell table:style-name="ce1" table:formula="of:=[.AI156]-[.G156]" office:value-type="float" office:value="3.28196910477709" calcext:value-type="float">
            <text:p>3.28196910477709</text:p>
          </table:table-cell>
          <table:table-cell/>
          <table:table-cell table:style-name="ce7" office:value-type="float" office:value="356.770999605051" calcext:value-type="float">
            <text:p>356.770999605051</text:p>
          </table:table-cell>
          <table:table-cell table:number-columns-repeated="985"/>
        </table:table-row>
        <table:table-row table:style-name="ro3">
          <table:table-cell table:style-name="ce3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T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/>
          <table:table-cell table:style-name="ce7" office:value-type="float" office:value="358.8050236339" calcext:value-type="float">
            <text:p>358.8050236339</text:p>
          </table:table-cell>
          <table:table-cell/>
          <table:table-cell table:style-name="ce3" office:value-type="float" office:value="1942" calcext:value-type="float">
            <text:p>19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0993366986513" calcext:value-type="float">
            <text:p>0.930993366986513</text:p>
          </table:table-cell>
          <table:table-cell table:style-name="ce1"/>
          <table:table-cell table:style-name="ce1" office:value-type="float" office:value="709019.018702079" calcext:value-type="float">
            <text:p>709019.018702079</text:p>
          </table:table-cell>
          <table:table-cell table:style-name="ce1"/>
          <table:table-cell table:style-name="ce1" table:formula="of:=[.AI157]-[.G157]" office:value-type="float" office:value="3.58536874572746" calcext:value-type="float">
            <text:p>3.58536874572746</text:p>
          </table:table-cell>
          <table:table-cell/>
          <table:table-cell table:style-name="ce7" office:value-type="float" office:value="356.059212304602" calcext:value-type="float">
            <text:p>356.059212304602</text:p>
          </table:table-cell>
          <table:table-cell table:number-columns-repeated="985"/>
        </table:table-row>
        <table:table-row table:style-name="ro3">
          <table:table-cell table:style-name="ce3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T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/>
          <table:table-cell table:style-name="ce7" office:value-type="float" office:value="358.313186796702" calcext:value-type="float">
            <text:p>358.313186796702</text:p>
          </table:table-cell>
          <table:table-cell/>
          <table:table-cell table:style-name="ce3" office:value-type="float" office:value="1943" calcext:value-type="float">
            <text:p>19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179915800690651" calcext:value-type="float">
            <text:p>0.179915800690651</text:p>
          </table:table-cell>
          <table:table-cell table:style-name="ce1"/>
          <table:table-cell table:style-name="ce1" office:value-type="float" office:value="709384.305680497" calcext:value-type="float">
            <text:p>709384.305680497</text:p>
          </table:table-cell>
          <table:table-cell table:style-name="ce1"/>
          <table:table-cell table:style-name="ce1" table:formula="of:=[.AI158]-[.G158]" office:value-type="float" office:value="3.75568049703725" calcext:value-type="float">
            <text:p>3.75568049703725</text:p>
          </table:table-cell>
          <table:table-cell/>
          <table:table-cell table:style-name="ce7" office:value-type="float" office:value="355.404680779943" calcext:value-type="float">
            <text:p>355.404680779943</text:p>
          </table:table-cell>
          <table:table-cell table:number-columns-repeated="985"/>
        </table:table-row>
        <table:table-row table:style-name="ro3">
          <table:table-cell table:style-name="ce3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T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/>
          <table:table-cell table:style-name="ce7" office:value-type="float" office:value="358.387797834806" calcext:value-type="float">
            <text:p>358.387797834806</text:p>
          </table:table-cell>
          <table:table-cell/>
          <table:table-cell table:style-name="ce3" office:value-type="float" office:value="1944" calcext:value-type="float">
            <text:p>19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325806830078363" calcext:value-type="float">
            <text:p>0.325806830078363</text:p>
          </table:table-cell>
          <table:table-cell table:style-name="ce1"/>
          <table:table-cell table:style-name="ce1" office:value-type="float" office:value="709748.944670699" calcext:value-type="float">
            <text:p>709748.944670699</text:p>
          </table:table-cell>
          <table:table-cell table:style-name="ce1"/>
          <table:table-cell table:style-name="ce1" table:formula="of:=[.AI159]-[.G159]" office:value-type="float" office:value="2.41967069916427" calcext:value-type="float">
            <text:p>2.41967069916427</text:p>
          </table:table-cell>
          <table:table-cell/>
          <table:table-cell table:style-name="ce7" office:value-type="float" office:value="357.464294842801" calcext:value-type="float">
            <text:p>357.464294842801</text:p>
          </table:table-cell>
          <table:table-cell table:number-columns-repeated="985"/>
        </table:table-row>
        <table:table-row table:style-name="ro3">
          <table:table-cell table:style-name="ce3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T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/>
          <table:table-cell table:style-name="ce7" office:value-type="float" office:value="357.304160951226" calcext:value-type="float">
            <text:p>357.304160951226</text:p>
          </table:table-cell>
          <table:table-cell/>
          <table:table-cell table:style-name="ce3" office:value-type="float" office:value="1945" calcext:value-type="float">
            <text:p>19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85955285280943" calcext:value-type="float">
            <text:p>0.885955285280943</text:p>
          </table:table-cell>
          <table:table-cell table:style-name="ce1"/>
          <table:table-cell table:style-name="ce1" office:value-type="float" office:value="710114.55894858" calcext:value-type="float">
            <text:p>710114.55894858</text:p>
          </table:table-cell>
          <table:table-cell table:style-name="ce1"/>
          <table:table-cell table:style-name="ce1" table:formula="of:=[.AI160]-[.G160]" office:value-type="float" office:value="2.98394858010579" calcext:value-type="float">
            <text:p>2.98394858010579</text:p>
          </table:table-cell>
          <table:table-cell/>
          <table:table-cell table:style-name="ce7" office:value-type="float" office:value="356.729168345868" calcext:value-type="float">
            <text:p>356.729168345868</text:p>
          </table:table-cell>
          <table:table-cell table:number-columns-repeated="985"/>
        </table:table-row>
        <table:table-row table:style-name="ro3">
          <table:table-cell table:style-name="ce3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T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/>
          <table:table-cell table:style-name="ce7" office:value-type="float" office:value="356.374821360376" calcext:value-type="float">
            <text:p>356.374821360376</text:p>
          </table:table-cell>
          <table:table-cell/>
          <table:table-cell table:style-name="ce3" office:value-type="float" office:value="1946" calcext:value-type="float">
            <text:p>19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17689488083124" calcext:value-type="float">
            <text:p>0.717689488083124</text:p>
          </table:table-cell>
          <table:table-cell table:style-name="ce1"/>
          <table:table-cell table:style-name="ce1" office:value-type="float" office:value="710479.962303951" calcext:value-type="float">
            <text:p>710479.962303951</text:p>
          </table:table-cell>
          <table:table-cell table:style-name="ce1"/>
          <table:table-cell table:style-name="ce1" table:formula="of:=[.AI161]-[.G161]" office:value-type="float" office:value="3.20397061808035" calcext:value-type="float">
            <text:p>3.20397061808035</text:p>
          </table:table-cell>
          <table:table-cell/>
          <table:table-cell table:style-name="ce7" office:value-type="float" office:value="356.023916992378" calcext:value-type="float">
            <text:p>356.023916992378</text:p>
          </table:table-cell>
          <table:table-cell table:number-columns-repeated="985"/>
        </table:table-row>
        <table:table-row table:style-name="ro3">
          <table:table-cell table:style-name="ce3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T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/>
          <table:table-cell table:style-name="ce7" office:value-type="float" office:value="355.876463274355" calcext:value-type="float">
            <text:p>355.876463274355</text:p>
          </table:table-cell>
          <table:table-cell/>
          <table:table-cell table:style-name="ce3" office:value-type="float" office:value="1947" calcext:value-type="float">
            <text:p>19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62868139892816" calcext:value-type="float">
            <text:p>0.762868139892816</text:p>
          </table:table-cell>
          <table:table-cell table:style-name="ce1"/>
          <table:table-cell table:style-name="ce1" office:value-type="float" office:value="710845.249140881" calcext:value-type="float">
            <text:p>710845.249140881</text:p>
          </table:table-cell>
          <table:table-cell table:style-name="ce1"/>
          <table:table-cell table:style-name="ce1" table:formula="of:=[.AI162]-[.G162]" office:value-type="float" office:value="3.57414088060614" calcext:value-type="float">
            <text:p>3.57414088060614</text:p>
          </table:table-cell>
          <table:table-cell/>
          <table:table-cell table:style-name="ce7" office:value-type="float" office:value="355.3804012351" calcext:value-type="float">
            <text:p>355.3804012351</text:p>
          </table:table-cell>
          <table:table-cell table:number-columns-repeated="985"/>
        </table:table-row>
        <table:table-row table:style-name="ro3">
          <table:table-cell table:style-name="ce3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T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/>
          <table:table-cell table:style-name="ce7" office:value-type="float" office:value="356.895496507277" calcext:value-type="float">
            <text:p>356.895496507277</text:p>
          </table:table-cell>
          <table:table-cell/>
          <table:table-cell table:style-name="ce3" office:value-type="float" office:value="1948" calcext:value-type="float">
            <text:p>19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27977834641933" calcext:value-type="float">
            <text:p>0.227977834641933</text:p>
          </table:table-cell>
          <table:table-cell table:style-name="ce1"/>
          <table:table-cell table:style-name="ce1" office:value-type="float" office:value="711209.893213874" calcext:value-type="float">
            <text:p>711209.893213874</text:p>
          </table:table-cell>
          <table:table-cell table:style-name="ce1"/>
          <table:table-cell table:style-name="ce1" table:formula="of:=[.AI163]-[.G163]" office:value-type="float" office:value="2.27654720644932" calcext:value-type="float">
            <text:p>2.27654720644932</text:p>
          </table:table-cell>
          <table:table-cell/>
          <table:table-cell table:style-name="ce7" office:value-type="float" office:value="357.420827240978" calcext:value-type="float">
            <text:p>357.420827240978</text:p>
          </table:table-cell>
          <table:table-cell table:number-columns-repeated="985"/>
        </table:table-row>
        <table:table-row table:style-name="ro3">
          <table:table-cell table:style-name="ce3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T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/>
          <table:table-cell table:style-name="ce7" office:value-type="float" office:value="357.344431084595" calcext:value-type="float">
            <text:p>357.344431084595</text:p>
          </table:table-cell>
          <table:table-cell/>
          <table:table-cell table:style-name="ce3" office:value-type="float" office:value="1949" calcext:value-type="float">
            <text:p>19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18919514119625" calcext:value-type="float">
            <text:p>0.618919514119625</text:p>
          </table:table-cell>
          <table:table-cell table:style-name="ce1"/>
          <table:table-cell table:style-name="ce1" office:value-type="float" office:value="711575.499040916" calcext:value-type="float">
            <text:p>711575.499040916</text:p>
          </table:table-cell>
          <table:table-cell table:style-name="ce1"/>
          <table:table-cell table:style-name="ce1" table:formula="of:=[.AI164]-[.G164]" office:value-type="float" office:value="2.78237424930558" calcext:value-type="float">
            <text:p>2.78237424930558</text:p>
          </table:table-cell>
          <table:table-cell/>
          <table:table-cell table:style-name="ce7" office:value-type="float" office:value="356.687999877873" calcext:value-type="float">
            <text:p>356.687999877873</text:p>
          </table:table-cell>
          <table:table-cell table:number-columns-repeated="985"/>
        </table:table-row>
        <table:table-row table:style-name="ro3">
          <table:table-cell table:style-name="ce3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T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/>
          <table:table-cell table:style-name="ce7" office:value-type="float" office:value="357.962614394408" calcext:value-type="float">
            <text:p>357.962614394408</text:p>
          </table:table-cell>
          <table:table-cell/>
          <table:table-cell table:style-name="ce3" office:value-type="float" office:value="1950" calcext:value-type="float">
            <text:p>19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6390933543444" calcext:value-type="float">
            <text:p>0.896390933543444</text:p>
          </table:table-cell>
          <table:table-cell table:style-name="ce1"/>
          <table:table-cell table:style-name="ce1" office:value-type="float" office:value="711940.900622494" calcext:value-type="float">
            <text:p>711940.900622494</text:p>
          </table:table-cell>
          <table:table-cell table:style-name="ce1"/>
          <table:table-cell table:style-name="ce1" table:formula="of:=[.AI165]-[.G165]" office:value-type="float" office:value="3.15062249370385" calcext:value-type="float">
            <text:p>3.15062249370385</text:p>
          </table:table-cell>
          <table:table-cell/>
          <table:table-cell table:style-name="ce7" office:value-type="float" office:value="355.989991169343" calcext:value-type="float">
            <text:p>355.989991169343</text:p>
          </table:table-cell>
          <table:table-cell table:number-columns-repeated="985"/>
        </table:table-row>
        <table:table-row table:style-name="ro3">
          <table:table-cell table:style-name="ce3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T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/>
          <table:table-cell table:style-name="ce7" office:value-type="float" office:value="358.421965551835" calcext:value-type="float">
            <text:p>358.421965551835</text:p>
          </table:table-cell>
          <table:table-cell/>
          <table:table-cell table:style-name="ce3" office:value-type="float" office:value="1951" calcext:value-type="float">
            <text:p>19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760217182338238" calcext:value-type="float">
            <text:p>0.760217182338238</text:p>
          </table:table-cell>
          <table:table-cell table:style-name="ce1"/>
          <table:table-cell table:style-name="ce1" office:value-type="float" office:value="712306.183861262" calcext:value-type="float">
            <text:p>712306.183861262</text:p>
          </table:table-cell>
          <table:table-cell table:style-name="ce1"/>
          <table:table-cell table:style-name="ce1" table:formula="of:=[.AI166]-[.G166]" office:value-type="float" office:value="3.33386126195546" calcext:value-type="float">
            <text:p>3.33386126195546</text:p>
          </table:table-cell>
          <table:table-cell/>
          <table:table-cell table:style-name="ce7" office:value-type="float" office:value="355.358090627799" calcext:value-type="float">
            <text:p>355.358090627799</text:p>
          </table:table-cell>
          <table:table-cell table:number-columns-repeated="985"/>
        </table:table-row>
        <table:table-row table:style-name="ro3">
          <table:table-cell table:style-name="ce3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T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/>
          <table:table-cell table:style-name="ce7" office:value-type="float" office:value="359.454285395292" calcext:value-type="float">
            <text:p>359.454285395292</text:p>
          </table:table-cell>
          <table:table-cell/>
          <table:table-cell table:style-name="ce3" office:value-type="float" office:value="1952" calcext:value-type="float">
            <text:p>19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618641927838326" calcext:value-type="float">
            <text:p>0.618641927838326</text:p>
          </table:table-cell>
          <table:table-cell table:style-name="ce1"/>
          <table:table-cell table:style-name="ce1" office:value-type="float" office:value="712670.838624057" calcext:value-type="float">
            <text:p>712670.838624057</text:p>
          </table:table-cell>
          <table:table-cell table:style-name="ce1"/>
          <table:table-cell table:style-name="ce1" table:formula="of:=[.AI167]-[.G167]" office:value-type="float" office:value="2.93862405687105" calcext:value-type="float">
            <text:p>2.93862405687105</text:p>
          </table:table-cell>
          <table:table-cell/>
          <table:table-cell table:style-name="ce7" office:value-type="float" office:value="357.377376766393" calcext:value-type="float">
            <text:p>357.377376766393</text:p>
          </table:table-cell>
          <table:table-cell table:number-columns-repeated="985"/>
        </table:table-row>
        <table:table-row table:style-name="ro3">
          <table:table-cell table:style-name="ce3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T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/>
          <table:table-cell table:style-name="ce7" office:value-type="float" office:value="358.969779761035" calcext:value-type="float">
            <text:p>358.969779761035</text:p>
          </table:table-cell>
          <table:table-cell/>
          <table:table-cell table:style-name="ce3" office:value-type="float" office:value="1953" calcext:value-type="float">
            <text:p>19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707984898239374" calcext:value-type="float">
            <text:p>0.707984898239374</text:p>
          </table:table-cell>
          <table:table-cell table:style-name="ce1"/>
          <table:table-cell table:style-name="ce1" office:value-type="float" office:value="713036.435213878" calcext:value-type="float">
            <text:p>713036.435213878</text:p>
          </table:table-cell>
          <table:table-cell table:style-name="ce1"/>
          <table:table-cell table:style-name="ce1" table:formula="of:=[.AI168]-[.G168]" office:value-type="float" office:value="3.50188054540195" calcext:value-type="float">
            <text:p>3.50188054540195</text:p>
          </table:table-cell>
          <table:table-cell/>
          <table:table-cell table:style-name="ce7" office:value-type="float" office:value="356.647603866645" calcext:value-type="float">
            <text:p>356.647603866645</text:p>
          </table:table-cell>
          <table:table-cell table:number-columns-repeated="985"/>
        </table:table-row>
        <table:table-row table:style-name="ro3">
          <table:table-cell table:style-name="ce3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T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/>
          <table:table-cell table:style-name="ce7" office:value-type="float" office:value="358.055792854755" calcext:value-type="float">
            <text:p>358.055792854755</text:p>
          </table:table-cell>
          <table:table-cell/>
          <table:table-cell table:style-name="ce3" office:value-type="float" office:value="1954" calcext:value-type="float">
            <text:p>19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591601211577654" calcext:value-type="float">
            <text:p>0.591601211577654</text:p>
          </table:table-cell>
          <table:table-cell table:style-name="ce1"/>
          <table:table-cell table:style-name="ce1" office:value-type="float" office:value="713401.833049723" calcext:value-type="float">
            <text:p>713401.833049723</text:p>
          </table:table-cell>
          <table:table-cell table:style-name="ce1"/>
          <table:table-cell table:style-name="ce1" table:formula="of:=[.AI169]-[.G169]" office:value-type="float" office:value="2.82471639011055" calcext:value-type="float">
            <text:p>2.82471639011055</text:p>
          </table:table-cell>
          <table:table-cell/>
          <table:table-cell table:style-name="ce7" office:value-type="float" office:value="355.957531802041" calcext:value-type="float">
            <text:p>355.957531802041</text:p>
          </table:table-cell>
          <table:table-cell table:number-columns-repeated="985"/>
        </table:table-row>
        <table:table-row table:style-name="ro3">
          <table:table-cell table:style-name="ce3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T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/>
          <table:table-cell table:style-name="ce7" office:value-type="float" office:value="356.981985771688" calcext:value-type="float">
            <text:p>356.981985771688</text:p>
          </table:table-cell>
          <table:table-cell/>
          <table:table-cell table:style-name="ce3" office:value-type="float" office:value="1955" calcext:value-type="float">
            <text:p>19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96024996042252" calcext:value-type="float">
            <text:p>0.996024996042252</text:p>
          </table:table-cell>
          <table:table-cell table:style-name="ce1"/>
          <table:table-cell table:style-name="ce1" office:value-type="float" office:value="713767.109025017" calcext:value-type="float">
            <text:p>713767.109025017</text:p>
          </table:table-cell>
          <table:table-cell table:style-name="ce1"/>
          <table:table-cell table:style-name="ce1" table:formula="of:=[.AI170]-[.G170]" office:value-type="float" office:value="3.15069168433547" calcext:value-type="float">
            <text:p>3.15069168433547</text:p>
          </table:table-cell>
          <table:table-cell/>
          <table:table-cell table:style-name="ce7" office:value-type="float" office:value="355.337826000844" calcext:value-type="float">
            <text:p>355.337826000844</text:p>
          </table:table-cell>
          <table:table-cell table:number-columns-repeated="985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T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/>
          <table:table-cell table:style-name="ce7" office:value-type="float" office:value="357.05643157713" calcext:value-type="float">
            <text:p>357.05643157713</text:p>
          </table:table-cell>
          <table:table-cell/>
          <table:table-cell table:style-name="ce3" office:value-type="float" office:value="1956" calcext:value-type="float">
            <text:p>19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175999071449041" calcext:value-type="float">
            <text:p>0.175999071449041</text:p>
          </table:table-cell>
          <table:table-cell table:style-name="ce1"/>
          <table:table-cell table:style-name="ce1" office:value-type="float" office:value="714131.780677777" calcext:value-type="float">
            <text:p>714131.780677777</text:p>
          </table:table-cell>
          <table:table-cell table:style-name="ce1"/>
          <table:table-cell table:style-name="ce1" table:formula="of:=[.AI171]-[.G171]" office:value-type="float" office:value="2.82234444411006" calcext:value-type="float">
            <text:p>2.82234444411006</text:p>
          </table:table-cell>
          <table:table-cell/>
          <table:table-cell table:style-name="ce7" office:value-type="float" office:value="357.334057128799" calcext:value-type="float">
            <text:p>357.334057128799</text:p>
          </table:table-cell>
          <table:table-cell table:number-columns-repeated="985"/>
        </table:table-row>
        <table:table-row table:style-name="ro3">
          <table:table-cell table:style-name="ce3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T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/>
          <table:table-cell table:style-name="ce7" office:value-type="float" office:value="356.556364649168" calcext:value-type="float">
            <text:p>356.556364649168</text:p>
          </table:table-cell>
          <table:table-cell/>
          <table:table-cell table:style-name="ce3" office:value-type="float" office:value="1957" calcext:value-type="float">
            <text:p>19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9933864325285" calcext:value-type="float">
            <text:p>0.59933864325285</text:p>
          </table:table-cell>
          <table:table-cell table:style-name="ce1"/>
          <table:table-cell table:style-name="ce1" office:value-type="float" office:value="714497.367082874" calcext:value-type="float">
            <text:p>714497.367082874</text:p>
          </table:table-cell>
          <table:table-cell table:style-name="ce1"/>
          <table:table-cell table:style-name="ce1" table:formula="of:=[.AI172]-[.G172]" office:value-type="float" office:value="3.22541620710399" calcext:value-type="float">
            <text:p>3.22541620710399</text:p>
          </table:table-cell>
          <table:table-cell/>
          <table:table-cell table:style-name="ce7" office:value-type="float" office:value="356.608088613495" calcext:value-type="float">
            <text:p>356.608088613495</text:p>
          </table:table-cell>
          <table:table-cell table:number-columns-repeated="985"/>
        </table:table-row>
        <table:table-row table:style-name="ro3">
          <table:table-cell table:style-name="ce3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T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/>
          <table:table-cell table:style-name="ce7" office:value-type="float" office:value="356.585472376402" calcext:value-type="float">
            <text:p>356.585472376402</text:p>
          </table:table-cell>
          <table:table-cell/>
          <table:table-cell table:style-name="ce3" office:value-type="float" office:value="1958" calcext:value-type="float">
            <text:p>19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18101493269205" calcext:value-type="float">
            <text:p>0.918101493269205</text:p>
          </table:table-cell>
          <table:table-cell table:style-name="ce1"/>
          <table:table-cell table:style-name="ce1" office:value-type="float" office:value="714862.758970904" calcext:value-type="float">
            <text:p>714862.758970904</text:p>
          </table:table-cell>
          <table:table-cell table:style-name="ce1"/>
          <table:table-cell table:style-name="ce1" table:formula="of:=[.AI173]-[.G173]" office:value-type="float" office:value="3.53397090383805" calcext:value-type="float">
            <text:p>3.53397090383805</text:p>
          </table:table-cell>
          <table:table-cell/>
          <table:table-cell table:style-name="ce7" office:value-type="float" office:value="355.926633311285" calcext:value-type="float">
            <text:p>355.926633311285</text:p>
          </table:table-cell>
          <table:table-cell table:number-columns-repeated="985"/>
        </table:table-row>
        <table:table-row table:style-name="ro3">
          <table:table-cell table:style-name="ce3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T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/>
          <table:table-cell table:style-name="ce7" office:value-type="float" office:value="357.043290051679" calcext:value-type="float">
            <text:p>357.043290051679</text:p>
          </table:table-cell>
          <table:table-cell/>
          <table:table-cell table:style-name="ce3" office:value-type="float" office:value="1959" calcext:value-type="float">
            <text:p>19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57751347124577" calcext:value-type="float">
            <text:p>0.357751347124577</text:p>
          </table:table-cell>
          <table:table-cell table:style-name="ce1"/>
          <table:table-cell table:style-name="ce1" office:value-type="float" office:value="715228.02385955" calcext:value-type="float">
            <text:p>715228.02385955</text:p>
          </table:table-cell>
          <table:table-cell table:style-name="ce1"/>
          <table:table-cell table:style-name="ce1" table:formula="of:=[.AI174]-[.G174]" office:value-type="float" office:value="2.77385954954661" calcext:value-type="float">
            <text:p>2.77385954954661</text:p>
          </table:table-cell>
          <table:table-cell/>
          <table:table-cell table:style-name="ce7" office:value-type="float" office:value="355.319680945098" calcext:value-type="float">
            <text:p>355.319680945098</text:p>
          </table:table-cell>
          <table:table-cell table:number-columns-repeated="985"/>
        </table:table-row>
        <table:table-row table:style-name="ro3">
          <table:table-cell table:style-name="ce3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T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/>
          <table:table-cell table:style-name="ce7" office:value-type="float" office:value="358.663357281217" calcext:value-type="float">
            <text:p>358.663357281217</text:p>
          </table:table-cell>
          <table:table-cell/>
          <table:table-cell table:style-name="ce3" office:value-type="float" office:value="1960" calcext:value-type="float">
            <text:p>19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562298130244017" calcext:value-type="float">
            <text:p>0.562298130244017</text:p>
          </table:table-cell>
          <table:table-cell table:style-name="ce1"/>
          <table:table-cell table:style-name="ce1" office:value-type="float" office:value="715592.719140485" calcext:value-type="float">
            <text:p>715592.719140485</text:p>
          </table:table-cell>
          <table:table-cell table:style-name="ce1"/>
          <table:table-cell table:style-name="ce1" table:formula="of:=[.AI175]-[.G175]" office:value-type="float" office:value="2.4191404847661" calcext:value-type="float">
            <text:p>2.4191404847661</text:p>
          </table:table-cell>
          <table:table-cell/>
          <table:table-cell table:style-name="ce7" office:value-type="float" office:value="357.290981805533" calcext:value-type="float">
            <text:p>357.290981805533</text:p>
          </table:table-cell>
          <table:table-cell table:number-columns-repeated="985"/>
        </table:table-row>
        <table:table-row table:style-name="ro3">
          <table:table-cell table:style-name="ce3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T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/>
          <table:table-cell table:style-name="ce7" office:value-type="float" office:value="359.130371385672" calcext:value-type="float">
            <text:p>359.130371385672</text:p>
          </table:table-cell>
          <table:table-cell/>
          <table:table-cell table:style-name="ce3" office:value-type="float" office:value="1961" calcext:value-type="float">
            <text:p>19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17151209712029" calcext:value-type="float">
            <text:p>0.717151209712029</text:p>
          </table:table-cell>
          <table:table-cell table:style-name="ce1"/>
          <table:table-cell table:style-name="ce1" office:value-type="float" office:value="715958.294248022" calcext:value-type="float">
            <text:p>715958.294248022</text:p>
          </table:table-cell>
          <table:table-cell table:style-name="ce1"/>
          <table:table-cell table:style-name="ce1" table:formula="of:=[.AI176]-[.G176]" office:value-type="float" office:value="2.92758135462645" calcext:value-type="float">
            <text:p>2.92758135462645</text:p>
          </table:table-cell>
          <table:table-cell/>
          <table:table-cell table:style-name="ce7" office:value-type="float" office:value="356.569560866977" calcext:value-type="float">
            <text:p>356.569560866977</text:p>
          </table:table-cell>
          <table:table-cell table:number-columns-repeated="985"/>
        </table:table-row>
        <table:table-row table:style-name="ro3">
          <table:table-cell table:style-name="ce3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T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/>
          <table:table-cell table:style-name="ce7" office:value-type="float" office:value="359.171905331101" calcext:value-type="float">
            <text:p>359.171905331101</text:p>
          </table:table-cell>
          <table:table-cell/>
          <table:table-cell table:style-name="ce3" office:value-type="float" office:value="1962" calcext:value-type="float">
            <text:p>19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95813403278589" calcext:value-type="float">
            <text:p>0.995813403278589</text:p>
          </table:table-cell>
          <table:table-cell table:style-name="ce1"/>
          <table:table-cell table:style-name="ce1" office:value-type="float" office:value="716323.67777487" calcext:value-type="float">
            <text:p>716323.67777487</text:p>
          </table:table-cell>
          <table:table-cell table:style-name="ce1"/>
          <table:table-cell table:style-name="ce1" table:formula="of:=[.AI177]-[.G177]" office:value-type="float" office:value="3.09444153739605" calcext:value-type="float">
            <text:p>3.09444153739605</text:p>
          </table:table-cell>
          <table:table-cell/>
          <table:table-cell table:style-name="ce7" office:value-type="float" office:value="355.897387417783" calcext:value-type="float">
            <text:p>355.897387417783</text:p>
          </table:table-cell>
          <table:table-cell table:number-columns-repeated="985"/>
        </table:table-row>
        <table:table-row table:style-name="ro3">
          <table:table-cell table:style-name="ce3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T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/>
          <table:table-cell table:style-name="ce7" office:value-type="float" office:value="358.693906825483" calcext:value-type="float">
            <text:p>358.693906825483</text:p>
          </table:table-cell>
          <table:table-cell/>
          <table:table-cell table:style-name="ce3" office:value-type="float" office:value="1963" calcext:value-type="float">
            <text:p>19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25980622321367" calcext:value-type="float">
            <text:p>0.825980622321367</text:p>
          </table:table-cell>
          <table:table-cell table:style-name="ce1"/>
          <table:table-cell table:style-name="ce1" office:value-type="float" office:value="716688.927656931" calcext:value-type="float">
            <text:p>716688.927656931</text:p>
          </table:table-cell>
          <table:table-cell table:style-name="ce1"/>
          <table:table-cell table:style-name="ce1" table:formula="of:=[.AI178]-[.G178]" office:value-type="float" office:value="3.26099026401062" calcext:value-type="float">
            <text:p>3.26099026401062</text:p>
          </table:table-cell>
          <table:table-cell/>
          <table:table-cell table:style-name="ce7" office:value-type="float" office:value="355.303725493893" calcext:value-type="float">
            <text:p>355.303725493893</text:p>
          </table:table-cell>
          <table:table-cell table:number-columns-repeated="985"/>
        </table:table-row>
        <table:table-row table:style-name="ro3">
          <table:table-cell table:style-name="ce3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T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/>
          <table:table-cell table:style-name="ce7" office:value-type="float" office:value="358.781570214649" calcext:value-type="float">
            <text:p>358.781570214649</text:p>
          </table:table-cell>
          <table:table-cell/>
          <table:table-cell table:style-name="ce3" office:value-type="float" office:value="1964" calcext:value-type="float">
            <text:p>19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25200272351503" calcext:value-type="float">
            <text:p>0.425200272351503</text:p>
          </table:table-cell>
          <table:table-cell table:style-name="ce1"/>
          <table:table-cell table:style-name="ce1" office:value-type="float" office:value="717053.6537675" calcext:value-type="float">
            <text:p>717053.6537675</text:p>
          </table:table-cell>
          <table:table-cell table:style-name="ce1"/>
          <table:table-cell table:style-name="ce1" table:formula="of:=[.AI179]-[.G179]" office:value-type="float" office:value="2.90376750018913" calcext:value-type="float">
            <text:p>2.90376750018913</text:p>
          </table:table-cell>
          <table:table-cell/>
          <table:table-cell table:style-name="ce7" office:value-type="float" office:value="357.248263840109" calcext:value-type="float">
            <text:p>357.248263840109</text:p>
          </table:table-cell>
          <table:table-cell table:number-columns-repeated="985"/>
        </table:table-row>
        <table:table-row table:style-name="ro3">
          <table:table-cell table:style-name="ce3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T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/>
          <table:table-cell table:style-name="ce7" office:value-type="float" office:value="357.710396464357" calcext:value-type="float">
            <text:p>357.710396464357</text:p>
          </table:table-cell>
          <table:table-cell/>
          <table:table-cell table:style-name="ce3" office:value-type="float" office:value="1965" calcext:value-type="float">
            <text:p>19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470449641346931" calcext:value-type="float">
            <text:p>0.470449641346931</text:p>
          </table:table-cell>
          <table:table-cell table:style-name="ce1"/>
          <table:table-cell table:style-name="ce1" office:value-type="float" office:value="717419.216298923" calcext:value-type="float">
            <text:p>717419.216298923</text:p>
          </table:table-cell>
          <table:table-cell table:style-name="ce1"/>
          <table:table-cell table:style-name="ce1" table:formula="of:=[.AI180]-[.G180]" office:value-type="float" office:value="3.29963225638494" calcext:value-type="float">
            <text:p>3.29963225638494</text:p>
          </table:table-cell>
          <table:table-cell/>
          <table:table-cell table:style-name="ce7" office:value-type="float" office:value="356.532125638397" calcext:value-type="float">
            <text:p>356.532125638397</text:p>
          </table:table-cell>
          <table:table-cell table:number-columns-repeated="985"/>
        </table:table-row>
        <table:table-row table:style-name="ro3">
          <table:table-cell table:style-name="ce3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T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/>
          <table:table-cell table:style-name="ce7" office:value-type="float" office:value="356.802900937026" calcext:value-type="float">
            <text:p>356.802900937026</text:p>
          </table:table-cell>
          <table:table-cell/>
          <table:table-cell table:style-name="ce3" office:value-type="float" office:value="1966" calcext:value-type="float">
            <text:p>19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966973707079887" calcext:value-type="float">
            <text:p>0.966973707079887</text:p>
          </table:table-cell>
          <table:table-cell table:style-name="ce1"/>
          <table:table-cell table:style-name="ce1" office:value-type="float" office:value="717784.588865954" calcext:value-type="float">
            <text:p>717784.588865954</text:p>
          </table:table-cell>
          <table:table-cell table:style-name="ce1"/>
          <table:table-cell table:style-name="ce1" table:formula="of:=[.AI181]-[.G181]" office:value-type="float" office:value="2.66386595391668" calcext:value-type="float">
            <text:p>2.66386595391668</text:p>
          </table:table-cell>
          <table:table-cell/>
          <table:table-cell table:style-name="ce7" office:value-type="float" office:value="355.869882994249" calcext:value-type="float">
            <text:p>355.869882994249</text:p>
          </table:table-cell>
          <table:table-cell table:number-columns-repeated="985"/>
        </table:table-row>
        <table:table-row table:style-name="ro3">
          <table:table-cell table:style-name="ce3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T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/>
          <table:table-cell table:style-name="ce7" office:value-type="float" office:value="356.321808323302" calcext:value-type="float">
            <text:p>356.321808323302</text:p>
          </table:table-cell>
          <table:table-cell/>
          <table:table-cell table:style-name="ce3" office:value-type="float" office:value="1967" calcext:value-type="float">
            <text:p>19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506407003849745" calcext:value-type="float">
            <text:p>0.506407003849745</text:p>
          </table:table-cell>
          <table:table-cell table:style-name="ce1"/>
          <table:table-cell table:style-name="ce1" office:value-type="float" office:value="718149.819796116" calcext:value-type="float">
            <text:p>718149.819796116</text:p>
          </table:table-cell>
          <table:table-cell table:style-name="ce1"/>
          <table:table-cell table:style-name="ce1" table:formula="of:=[.AI182]-[.G182]" office:value-type="float" office:value="2.91146278299857" calcext:value-type="float">
            <text:p>2.91146278299857</text:p>
          </table:table-cell>
          <table:table-cell/>
          <table:table-cell table:style-name="ce7" office:value-type="float" office:value="355.290026025319" calcext:value-type="float">
            <text:p>355.290026025319</text:p>
          </table:table-cell>
          <table:table-cell table:number-columns-repeated="985"/>
        </table:table-row>
        <table:table-row table:style-name="ro3">
          <table:table-cell table:style-name="ce3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T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/>
          <table:table-cell table:style-name="ce7" office:value-type="float" office:value="357.359545427929" calcext:value-type="float">
            <text:p>357.359545427929</text:p>
          </table:table-cell>
          <table:table-cell/>
          <table:table-cell table:style-name="ce3" office:value-type="float" office:value="1968" calcext:value-type="float">
            <text:p>19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9995982646942" calcext:value-type="float">
            <text:p>0.399995982646942</text:p>
          </table:table-cell>
          <table:table-cell table:style-name="ce1"/>
          <table:table-cell table:style-name="ce1" office:value-type="float" office:value="718514.584305553" calcext:value-type="float">
            <text:p>718514.584305553</text:p>
          </table:table-cell>
          <table:table-cell table:style-name="ce1"/>
          <table:table-cell table:style-name="ce1" table:formula="of:=[.AI183]-[.G183]" office:value-type="float" office:value="2.6759722197894" calcext:value-type="float">
            <text:p>2.6759722197894</text:p>
          </table:table-cell>
          <table:table-cell/>
          <table:table-cell table:style-name="ce7" office:value-type="float" office:value="357.206015641917" calcext:value-type="float">
            <text:p>357.206015641917</text:p>
          </table:table-cell>
          <table:table-cell table:number-columns-repeated="985"/>
        </table:table-row>
        <table:table-row table:style-name="ro3">
          <table:table-cell table:style-name="ce3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T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/>
          <table:table-cell table:style-name="ce7" office:value-type="float" office:value="357.831835737172" calcext:value-type="float">
            <text:p>357.831835737172</text:p>
          </table:table-cell>
          <table:table-cell/>
          <table:table-cell table:style-name="ce3" office:value-type="float" office:value="1969" calcext:value-type="float">
            <text:p>1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261592507362366" calcext:value-type="float">
            <text:p>0.261592507362366</text:p>
          </table:table-cell>
          <table:table-cell table:style-name="ce1"/>
          <table:table-cell table:style-name="ce1" office:value-type="float" office:value="718880.13282055" calcext:value-type="float">
            <text:p>718880.13282055</text:p>
          </table:table-cell>
          <table:table-cell table:style-name="ce1"/>
          <table:table-cell table:style-name="ce1" table:formula="of:=[.AI184]-[.G184]" office:value-type="float" office:value="3.20782055030577" calcext:value-type="float">
            <text:p>3.20782055030577</text:p>
          </table:table-cell>
          <table:table-cell/>
          <table:table-cell table:style-name="ce7" office:value-type="float" office:value="356.495886021559" calcext:value-type="float">
            <text:p>356.495886021559</text:p>
          </table:table-cell>
          <table:table-cell table:number-columns-repeated="985"/>
        </table:table-row>
        <table:table-row table:style-name="ro3">
          <table:table-cell table:style-name="ce3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T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/>
          <table:table-cell table:style-name="ce7" office:value-type="float" office:value="358.470319802469" calcext:value-type="float">
            <text:p>358.470319802469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0156089924275875" calcext:value-type="float">
            <text:p>0.015608992427588</text:p>
          </table:table-cell>
          <table:table-cell table:style-name="ce1"/>
          <table:table-cell table:style-name="ce1" office:value-type="float" office:value="719245.491677506" calcext:value-type="float">
            <text:p>719245.491677506</text:p>
          </table:table-cell>
          <table:table-cell table:style-name="ce1"/>
          <table:table-cell table:style-name="ce1" table:formula="of:=[.AI185]-[.G185]" office:value-type="float" office:value="2.55834417324513" calcext:value-type="float">
            <text:p>2.55834417324513</text:p>
          </table:table-cell>
          <table:table-cell/>
          <table:table-cell table:style-name="ce7" office:value-type="float" office:value="355.84420592427" calcext:value-type="float">
            <text:p>355.84420592427</text:p>
          </table:table-cell>
          <table:table-cell table:number-columns-repeated="985"/>
        </table:table-row>
        <table:table-row table:style-name="ro3">
          <table:table-cell table:style-name="ce3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T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/>
          <table:table-cell table:style-name="ce7" office:value-type="float" office:value="358.955928962703" calcext:value-type="float">
            <text:p>358.955928962703</text:p>
          </table:table-cell>
          <table:table-cell/>
          <table:table-cell table:style-name="ce3" office:value-type="float" office:value="1971" calcext:value-type="float">
            <text:p>19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63581185042858" calcext:value-type="float">
            <text:p>0.663581185042858</text:p>
          </table:table-cell>
          <table:table-cell table:style-name="ce1"/>
          <table:table-cell table:style-name="ce1" office:value-type="float" office:value="719610.699766376" calcext:value-type="float">
            <text:p>719610.699766376</text:p>
          </table:table-cell>
          <table:table-cell table:style-name="ce1"/>
          <table:table-cell table:style-name="ce1" table:formula="of:=[.AI186]-[.G186]" office:value-type="float" office:value="2.8164330428699" calcext:value-type="float">
            <text:p>2.8164330428699</text:p>
          </table:table-cell>
          <table:table-cell/>
          <table:table-cell table:style-name="ce7" office:value-type="float" office:value="355.278645172718" calcext:value-type="float">
            <text:p>355.278645172718</text:p>
          </table:table-cell>
          <table:table-cell table:number-columns-repeated="985"/>
        </table:table-row>
        <table:table-row table:style-name="ro3">
          <table:table-cell table:style-name="ce3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T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/>
          <table:table-cell table:style-name="ce7" office:value-type="float" office:value="0.0137493495712988" calcext:value-type="float">
            <text:p>0.013749349571299</text:p>
          </table:table-cell>
          <table:table-cell/>
          <table:table-cell table:style-name="ce3" office:value-type="float" office:value="1972" calcext:value-type="float">
            <text:p>19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12774930894375" calcext:value-type="float">
            <text:p>0.112774930894375</text:p>
          </table:table-cell>
          <table:table-cell table:style-name="ce1"/>
          <table:table-cell table:style-name="ce1" office:value-type="float" office:value="719975.510494983" calcext:value-type="float">
            <text:p>719975.510494983</text:p>
          </table:table-cell>
          <table:table-cell table:style-name="ce1"/>
          <table:table-cell table:style-name="ce1" table:formula="of:=[.AI187]-[.G187]" office:value-type="float" office:value="2.64382831554394" calcext:value-type="float">
            <text:p>2.64382831554394</text:p>
          </table:table-cell>
          <table:table-cell/>
          <table:table-cell table:style-name="ce7" office:value-type="float" office:value="357.164348787502" calcext:value-type="float">
            <text:p>357.164348787502</text:p>
          </table:table-cell>
          <table:table-cell table:number-columns-repeated="985"/>
        </table:table-row>
        <table:table-row table:style-name="ro3">
          <table:table-cell table:style-name="ce3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T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/>
          <table:table-cell table:style-name="ce7" office:value-type="float" office:value="359.549461672237" calcext:value-type="float">
            <text:p>359.549461672237</text:p>
          </table:table-cell>
          <table:table-cell/>
          <table:table-cell table:style-name="ce3" office:value-type="float" office:value="1973" calcext:value-type="float">
            <text:p>19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9643262475729" calcext:value-type="float">
            <text:p>0.49643262475729</text:p>
          </table:table-cell>
          <table:table-cell table:style-name="ce1"/>
          <table:table-cell table:style-name="ce1" office:value-type="float" office:value="720341.0434003" calcext:value-type="float">
            <text:p>720341.0434003</text:p>
          </table:table-cell>
          <table:table-cell table:style-name="ce1"/>
          <table:table-cell table:style-name="ce1" table:formula="of:=[.AI188]-[.G188]" office:value-type="float" office:value="3.07673363341019" calcext:value-type="float">
            <text:p>3.07673363341019</text:p>
          </table:table-cell>
          <table:table-cell/>
          <table:table-cell table:style-name="ce7" office:value-type="float" office:value="356.460943017254" calcext:value-type="float">
            <text:p>356.460943017254</text:p>
          </table:table-cell>
          <table:table-cell table:number-columns-repeated="985"/>
        </table:table-row>
        <table:table-row table:style-name="ro3">
          <table:table-cell table:style-name="ce3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T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/>
          <table:table-cell table:style-name="ce7" office:value-type="float" office:value="358.658520233319" calcext:value-type="float">
            <text:p>358.658520233319</text:p>
          </table:table-cell>
          <table:table-cell/>
          <table:table-cell table:style-name="ce3" office:value-type="float" office:value="1974" calcext:value-type="float">
            <text:p>19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9216970652342" calcext:value-type="float">
            <text:p>0.389216970652342</text:p>
          </table:table-cell>
          <table:table-cell table:style-name="ce1"/>
          <table:table-cell table:style-name="ce1" office:value-type="float" office:value="720706.385686956" calcext:value-type="float">
            <text:p>720706.385686956</text:p>
          </table:table-cell>
          <table:table-cell table:style-name="ce1"/>
          <table:table-cell table:style-name="ce1" table:formula="of:=[.AI189]-[.G189]" office:value-type="float" office:value="3.26902028918266" calcext:value-type="float">
            <text:p>3.26902028918266</text:p>
          </table:table-cell>
          <table:table-cell/>
          <table:table-cell table:style-name="ce7" office:value-type="float" office:value="355.820438968263" calcext:value-type="float">
            <text:p>355.820438968263</text:p>
          </table:table-cell>
          <table:table-cell table:number-columns-repeated="985"/>
        </table:table-row>
        <table:table-row table:style-name="ro3">
          <table:table-cell table:style-name="ce3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T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/>
          <table:table-cell table:style-name="ce7" office:value-type="float" office:value="357.606647349417" calcext:value-type="float">
            <text:p>357.606647349417</text:p>
          </table:table-cell>
          <table:table-cell/>
          <table:table-cell table:style-name="ce3" office:value-type="float" office:value="1975" calcext:value-type="float">
            <text:p>19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55809932947159" calcext:value-type="float">
            <text:p>0.755809932947159</text:p>
          </table:table-cell>
          <table:table-cell table:style-name="ce1"/>
          <table:table-cell table:style-name="ce1" office:value-type="float" office:value="721071.567191535" calcext:value-type="float">
            <text:p>721071.567191535</text:p>
          </table:table-cell>
          <table:table-cell table:style-name="ce1"/>
          <table:table-cell table:style-name="ce1" table:formula="of:=[.AI190]-[.G190]" office:value-type="float" office:value="2.40885820169933" calcext:value-type="float">
            <text:p>2.40885820169933</text:p>
          </table:table-cell>
          <table:table-cell/>
          <table:table-cell table:style-name="ce7" office:value-type="float" office:value="355.269641743382" calcext:value-type="float">
            <text:p>355.269641743382</text:p>
          </table:table-cell>
          <table:table-cell table:number-columns-repeated="985"/>
        </table:table-row>
        <table:table-row table:style-name="ro3">
          <table:table-cell table:style-name="ce3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T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/>
          <table:table-cell table:style-name="ce7" office:value-type="float" office:value="357.704617239771" calcext:value-type="float">
            <text:p>357.704617239771</text:p>
          </table:table-cell>
          <table:table-cell/>
          <table:table-cell table:style-name="ce3" office:value-type="float" office:value="1976" calcext:value-type="float">
            <text:p>19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4660844504833" calcext:value-type="float">
            <text:p>0.184660844504833</text:p>
          </table:table-cell>
          <table:table-cell table:style-name="ce1"/>
          <table:table-cell table:style-name="ce1" office:value-type="float" office:value="721436.432072681" calcext:value-type="float">
            <text:p>721436.432072681</text:p>
          </table:table-cell>
          <table:table-cell table:style-name="ce1"/>
          <table:table-cell table:style-name="ce1" table:formula="of:=[.AI191]-[.G191]" office:value-type="float" office:value="2.14040601416491" calcext:value-type="float">
            <text:p>2.14040601416491</text:p>
          </table:table-cell>
          <table:table-cell/>
          <table:table-cell table:style-name="ce7" office:value-type="float" office:value="357.123373823961" calcext:value-type="float">
            <text:p>357.123373823961</text:p>
          </table:table-cell>
          <table:table-cell table:number-columns-repeated="985"/>
        </table:table-row>
        <table:table-row table:style-name="ro3">
          <table:table-cell table:style-name="ce3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T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/>
          <table:table-cell table:style-name="ce7" office:value-type="float" office:value="357.236620447715" calcext:value-type="float">
            <text:p>357.236620447715</text:p>
          </table:table-cell>
          <table:table-cell/>
          <table:table-cell table:style-name="ce3" office:value-type="float" office:value="1977" calcext:value-type="float">
            <text:p>19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9623746573925" calcext:value-type="float">
            <text:p>0.59623746573925</text:p>
          </table:table-cell>
          <table:table-cell table:style-name="ce1"/>
          <table:table-cell table:style-name="ce1" office:value-type="float" office:value="721801.947636276" calcext:value-type="float">
            <text:p>721801.947636276</text:p>
          </table:table-cell>
          <table:table-cell table:style-name="ce1"/>
          <table:table-cell table:style-name="ce1" table:formula="of:=[.AI192]-[.G192]" office:value-type="float" office:value="2.53930294304155" calcext:value-type="float">
            <text:p>2.53930294304155</text:p>
          </table:table-cell>
          <table:table-cell/>
          <table:table-cell table:style-name="ce7" office:value-type="float" office:value="356.427395362909" calcext:value-type="float">
            <text:p>356.427395362909</text:p>
          </table:table-cell>
          <table:table-cell table:number-columns-repeated="985"/>
        </table:table-row>
        <table:table-row table:style-name="ro3">
          <table:table-cell table:style-name="ce3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T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/>
          <table:table-cell table:style-name="ce7" office:value-type="float" office:value="357.296408553876" calcext:value-type="float">
            <text:p>357.296408553876</text:p>
          </table:table-cell>
          <table:table-cell/>
          <table:table-cell table:style-name="ce3" office:value-type="float" office:value="1978" calcext:value-type="float">
            <text:p>19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422489944845438" calcext:value-type="float">
            <text:p>0.422489944845438</text:p>
          </table:table-cell>
          <table:table-cell table:style-name="ce1"/>
          <table:table-cell table:style-name="ce1" office:value-type="float" office:value="722167.270432285" calcext:value-type="float">
            <text:p>722167.270432285</text:p>
          </table:table-cell>
          <table:table-cell table:style-name="ce1"/>
          <table:table-cell table:style-name="ce1" table:formula="of:=[.AI193]-[.G193]" office:value-type="float" office:value="2.74543228466064" calcext:value-type="float">
            <text:p>2.74543228466064</text:p>
          </table:table-cell>
          <table:table-cell/>
          <table:table-cell table:style-name="ce7" office:value-type="float" office:value="355.798661636729" calcext:value-type="float">
            <text:p>355.798661636729</text:p>
          </table:table-cell>
          <table:table-cell table:number-columns-repeated="985"/>
        </table:table-row>
        <table:table-row table:style-name="ro3">
          <table:table-cell table:style-name="ce3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T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/>
          <table:table-cell table:style-name="ce7" office:value-type="float" office:value="357.786639741979" calcext:value-type="float">
            <text:p>357.786639741979</text:p>
          </table:table-cell>
          <table:table-cell/>
          <table:table-cell table:style-name="ce3" office:value-type="float" office:value="1979" calcext:value-type="float">
            <text:p>1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70486145466566" calcext:value-type="float">
            <text:p>0.470486145466566</text:p>
          </table:table-cell>
          <table:table-cell table:style-name="ce1"/>
          <table:table-cell table:style-name="ce1" office:value-type="float" office:value="722532.421854504" calcext:value-type="float">
            <text:p>722532.421854504</text:p>
          </table:table-cell>
          <table:table-cell table:style-name="ce1"/>
          <table:table-cell table:style-name="ce1" table:formula="of:=[.AI194]-[.G194]" office:value-type="float" office:value="2.84685450431425" calcext:value-type="float">
            <text:p>2.84685450431425</text:p>
          </table:table-cell>
          <table:table-cell/>
          <table:table-cell table:style-name="ce7" office:value-type="float" office:value="355.263070645545" calcext:value-type="float">
            <text:p>355.263070645545</text:p>
          </table:table-cell>
          <table:table-cell table:number-columns-repeated="985"/>
        </table:table-row>
        <table:table-row table:style-name="ro3">
          <table:table-cell table:style-name="ce3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T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/>
          <table:table-cell table:style-name="ce7" office:value-type="float" office:value="359.440297410893" calcext:value-type="float">
            <text:p>359.440297410893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37191516906023" calcext:value-type="float">
            <text:p>0.237191516906023</text:p>
          </table:table-cell>
          <table:table-cell table:style-name="ce1"/>
          <table:table-cell table:style-name="ce1" office:value-type="float" office:value="722897.348775827" calcext:value-type="float">
            <text:p>722897.348775827</text:p>
          </table:table-cell>
          <table:table-cell table:style-name="ce1"/>
          <table:table-cell table:style-name="ce1" table:formula="of:=[.AI195]-[.G195]" office:value-type="float" office:value="2.7237758274423" calcext:value-type="float">
            <text:p>2.7237758274423</text:p>
          </table:table-cell>
          <table:table-cell/>
          <table:table-cell table:style-name="ce7" office:value-type="float" office:value="357.083200074897" calcext:value-type="float">
            <text:p>357.083200074897</text:p>
          </table:table-cell>
          <table:table-cell table:number-columns-repeated="985"/>
        </table:table-row>
        <table:table-row table:style-name="ro3">
          <table:table-cell table:style-name="ce3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T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/>
          <table:table-cell table:style-name="ce7" office:value-type="float" office:value="359.938627058402" calcext:value-type="float">
            <text:p>359.938627058402</text:p>
          </table:table-cell>
          <table:table-cell/>
          <table:table-cell table:style-name="ce3" office:value-type="float" office:value="1981" calcext:value-type="float">
            <text:p>19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11391893029213" calcext:value-type="float">
            <text:p>0.011391893029213</text:p>
          </table:table-cell>
          <table:table-cell table:style-name="ce1"/>
          <table:table-cell table:style-name="ce1" office:value-type="float" office:value="723262.8451468" calcext:value-type="float">
            <text:p>723262.8451468</text:p>
          </table:table-cell>
          <table:table-cell table:style-name="ce1"/>
          <table:table-cell table:style-name="ce1" table:formula="of:=[.AI196]-[.G196]" office:value-type="float" office:value="3.08681346697267" calcext:value-type="float">
            <text:p>3.08681346697267</text:p>
          </table:table-cell>
          <table:table-cell/>
          <table:table-cell table:style-name="ce7" office:value-type="float" office:value="356.395339367752" calcext:value-type="float">
            <text:p>356.395339367752</text:p>
          </table:table-cell>
          <table:table-cell table:number-columns-repeated="985"/>
        </table:table-row>
        <table:table-row table:style-name="ro3">
          <table:table-cell table:style-name="ce3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T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/>
          <table:table-cell table:style-name="ce7" office:value-type="float" office:value="0.0179500041249412" calcext:value-type="float">
            <text:p>0.017950004124941</text:p>
          </table:table-cell>
          <table:table-cell/>
          <table:table-cell table:style-name="ce3" office:value-type="float" office:value="1982" calcext:value-type="float">
            <text:p>19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62828652560711" calcext:value-type="float">
            <text:p>0.562828652560711</text:p>
          </table:table-cell>
          <table:table-cell table:style-name="ce1"/>
          <table:table-cell table:style-name="ce1" office:value-type="float" office:value="723628.145529742" calcext:value-type="float">
            <text:p>723628.145529742</text:p>
          </table:table-cell>
          <table:table-cell table:style-name="ce1"/>
          <table:table-cell table:style-name="ce1" table:formula="of:=[.AI197]-[.G197]" office:value-type="float" office:value="2.29552974214312" calcext:value-type="float">
            <text:p>2.29552974214312</text:p>
          </table:table-cell>
          <table:table-cell/>
          <table:table-cell table:style-name="ce7" office:value-type="float" office:value="355.778950071051" calcext:value-type="float">
            <text:p>355.778950071051</text:p>
          </table:table-cell>
          <table:table-cell table:number-columns-repeated="985"/>
        </table:table-row>
        <table:table-row table:style-name="ro3">
          <table:table-cell table:style-name="ce3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T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/>
          <table:table-cell table:style-name="ce7" office:value-type="float" office:value="359.582046637316" calcext:value-type="float">
            <text:p>359.582046637316</text:p>
          </table:table-cell>
          <table:table-cell/>
          <table:table-cell table:style-name="ce3" office:value-type="float" office:value="1983" calcext:value-type="float">
            <text:p>19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59027305990458" calcext:value-type="float">
            <text:p>0.759027305990458</text:p>
          </table:table-cell>
          <table:table-cell table:style-name="ce1"/>
          <table:table-cell table:style-name="ce1" office:value-type="float" office:value="723993.263721547" calcext:value-type="float">
            <text:p>723993.263721547</text:p>
          </table:table-cell>
          <table:table-cell table:style-name="ce1"/>
          <table:table-cell table:style-name="ce1" table:formula="of:=[.AI198]-[.G198]" office:value-type="float" office:value="2.44705487973988" calcext:value-type="float">
            <text:p>2.44705487973988</text:p>
          </table:table-cell>
          <table:table-cell/>
          <table:table-cell table:style-name="ce7" office:value-type="float" office:value="355.258982823711" calcext:value-type="float">
            <text:p>355.258982823711</text:p>
          </table:table-cell>
          <table:table-cell table:number-columns-repeated="985"/>
        </table:table-row>
        <table:table-row table:style-name="ro3">
          <table:table-cell table:style-name="ce3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T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/>
          <table:table-cell table:style-name="ce7" office:value-type="float" office:value="359.711406485827" calcext:value-type="float">
            <text:p>359.711406485827</text:p>
          </table:table-cell>
          <table:table-cell/>
          <table:table-cell table:style-name="ce3" office:value-type="float" office:value="1984" calcext:value-type="float">
            <text:p>19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98939337581396" calcext:value-type="float">
            <text:p>0.898939337581396</text:p>
          </table:table-cell>
          <table:table-cell table:style-name="ce1"/>
          <table:table-cell table:style-name="ce1" office:value-type="float" office:value="724358.260346486" calcext:value-type="float">
            <text:p>724358.260346486</text:p>
          </table:table-cell>
          <table:table-cell table:style-name="ce1"/>
          <table:table-cell table:style-name="ce1" table:formula="of:=[.AI199]-[.G199]" office:value-type="float" office:value="2.44367981865071" calcext:value-type="float">
            <text:p>2.44367981865071</text:p>
          </table:table-cell>
          <table:table-cell/>
          <table:table-cell table:style-name="ce7" office:value-type="float" office:value="357.04393544949" calcext:value-type="float">
            <text:p>357.04393544949</text:p>
          </table:table-cell>
          <table:table-cell table:number-columns-repeated="985"/>
        </table:table-row>
        <table:table-row table:style-name="ro3">
          <table:table-cell table:style-name="ce3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T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/>
          <table:table-cell table:style-name="ce7" office:value-type="float" office:value="358.685580468115" calcext:value-type="float">
            <text:p>358.685580468115</text:p>
          </table:table-cell>
          <table:table-cell/>
          <table:table-cell table:style-name="ce3" office:value-type="float" office:value="1985" calcext:value-type="float">
            <text:p>19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6874673515558" calcext:value-type="float">
            <text:p>0.236874673515558</text:p>
          </table:table-cell>
          <table:table-cell table:style-name="ce1"/>
          <table:table-cell table:style-name="ce1" office:value-type="float" office:value="724723.735581163" calcext:value-type="float">
            <text:p>724723.735581163</text:p>
          </table:table-cell>
          <table:table-cell table:style-name="ce1"/>
          <table:table-cell table:style-name="ce1" table:formula="of:=[.AI200]-[.G200]" office:value-type="float" office:value="2.83558116294444" calcext:value-type="float">
            <text:p>2.83558116294444</text:p>
          </table:table-cell>
          <table:table-cell/>
          <table:table-cell table:style-name="ce7" office:value-type="float" office:value="356.364868753878" calcext:value-type="float">
            <text:p>356.364868753878</text:p>
          </table:table-cell>
          <table:table-cell table:number-columns-repeated="985"/>
        </table:table-row>
        <table:table-row table:style-name="ro3">
          <table:table-cell table:style-name="ce3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T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/>
          <table:table-cell table:style-name="ce7" office:value-type="float" office:value="357.822167724731" calcext:value-type="float">
            <text:p>357.822167724731</text:p>
          </table:table-cell>
          <table:table-cell/>
          <table:table-cell table:style-name="ce3" office:value-type="float" office:value="1986" calcext:value-type="float">
            <text:p>19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97308189421892" calcext:value-type="float">
            <text:p>0.397308189421892</text:p>
          </table:table-cell>
          <table:table-cell table:style-name="ce1"/>
          <table:table-cell table:style-name="ce1" office:value-type="float" office:value="725089.010692575" calcext:value-type="float">
            <text:p>725089.010692575</text:p>
          </table:table-cell>
          <table:table-cell table:style-name="ce1"/>
          <table:table-cell table:style-name="ce1" table:formula="of:=[.AI201]-[.G201]" office:value-type="float" office:value="3.04402590810787" calcext:value-type="float">
            <text:p>3.04402590810787</text:p>
          </table:table-cell>
          <table:table-cell/>
          <table:table-cell table:style-name="ce7" office:value-type="float" office:value="355.761376932016" calcext:value-type="float">
            <text:p>355.761376932016</text:p>
          </table:table-cell>
          <table:table-cell table:number-columns-repeated="985"/>
        </table:table-row>
        <table:table-row table:style-name="ro3">
          <table:table-cell table:style-name="ce3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T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/>
          <table:table-cell table:style-name="ce7" office:value-type="float" office:value="356.101170871229" calcext:value-type="float">
            <text:p>356.101170871229</text:p>
          </table:table-cell>
          <table:table-cell/>
          <table:table-cell table:style-name="ce3" office:value-type="float" office:value="1987" calcext:value-type="float">
            <text:p>19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70521448552609" calcext:value-type="float">
            <text:p>0.870521448552609</text:p>
          </table:table-cell>
          <table:table-cell table:style-name="ce1"/>
          <table:table-cell table:style-name="ce1" office:value-type="float" office:value="725454.09296564" calcext:value-type="float">
            <text:p>725454.09296564</text:p>
          </table:table-cell>
          <table:table-cell table:style-name="ce1"/>
          <table:table-cell table:style-name="ce1" table:formula="of:=[.AI202]-[.G202]" office:value-type="float" office:value="2.10129897284787" calcext:value-type="float">
            <text:p>2.10129897284787</text:p>
          </table:table-cell>
          <table:table-cell/>
          <table:table-cell table:style-name="ce7" office:value-type="float" office:value="355.257425202303" calcext:value-type="float">
            <text:p>355.257425202303</text:p>
          </table:table-cell>
          <table:table-cell table:number-columns-repeated="985"/>
        </table:table-row>
        <table:table-row table:style-name="ro3">
          <table:table-cell table:style-name="ce3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T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/>
          <table:table-cell table:style-name="ce7" office:value-type="float" office:value="357.111212559928" calcext:value-type="float">
            <text:p>357.111212559928</text:p>
          </table:table-cell>
          <table:table-cell/>
          <table:table-cell table:style-name="ce3" office:value-type="float" office:value="1988" calcext:value-type="float">
            <text:p>19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813435710966587" calcext:value-type="float">
            <text:p>0.813435710966587</text:p>
          </table:table-cell>
          <table:table-cell table:style-name="ce1"/>
          <table:table-cell table:style-name="ce1" office:value-type="float" office:value="725819.166537108" calcext:value-type="float">
            <text:p>725819.166537108</text:p>
          </table:table-cell>
          <table:table-cell table:style-name="ce1"/>
          <table:table-cell table:style-name="ce1" table:formula="of:=[.AI203]-[.G203]" office:value-type="float" office:value="2.14153710810933" calcext:value-type="float">
            <text:p>2.14153710810933</text:p>
          </table:table-cell>
          <table:table-cell/>
          <table:table-cell table:style-name="ce7" office:value-type="float" office:value="357.005686255024" calcext:value-type="float">
            <text:p>357.005686255024</text:p>
          </table:table-cell>
          <table:table-cell table:number-columns-repeated="985"/>
        </table:table-row>
        <table:table-row table:style-name="ro3">
          <table:table-cell table:style-name="ce3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T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/>
          <table:table-cell table:style-name="ce7" office:value-type="float" office:value="357.553670854984" calcext:value-type="float">
            <text:p>357.553670854984</text:p>
          </table:table-cell>
          <table:table-cell/>
          <table:table-cell table:style-name="ce3" office:value-type="float" office:value="1989" calcext:value-type="float">
            <text:p>19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29452276229858" calcext:value-type="float">
            <text:p>0.829452276229858</text:p>
          </table:table-cell>
          <table:table-cell table:style-name="ce1"/>
          <table:table-cell table:style-name="ce1" office:value-type="float" office:value="726184.618631564" calcext:value-type="float">
            <text:p>726184.618631564</text:p>
          </table:table-cell>
          <table:table-cell table:style-name="ce1"/>
          <table:table-cell table:style-name="ce1" table:formula="of:=[.AI204]-[.G204]" office:value-type="float" office:value="2.52696489705704" calcext:value-type="float">
            <text:p>2.52696489705704</text:p>
          </table:table-cell>
          <table:table-cell/>
          <table:table-cell table:style-name="ce7" office:value-type="float" office:value="356.33607450355" calcext:value-type="float">
            <text:p>356.33607450355</text:p>
          </table:table-cell>
          <table:table-cell table:number-columns-repeated="985"/>
        </table:table-row>
        <table:table-row table:style-name="ro3">
          <table:table-cell table:style-name="ce3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T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/>
          <table:table-cell table:style-name="ce7" office:value-type="float" office:value="358.160142019765" calcext:value-type="float">
            <text:p>358.160142019765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680665351450443" calcext:value-type="float">
            <text:p>0.680665351450443</text:p>
          </table:table-cell>
          <table:table-cell table:style-name="ce1"/>
          <table:table-cell table:style-name="ce1" office:value-type="float" office:value="726549.865750462" calcext:value-type="float">
            <text:p>726549.865750462</text:p>
          </table:table-cell>
          <table:table-cell table:style-name="ce1"/>
          <table:table-cell table:style-name="ce1" table:formula="of:=[.AI205]-[.G205]" office:value-type="float" office:value="2.67408379504923" calcext:value-type="float">
            <text:p>2.67408379504923</text:p>
          </table:table-cell>
          <table:table-cell/>
          <table:table-cell table:style-name="ce7" office:value-type="float" office:value="355.746011296258" calcext:value-type="float">
            <text:p>355.746011296258</text:p>
          </table:table-cell>
          <table:table-cell table:number-columns-repeated="985"/>
        </table:table-row>
        <table:table-row table:style-name="ro3">
          <table:table-cell table:style-name="ce3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T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/>
          <table:table-cell table:style-name="ce7" office:value-type="float" office:value="358.614039473164" calcext:value-type="float">
            <text:p>358.614039473164</text:p>
          </table:table-cell>
          <table:table-cell/>
          <table:table-cell table:style-name="ce3" office:value-type="float" office:value="1991" calcext:value-type="float">
            <text:p>19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3111350238323" calcext:value-type="float">
            <text:p>0.383111350238323</text:p>
          </table:table-cell>
          <table:table-cell table:style-name="ce1"/>
          <table:table-cell table:style-name="ce1" office:value-type="float" office:value="726914.909988272" calcext:value-type="float">
            <text:p>726914.909988272</text:p>
          </table:table-cell>
          <table:table-cell table:style-name="ce1"/>
          <table:table-cell table:style-name="ce1" table:formula="of:=[.AI206]-[.G206]" office:value-type="float" office:value="2.75165493879467" calcext:value-type="float">
            <text:p>2.75165493879467</text:p>
          </table:table-cell>
          <table:table-cell/>
          <table:table-cell table:style-name="ce7" office:value-type="float" office:value="355.258440637647" calcext:value-type="float">
            <text:p>355.258440637647</text:p>
          </table:table-cell>
          <table:table-cell table:number-columns-repeated="985"/>
        </table:table-row>
        <table:table-row table:style-name="ro3">
          <table:table-cell table:style-name="ce3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T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/>
          <table:table-cell table:style-name="ce7" office:value-type="float" office:value="359.637453750859" calcext:value-type="float">
            <text:p>359.637453750859</text:p>
          </table:table-cell>
          <table:table-cell/>
          <table:table-cell table:style-name="ce3" office:value-type="float" office:value="1992" calcext:value-type="float">
            <text:p>19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48448649793863" calcext:value-type="float">
            <text:p>0.648448649793863</text:p>
          </table:table-cell>
          <table:table-cell table:style-name="ce1"/>
          <table:table-cell table:style-name="ce1" office:value-type="float" office:value="727280.067116978" calcext:value-type="float">
            <text:p>727280.067116978</text:p>
          </table:table-cell>
          <table:table-cell table:style-name="ce1"/>
          <table:table-cell table:style-name="ce1" table:formula="of:=[.AI207]-[.G207]" office:value-type="float" office:value="1.93378364527598" calcext:value-type="float">
            <text:p>1.93378364527598</text:p>
          </table:table-cell>
          <table:table-cell/>
          <table:table-cell table:style-name="ce7" office:value-type="float" office:value="356.96855701346" calcext:value-type="float">
            <text:p>356.96855701346</text:p>
          </table:table-cell>
          <table:table-cell table:number-columns-repeated="985"/>
        </table:table-row>
        <table:table-row table:style-name="ro3">
          <table:table-cell table:style-name="ce3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T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/>
          <table:table-cell table:style-name="ce7" office:value-type="float" office:value="359.137612145568" calcext:value-type="float">
            <text:p>359.137612145568</text:p>
          </table:table-cell>
          <table:table-cell/>
          <table:table-cell table:style-name="ce3" office:value-type="float" office:value="1993" calcext:value-type="float">
            <text:p>19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26475625485182" calcext:value-type="float">
            <text:p>0.426475625485182</text:p>
          </table:table-cell>
          <table:table-cell table:style-name="ce1"/>
          <table:table-cell table:style-name="ce1" office:value-type="float" office:value="727645.494046164" calcext:value-type="float">
            <text:p>727645.494046164</text:p>
          </table:table-cell>
          <table:table-cell table:style-name="ce1"/>
          <table:table-cell table:style-name="ce1" table:formula="of:=[.AI208]-[.G208]" office:value-type="float" office:value="2.22737949667498" calcext:value-type="float">
            <text:p>2.22737949667498</text:p>
          </table:table-cell>
          <table:table-cell/>
          <table:table-cell table:style-name="ce7" office:value-type="float" office:value="356.309044713071" calcext:value-type="float">
            <text:p>356.309044713071</text:p>
          </table:table-cell>
          <table:table-cell table:number-columns-repeated="985"/>
        </table:table-row>
        <table:table-row table:style-name="ro3">
          <table:table-cell table:style-name="ce3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T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/>
          <table:table-cell table:style-name="ce7" office:value-type="float" office:value="358.216110200638" calcext:value-type="float">
            <text:p>358.216110200638</text:p>
          </table:table-cell>
          <table:table-cell/>
          <table:table-cell table:style-name="ce3" office:value-type="float" office:value="1994" calcext:value-type="float">
            <text:p>19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63783191889524" calcext:value-type="float">
            <text:p>0.363783191889524</text:p>
          </table:table-cell>
          <table:table-cell table:style-name="ce1"/>
          <table:table-cell table:style-name="ce1" office:value-type="float" office:value="728010.710669294" calcext:value-type="float">
            <text:p>728010.710669294</text:p>
          </table:table-cell>
          <table:table-cell table:style-name="ce1"/>
          <table:table-cell table:style-name="ce1" table:formula="of:=[.AI209]-[.G209]" office:value-type="float" office:value="2.41066929383669" calcext:value-type="float">
            <text:p>2.41066929383669</text:p>
          </table:table-cell>
          <table:table-cell/>
          <table:table-cell table:style-name="ce7" office:value-type="float" office:value="355.732918560729" calcext:value-type="float">
            <text:p>355.732918560729</text:p>
          </table:table-cell>
          <table:table-cell table:number-columns-repeated="98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T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/>
          <table:table-cell table:style-name="ce7" office:value-type="float" office:value="357.12893458634" calcext:value-type="float">
            <text:p>357.12893458634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32096035033464" calcext:value-type="float">
            <text:p>0.232096035033464</text:p>
          </table:table-cell>
          <table:table-cell table:style-name="ce1"/>
          <table:table-cell table:style-name="ce1" office:value-type="float" office:value="728375.715438956" calcext:value-type="float">
            <text:p>728375.715438956</text:p>
          </table:table-cell>
          <table:table-cell table:style-name="ce1"/>
          <table:table-cell table:style-name="ce1" table:formula="of:=[.AI210]-[.G210]" office:value-type="float" office:value="2.38210562255699" calcext:value-type="float">
            <text:p>2.38210562255699</text:p>
          </table:table-cell>
          <table:table-cell/>
          <table:table-cell table:style-name="ce7" office:value-type="float" office:value="355.262067878222" calcext:value-type="float">
            <text:p>355.262067878222</text:p>
          </table:table-cell>
          <table:table-cell table:number-columns-repeated="985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T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/>
          <table:table-cell table:style-name="ce7" office:value-type="float" office:value="357.188996929004" calcext:value-type="float">
            <text:p>357.188996929004</text:p>
          </table:table-cell>
          <table:table-cell/>
          <table:table-cell table:style-name="ce3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06645226478577" calcext:value-type="float">
            <text:p>0.106645226478577</text:p>
          </table:table-cell>
          <table:table-cell table:style-name="ce1"/>
          <table:table-cell table:style-name="ce1" office:value-type="float" office:value="728740.961879615" calcext:value-type="float">
            <text:p>728740.961879615</text:p>
          </table:table-cell>
          <table:table-cell table:style-name="ce1"/>
          <table:table-cell table:style-name="ce1" table:formula="of:=[.AI211]-[.G211]" office:value-type="float" office:value="2.57854628178757" calcext:value-type="float">
            <text:p>2.57854628178757</text:p>
          </table:table-cell>
          <table:table-cell/>
          <table:table-cell table:style-name="ce7" office:value-type="float" office:value="356.9326502824" calcext:value-type="float">
            <text:p>356.9326502824</text:p>
          </table:table-cell>
          <table:table-cell table:number-columns-repeated="985"/>
        </table:table-row>
        <table:table-row table:style-name="ro3">
          <table:table-cell table:style-name="ce3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T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/>
          <table:table-cell table:style-name="ce7" office:value-type="float" office:value="356.679157392541" calcext:value-type="float">
            <text:p>356.679157392541</text:p>
          </table:table-cell>
          <table:table-cell/>
          <table:table-cell table:style-name="ce3" office:value-type="float" office:value="1997" calcext:value-type="float">
            <text:p>19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610529795289" calcext:value-type="float">
            <text:p>0.76610529795289</text:p>
          </table:table-cell>
          <table:table-cell table:style-name="ce1"/>
          <table:table-cell table:style-name="ce1" office:value-type="float" office:value="729106.361643129" calcext:value-type="float">
            <text:p>729106.361643129</text:p>
          </table:table-cell>
          <table:table-cell table:style-name="ce1"/>
          <table:table-cell table:style-name="ce1" table:formula="of:=[.AI212]-[.G212]" office:value-type="float" office:value="1.90330979565624" calcext:value-type="float">
            <text:p>1.90330979565624</text:p>
          </table:table-cell>
          <table:table-cell/>
          <table:table-cell table:style-name="ce7" office:value-type="float" office:value="356.283864453505" calcext:value-type="float">
            <text:p>356.283864453505</text:p>
          </table:table-cell>
          <table:table-cell table:number-columns-repeated="985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T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/>
          <table:table-cell table:style-name="ce7" office:value-type="float" office:value="356.687261168432" calcext:value-type="float">
            <text:p>356.687261168432</text:p>
          </table:table-cell>
          <table:table-cell/>
          <table:table-cell table:style-name="ce3" office:value-type="float" office:value="1998" calcext:value-type="float">
            <text:p>19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2072983533144" calcext:value-type="float">
            <text:p>0.622072983533144</text:p>
          </table:table-cell>
          <table:table-cell table:style-name="ce1"/>
          <table:table-cell table:style-name="ce1" office:value-type="float" office:value="729471.545570884" calcext:value-type="float">
            <text:p>729471.545570884</text:p>
          </table:table-cell>
          <table:table-cell table:style-name="ce1"/>
          <table:table-cell table:style-name="ce1" table:formula="of:=[.AI213]-[.G213]" office:value-type="float" office:value="1.83723755099345" calcext:value-type="float">
            <text:p>1.83723755099345</text:p>
          </table:table-cell>
          <table:table-cell/>
          <table:table-cell table:style-name="ce7" office:value-type="float" office:value="355.722160355348" calcext:value-type="float">
            <text:p>355.722160355348</text:p>
          </table:table-cell>
          <table:table-cell table:number-columns-repeated="985"/>
        </table:table-row>
        <table:table-row table:style-name="ro3">
          <table:table-cell table:style-name="ce3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T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/>
          <table:table-cell table:style-name="ce7" office:value-type="float" office:value="357.127089423058" calcext:value-type="float">
            <text:p>357.127089423058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33701013028622" calcext:value-type="float">
            <text:p>0.733701013028622</text:p>
          </table:table-cell>
          <table:table-cell table:style-name="ce1"/>
          <table:table-cell table:style-name="ce1" office:value-type="float" office:value="729836.510231737" calcext:value-type="float">
            <text:p>729836.510231737</text:p>
          </table:table-cell>
          <table:table-cell table:style-name="ce1"/>
          <table:table-cell table:style-name="ce1" table:formula="of:=[.AI214]-[.G214]" office:value-type="float" office:value="1.70189840381499" calcext:value-type="float">
            <text:p>1.70189840381499</text:p>
          </table:table-cell>
          <table:table-cell/>
          <table:table-cell table:style-name="ce7" office:value-type="float" office:value="355.268341533119" calcext:value-type="float">
            <text:p>355.268341533119</text:p>
          </table:table-cell>
          <table:table-cell table:number-columns-repeated="98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T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/>
          <table:table-cell table:style-name="ce7" office:value-type="float" office:value="358.729956080579" calcext:value-type="float">
            <text:p>358.729956080579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937625639140606" calcext:value-type="float">
            <text:p>0.937625639140606</text:p>
          </table:table-cell>
          <table:table-cell table:style-name="ce1"/>
          <table:table-cell table:style-name="ce1" office:value-type="float" office:value="730201.850651129" calcext:value-type="float">
            <text:p>730201.850651129</text:p>
          </table:table-cell>
          <table:table-cell table:style-name="ce1"/>
          <table:table-cell table:style-name="ce1" table:formula="of:=[.AI215]-[.G215]" office:value-type="float" office:value="1.97565112891607" calcext:value-type="float">
            <text:p>1.97565112891607</text:p>
          </table:table-cell>
          <table:table-cell/>
          <table:table-cell table:style-name="ce7" office:value-type="float" office:value="356.898066480912" calcext:value-type="float">
            <text:p>356.898066480912</text:p>
          </table:table-cell>
          <table:table-cell table:number-columns-repeated="985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T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/>
          <table:table-cell table:style-name="ce7" office:value-type="float" office:value="359.174413465851" calcext:value-type="float">
            <text:p>359.174413465851</text:p>
          </table:table-cell>
          <table:table-cell/>
          <table:table-cell table:style-name="ce3" office:value-type="float" office:value="2001" calcext:value-type="float">
            <text:p>20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08726949989796" calcext:value-type="float">
            <text:p>0.708726949989796</text:p>
          </table:table-cell>
          <table:table-cell table:style-name="ce1"/>
          <table:table-cell table:style-name="ce1" office:value-type="float" office:value="730567.221325505" calcext:value-type="float">
            <text:p>730567.221325505</text:p>
          </table:table-cell>
          <table:table-cell table:style-name="ce1"/>
          <table:table-cell table:style-name="ce1" table:formula="of:=[.AI216]-[.G216]" office:value-type="float" office:value="2.16299217182677" calcext:value-type="float">
            <text:p>2.16299217182677</text:p>
          </table:table-cell>
          <table:table-cell/>
          <table:table-cell table:style-name="ce7" office:value-type="float" office:value="356.260615638535" calcext:value-type="float">
            <text:p>356.260615638535</text:p>
          </table:table-cell>
          <table:table-cell table:number-columns-repeated="985"/>
        </table:table-row>
        <table:table-row table:style-name="ro3">
          <table:table-cell table:style-name="ce3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T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/>
          <table:table-cell table:style-name="ce7" office:value-type="float" office:value="359.204545263876" calcext:value-type="float">
            <text:p>359.204545263876</text:p>
          </table:table-cell>
          <table:table-cell/>
          <table:table-cell table:style-name="ce3" office:value-type="float" office:value="2002" calcext:value-type="float">
            <text:p>20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83045148104429" calcext:value-type="float">
            <text:p>0.883045148104429</text:p>
          </table:table-cell>
          <table:table-cell table:style-name="ce1"/>
          <table:table-cell table:style-name="ce1" office:value-type="float" office:value="730932.370752115" calcext:value-type="float">
            <text:p>730932.370752115</text:p>
          </table:table-cell>
          <table:table-cell table:style-name="ce1"/>
          <table:table-cell table:style-name="ce1" table:formula="of:=[.AI217]-[.G217]" office:value-type="float" office:value="2.31241878168657" calcext:value-type="float">
            <text:p>2.31241878168657</text:p>
          </table:table-cell>
          <table:table-cell/>
          <table:table-cell table:style-name="ce7" office:value-type="float" office:value="355.713794463886" calcext:value-type="float">
            <text:p>355.713794463886</text:p>
          </table:table-cell>
          <table:table-cell table:number-columns-repeated="985"/>
        </table:table-row>
        <table:table-row table:style-name="ro3">
          <table:table-cell table:style-name="ce3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T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/>
          <table:table-cell table:style-name="ce7" office:value-type="float" office:value="358.711790255569" calcext:value-type="float">
            <text:p>358.711790255569</text:p>
          </table:table-cell>
          <table:table-cell/>
          <table:table-cell table:style-name="ce3" office:value-type="float" office:value="2003" calcext:value-type="float">
            <text:p>20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603448059409857" calcext:value-type="float">
            <text:p>0.603448059409857</text:p>
          </table:table-cell>
          <table:table-cell table:style-name="ce1"/>
          <table:table-cell table:style-name="ce1" office:value-type="float" office:value="731297.29555795" calcext:value-type="float">
            <text:p>731297.29555795</text:p>
          </table:table-cell>
          <table:table-cell table:style-name="ce1"/>
          <table:table-cell table:style-name="ce1" table:formula="of:=[.AI218]-[.G218]" office:value-type="float" office:value="2.25389128306415" calcext:value-type="float">
            <text:p>2.25389128306415</text:p>
          </table:table-cell>
          <table:table-cell/>
          <table:table-cell table:style-name="ce7" office:value-type="float" office:value="355.277292048613" calcext:value-type="float">
            <text:p>355.277292048613</text:p>
          </table:table-cell>
          <table:table-cell table:number-columns-repeated="985"/>
        </table:table-row>
        <table:table-row table:style-name="ro3">
          <table:table-cell table:style-name="ce3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T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/>
          <table:table-cell table:style-name="ce7" office:value-type="float" office:value="358.779328052455" calcext:value-type="float">
            <text:p>358.779328052455</text:p>
          </table:table-cell>
          <table:table-cell/>
          <table:table-cell table:style-name="ce3" office:value-type="float" office:value="2004" calcext:value-type="float">
            <text:p>20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1303411275148" calcext:value-type="float">
            <text:p>0.951303411275148</text:p>
          </table:table-cell>
          <table:table-cell table:style-name="ce1"/>
          <table:table-cell table:style-name="ce1" office:value-type="float" office:value="731662.733299516" calcext:value-type="float">
            <text:p>731662.733299516</text:p>
          </table:table-cell>
          <table:table-cell table:style-name="ce1"/>
          <table:table-cell table:style-name="ce1" table:formula="of:=[.AI219]-[.G219]" office:value-type="float" office:value="1.66663284925744" calcext:value-type="float">
            <text:p>1.66663284925744</text:p>
          </table:table-cell>
          <table:table-cell/>
          <table:table-cell table:style-name="ce7" office:value-type="float" office:value="356.86490372059" calcext:value-type="float">
            <text:p>356.86490372059</text:p>
          </table:table-cell>
          <table:table-cell table:number-columns-repeated="985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T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/>
          <table:table-cell table:style-name="ce7" office:value-type="float" office:value="357.693762232014" calcext:value-type="float">
            <text:p>357.693762232014</text:p>
          </table:table-cell>
          <table:table-cell/>
          <table:table-cell table:style-name="ce3" office:value-type="float" office:value="2005" calcext:value-type="float">
            <text:p>2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25923527777195" calcext:value-type="float">
            <text:p>0.25923527777195</text:p>
          </table:table-cell>
          <table:table-cell table:style-name="ce1"/>
          <table:table-cell table:style-name="ce1" office:value-type="float" office:value="732028.073096691" calcext:value-type="float">
            <text:p>732028.073096691</text:p>
          </table:table-cell>
          <table:table-cell table:style-name="ce1"/>
          <table:table-cell table:style-name="ce1" table:formula="of:=[.AI220]-[.G220]" office:value-type="float" office:value="2.02309669111855" calcext:value-type="float">
            <text:p>2.02309669111855</text:p>
          </table:table-cell>
          <table:table-cell/>
          <table:table-cell table:style-name="ce7" office:value-type="float" office:value="356.239376899686" calcext:value-type="float">
            <text:p>356.239376899686</text:p>
          </table:table-cell>
          <table:table-cell table:number-columns-repeated="985"/>
        </table:table-row>
        <table:table-row table:style-name="ro3">
          <table:table-cell table:style-name="ce3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T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/>
          <table:table-cell table:style-name="ce7" office:value-type="float" office:value="356.761511577934" calcext:value-type="float">
            <text:p>356.761511577934</text:p>
          </table:table-cell>
          <table:table-cell/>
          <table:table-cell table:style-name="ce3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2318469434977" calcext:value-type="float">
            <text:p>0.852318469434977</text:p>
          </table:table-cell>
          <table:table-cell table:style-name="ce1"/>
          <table:table-cell table:style-name="ce1" office:value-type="float" office:value="732393.186702999" calcext:value-type="float">
            <text:p>732393.186702999</text:p>
          </table:table-cell>
          <table:table-cell table:style-name="ce1"/>
          <table:table-cell table:style-name="ce1" table:formula="of:=[.AI221]-[.G221]" office:value-type="float" office:value="2.0033696659375" calcext:value-type="float">
            <text:p>2.0033696659375</text:p>
          </table:table-cell>
          <table:table-cell/>
          <table:table-cell table:style-name="ce7" office:value-type="float" office:value="355.707874753154" calcext:value-type="float">
            <text:p>355.707874753154</text:p>
          </table:table-cell>
          <table:table-cell table:number-columns-repeated="985"/>
        </table:table-row>
        <table:table-row table:style-name="ro3">
          <table:table-cell table:style-name="ce3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T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/>
          <table:table-cell table:style-name="ce7" office:value-type="float" office:value="356.257024743673" calcext:value-type="float">
            <text:p>356.257024743673</text:p>
          </table:table-cell>
          <table:table-cell/>
          <table:table-cell table:style-name="ce3" office:value-type="float" office:value="2007" calcext:value-type="float">
            <text:p>20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68039579689503" calcext:value-type="float">
            <text:p>0.968039579689503</text:p>
          </table:table-cell>
          <table:table-cell table:style-name="ce1"/>
          <table:table-cell table:style-name="ce1" office:value-type="float" office:value="732758.072894472" calcext:value-type="float">
            <text:p>732758.072894472</text:p>
          </table:table-cell>
          <table:table-cell table:style-name="ce1"/>
          <table:table-cell table:style-name="ce1" table:formula="of:=[.AI222]-[.G222]" office:value-type="float" office:value="1.95622780488338" calcext:value-type="float">
            <text:p>1.95622780488338</text:p>
          </table:table-cell>
          <table:table-cell/>
          <table:table-cell table:style-name="ce7" office:value-type="float" office:value="355.288945692716" calcext:value-type="float">
            <text:p>355.288945692716</text:p>
          </table:table-cell>
          <table:table-cell table:number-columns-repeated="985"/>
        </table:table-row>
        <table:table-row table:style-name="ro3">
          <table:table-cell table:style-name="ce3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T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/>
          <table:table-cell table:style-name="ce7" office:value-type="float" office:value="357.272179116891" calcext:value-type="float">
            <text:p>357.272179116891</text:p>
          </table:table-cell>
          <table:table-cell/>
          <table:table-cell table:style-name="ce3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325380153954029" calcext:value-type="float">
            <text:p>0.032538015395403</text:p>
          </table:table-cell>
          <table:table-cell table:style-name="ce1"/>
          <table:table-cell table:style-name="ce1" office:value-type="float" office:value="733123.609744818" calcext:value-type="float">
            <text:p>733123.609744818</text:p>
          </table:table-cell>
          <table:table-cell table:style-name="ce1"/>
          <table:table-cell table:style-name="ce1" table:formula="of:=[.AI223]-[.G223]" office:value-type="float" office:value="1.6014114851132" calcext:value-type="float">
            <text:p>1.6014114851132</text:p>
          </table:table-cell>
          <table:table-cell/>
          <table:table-cell table:style-name="ce7" office:value-type="float" office:value="356.833257642242" calcext:value-type="float">
            <text:p>356.833257642242</text:p>
          </table:table-cell>
          <table:table-cell table:number-columns-repeated="985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T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/>
          <table:table-cell table:style-name="ce7" office:value-type="float" office:value="357.709952245089" calcext:value-type="float">
            <text:p>357.709952245089</text:p>
          </table:table-cell>
          <table:table-cell/>
          <table:table-cell table:style-name="ce3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9812844991684" calcext:value-type="float">
            <text:p>0.589812844991684</text:p>
          </table:table-cell>
          <table:table-cell table:style-name="ce1"/>
          <table:table-cell table:style-name="ce1" office:value-type="float" office:value="733488.917076259" calcext:value-type="float">
            <text:p>733488.917076259</text:p>
          </table:table-cell>
          <table:table-cell table:style-name="ce1"/>
          <table:table-cell table:style-name="ce1" table:formula="of:=[.AI224]-[.G224]" office:value-type="float" office:value="1.72540959191974" calcext:value-type="float">
            <text:p>1.72540959191974</text:p>
          </table:table-cell>
          <table:table-cell/>
          <table:table-cell table:style-name="ce7" office:value-type="float" office:value="356.220223469151" calcext:value-type="float">
            <text:p>356.220223469151</text:p>
          </table:table-cell>
          <table:table-cell table:number-columns-repeated="985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T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/>
          <table:table-cell table:style-name="ce7" office:value-type="float" office:value="358.318001277133" calcext:value-type="float">
            <text:p>358.318001277133</text:p>
          </table:table-cell>
          <table:table-cell/>
          <table:table-cell table:style-name="ce3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3720811009407" calcext:value-type="float">
            <text:p>0.53720811009407</text:p>
          </table:table-cell>
          <table:table-cell table:style-name="ce1"/>
          <table:table-cell table:style-name="ce1" office:value-type="float" office:value="733853.994123061" calcext:value-type="float">
            <text:p>733853.994123061</text:p>
          </table:table-cell>
          <table:table-cell table:style-name="ce1"/>
          <table:table-cell table:style-name="ce1" table:formula="of:=[.AI225]-[.G225]" office:value-type="float" office:value="1.75245639414061" calcext:value-type="float">
            <text:p>1.75245639414061</text:p>
          </table:table-cell>
          <table:table-cell/>
          <table:table-cell table:style-name="ce7" office:value-type="float" office:value="355.704451110533" calcext:value-type="float">
            <text:p>355.704451110533</text:p>
          </table:table-cell>
          <table:table-cell table:number-columns-repeated="985"/>
        </table:table-row>
        <table:table-row table:style-name="ro3">
          <table:table-cell table:style-name="ce3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T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/>
          <table:table-cell table:style-name="ce7" office:value-type="float" office:value="358.767971858422" calcext:value-type="float">
            <text:p>358.767971858422</text:p>
          </table:table-cell>
          <table:table-cell/>
          <table:table-cell table:style-name="ce3" office:value-type="float" office:value="2011" calcext:value-type="float">
            <text:p>20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69682163000107" calcext:value-type="float">
            <text:p>0.369682163000107</text:p>
          </table:table-cell>
          <table:table-cell table:style-name="ce1"/>
          <table:table-cell table:style-name="ce1" office:value-type="float" office:value="734218.844006724" calcext:value-type="float">
            <text:p>734218.844006724</text:p>
          </table:table-cell>
          <table:table-cell table:style-name="ce1"/>
          <table:table-cell table:style-name="ce1" table:formula="of:=[.AI226]-[.G226]" office:value-type="float" office:value="1.5356733907247" calcext:value-type="float">
            <text:p>1.5356733907247</text:p>
          </table:table-cell>
          <table:table-cell/>
          <table:table-cell table:style-name="ce7" office:value-type="float" office:value="355.303324547588" calcext:value-type="float">
            <text:p>355.303324547588</text:p>
          </table:table-cell>
          <table:table-cell table:number-columns-repeated="985"/>
        </table:table-row>
        <table:table-row table:style-name="ro3">
          <table:table-cell table:style-name="ce3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T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/>
          <table:table-cell table:style-name="ce7" office:value-type="float" office:value="359.784870274894" calcext:value-type="float">
            <text:p>359.784870274894</text:p>
          </table:table-cell>
          <table:table-cell/>
          <table:table-cell table:style-name="ce3" office:value-type="float" office:value="2012" calcext:value-type="float">
            <text:p>20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56902238726616" calcext:value-type="float">
            <text:p>0.156902238726616</text:p>
          </table:table-cell>
          <table:table-cell table:style-name="ce1"/>
          <table:table-cell table:style-name="ce1" office:value-type="float" office:value="734584.479970071" calcext:value-type="float">
            <text:p>734584.479970071</text:p>
          </table:table-cell>
          <table:table-cell table:style-name="ce1"/>
          <table:table-cell table:style-name="ce1" table:formula="of:=[.AI227]-[.G227]" office:value-type="float" office:value="2.03830340399873" calcext:value-type="float">
            <text:p>2.03830340399873</text:p>
          </table:table-cell>
          <table:table-cell/>
          <table:table-cell table:style-name="ce7" office:value-type="float" office:value="356.803221258576" calcext:value-type="float">
            <text:p>356.803221258576</text:p>
          </table:table-cell>
          <table:table-cell table:number-columns-repeated="985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T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/>
          <table:table-cell table:style-name="ce7" office:value-type="float" office:value="359.288795272333" calcext:value-type="float">
            <text:p>359.288795272333</text:p>
          </table:table-cell>
          <table:table-cell/>
          <table:table-cell table:style-name="ce3" office:value-type="float" office:value="2013" calcext:value-type="float">
            <text:p>20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27218186855316" calcext:value-type="float">
            <text:p>0.062721818685532</text:p>
          </table:table-cell>
          <table:table-cell table:style-name="ce1"/>
          <table:table-cell table:style-name="ce1" office:value-type="float" office:value="734949.753515779" calcext:value-type="float">
            <text:p>734949.753515779</text:p>
          </table:table-cell>
          <table:table-cell table:style-name="ce1"/>
          <table:table-cell table:style-name="ce1" table:formula="of:=[.AI228]-[.G228]" office:value-type="float" office:value="2.2618491119938" calcext:value-type="float">
            <text:p>2.2618491119938</text:p>
          </table:table-cell>
          <table:table-cell/>
          <table:table-cell table:style-name="ce7" office:value-type="float" office:value="356.20322707039" calcext:value-type="float">
            <text:p>356.20322707039</text:p>
          </table:table-cell>
          <table:table-cell table:number-columns-repeated="985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T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/>
          <table:table-cell table:style-name="ce7" office:value-type="float" office:value="358.361573852178" calcext:value-type="float">
            <text:p>358.361573852178</text:p>
          </table:table-cell>
          <table:table-cell/>
          <table:table-cell table:style-name="ce3" office:value-type="float" office:value="2014" calcext:value-type="float">
            <text:p>20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67010319977999" calcext:value-type="float">
            <text:p>0.267010319977999</text:p>
          </table:table-cell>
          <table:table-cell table:style-name="ce1"/>
          <table:table-cell table:style-name="ce1" office:value-type="float" office:value="735314.793935424" calcext:value-type="float">
            <text:p>735314.793935424</text:p>
          </table:table-cell>
          <table:table-cell table:style-name="ce1"/>
          <table:table-cell table:style-name="ce1" table:formula="of:=[.AI229]-[.G229]" office:value-type="float" office:value="1.17726875678636" calcext:value-type="float">
            <text:p>1.17726875678636</text:p>
          </table:table-cell>
          <table:table-cell/>
          <table:table-cell table:style-name="ce7" office:value-type="float" office:value="355.70356938983" calcext:value-type="float">
            <text:p>355.70356938983</text:p>
          </table:table-cell>
          <table:table-cell table:number-columns-repeated="985"/>
        </table:table-row>
        <table:table-row table:style-name="ro3">
          <table:table-cell table:style-name="ce3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T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/>
          <table:table-cell table:style-name="ce7" office:value-type="float" office:value="357.272857893255" calcext:value-type="float">
            <text:p>357.272857893255</text:p>
          </table:table-cell>
          <table:table-cell/>
          <table:table-cell table:style-name="ce3" office:value-type="float" office:value="2015" calcext:value-type="float">
            <text:p>20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761741738766432" calcext:value-type="float">
            <text:p>0.761741738766432</text:p>
          </table:table-cell>
          <table:table-cell table:style-name="ce1"/>
          <table:table-cell table:style-name="ce1" office:value-type="float" office:value="735679.610945654" calcext:value-type="float">
            <text:p>735679.610945654</text:p>
          </table:table-cell>
          <table:table-cell table:style-name="ce1"/>
          <table:table-cell table:style-name="ce1" table:formula="of:=[.AI230]-[.G230]" office:value-type="float" office:value="0.944278987008147" calcext:value-type="float">
            <text:p>0.944278987008147</text:p>
          </table:table-cell>
          <table:table-cell/>
          <table:table-cell table:style-name="ce7" office:value-type="float" office:value="355.320446509629" calcext:value-type="float">
            <text:p>355.320446509629</text:p>
          </table:table-cell>
          <table:table-cell table:number-columns-repeated="985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T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/>
          <table:table-cell table:style-name="ce7" office:value-type="float" office:value="357.336777252491" calcext:value-type="float">
            <text:p>357.336777252491</text:p>
          </table:table-cell>
          <table:table-cell/>
          <table:table-cell table:style-name="ce3" office:value-type="float" office:value="2016" calcext:value-type="float">
            <text:p>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407398547977209" calcext:value-type="float">
            <text:p>0.407398547977209</text:p>
          </table:table-cell>
          <table:table-cell table:style-name="ce1"/>
          <table:table-cell table:style-name="ce1" office:value-type="float" office:value="736045.344032916" calcext:value-type="float">
            <text:p>736045.344032916</text:p>
          </table:table-cell>
          <table:table-cell table:style-name="ce1"/>
          <table:table-cell table:style-name="ce1" table:formula="of:=[.AI231]-[.G231]" office:value-type="float" office:value="1.67736624868121" calcext:value-type="float">
            <text:p>1.67736624868121</text:p>
          </table:table-cell>
          <table:table-cell/>
          <table:table-cell table:style-name="ce7" office:value-type="float" office:value="356.774884803204" calcext:value-type="float">
            <text:p>356.774884803204</text:p>
          </table:table-cell>
          <table:table-cell table:number-columns-repeated="985"/>
        </table:table-row>
        <table:table-row table:style-name="ro3">
          <table:table-cell table:style-name="ce3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T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/>
          <table:table-cell table:style-name="ce7" office:value-type="float" office:value="356.82243321246" calcext:value-type="float">
            <text:p>356.82243321246</text:p>
          </table:table-cell>
          <table:table-cell/>
          <table:table-cell table:style-name="ce3" office:value-type="float" office:value="2017" calcext:value-type="float">
            <text:p>20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5257720053196" calcext:value-type="float">
            <text:p>0.25257720053196</text:p>
          </table:table-cell>
          <table:table-cell table:style-name="ce1"/>
          <table:table-cell table:style-name="ce1" office:value-type="float" office:value="736410.58281429" calcext:value-type="float">
            <text:p>736410.58281429</text:p>
          </table:table-cell>
          <table:table-cell table:style-name="ce1"/>
          <table:table-cell table:style-name="ce1" table:formula="of:=[.AI232]-[.G232]" office:value-type="float" office:value="1.69948095676955" calcext:value-type="float">
            <text:p>1.69948095676955</text:p>
          </table:table-cell>
          <table:table-cell/>
          <table:table-cell table:style-name="ce7" office:value-type="float" office:value="356.188455816674" calcext:value-type="float">
            <text:p>356.188455816674</text:p>
          </table:table-cell>
          <table:table-cell table:number-columns-repeated="985"/>
        </table:table-row>
        <table:table-row table:style-name="ro3">
          <table:table-cell table:style-name="ce3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T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/>
          <table:table-cell table:style-name="ce7" office:value-type="float" office:value="356.840081578228" calcext:value-type="float">
            <text:p>356.840081578228</text:p>
          </table:table-cell>
          <table:table-cell/>
          <table:table-cell table:style-name="ce3" office:value-type="float" office:value="2018" calcext:value-type="float">
            <text:p>20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709001980721951" calcext:value-type="float">
            <text:p>0.709001980721951</text:p>
          </table:table-cell>
          <table:table-cell table:style-name="ce1"/>
          <table:table-cell table:style-name="ce1" office:value-type="float" office:value="736775.587297918" calcext:value-type="float">
            <text:p>736775.587297918</text:p>
          </table:table-cell>
          <table:table-cell table:style-name="ce1"/>
          <table:table-cell table:style-name="ce1" table:formula="of:=[.AI233]-[.G233]" office:value-type="float" office:value="1.67063125106506" calcext:value-type="float">
            <text:p>1.67063125106506</text:p>
          </table:table-cell>
          <table:table-cell/>
          <table:table-cell table:style-name="ce7" office:value-type="float" office:value="355.705271365447" calcext:value-type="float">
            <text:p>355.705271365447</text:p>
          </table:table-cell>
          <table:table-cell table:number-columns-repeated="985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T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/>
          <table:table-cell table:style-name="ce7" office:value-type="float" office:value="357.286319441168" calcext:value-type="float">
            <text:p>357.286319441168</text:p>
          </table:table-cell>
          <table:table-cell/>
          <table:table-cell table:style-name="ce3" office:value-type="float" office:value="2019" calcext:value-type="float">
            <text:p>20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678910821676" calcext:value-type="float">
            <text:p>0.494678910821676</text:p>
          </table:table-cell>
          <table:table-cell table:style-name="ce1"/>
          <table:table-cell table:style-name="ce1" office:value-type="float" office:value="737140.376037972" calcext:value-type="float">
            <text:p>737140.376037972</text:p>
          </table:table-cell>
          <table:table-cell table:style-name="ce1"/>
          <table:table-cell table:style-name="ce1" table:formula="of:=[.AI234]-[.G234]" office:value-type="float" office:value="0.534371304442175" calcext:value-type="float">
            <text:p>0.534371304442175</text:p>
          </table:table-cell>
          <table:table-cell/>
          <table:table-cell table:style-name="ce7" office:value-type="float" office:value="355.340325297069" calcext:value-type="float">
            <text:p>355.340325297069</text:p>
          </table:table-cell>
          <table:table-cell table:number-columns-repeated="985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T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/>
          <table:table-cell table:style-name="ce7" office:value-type="float" office:value="358.886655382109" calcext:value-type="float">
            <text:p>358.886655382109</text:p>
          </table:table-cell>
          <table:table-cell/>
          <table:table-cell table:style-name="ce3" office:value-type="float" office:value="2020" calcext:value-type="float">
            <text:p>20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991895124316216" calcext:value-type="float">
            <text:p>0.991895124316216</text:p>
          </table:table-cell>
          <table:table-cell table:style-name="ce1"/>
          <table:table-cell table:style-name="ce1" office:value-type="float" office:value="737506.202077705" calcext:value-type="float">
            <text:p>737506.202077705</text:p>
          </table:table-cell>
          <table:table-cell table:style-name="ce1"/>
          <table:table-cell table:style-name="ce1" table:formula="of:=[.AI235]-[.G235]" office:value-type="float" office:value="1.26041103794705" calcext:value-type="float">
            <text:p>1.26041103794705</text:p>
          </table:table-cell>
          <table:table-cell/>
          <table:table-cell table:style-name="ce7" office:value-type="float" office:value="356.748335586297" calcext:value-type="float">
            <text:p>356.748335586297</text:p>
          </table:table-cell>
          <table:table-cell table:number-columns-repeated="985"/>
        </table:table-row>
        <table:table-row table:style-name="ro3">
          <table:table-cell table:style-name="ce3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T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/>
          <table:table-cell table:style-name="ce7" office:value-type="float" office:value="359.336388351152" calcext:value-type="float">
            <text:p>359.336388351152</text:p>
          </table:table-cell>
          <table:table-cell/>
          <table:table-cell table:style-name="ce3" office:value-type="float" office:value="2021" calcext:value-type="float">
            <text:p>20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67471737414598" calcext:value-type="float">
            <text:p>0.967471737414598</text:p>
          </table:table-cell>
          <table:table-cell table:style-name="ce1"/>
          <table:table-cell table:style-name="ce1" office:value-type="float" office:value="737871.405532967" calcext:value-type="float">
            <text:p>737871.405532967</text:p>
          </table:table-cell>
          <table:table-cell table:style-name="ce1"/>
          <table:table-cell table:style-name="ce1" table:formula="of:=[.AI236]-[.G236]" office:value-type="float" office:value="1.41386629943736" calcext:value-type="float">
            <text:p>1.41386629943736</text:p>
          </table:table-cell>
          <table:table-cell/>
          <table:table-cell table:style-name="ce7" office:value-type="float" office:value="356.175974117721" calcext:value-type="float">
            <text:p>356.175974117721</text:p>
          </table:table-cell>
          <table:table-cell table:number-columns-repeated="985"/>
        </table:table-row>
        <table:table-row table:style-name="ro3">
          <table:table-cell table:style-name="ce3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T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/>
          <table:table-cell table:style-name="ce7" office:value-type="float" office:value="359.358627528714" calcext:value-type="float">
            <text:p>359.358627528714</text:p>
          </table:table-cell>
          <table:table-cell/>
          <table:table-cell table:style-name="ce3" office:value-type="float" office:value="2022" calcext:value-type="float">
            <text:p>20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79167262464762" calcext:value-type="float">
            <text:p>0.879167262464762</text:p>
          </table:table-cell>
          <table:table-cell table:style-name="ce1"/>
          <table:table-cell table:style-name="ce1" office:value-type="float" office:value="738236.375610533" calcext:value-type="float">
            <text:p>738236.375610533</text:p>
          </table:table-cell>
          <table:table-cell table:style-name="ce1"/>
          <table:table-cell table:style-name="ce1" table:formula="of:=[.AI237]-[.G237]" office:value-type="float" office:value="1.20061053277459" calcext:value-type="float">
            <text:p>1.20061053277459</text:p>
          </table:table-cell>
          <table:table-cell/>
          <table:table-cell table:style-name="ce7" office:value-type="float" office:value="355.709594694813" calcext:value-type="float">
            <text:p>355.709594694813</text:p>
          </table:table-cell>
          <table:table-cell table:number-columns-repeated="985"/>
        </table:table-row>
        <table:table-row table:style-name="ro3">
          <table:table-cell table:style-name="ce3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T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/>
          <table:table-cell table:style-name="ce7" office:value-type="float" office:value="358.859684164403" calcext:value-type="float">
            <text:p>358.859684164403</text:p>
          </table:table-cell>
          <table:table-cell/>
          <table:table-cell table:style-name="ce3" office:value-type="float" office:value="2023" calcext:value-type="float">
            <text:p>20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91177168488502" calcext:value-type="float">
            <text:p>0.291177168488502</text:p>
          </table:table-cell>
          <table:table-cell table:style-name="ce1"/>
          <table:table-cell table:style-name="ce1" office:value-type="float" office:value="738601.141868873" calcext:value-type="float">
            <text:p>738601.141868873</text:p>
          </table:table-cell>
          <table:table-cell table:style-name="ce1"/>
          <table:table-cell table:style-name="ce1" table:formula="of:=[.AI238]-[.G238]" office:value-type="float" office:value="0.86686887301039" calcext:value-type="float">
            <text:p>0.86686887301039</text:p>
          </table:table-cell>
          <table:table-cell/>
          <table:table-cell table:style-name="ce7" office:value-type="float" office:value="355.36297046486" calcext:value-type="float">
            <text:p>355.36297046486</text:p>
          </table:table-cell>
          <table:table-cell table:number-columns-repeated="985"/>
        </table:table-row>
        <table:table-row table:style-name="ro3">
          <table:table-cell table:style-name="ce3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T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/>
          <table:table-cell table:style-name="ce7" office:value-type="float" office:value="358.932635249015" calcext:value-type="float">
            <text:p>358.932635249015</text:p>
          </table:table-cell>
          <table:table-cell/>
          <table:table-cell table:style-name="ce3" office:value-type="float" office:value="2024" calcext:value-type="float">
            <text:p>20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60969929397106" calcext:value-type="float">
            <text:p>0.260969929397106</text:p>
          </table:table-cell>
          <table:table-cell table:style-name="ce1"/>
          <table:table-cell table:style-name="ce1" office:value-type="float" office:value="738967.054347896" calcext:value-type="float">
            <text:p>738967.054347896</text:p>
          </table:table-cell>
          <table:table-cell table:style-name="ce1"/>
          <table:table-cell table:style-name="ce1" table:formula="of:=[.AI239]-[.G239]" office:value-type="float" office:value="1.82934789580759" calcext:value-type="float">
            <text:p>1.82934789580759</text:p>
          </table:table-cell>
          <table:table-cell/>
          <table:table-cell table:style-name="ce7" office:value-type="float" office:value="356.723657857169" calcext:value-type="float">
            <text:p>356.723657857169</text:p>
          </table:table-cell>
          <table:table-cell table:number-columns-repeated="985"/>
        </table:table-row>
        <table:table-row table:style-name="ro3">
          <table:table-cell table:style-name="ce3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T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/>
          <table:table-cell table:style-name="ce7" office:value-type="float" office:value="357.840094023995" calcext:value-type="float">
            <text:p>357.840094023995</text:p>
          </table:table-cell>
          <table:table-cell/>
          <table:table-cell table:style-name="ce3" office:value-type="float" office:value="2025" calcext:value-type="float">
            <text:p>20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68254298716783" calcext:value-type="float">
            <text:p>0.268254298716783</text:p>
          </table:table-cell>
          <table:table-cell table:style-name="ce1"/>
          <table:table-cell table:style-name="ce1" office:value-type="float" office:value="739332.22240851" calcext:value-type="float">
            <text:p>739332.22240851</text:p>
          </table:table-cell>
          <table:table-cell table:style-name="ce1"/>
          <table:table-cell table:style-name="ce1" table:formula="of:=[.AI240]-[.G240]" office:value-type="float" office:value="1.83074184297584" calcext:value-type="float">
            <text:p>1.83074184297584</text:p>
          </table:table-cell>
          <table:table-cell/>
          <table:table-cell table:style-name="ce7" office:value-type="float" office:value="356.165842594503" calcext:value-type="float">
            <text:p>356.165842594503</text:p>
          </table:table-cell>
          <table:table-cell table:number-columns-repeated="985"/>
        </table:table-row>
        <table:table-row table:style-name="ro3">
          <table:table-cell table:style-name="ce3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T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/>
          <table:table-cell table:style-name="ce7" office:value-type="float" office:value="356.913544829942" calcext:value-type="float">
            <text:p>356.913544829942</text:p>
          </table:table-cell>
          <table:table-cell/>
          <table:table-cell table:style-name="ce3" office:value-type="float" office:value="2026" calcext:value-type="float">
            <text:p>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146576330065727" calcext:value-type="float">
            <text:p>0.146576330065727</text:p>
          </table:table-cell>
          <table:table-cell table:style-name="ce1"/>
          <table:table-cell table:style-name="ce1" office:value-type="float" office:value="739697.160518456" calcext:value-type="float">
            <text:p>739697.160518456</text:p>
          </table:table-cell>
          <table:table-cell table:style-name="ce1"/>
          <table:table-cell table:style-name="ce1" table:formula="of:=[.AI241]-[.G241]" office:value-type="float" office:value="0.827185122761875" calcext:value-type="float">
            <text:p>0.827185122761875</text:p>
          </table:table-cell>
          <table:table-cell/>
          <table:table-cell table:style-name="ce7" office:value-type="float" office:value="355.716572888996" calcext:value-type="float">
            <text:p>355.716572888996</text:p>
          </table:table-cell>
          <table:table-cell table:number-columns-repeated="985"/>
        </table:table-row>
        <table:table-row table:style-name="ro3">
          <table:table-cell table:style-name="ce3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T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/>
          <table:table-cell table:style-name="ce7" office:value-type="float" office:value="356.412442215445" calcext:value-type="float">
            <text:p>356.412442215445</text:p>
          </table:table-cell>
          <table:table-cell/>
          <table:table-cell table:style-name="ce3" office:value-type="float" office:value="2027" calcext:value-type="float">
            <text:p>202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09452781826258" calcext:value-type="float">
            <text:p>0.209452781826258</text:p>
          </table:table-cell>
          <table:table-cell table:style-name="ce1"/>
          <table:table-cell table:style-name="ce1" office:value-type="float" office:value="740061.911256564" calcext:value-type="float">
            <text:p>740061.911256564</text:p>
          </table:table-cell>
          <table:table-cell table:style-name="ce1"/>
          <table:table-cell table:style-name="ce1" table:formula="of:=[.AI242]-[.G242]" office:value-type="float" office:value="0.677923231385648" calcext:value-type="float">
            <text:p>0.677923231385648</text:p>
          </table:table-cell>
          <table:table-cell/>
          <table:table-cell table:style-name="ce7" office:value-type="float" office:value="355.388387426633" calcext:value-type="float">
            <text:p>355.388387426633</text:p>
          </table:table-cell>
          <table:table-cell table:number-columns-repeated="985"/>
        </table:table-row>
        <table:table-row table:style-name="ro3">
          <table:table-cell table:style-name="ce3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T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/>
          <table:table-cell table:style-name="ce7" office:value-type="float" office:value="357.419454969759" calcext:value-type="float">
            <text:p>357.419454969759</text:p>
          </table:table-cell>
          <table:table-cell/>
          <table:table-cell table:style-name="ce3" office:value-type="float" office:value="2028" calcext:value-type="float">
            <text:p>202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5804559886456" calcext:value-type="float">
            <text:p>0.725804559886456</text:p>
          </table:table-cell>
          <table:table-cell table:style-name="ce1"/>
          <table:table-cell table:style-name="ce1" office:value-type="float" office:value="740427.901198475" calcext:value-type="float">
            <text:p>740427.901198475</text:p>
          </table:table-cell>
          <table:table-cell table:style-name="ce1"/>
          <table:table-cell table:style-name="ce1" table:formula="of:=[.AI243]-[.G243]" office:value-type="float" office:value="1.55119847541209" calcext:value-type="float">
            <text:p>1.55119847541209</text:p>
          </table:table-cell>
          <table:table-cell/>
          <table:table-cell table:style-name="ce7" office:value-type="float" office:value="356.700932674054" calcext:value-type="float">
            <text:p>356.700932674054</text:p>
          </table:table-cell>
          <table:table-cell table:number-columns-repeated="985"/>
        </table:table-row>
        <table:table-row table:style-name="ro3">
          <table:table-cell table:style-name="ce3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T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/>
          <table:table-cell table:style-name="ce7" office:value-type="float" office:value="357.865028561835" calcext:value-type="float">
            <text:p>357.865028561835</text:p>
          </table:table-cell>
          <table:table-cell/>
          <table:table-cell table:style-name="ce3" office:value-type="float" office:value="2029" calcext:value-type="float">
            <text:p>20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485183041542769" calcext:value-type="float">
            <text:p>0.485183041542769</text:p>
          </table:table-cell>
          <table:table-cell table:style-name="ce1"/>
          <table:table-cell table:style-name="ce1" office:value-type="float" office:value="740793.034364711" calcext:value-type="float">
            <text:p>740793.034364711</text:p>
          </table:table-cell>
          <table:table-cell table:style-name="ce1"/>
          <table:table-cell table:style-name="ce1" table:formula="of:=[.AI244]-[.G244]" office:value-type="float" office:value="1.6843647104688" calcext:value-type="float">
            <text:p>1.6843647104688</text:p>
          </table:table-cell>
          <table:table-cell/>
          <table:table-cell table:style-name="ce7" office:value-type="float" office:value="356.158118002323" calcext:value-type="float">
            <text:p>356.158118002323</text:p>
          </table:table-cell>
          <table:table-cell table:number-columns-repeated="985"/>
        </table:table-row>
        <table:table-row table:style-name="ro3">
          <table:table-cell table:style-name="ce3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T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/>
          <table:table-cell table:style-name="ce7" office:value-type="float" office:value="358.471634509337" calcext:value-type="float">
            <text:p>358.471634509337</text:p>
          </table:table-cell>
          <table:table-cell/>
          <table:table-cell table:style-name="ce3" office:value-type="float" office:value="2030" calcext:value-type="float">
            <text:p>20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30343047529459" calcext:value-type="float">
            <text:p>0.230343047529459</text:p>
          </table:table-cell>
          <table:table-cell table:style-name="ce1"/>
          <table:table-cell table:style-name="ce1" office:value-type="float" office:value="741157.94390996" calcext:value-type="float">
            <text:p>741157.94390996</text:p>
          </table:table-cell>
          <table:table-cell table:style-name="ce1"/>
          <table:table-cell table:style-name="ce1" table:formula="of:=[.AI245]-[.G245]" office:value-type="float" office:value="0.552243293495849" calcext:value-type="float">
            <text:p>0.552243293495849</text:p>
          </table:table-cell>
          <table:table-cell/>
          <table:table-cell table:style-name="ce7" office:value-type="float" office:value="355.726235291387" calcext:value-type="float">
            <text:p>355.726235291387</text:p>
          </table:table-cell>
          <table:table-cell table:number-columns-repeated="985"/>
        </table:table-row>
        <table:table-row table:style-name="ro3">
          <table:table-cell table:style-name="ce3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T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/>
          <table:table-cell table:style-name="ce7" office:value-type="float" office:value="358.919744096504" calcext:value-type="float">
            <text:p>358.919744096504</text:p>
          </table:table-cell>
          <table:table-cell/>
          <table:table-cell table:style-name="ce3" office:value-type="float" office:value="2031" calcext:value-type="float">
            <text:p>20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59382202476263" calcext:value-type="float">
            <text:p>0.59382202476263</text:p>
          </table:table-cell>
          <table:table-cell table:style-name="ce1"/>
          <table:table-cell table:style-name="ce1" office:value-type="float" office:value="741522.687217932" calcext:value-type="float">
            <text:p>741522.687217932</text:p>
          </table:table-cell>
          <table:table-cell table:style-name="ce1"/>
          <table:table-cell table:style-name="ce1" table:formula="of:=[.AI246]-[.G246]" office:value-type="float" office:value="0.228884598938748" calcext:value-type="float">
            <text:p>0.228884598938748</text:p>
          </table:table-cell>
          <table:table-cell/>
          <table:table-cell table:style-name="ce7" office:value-type="float" office:value="355.416577483503" calcext:value-type="float">
            <text:p>355.416577483503</text:p>
          </table:table-cell>
          <table:table-cell table:number-columns-repeated="985"/>
        </table:table-row>
        <table:table-row table:style-name="ro3">
          <table:table-cell table:style-name="ce3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T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/>
          <table:table-cell table:style-name="ce7" office:value-type="float" office:value="359.945575471942" calcext:value-type="float">
            <text:p>359.945575471942</text:p>
          </table:table-cell>
          <table:table-cell/>
          <table:table-cell table:style-name="ce3" office:value-type="float" office:value="2032" calcext:value-type="float">
            <text:p>20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756781175732613" calcext:value-type="float">
            <text:p>0.075678117573261</text:p>
          </table:table-cell>
          <table:table-cell table:style-name="ce1"/>
          <table:table-cell table:style-name="ce1" office:value-type="float" office:value="741888.74310811" calcext:value-type="float">
            <text:p>741888.74310811</text:p>
          </table:table-cell>
          <table:table-cell table:style-name="ce1"/>
          <table:table-cell table:style-name="ce1" table:formula="of:=[.AI247]-[.G247]" office:value-type="float" office:value="1.35144144285005" calcext:value-type="float">
            <text:p>1.35144144285005</text:p>
          </table:table-cell>
          <table:table-cell/>
          <table:table-cell table:style-name="ce7" office:value-type="float" office:value="356.680237781318" calcext:value-type="float">
            <text:p>356.680237781318</text:p>
          </table:table-cell>
          <table:table-cell table:number-columns-repeated="985"/>
        </table:table-row>
        <table:table-row table:style-name="ro3">
          <table:table-cell table:style-name="ce3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T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/>
          <table:table-cell table:style-name="ce7" office:value-type="float" office:value="359.439686667678" calcext:value-type="float">
            <text:p>359.439686667678</text:p>
          </table:table-cell>
          <table:table-cell/>
          <table:table-cell table:style-name="ce3" office:value-type="float" office:value="2033" calcext:value-type="float">
            <text:p>20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31111317873001" calcext:value-type="float">
            <text:p>0.231111317873001</text:p>
          </table:table-cell>
          <table:table-cell table:style-name="ce1"/>
          <table:table-cell table:style-name="ce1" office:value-type="float" office:value="742253.842521605" calcext:value-type="float">
            <text:p>742253.842521605</text:p>
          </table:table-cell>
          <table:table-cell table:style-name="ce1"/>
          <table:table-cell table:style-name="ce1" table:formula="of:=[.AI248]-[.G248]" office:value-type="float" office:value="1.18418827210553" calcext:value-type="float">
            <text:p>1.18418827210553</text:p>
          </table:table-cell>
          <table:table-cell/>
          <table:table-cell table:style-name="ce7" office:value-type="float" office:value="356.152853162208" calcext:value-type="float">
            <text:p>356.152853162208</text:p>
          </table:table-cell>
          <table:table-cell table:number-columns-repeated="985"/>
        </table:table-row>
        <table:table-row table:style-name="ro3">
          <table:table-cell table:style-name="ce3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T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/>
          <table:table-cell table:style-name="ce7" office:value-type="float" office:value="358.512214130917" calcext:value-type="float">
            <text:p>358.512214130917</text:p>
          </table:table-cell>
          <table:table-cell/>
          <table:table-cell table:style-name="ce3" office:value-type="float" office:value="2034" calcext:value-type="float">
            <text:p>20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188045881688595" calcext:value-type="float">
            <text:p>0.188045881688595</text:p>
          </table:table-cell>
          <table:table-cell table:style-name="ce1"/>
          <table:table-cell table:style-name="ce1" office:value-type="float" office:value="742618.727908365" calcext:value-type="float">
            <text:p>742618.727908365</text:p>
          </table:table-cell>
          <table:table-cell table:style-name="ce1"/>
          <table:table-cell table:style-name="ce1" table:formula="of:=[.AI249]-[.G249]" office:value-type="float" office:value="0.902908365242183" calcext:value-type="float">
            <text:p>0.902908365242183</text:p>
          </table:table-cell>
          <table:table-cell/>
          <table:table-cell table:style-name="ce7" office:value-type="float" office:value="355.738607064362" calcext:value-type="float">
            <text:p>355.738607064362</text:p>
          </table:table-cell>
          <table:table-cell table:number-columns-repeated="985"/>
        </table:table-row>
        <table:table-row table:style-name="ro3">
          <table:table-cell table:style-name="ce3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T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/>
          <table:table-cell table:style-name="ce7" office:value-type="float" office:value="357.426546944622" calcext:value-type="float">
            <text:p>357.426546944622</text:p>
          </table:table-cell>
          <table:table-cell/>
          <table:table-cell table:style-name="ce3" office:value-type="float" office:value="2035" calcext:value-type="float">
            <text:p>20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117294453084469" calcext:value-type="float">
            <text:p>0.011729445308447</text:p>
          </table:table-cell>
          <table:table-cell table:style-name="ce1"/>
          <table:table-cell table:style-name="ce1" office:value-type="float" office:value="742983.472924812" calcext:value-type="float">
            <text:p>742983.472924812</text:p>
          </table:table-cell>
          <table:table-cell table:style-name="ce1"/>
          <table:table-cell table:style-name="ce1" table:formula="of:=[.AI250]-[.G250]" office:value-type="float" office:value="0.647924812161364" calcext:value-type="float">
            <text:p>0.647924812161364</text:p>
          </table:table-cell>
          <table:table-cell/>
          <table:table-cell table:style-name="ce7" office:value-type="float" office:value="355.44753785945" calcext:value-type="float">
            <text:p>355.44753785945</text:p>
          </table:table-cell>
          <table:table-cell table:number-columns-repeated="985"/>
        </table:table-row>
        <table:table-row table:style-name="ro3">
          <table:table-cell table:style-name="ce3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T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/>
          <table:table-cell table:style-name="ce7" office:value-type="float" office:value="357.480562722965" calcext:value-type="float">
            <text:p>357.480562722965</text:p>
          </table:table-cell>
          <table:table-cell/>
          <table:table-cell table:style-name="ce3" office:value-type="float" office:value="2036" calcext:value-type="float">
            <text:p>20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4567233324051" calcext:value-type="float">
            <text:p>0.194567233324051</text:p>
          </table:table-cell>
          <table:table-cell table:style-name="ce1"/>
          <table:table-cell table:style-name="ce1" office:value-type="float" office:value="743349.580690672" calcext:value-type="float">
            <text:p>743349.580690672</text:p>
          </table:table-cell>
          <table:table-cell table:style-name="ce1"/>
          <table:table-cell table:style-name="ce1" table:formula="of:=[.AI251]-[.G251]" office:value-type="float" office:value="1.50569067173637" calcext:value-type="float">
            <text:p>1.50569067173637</text:p>
          </table:table-cell>
          <table:table-cell/>
          <table:table-cell table:style-name="ce7" office:value-type="float" office:value="356.661647494327" calcext:value-type="float">
            <text:p>356.661647494327</text:p>
          </table:table-cell>
          <table:table-cell table:number-columns-repeated="985"/>
        </table:table-row>
        <table:table-row table:style-name="ro3">
          <table:table-cell table:style-name="ce3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T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/>
          <table:table-cell table:style-name="ce7" office:value-type="float" office:value="356.974718204448" calcext:value-type="float">
            <text:p>356.974718204448</text:p>
          </table:table-cell>
          <table:table-cell/>
          <table:table-cell table:style-name="ce3" office:value-type="float" office:value="2037" calcext:value-type="float">
            <text:p>20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41027744114399" calcext:value-type="float">
            <text:p>0.41027744114399</text:p>
          </table:table-cell>
          <table:table-cell table:style-name="ce1"/>
          <table:table-cell table:style-name="ce1" office:value-type="float" office:value="743714.648201582" calcext:value-type="float">
            <text:p>743714.648201582</text:p>
          </table:table-cell>
          <table:table-cell table:style-name="ce1"/>
          <table:table-cell table:style-name="ce1" table:formula="of:=[.AI252]-[.G252]" office:value-type="float" office:value="0.581534914555959" calcext:value-type="float">
            <text:p>0.581534914555959</text:p>
          </table:table-cell>
          <table:table-cell/>
          <table:table-cell table:style-name="ce7" office:value-type="float" office:value="356.150096900637" calcext:value-type="float">
            <text:p>356.150096900637</text:p>
          </table:table-cell>
          <table:table-cell table:number-columns-repeated="985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T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/>
          <table:table-cell table:style-name="ce7" office:value-type="float" office:value="356.990184580784" calcext:value-type="float">
            <text:p>356.990184580784</text:p>
          </table:table-cell>
          <table:table-cell/>
          <table:table-cell table:style-name="ce3" office:value-type="float" office:value="2038" calcext:value-type="float">
            <text:p>20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94499726593494" calcext:value-type="float">
            <text:p>0.394499726593494</text:p>
          </table:table-cell>
          <table:table-cell table:style-name="ce1"/>
          <table:table-cell table:style-name="ce1" office:value-type="float" office:value="744079.514857291" calcext:value-type="float">
            <text:p>744079.514857291</text:p>
          </table:table-cell>
          <table:table-cell table:style-name="ce1"/>
          <table:table-cell table:style-name="ce1" table:formula="of:=[.AI253]-[.G253]" office:value-type="float" office:value="0.348190624499694" calcext:value-type="float">
            <text:p>0.348190624499694</text:p>
          </table:table-cell>
          <table:table-cell/>
          <table:table-cell table:style-name="ce7" office:value-type="float" office:value="355.753709183722" calcext:value-type="float">
            <text:p>355.753709183722</text:p>
          </table:table-cell>
          <table:table-cell table:number-columns-repeated="985"/>
        </table:table-row>
        <table:table-row table:style-name="ro3">
          <table:table-cell table:style-name="ce3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T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/>
          <table:table-cell table:style-name="ce7" office:value-type="float" office:value="357.42986835093" calcext:value-type="float">
            <text:p>357.42986835093</text:p>
          </table:table-cell>
          <table:table-cell/>
          <table:table-cell table:style-name="ce3" office:value-type="float" office:value="2039" calcext:value-type="float">
            <text:p>2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76737789064646" calcext:value-type="float">
            <text:p>0.176737789064646</text:p>
          </table:table-cell>
          <table:table-cell table:style-name="ce1"/>
          <table:table-cell table:style-name="ce1" office:value-type="float" office:value="744444.271650512" calcext:value-type="float">
            <text:p>744444.271650512</text:p>
          </table:table-cell>
          <table:table-cell table:style-name="ce1"/>
          <table:table-cell table:style-name="ce1" table:formula="of:=[.AI254]-[.G254]" office:value-type="float" office:value="0.00498384539969265" calcext:value-type="float">
            <text:p>0.004983845399693</text:p>
          </table:table-cell>
          <table:table-cell/>
          <table:table-cell table:style-name="ce7" office:value-type="float" office:value="355.48126174302" calcext:value-type="float">
            <text:p>355.48126174302</text:p>
          </table:table-cell>
          <table:table-cell table:number-columns-repeated="985"/>
        </table:table-row>
        <table:table-row table:style-name="ro3">
          <table:table-cell table:style-name="ce3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T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/>
          <table:table-cell table:style-name="ce7" office:value-type="float" office:value="359.038773483029" calcext:value-type="float">
            <text:p>359.038773483029</text:p>
          </table:table-cell>
          <table:table-cell/>
          <table:table-cell table:style-name="ce3" office:value-type="float" office:value="2040" calcext:value-type="float">
            <text:p>20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6235839724541" calcext:value-type="float">
            <text:p>0.176235839724541</text:p>
          </table:table-cell>
          <table:table-cell table:style-name="ce1"/>
          <table:table-cell table:style-name="ce1" office:value-type="float" office:value="744810.414705719" calcext:value-type="float">
            <text:p>744810.414705719</text:p>
          </table:table-cell>
          <table:table-cell table:style-name="ce1"/>
          <table:table-cell table:style-name="ce1" table:formula="of:=[.AI255]-[.G255]" office:value-type="float" office:value="1.23137238633353" calcext:value-type="float">
            <text:p>1.23137238633353</text:p>
          </table:table-cell>
          <table:table-cell/>
          <table:table-cell table:style-name="ce7" office:value-type="float" office:value="356.645232592123" calcext:value-type="float">
            <text:p>356.645232592123</text:p>
          </table:table-cell>
          <table:table-cell table:number-columns-repeated="985"/>
        </table:table-row>
        <table:table-row table:style-name="ro3">
          <table:table-cell table:style-name="ce3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T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/>
          <table:table-cell table:style-name="ce7" office:value-type="float" office:value="359.482709796443" calcext:value-type="float">
            <text:p>359.482709796443</text:p>
          </table:table-cell>
          <table:table-cell/>
          <table:table-cell table:style-name="ce3" office:value-type="float" office:value="2041" calcext:value-type="float">
            <text:p>20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21722155809402" calcext:value-type="float">
            <text:p>0.221722155809402</text:p>
          </table:table-cell>
          <table:table-cell table:style-name="ce1"/>
          <table:table-cell table:style-name="ce1" office:value-type="float" office:value="745175.452931752" calcext:value-type="float">
            <text:p>745175.452931752</text:p>
          </table:table-cell>
          <table:table-cell table:style-name="ce1"/>
          <table:table-cell table:style-name="ce1" table:formula="of:=[.AI256]-[.G256]" office:value-type="float" office:value="1.10293175152037" calcext:value-type="float">
            <text:p>1.10293175152037</text:p>
          </table:table-cell>
          <table:table-cell/>
          <table:table-cell table:style-name="ce7" office:value-type="float" office:value="356.149893997598" calcext:value-type="float">
            <text:p>356.149893997598</text:p>
          </table:table-cell>
          <table:table-cell table:number-columns-repeated="985"/>
        </table:table-row>
        <table:table-row table:style-name="ro3">
          <table:table-cell table:style-name="ce3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T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/>
          <table:table-cell table:style-name="ce7" office:value-type="float" office:value="359.510551966316" calcext:value-type="float">
            <text:p>359.510551966316</text:p>
          </table:table-cell>
          <table:table-cell/>
          <table:table-cell table:style-name="ce3" office:value-type="float" office:value="2042" calcext:value-type="float">
            <text:p>20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9815990924835" calcext:value-type="float">
            <text:p>0.509815990924835</text:p>
          </table:table-cell>
          <table:table-cell table:style-name="ce1"/>
          <table:table-cell table:style-name="ce1" office:value-type="float" office:value="745540.307298483" calcext:value-type="float">
            <text:p>745540.307298483</text:p>
          </table:table-cell>
          <table:table-cell table:style-name="ce1"/>
          <table:table-cell table:style-name="ce1" table:formula="of:=[.AI257]-[.G257]" office:value-type="float" office:value="-0.0177015166264027" calcext:value-type="float">
            <text:p>-0.017701516626403</text:p>
          </table:table-cell>
          <table:table-cell/>
          <table:table-cell table:style-name="ce7" office:value-type="float" office:value="355.771558440796" calcext:value-type="float">
            <text:p>355.771558440796</text:p>
          </table:table-cell>
          <table:table-cell table:number-columns-repeated="985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T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/>
          <table:table-cell table:style-name="ce7" office:value-type="float" office:value="359.023408804404" calcext:value-type="float">
            <text:p>359.023408804404</text:p>
          </table:table-cell>
          <table:table-cell/>
          <table:table-cell table:style-name="ce3" office:value-type="float" office:value="2043" calcext:value-type="float">
            <text:p>20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731428489089" calcext:value-type="float">
            <text:p>0.85731428489089</text:p>
          </table:table-cell>
          <table:table-cell table:style-name="ce1"/>
          <table:table-cell table:style-name="ce1" office:value-type="float" office:value="745905.086706468" calcext:value-type="float">
            <text:p>745905.086706468</text:p>
          </table:table-cell>
          <table:table-cell table:style-name="ce1"/>
          <table:table-cell table:style-name="ce1" table:formula="of:=[.AI258]-[.G258]" office:value-type="float" office:value="-0.0716268647229299" calcext:value-type="float">
            <text:p>-0.07162686472293</text:p>
          </table:table-cell>
          <table:table-cell/>
          <table:table-cell table:style-name="ce7" office:value-type="float" office:value="355.517738335069" calcext:value-type="float">
            <text:p>355.517738335069</text:p>
          </table:table-cell>
          <table:table-cell table:number-columns-repeated="985"/>
        </table:table-row>
        <table:table-row table:style-name="ro3">
          <table:table-cell table:style-name="ce3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T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/>
          <table:table-cell table:style-name="ce7" office:value-type="float" office:value="359.088467621174" calcext:value-type="float">
            <text:p>359.088467621174</text:p>
          </table:table-cell>
          <table:table-cell/>
          <table:table-cell table:style-name="ce3" office:value-type="float" office:value="2044" calcext:value-type="float">
            <text:p>2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337168782949448" calcext:value-type="float">
            <text:p>0.337168782949448</text:p>
          </table:table-cell>
          <table:table-cell table:style-name="ce1"/>
          <table:table-cell table:style-name="ce1" office:value-type="float" office:value="746271.246067478" calcext:value-type="float">
            <text:p>746271.246067478</text:p>
          </table:table-cell>
          <table:table-cell table:style-name="ce1"/>
          <table:table-cell table:style-name="ce1" table:formula="of:=[.AI259]-[.G259]" office:value-type="float" office:value="0.97106747829821" calcext:value-type="float">
            <text:p>0.97106747829821</text:p>
          </table:table-cell>
          <table:table-cell/>
          <table:table-cell table:style-name="ce7" office:value-type="float" office:value="356.631060218103" calcext:value-type="float">
            <text:p>356.631060218103</text:p>
          </table:table-cell>
          <table:table-cell table:number-columns-repeated="985"/>
        </table:table-row>
        <table:table-row table:style-name="ro3">
          <table:table-cell table:style-name="ce3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T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/>
          <table:table-cell table:style-name="ce7" office:value-type="float" office:value="358.001778395297" calcext:value-type="float">
            <text:p>358.001778395297</text:p>
          </table:table-cell>
          <table:table-cell/>
          <table:table-cell table:style-name="ce3" office:value-type="float" office:value="2045" calcext:value-type="float">
            <text:p>20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156310547143221" calcext:value-type="float">
            <text:p>0.156310547143221</text:p>
          </table:table-cell>
          <table:table-cell table:style-name="ce1"/>
          <table:table-cell table:style-name="ce1" office:value-type="float" office:value="746636.258441882" calcext:value-type="float">
            <text:p>746636.258441882</text:p>
          </table:table-cell>
          <table:table-cell table:style-name="ce1"/>
          <table:table-cell table:style-name="ce1" table:formula="of:=[.AI260]-[.G260]" office:value-type="float" office:value="0.933441882370971" calcext:value-type="float">
            <text:p>0.933441882370971</text:p>
          </table:table-cell>
          <table:table-cell/>
          <table:table-cell table:style-name="ce7" office:value-type="float" office:value="356.152285142949" calcext:value-type="float">
            <text:p>356.152285142949</text:p>
          </table:table-cell>
          <table:table-cell table:number-columns-repeated="985"/>
        </table:table-row>
        <table:table-row table:style-name="ro3">
          <table:table-cell table:style-name="ce3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T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/>
          <table:table-cell table:style-name="ce7" office:value-type="float" office:value="357.071545622257" calcext:value-type="float">
            <text:p>357.071545622257</text:p>
          </table:table-cell>
          <table:table-cell/>
          <table:table-cell table:style-name="ce3" office:value-type="float" office:value="2046" calcext:value-type="float">
            <text:p>20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35748640447855" calcext:value-type="float">
            <text:p>0.435748640447855</text:p>
          </table:table-cell>
          <table:table-cell table:style-name="ce1"/>
          <table:table-cell table:style-name="ce1" office:value-type="float" office:value="747001.107941492" calcext:value-type="float">
            <text:p>747001.107941492</text:p>
          </table:table-cell>
          <table:table-cell table:style-name="ce1"/>
          <table:table-cell table:style-name="ce1" table:formula="of:=[.AI261]-[.G261]" office:value-type="float" office:value="-0.258725174935535" calcext:value-type="float">
            <text:p>-0.258725174935535</text:p>
          </table:table-cell>
          <table:table-cell/>
          <table:table-cell table:style-name="ce7" office:value-type="float" office:value="355.792167451977" calcext:value-type="float">
            <text:p>355.792167451977</text:p>
          </table:table-cell>
          <table:table-cell table:number-columns-repeated="985"/>
        </table:table-row>
        <table:table-row table:style-name="ro3">
          <table:table-cell table:style-name="ce3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T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/>
          <table:table-cell table:style-name="ce7" office:value-type="float" office:value="356.559665828787" calcext:value-type="float">
            <text:p>356.559665828787</text:p>
          </table:table-cell>
          <table:table-cell/>
          <table:table-cell table:style-name="ce3" office:value-type="float" office:value="2047" calcext:value-type="float">
            <text:p>20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71803721785545" calcext:value-type="float">
            <text:p>0.771803721785545</text:p>
          </table:table-cell>
          <table:table-cell table:style-name="ce1"/>
          <table:table-cell table:style-name="ce1" office:value-type="float" office:value="747365.921369308" calcext:value-type="float">
            <text:p>747365.921369308</text:p>
          </table:table-cell>
          <table:table-cell table:style-name="ce1"/>
          <table:table-cell table:style-name="ce1" table:formula="of:=[.AI262]-[.G262]" office:value-type="float" office:value="-0.611964024836198" calcext:value-type="float">
            <text:p>-0.611964024836198</text:p>
          </table:table-cell>
          <table:table-cell/>
          <table:table-cell table:style-name="ce7" office:value-type="float" office:value="355.556952902248" calcext:value-type="float">
            <text:p>355.556952902248</text:p>
          </table:table-cell>
          <table:table-cell table:number-columns-repeated="985"/>
        </table:table-row>
        <table:table-row table:style-name="ro3">
          <table:table-cell table:style-name="ce3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T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/>
          <table:table-cell table:style-name="ce7" office:value-type="float" office:value="357.575439994773" calcext:value-type="float">
            <text:p>357.575439994773</text:p>
          </table:table-cell>
          <table:table-cell/>
          <table:table-cell table:style-name="ce3" office:value-type="float" office:value="2048" calcext:value-type="float">
            <text:p>20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226607978343964" calcext:value-type="float">
            <text:p>0.226607978343964</text:p>
          </table:table-cell>
          <table:table-cell table:style-name="ce1"/>
          <table:table-cell table:style-name="ce1" office:value-type="float" office:value="747732.075851811" calcext:value-type="float">
            <text:p>747732.075851811</text:p>
          </table:table-cell>
          <table:table-cell table:style-name="ce1"/>
          <table:table-cell table:style-name="ce1" table:formula="of:=[.AI263]-[.G263]" office:value-type="float" office:value="0.609185144072399" calcext:value-type="float">
            <text:p>0.609185144072399</text:p>
          </table:table-cell>
          <table:table-cell/>
          <table:table-cell table:style-name="ce7" office:value-type="float" office:value="356.619193788798" calcext:value-type="float">
            <text:p>356.619193788798</text:p>
          </table:table-cell>
          <table:table-cell table:number-columns-repeated="985"/>
        </table:table-row>
        <table:table-row table:style-name="ro3">
          <table:table-cell table:style-name="ce3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T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/>
          <table:table-cell table:style-name="ce7" office:value-type="float" office:value="358.013604339172" calcext:value-type="float">
            <text:p>358.013604339172</text:p>
          </table:table-cell>
          <table:table-cell/>
          <table:table-cell table:style-name="ce3" office:value-type="float" office:value="2049" calcext:value-type="float">
            <text:p>20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86286848783493" calcext:value-type="float">
            <text:p>0.986286848783493</text:p>
          </table:table-cell>
          <table:table-cell table:style-name="ce1"/>
          <table:table-cell table:style-name="ce1" office:value-type="float" office:value="748097.066657144" calcext:value-type="float">
            <text:p>748097.066657144</text:p>
          </table:table-cell>
          <table:table-cell table:style-name="ce1"/>
          <table:table-cell table:style-name="ce1" table:formula="of:=[.AI264]-[.G264]" office:value-type="float" office:value="0.449990476598032" calcext:value-type="float">
            <text:p>0.449990476598032</text:p>
          </table:table-cell>
          <table:table-cell/>
          <table:table-cell table:style-name="ce7" office:value-type="float" office:value="356.157306901023" calcext:value-type="float">
            <text:p>356.157306901023</text:p>
          </table:table-cell>
          <table:table-cell table:number-columns-repeated="985"/>
        </table:table-row>
        <table:table-row table:style-name="ro3">
          <table:table-cell table:style-name="ce3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T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/>
          <table:table-cell table:style-name="ce7" office:value-type="float" office:value="358.619114900641" calcext:value-type="float">
            <text:p>358.619114900641</text:p>
          </table:table-cell>
          <table:table-cell/>
          <table:table-cell table:style-name="ce3" office:value-type="float" office:value="2050" calcext:value-type="float">
            <text:p>20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9518347680569" calcext:value-type="float">
            <text:p>0.259518347680569</text:p>
          </table:table-cell>
          <table:table-cell table:style-name="ce1"/>
          <table:table-cell table:style-name="ce1" office:value-type="float" office:value="748461.919624666" calcext:value-type="float">
            <text:p>748461.919624666</text:p>
          </table:table-cell>
          <table:table-cell table:style-name="ce1"/>
          <table:table-cell table:style-name="ce1" table:formula="of:=[.AI265]-[.G265]" office:value-type="float" office:value="0.202957998495549" calcext:value-type="float">
            <text:p>0.202957998495549</text:p>
          </table:table-cell>
          <table:table-cell/>
          <table:table-cell table:style-name="ce7" office:value-type="float" office:value="355.815544675505" calcext:value-type="float">
            <text:p>355.815544675505</text:p>
          </table:table-cell>
          <table:table-cell table:number-columns-repeated="985"/>
        </table:table-row>
        <table:table-row table:style-name="ro3">
          <table:table-cell table:style-name="ce3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T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/>
          <table:table-cell table:style-name="ce7" office:value-type="float" office:value="147.210262798973" calcext:value-type="float">
            <text:p>147.210262798973</text:p>
          </table:table-cell>
          <table:table-cell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70645442605019" calcext:value-type="float">
            <text:p>0.470645442605019</text:p>
          </table:table-cell>
          <table:table-cell table:style-name="ce1"/>
          <table:table-cell table:style-name="ce1" office:value-type="float" office:value="748826.778799059" calcext:value-type="float">
            <text:p>748826.778799059</text:p>
          </table:table-cell>
          <table:table-cell table:style-name="ce1"/>
          <table:table-cell table:style-name="ce1" table:formula="of:=[.AI266]-[.G266]" office:value-type="float" office:value="-0.812867607688531" calcext:value-type="float">
            <text:p>-0.812867607688531</text:p>
          </table:table-cell>
          <table:table-cell/>
          <table:table-cell table:style-name="ce7" office:value-type="float" office:value="355.598886835962" calcext:value-type="float">
            <text:p>355.598886835962</text:p>
          </table:table-cell>
          <table:table-cell table:number-columns-repeated="985"/>
        </table:table-row>
        <table:table-row table:style-name="ro3">
          <table:table-cell table:style-name="ce3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051" calcext:value-type="float">
            <text:p>20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T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/>
          <table:table-cell table:style-name="ce7" office:value-type="float" office:value="149.438895174302" calcext:value-type="float">
            <text:p>149.438895174302</text:p>
          </table:table-cell>
          <table:table-cell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32860630750656" calcext:value-type="float">
            <text:p>0.632860630750656</text:p>
          </table:table-cell>
          <table:table-cell table:style-name="ce1"/>
          <table:table-cell table:style-name="ce1" office:value-type="float" office:value="749192.905300598" calcext:value-type="float">
            <text:p>749192.905300598</text:p>
          </table:table-cell>
          <table:table-cell table:style-name="ce1"/>
          <table:table-cell table:style-name="ce1" table:formula="of:=[.AI267]-[.G267]" office:value-type="float" office:value="0.113633930683136" calcext:value-type="float">
            <text:p>0.113633930683136</text:p>
          </table:table-cell>
          <table:table-cell/>
          <table:table-cell table:style-name="ce7" office:value-type="float" office:value="356.609692910862" calcext:value-type="float">
            <text:p>356.609692910862</text:p>
          </table:table-cell>
          <table:table-cell table:number-columns-repeated="985"/>
        </table:table-row>
        <table:table-row table:style-name="ro3">
          <table:table-cell table:style-name="ce3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052" calcext:value-type="float">
            <text:p>2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T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/>
          <table:table-cell table:style-name="ce7" office:value-type="float" office:value="150.19403871557" calcext:value-type="float">
            <text:p>150.19403871557</text:p>
          </table:table-cell>
          <table:table-cell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46297311037779" calcext:value-type="float">
            <text:p>0.746297311037779</text:p>
          </table:table-cell>
          <table:table-cell table:style-name="ce1"/>
          <table:table-cell table:style-name="ce1" office:value-type="float" office:value="749557.879684929" calcext:value-type="float">
            <text:p>749557.879684929</text:p>
          </table:table-cell>
          <table:table-cell table:style-name="ce1"/>
          <table:table-cell table:style-name="ce1" table:formula="of:=[.AI268]-[.G268]" office:value-type="float" office:value="-0.0119817382656038" calcext:value-type="float">
            <text:p>-0.011981738265604</text:p>
          </table:table-cell>
          <table:table-cell/>
          <table:table-cell table:style-name="ce7" office:value-type="float" office:value="356.164991683362" calcext:value-type="float">
            <text:p>356.164991683362</text:p>
          </table:table-cell>
          <table:table-cell table:number-columns-repeated="985"/>
        </table:table-row>
        <table:table-row table:style-name="ro3">
          <table:table-cell table:style-name="ce3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53" calcext:value-type="float">
            <text:p>20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T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/>
          <table:table-cell table:style-name="ce7" office:value-type="float" office:value="150.621678389551" calcext:value-type="float">
            <text:p>150.621678389551</text:p>
          </table:table-cell>
          <table:table-cell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84524662792683" calcext:value-type="float">
            <text:p>0.184524662792683</text:p>
          </table:table-cell>
          <table:table-cell table:style-name="ce1"/>
          <table:table-cell table:style-name="ce1" office:value-type="float" office:value="749922.745267031" calcext:value-type="float">
            <text:p>749922.745267031</text:p>
          </table:table-cell>
          <table:table-cell table:style-name="ce1"/>
          <table:table-cell table:style-name="ce1" table:formula="of:=[.AI269]-[.G269]" office:value-type="float" office:value="-0.179732969030738" calcext:value-type="float">
            <text:p>-0.179732969030738</text:p>
          </table:table-cell>
          <table:table-cell/>
          <table:table-cell table:style-name="ce7" office:value-type="float" office:value="355.841694435258" calcext:value-type="float">
            <text:p>355.841694435258</text:p>
          </table:table-cell>
          <table:table-cell table:number-columns-repeated="985"/>
        </table:table-row>
        <table:table-row table:style-name="ro3">
          <table:table-cell table:style-name="ce3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54" calcext:value-type="float">
            <text:p>205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T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/>
          <table:table-cell table:style-name="ce7" office:value-type="float" office:value="151.026070554781" calcext:value-type="float">
            <text:p>151.026070554781</text:p>
          </table:table-cell>
          <table:table-cell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07743484526873" calcext:value-type="float">
            <text:p>0.207743484526873</text:p>
          </table:table-cell>
          <table:table-cell table:style-name="ce1"/>
          <table:table-cell table:style-name="ce1" office:value-type="float" office:value="750287.661949822" calcext:value-type="float">
            <text:p>750287.661949822</text:p>
          </table:table-cell>
          <table:table-cell table:style-name="ce1"/>
          <table:table-cell table:style-name="ce1" table:formula="of:=[.AI270]-[.G270]" office:value-type="float" office:value="-0.413050178089179" calcext:value-type="float">
            <text:p>-0.413050178089179</text:p>
          </table:table-cell>
          <table:table-cell/>
          <table:table-cell table:style-name="ce7" office:value-type="float" office:value="355.643517716472" calcext:value-type="float">
            <text:p>355.643517716472</text:p>
          </table:table-cell>
          <table:table-cell table:number-columns-repeated="985"/>
        </table:table-row>
        <table:table-row table:style-name="ro3">
          <table:table-cell table:style-name="ce3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055" calcext:value-type="float">
            <text:p>20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T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/>
          <table:table-cell table:style-name="ce7" office:value-type="float" office:value="152.697668170142" calcext:value-type="float">
            <text:p>152.697668170142</text:p>
          </table:table-cell>
          <table:table-cell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58502322435379" calcext:value-type="float">
            <text:p>0.58502322435379</text:p>
          </table:table-cell>
          <table:table-cell table:style-name="ce1"/>
          <table:table-cell table:style-name="ce1" office:value-type="float" office:value="750653.735822933" calcext:value-type="float">
            <text:p>750653.735822933</text:p>
          </table:table-cell>
          <table:table-cell table:style-name="ce1"/>
          <table:table-cell table:style-name="ce1" table:formula="of:=[.AI271]-[.G271]" office:value-type="float" office:value="0.694156265817583" calcext:value-type="float">
            <text:p>0.694156265817583</text:p>
          </table:table-cell>
          <table:table-cell/>
          <table:table-cell table:style-name="ce7" office:value-type="float" office:value="356.602613306338" calcext:value-type="float">
            <text:p>356.602613306338</text:p>
          </table:table-cell>
          <table:table-cell table:number-columns-repeated="985"/>
        </table:table-row>
        <table:table-row table:style-name="ro3">
          <table:table-cell table:style-name="ce3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3" office:value-type="float" office:value="2056" calcext:value-type="float">
            <text:p>20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T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/>
          <table:table-cell table:style-name="ce7" office:value-type="float" office:value="153.902337877495" calcext:value-type="float">
            <text:p>153.902337877495</text:p>
          </table:table-cell>
          <table:table-cell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704843115061522" calcext:value-type="float">
            <text:p>0.704843115061522</text:p>
          </table:table-cell>
          <table:table-cell table:style-name="ce1"/>
          <table:table-cell table:style-name="ce1" office:value-type="float" office:value="751018.69979503" calcext:value-type="float">
            <text:p>751018.69979503</text:p>
          </table:table-cell>
          <table:table-cell table:style-name="ce1"/>
          <table:table-cell table:style-name="ce1" table:formula="of:=[.AI272]-[.G272]" office:value-type="float" office:value="0.458128362894058" calcext:value-type="float">
            <text:p>0.458128362894058</text:p>
          </table:table-cell>
          <table:table-cell/>
          <table:table-cell table:style-name="ce7" office:value-type="float" office:value="356.175367729559" calcext:value-type="float">
            <text:p>356.175367729559</text:p>
          </table:table-cell>
          <table:table-cell table:number-columns-repeated="985"/>
        </table:table-row>
        <table:table-row table:style-name="ro3">
          <table:table-cell table:style-name="ce3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057" calcext:value-type="float">
            <text:p>20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T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/>
          <table:table-cell table:style-name="ce7" office:value-type="float" office:value="155.621199303536" calcext:value-type="float">
            <text:p>155.621199303536</text:p>
          </table:table-cell>
          <table:table-cell/>
          <table:table-cell table:style-name="ce3" office:value-type="float" office:value="2058" calcext:value-type="float">
            <text:p>20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447756271809339" calcext:value-type="float">
            <text:p>0.447756271809339</text:p>
          </table:table-cell>
          <table:table-cell table:style-name="ce1"/>
          <table:table-cell table:style-name="ce1" office:value-type="float" office:value="751383.587810942" calcext:value-type="float">
            <text:p>751383.587810942</text:p>
          </table:table-cell>
          <table:table-cell table:style-name="ce1"/>
          <table:table-cell table:style-name="ce1" table:formula="of:=[.AI273]-[.G273]" office:value-type="float" office:value="0.146144274855033" calcext:value-type="float">
            <text:p>0.146144274855033</text:p>
          </table:table-cell>
          <table:table-cell/>
          <table:table-cell table:style-name="ce7" office:value-type="float" office:value="355.870616951308" calcext:value-type="float">
            <text:p>355.870616951308</text:p>
          </table:table-cell>
          <table:table-cell table:number-columns-repeated="985"/>
        </table:table-row>
        <table:table-row table:style-name="ro3">
          <table:table-cell table:style-name="ce3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58" calcext:value-type="float">
            <text:p>205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T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/>
          <table:table-cell table:style-name="ce7" office:value-type="float" office:value="157.666720218338" calcext:value-type="float">
            <text:p>157.666720218338</text:p>
          </table:table-cell>
          <table:table-cell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03852621465921" calcext:value-type="float">
            <text:p>0.803852621465921</text:p>
          </table:table-cell>
          <table:table-cell table:style-name="ce1"/>
          <table:table-cell table:style-name="ce1" office:value-type="float" office:value="751748.573474898" calcext:value-type="float">
            <text:p>751748.573474898</text:p>
          </table:table-cell>
          <table:table-cell table:style-name="ce1"/>
          <table:table-cell table:style-name="ce1" table:formula="of:=[.AI274]-[.G274]" office:value-type="float" office:value="-0.72652510239277" calcext:value-type="float">
            <text:p>-0.72652510239277</text:p>
          </table:table-cell>
          <table:table-cell/>
          <table:table-cell table:style-name="ce7" office:value-type="float" office:value="355.690819381833" calcext:value-type="float">
            <text:p>355.690819381833</text:p>
          </table:table-cell>
          <table:table-cell table:number-columns-repeated="985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59" calcext:value-type="float">
            <text:p>20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T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/>
          <table:table-cell table:style-name="ce7" office:value-type="float" office:value="160.726947115341" calcext:value-type="float">
            <text:p>160.726947115341</text:p>
          </table:table-cell>
          <table:table-cell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349173121154308" calcext:value-type="float">
            <text:p>0.349173121154308</text:p>
          </table:table-cell>
          <table:table-cell table:style-name="ce1"/>
          <table:table-cell table:style-name="ce1" office:value-type="float" office:value="752114.568992481" calcext:value-type="float">
            <text:p>752114.568992481</text:p>
          </table:table-cell>
          <table:table-cell table:style-name="ce1"/>
          <table:table-cell table:style-name="ce1" table:formula="of:=[.AI275]-[.G275]" office:value-type="float" office:value="0.118992481380701" calcext:value-type="float">
            <text:p>0.118992481380701</text:p>
          </table:table-cell>
          <table:table-cell/>
          <table:table-cell table:style-name="ce7" office:value-type="float" office:value="356.59800674627" calcext:value-type="float">
            <text:p>356.59800674627</text:p>
          </table:table-cell>
          <table:table-cell table:number-columns-repeated="985"/>
        </table:table-row>
        <table:table-row table:style-name="ro3">
          <table:table-cell table:style-name="ce3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060" calcext:value-type="float">
            <text:p>20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T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/>
          <table:table-cell table:style-name="ce7" office:value-type="float" office:value="162.515045617562" calcext:value-type="float">
            <text:p>162.515045617562</text:p>
          </table:table-cell>
          <table:table-cell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325215339660645" calcext:value-type="float">
            <text:p>0.325215339660645</text:p>
          </table:table-cell>
          <table:table-cell table:style-name="ce1"/>
          <table:table-cell table:style-name="ce1" office:value-type="float" office:value="752479.529392511" calcext:value-type="float">
            <text:p>752479.529392511</text:p>
          </table:table-cell>
          <table:table-cell table:style-name="ce1"/>
          <table:table-cell table:style-name="ce1" table:formula="of:=[.AI276]-[.G276]" office:value-type="float" office:value="0.0293925106525421" calcext:value-type="float">
            <text:p>0.029392510652542</text:p>
          </table:table-cell>
          <table:table-cell/>
          <table:table-cell table:style-name="ce7" office:value-type="float" office:value="356.188459095959" calcext:value-type="float">
            <text:p>356.188459095959</text:p>
          </table:table-cell>
          <table:table-cell table:number-columns-repeated="985"/>
        </table:table-row>
        <table:table-row table:style-name="ro3">
          <table:table-cell table:style-name="ce3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061" calcext:value-type="float">
            <text:p>206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T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/>
          <table:table-cell table:style-name="ce7" office:value-type="float" office:value="163.819822807516" calcext:value-type="float">
            <text:p>163.819822807516</text:p>
          </table:table-cell>
          <table:table-cell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224190864712" calcext:value-type="float">
            <text:p>0.224190864712</text:p>
          </table:table-cell>
          <table:table-cell table:style-name="ce1"/>
          <table:table-cell table:style-name="ce1" office:value-type="float" office:value="752844.450155688" calcext:value-type="float">
            <text:p>752844.450155688</text:p>
          </table:table-cell>
          <table:table-cell table:style-name="ce1"/>
          <table:table-cell table:style-name="ce1" table:formula="of:=[.AI277]-[.G277]" office:value-type="float" office:value="0.016822355100885" calcext:value-type="float">
            <text:p>0.016822355100885</text:p>
          </table:table-cell>
          <table:table-cell/>
          <table:table-cell table:style-name="ce7" office:value-type="float" office:value="355.902308377021" calcext:value-type="float">
            <text:p>355.902308377021</text:p>
          </table:table-cell>
          <table:table-cell table:number-columns-repeated="985"/>
        </table:table-row>
        <table:table-row table:style-name="ro3">
          <table:table-cell table:style-name="ce3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62" calcext:value-type="float">
            <text:p>20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T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/>
          <table:table-cell table:style-name="ce7" office:value-type="float" office:value="164.618610163248" calcext:value-type="float">
            <text:p>164.618610163248</text:p>
          </table:table-cell>
          <table:table-cell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05903542041779" calcext:value-type="float">
            <text:p>0.505903542041779</text:p>
          </table:table-cell>
          <table:table-cell table:style-name="ce1"/>
          <table:table-cell table:style-name="ce1" office:value-type="float" office:value="753209.5156291" calcext:value-type="float">
            <text:p>753209.5156291</text:p>
          </table:table-cell>
          <table:table-cell table:style-name="ce1"/>
          <table:table-cell table:style-name="ce1" table:formula="of:=[.AI278]-[.G278]" office:value-type="float" office:value="-0.99270423327107" calcext:value-type="float">
            <text:p>-0.99270423327107</text:p>
          </table:table-cell>
          <table:table-cell/>
          <table:table-cell table:style-name="ce7" office:value-type="float" office:value="355.7407620014" calcext:value-type="float">
            <text:p>355.7407620014</text:p>
          </table:table-cell>
          <table:table-cell table:number-columns-repeated="985"/>
        </table:table-row>
        <table:table-row table:style-name="ro3">
          <table:table-cell table:style-name="ce3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63" calcext:value-type="float">
            <text:p>206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T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/>
          <table:table-cell table:style-name="ce7" office:value-type="float" office:value="166.072019383184" calcext:value-type="float">
            <text:p>166.072019383184</text:p>
          </table:table-cell>
          <table:table-cell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1807759553194" calcext:value-type="float">
            <text:p>0.41807759553194</text:p>
          </table:table-cell>
          <table:table-cell table:style-name="ce1"/>
          <table:table-cell table:style-name="ce1" office:value-type="float" office:value="753575.406540332" calcext:value-type="float">
            <text:p>753575.406540332</text:p>
          </table:table-cell>
          <table:table-cell table:style-name="ce1"/>
          <table:table-cell table:style-name="ce1" table:formula="of:=[.AI279]-[.G279]" office:value-type="float" office:value="-0.0017930013127625" calcext:value-type="float">
            <text:p>-0.001793001312763</text:p>
          </table:table-cell>
          <table:table-cell/>
          <table:table-cell table:style-name="ce7" office:value-type="float" office:value="356.595920992595" calcext:value-type="float">
            <text:p>356.595920992595</text:p>
          </table:table-cell>
          <table:table-cell table:number-columns-repeated="985"/>
        </table:table-row>
        <table:table-row table:style-name="ro3">
          <table:table-cell table:style-name="ce3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64" calcext:value-type="float">
            <text:p>20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T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/>
          <table:table-cell table:style-name="ce7" office:value-type="float" office:value="166.556782581836" calcext:value-type="float">
            <text:p>166.556782581836</text:p>
          </table:table-cell>
          <table:table-cell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15114358812571" calcext:value-type="float">
            <text:p>0.215114358812571</text:p>
          </table:table-cell>
          <table:table-cell table:style-name="ce1"/>
          <table:table-cell table:style-name="ce1" office:value-type="float" office:value="753940.370982718" calcext:value-type="float">
            <text:p>753940.370982718</text:p>
          </table:table-cell>
          <table:table-cell table:style-name="ce1"/>
          <table:table-cell table:style-name="ce1" table:formula="of:=[.AI280]-[.G280]" office:value-type="float" office:value="-0.120683948742226" calcext:value-type="float">
            <text:p>-0.120683948742226</text:p>
          </table:table-cell>
          <table:table-cell/>
          <table:table-cell table:style-name="ce7" office:value-type="float" office:value="356.204285652154" calcext:value-type="float">
            <text:p>356.204285652154</text:p>
          </table:table-cell>
          <table:table-cell table:number-columns-repeated="985"/>
        </table:table-row>
        <table:table-row table:style-name="ro3">
          <table:table-cell table:style-name="ce3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3" office:value-type="float" office:value="2065" calcext:value-type="float">
            <text:p>206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T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/>
          <table:table-cell table:style-name="ce7" office:value-type="float" office:value="167.336514402781" calcext:value-type="float">
            <text:p>167.336514402781</text:p>
          </table:table-cell>
          <table:table-cell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19135624170303" calcext:value-type="float">
            <text:p>0.519135624170303</text:p>
          </table:table-cell>
          <table:table-cell table:style-name="ce1"/>
          <table:table-cell table:style-name="ce1" office:value-type="float" office:value="754305.335082733" calcext:value-type="float">
            <text:p>754305.335082733</text:p>
          </table:table-cell>
          <table:table-cell table:style-name="ce1"/>
          <table:table-cell table:style-name="ce1" table:formula="of:=[.AI281]-[.G281]" office:value-type="float" office:value="-0.273250599973835" calcext:value-type="float">
            <text:p>-0.273250599973835</text:p>
          </table:table-cell>
          <table:table-cell/>
          <table:table-cell table:style-name="ce7" office:value-type="float" office:value="355.936760842356" calcext:value-type="float">
            <text:p>355.936760842356</text:p>
          </table:table-cell>
          <table:table-cell table:number-columns-repeated="985"/>
        </table:table-row>
        <table:table-row table:style-name="ro3">
          <table:table-cell table:style-name="ce3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66" calcext:value-type="float">
            <text:p>20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T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/>
          <table:table-cell table:style-name="ce7" office:value-type="float" office:value="168.624799232603" calcext:value-type="float">
            <text:p>168.624799232603</text:p>
          </table:table-cell>
          <table:table-cell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7221203148365" calcext:value-type="float">
            <text:p>0.847221203148365</text:p>
          </table:table-cell>
          <table:table-cell table:style-name="ce1"/>
          <table:table-cell table:style-name="ce1" office:value-type="float" office:value="754670.490171681" calcext:value-type="float">
            <text:p>754670.490171681</text:p>
          </table:table-cell>
          <table:table-cell table:style-name="ce1"/>
          <table:table-cell table:style-name="ce1" table:formula="of:=[.AI282]-[.G282]" office:value-type="float" office:value="-0.876494985655881" calcext:value-type="float">
            <text:p>-0.876494985655881</text:p>
          </table:table-cell>
          <table:table-cell/>
          <table:table-cell table:style-name="ce7" office:value-type="float" office:value="355.793312153515" calcext:value-type="float">
            <text:p>355.793312153515</text:p>
          </table:table-cell>
          <table:table-cell table:number-columns-repeated="985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067" calcext:value-type="float">
            <text:p>20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T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/>
          <table:table-cell table:style-name="ce7" office:value-type="float" office:value="171.402088570925" calcext:value-type="float">
            <text:p>171.402088570925</text:p>
          </table:table-cell>
          <table:table-cell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444316089153" calcext:value-type="float">
            <text:p>0.493444316089153</text:p>
          </table:table-cell>
          <table:table-cell table:style-name="ce1"/>
          <table:table-cell table:style-name="ce1" office:value-type="float" office:value="755036.25034267" calcext:value-type="float">
            <text:p>755036.25034267</text:p>
          </table:table-cell>
          <table:table-cell table:style-name="ce1"/>
          <table:table-cell table:style-name="ce1" table:formula="of:=[.AI283]-[.G283]" office:value-type="float" office:value="-0.299657330382615" calcext:value-type="float">
            <text:p>-0.299657330382615</text:p>
          </table:table-cell>
          <table:table-cell/>
          <table:table-cell table:style-name="ce7" office:value-type="float" office:value="356.596399748451" calcext:value-type="float">
            <text:p>356.596399748451</text:p>
          </table:table-cell>
          <table:table-cell table:number-columns-repeated="985"/>
        </table:table-row>
        <table:table-row table:style-name="ro3">
          <table:table-cell table:style-name="ce3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068" calcext:value-type="float">
            <text:p>20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T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/>
          <table:table-cell table:style-name="ce7" office:value-type="float" office:value="173.524024816063" calcext:value-type="float">
            <text:p>173.524024816063</text:p>
          </table:table-cell>
          <table:table-cell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644021406769753" calcext:value-type="float">
            <text:p>0.064402140676975</text:p>
          </table:table-cell>
          <table:table-cell table:style-name="ce1"/>
          <table:table-cell table:style-name="ce1" office:value-type="float" office:value="755401.227128057" calcext:value-type="float">
            <text:p>755401.227128057</text:p>
          </table:table-cell>
          <table:table-cell table:style-name="ce1"/>
          <table:table-cell table:style-name="ce1" table:formula="of:=[.AI284]-[.G284]" office:value-type="float" office:value="-0.506205276004039" calcext:value-type="float">
            <text:p>-0.506205276004039</text:p>
          </table:table-cell>
          <table:table-cell/>
          <table:table-cell table:style-name="ce7" office:value-type="float" office:value="356.222863085071" calcext:value-type="float">
            <text:p>356.222863085071</text:p>
          </table:table-cell>
          <table:table-cell table:number-columns-repeated="985"/>
        </table:table-row>
        <table:table-row table:style-name="ro3">
          <table:table-cell table:style-name="ce3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69" calcext:value-type="float">
            <text:p>20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T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/>
          <table:table-cell table:style-name="ce7" office:value-type="float" office:value="175.661781148952" calcext:value-type="float">
            <text:p>175.661781148952</text:p>
          </table:table-cell>
          <table:table-cell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02319894731045" calcext:value-type="float">
            <text:p>0.050231989473105</text:p>
          </table:table-cell>
          <table:table-cell table:style-name="ce1"/>
          <table:table-cell table:style-name="ce1" office:value-type="float" office:value="755766.245173772" calcext:value-type="float">
            <text:p>755766.245173772</text:p>
          </table:table-cell>
          <table:table-cell table:style-name="ce1"/>
          <table:table-cell table:style-name="ce1" table:formula="of:=[.AI285]-[.G285]" office:value-type="float" office:value="-0.571492894785479" calcext:value-type="float">
            <text:p>-0.571492894785479</text:p>
          </table:table-cell>
          <table:table-cell/>
          <table:table-cell table:style-name="ce7" office:value-type="float" office:value="355.973962503175" calcext:value-type="float">
            <text:p>355.973962503175</text:p>
          </table:table-cell>
          <table:table-cell table:number-columns-repeated="985"/>
        </table:table-row>
        <table:table-row table:style-name="ro3">
          <table:table-cell table:style-name="ce3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70" calcext:value-type="float">
            <text:p>20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T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/>
          <table:table-cell table:style-name="ce7" office:value-type="float" office:value="177.491009926485" calcext:value-type="float">
            <text:p>177.491009926485</text:p>
          </table:table-cell>
          <table:table-cell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14547612518072" calcext:value-type="float">
            <text:p>0.514547612518072</text:p>
          </table:table-cell>
          <table:table-cell table:style-name="ce1"/>
          <table:table-cell table:style-name="ce1" office:value-type="float" office:value="756131.498273991" calcext:value-type="float">
            <text:p>756131.498273991</text:p>
          </table:table-cell>
          <table:table-cell table:style-name="ce1"/>
          <table:table-cell table:style-name="ce1" table:formula="of:=[.AI286]-[.G286]" office:value-type="float" office:value="-0.551726008648984" calcext:value-type="float">
            <text:p>-0.551726008648984</text:p>
          </table:table-cell>
          <table:table-cell/>
          <table:table-cell table:style-name="ce7" office:value-type="float" office:value="355.848432907149" calcext:value-type="float">
            <text:p>355.848432907149</text:p>
          </table:table-cell>
          <table:table-cell table:number-columns-repeated="985"/>
        </table:table-row>
        <table:table-row table:style-name="ro3">
          <table:table-cell table:style-name="ce3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71" calcext:value-type="float">
            <text:p>20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T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/>
          <table:table-cell table:style-name="ce7" office:value-type="float" office:value="179.810136354208" calcext:value-type="float">
            <text:p>179.810136354208</text:p>
          </table:table-cell>
          <table:table-cell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59776178002358" calcext:value-type="float">
            <text:p>0.459776178002358</text:p>
          </table:table-cell>
          <table:table-cell table:style-name="ce1"/>
          <table:table-cell table:style-name="ce1" office:value-type="float" office:value="756497.102402622" calcext:value-type="float">
            <text:p>756497.102402622</text:p>
          </table:table-cell>
          <table:table-cell table:style-name="ce1"/>
          <table:table-cell table:style-name="ce1" table:formula="of:=[.AI287]-[.G287]" office:value-type="float" office:value="0.0190692893229425" calcext:value-type="float">
            <text:p>0.019069289322943</text:p>
          </table:table-cell>
          <table:table-cell/>
          <table:table-cell table:style-name="ce7" office:value-type="float" office:value="356.599482616668" calcext:value-type="float">
            <text:p>356.599482616668</text:p>
          </table:table-cell>
          <table:table-cell table:number-columns-repeated="985"/>
        </table:table-row>
        <table:table-row table:style-name="ro3">
          <table:table-cell table:style-name="ce3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072" calcext:value-type="float">
            <text:p>207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T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/>
          <table:table-cell table:style-name="ce7" office:value-type="float" office:value="180.655814606831" calcext:value-type="float">
            <text:p>180.655814606831</text:p>
          </table:table-cell>
          <table:table-cell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70787791162729" calcext:value-type="float">
            <text:p>0.570787791162729</text:p>
          </table:table-cell>
          <table:table-cell table:style-name="ce1"/>
          <table:table-cell table:style-name="ce1" office:value-type="float" office:value="756862.10039638" calcext:value-type="float">
            <text:p>756862.10039638</text:p>
          </table:table-cell>
          <table:table-cell table:style-name="ce1"/>
          <table:table-cell table:style-name="ce1" table:formula="of:=[.AI288]-[.G288]" office:value-type="float" office:value="-0.0996036195429042" calcext:value-type="float">
            <text:p>-0.099603619542904</text:p>
          </table:table-cell>
          <table:table-cell/>
          <table:table-cell table:style-name="ce7" office:value-type="float" office:value="356.244202910436" calcext:value-type="float">
            <text:p>356.244202910436</text:p>
          </table:table-cell>
          <table:table-cell table:number-columns-repeated="985"/>
        </table:table-row>
        <table:table-row table:style-name="ro3">
          <table:table-cell table:style-name="ce3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073" calcext:value-type="float">
            <text:p>207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T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/>
          <table:table-cell table:style-name="ce7" office:value-type="float" office:value="181.196080460337" calcext:value-type="float">
            <text:p>181.196080460337</text:p>
          </table:table-cell>
          <table:table-cell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21746722608805" calcext:value-type="float">
            <text:p>0.121746722608805</text:p>
          </table:table-cell>
          <table:table-cell table:style-name="ce1"/>
          <table:table-cell table:style-name="ce1" office:value-type="float" office:value="757227.182723435" calcext:value-type="float">
            <text:p>757227.182723435</text:p>
          </table:table-cell>
          <table:table-cell table:style-name="ce1"/>
          <table:table-cell table:style-name="ce1" table:formula="of:=[.AI289]-[.G289]" office:value-type="float" office:value="-0.200609897729009" calcext:value-type="float">
            <text:p>-0.200609897729009</text:p>
          </table:table-cell>
          <table:table-cell/>
          <table:table-cell table:style-name="ce7" office:value-type="float" office:value="356.013897596203" calcext:value-type="float">
            <text:p>356.013897596203</text:p>
          </table:table-cell>
          <table:table-cell table:number-columns-repeated="985"/>
        </table:table-row>
        <table:table-row table:style-name="ro3">
          <table:table-cell table:style-name="ce3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074" calcext:value-type="float">
            <text:p>207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T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/>
          <table:table-cell table:style-name="ce7" office:value-type="float" office:value="181.739148886569" calcext:value-type="float">
            <text:p>181.739148886569</text:p>
          </table:table-cell>
          <table:table-cell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28500802069902" calcext:value-type="float">
            <text:p>0.228500802069902</text:p>
          </table:table-cell>
          <table:table-cell table:style-name="ce1"/>
          <table:table-cell table:style-name="ce1" office:value-type="float" office:value="757592.540436459" calcext:value-type="float">
            <text:p>757592.540436459</text:p>
          </table:table-cell>
          <table:table-cell table:style-name="ce1"/>
          <table:table-cell table:style-name="ce1" table:formula="of:=[.AI290]-[.G290]" office:value-type="float" office:value="-0.667896874132566" calcext:value-type="float">
            <text:p>-0.667896874132566</text:p>
          </table:table-cell>
          <table:table-cell/>
          <table:table-cell table:style-name="ce7" office:value-type="float" office:value="355.906083907108" calcext:value-type="float">
            <text:p>355.906083907108</text:p>
          </table:table-cell>
          <table:table-cell table:number-columns-repeated="985"/>
        </table:table-row>
        <table:table-row table:style-name="ro3">
          <table:table-cell table:style-name="ce3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075" calcext:value-type="float">
            <text:p>20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T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/>
          <table:table-cell table:style-name="ce7" office:value-type="float" office:value="183.582339225839" calcext:value-type="float">
            <text:p>183.582339225839</text:p>
          </table:table-cell>
          <table:table-cell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48981231451035" calcext:value-type="float">
            <text:p>0.348981231451035</text:p>
          </table:table-cell>
          <table:table-cell table:style-name="ce1"/>
          <table:table-cell table:style-name="ce1" office:value-type="float" office:value="757957.964825681" calcext:value-type="float">
            <text:p>757957.964825681</text:p>
          </table:table-cell>
          <table:table-cell table:style-name="ce1"/>
          <table:table-cell table:style-name="ce1" table:formula="of:=[.AI291]-[.G291]" office:value-type="float" office:value="-0.360174318542704" calcext:value-type="float">
            <text:p>-0.360174318542704</text:p>
          </table:table-cell>
          <table:table-cell/>
          <table:table-cell table:style-name="ce7" office:value-type="float" office:value="356.605205066576" calcext:value-type="float">
            <text:p>356.605205066576</text:p>
          </table:table-cell>
          <table:table-cell table:number-columns-repeated="985"/>
        </table:table-row>
        <table:table-row table:style-name="ro3">
          <table:table-cell table:style-name="ce3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076" calcext:value-type="float">
            <text:p>20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T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/>
          <table:table-cell table:style-name="ce7" office:value-type="float" office:value="184.960683770219" calcext:value-type="float">
            <text:p>184.960683770219</text:p>
          </table:table-cell>
          <table:table-cell/>
          <table:table-cell table:style-name="ce3" office:value-type="float" office:value="2077" calcext:value-type="float">
            <text:p>20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53706683963537" calcext:value-type="float">
            <text:p>0.353706683963537</text:p>
          </table:table-cell>
          <table:table-cell table:style-name="ce1"/>
          <table:table-cell table:style-name="ce1" office:value-type="float" office:value="758322.993301185" calcext:value-type="float">
            <text:p>758322.993301185</text:p>
          </table:table-cell>
          <table:table-cell table:style-name="ce1"/>
          <table:table-cell table:style-name="ce1" table:formula="of:=[.AI292]-[.G292]" office:value-type="float" office:value="-0.465032147825696" calcext:value-type="float">
            <text:p>-0.465032147825696</text:p>
          </table:table-cell>
          <table:table-cell/>
          <table:table-cell table:style-name="ce7" office:value-type="float" office:value="356.268312491437" calcext:value-type="float">
            <text:p>356.268312491437</text:p>
          </table:table-cell>
          <table:table-cell table:number-columns-repeated="985"/>
        </table:table-row>
        <table:table-row table:style-name="ro3">
          <table:table-cell table:style-name="ce3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77" calcext:value-type="float">
            <text:p>207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T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/>
          <table:table-cell table:style-name="ce7" office:value-type="float" office:value="186.842263916027" calcext:value-type="float">
            <text:p>186.842263916027</text:p>
          </table:table-cell>
          <table:table-cell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49472751095891" calcext:value-type="float">
            <text:p>0.49472751095891</text:p>
          </table:table-cell>
          <table:table-cell table:style-name="ce1"/>
          <table:table-cell table:style-name="ce1" office:value-type="float" office:value="758688.149649116" calcext:value-type="float">
            <text:p>758688.149649116</text:p>
          </table:table-cell>
          <table:table-cell table:style-name="ce1"/>
          <table:table-cell table:style-name="ce1" table:formula="of:=[.AI293]-[.G293]" office:value-type="float" office:value="-0.208684216719121" calcext:value-type="float">
            <text:p>-0.208684216719121</text:p>
          </table:table-cell>
          <table:table-cell/>
          <table:table-cell table:style-name="ce7" office:value-type="float" office:value="356.05654649935" calcext:value-type="float">
            <text:p>356.05654649935</text:p>
          </table:table-cell>
          <table:table-cell table:number-columns-repeated="985"/>
        </table:table-row>
        <table:table-row table:style-name="ro3">
          <table:table-cell table:style-name="ce3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078" calcext:value-type="float">
            <text:p>20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T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/>
          <table:table-cell table:style-name="ce7" office:value-type="float" office:value="189.041355100006" calcext:value-type="float">
            <text:p>189.041355100006</text:p>
          </table:table-cell>
          <table:table-cell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644523531198502" calcext:value-type="float">
            <text:p>0.644523531198502</text:p>
          </table:table-cell>
          <table:table-cell table:style-name="ce1"/>
          <table:table-cell table:style-name="ce1" office:value-type="float" office:value="759053.616419808" calcext:value-type="float">
            <text:p>759053.616419808</text:p>
          </table:table-cell>
          <table:table-cell table:style-name="ce1"/>
          <table:table-cell table:style-name="ce1" table:formula="of:=[.AI294]-[.G294]" office:value-type="float" office:value="-0.783580192015506" calcext:value-type="float">
            <text:p>-0.783580192015506</text:p>
          </table:table-cell>
          <table:table-cell/>
          <table:table-cell table:style-name="ce7" office:value-type="float" office:value="355.96622146255" calcext:value-type="float">
            <text:p>355.96622146255</text:p>
          </table:table-cell>
          <table:table-cell table:number-columns-repeated="985"/>
        </table:table-row>
        <table:table-row table:style-name="ro3">
          <table:table-cell table:style-name="ce3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079" calcext:value-type="float">
            <text:p>20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T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/>
          <table:table-cell table:style-name="ce7" office:value-type="float" office:value="192.214763126896" calcext:value-type="float">
            <text:p>192.214763126896</text:p>
          </table:table-cell>
          <table:table-cell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95029267668724" calcext:value-type="float">
            <text:p>0.295029267668724</text:p>
          </table:table-cell>
          <table:table-cell table:style-name="ce1"/>
          <table:table-cell table:style-name="ce1" office:value-type="float" office:value="759418.839788215" calcext:value-type="float">
            <text:p>759418.839788215</text:p>
          </table:table-cell>
          <table:table-cell table:style-name="ce1"/>
          <table:table-cell table:style-name="ce1" table:formula="of:=[.AI295]-[.G295]" office:value-type="float" office:value="-0.543545118183829" calcext:value-type="float">
            <text:p>-0.543545118183829</text:p>
          </table:table-cell>
          <table:table-cell/>
          <table:table-cell table:style-name="ce7" office:value-type="float" office:value="356.613598408874" calcext:value-type="float">
            <text:p>356.613598408874</text:p>
          </table:table-cell>
          <table:table-cell table:number-columns-repeated="985"/>
        </table:table-row>
        <table:table-row table:style-name="ro3">
          <table:table-cell table:style-name="ce3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80" calcext:value-type="float">
            <text:p>20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T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/>
          <table:table-cell table:style-name="ce7" office:value-type="float" office:value="194.106191159848" calcext:value-type="float">
            <text:p>194.106191159848</text:p>
          </table:table-cell>
          <table:table-cell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7246957719326" calcext:value-type="float">
            <text:p>0.857246957719326</text:p>
          </table:table-cell>
          <table:table-cell table:style-name="ce1"/>
          <table:table-cell table:style-name="ce1" office:value-type="float" office:value="759783.908234199" calcext:value-type="float">
            <text:p>759783.908234199</text:p>
          </table:table-cell>
          <table:table-cell table:style-name="ce1"/>
          <table:table-cell table:style-name="ce1" table:formula="of:=[.AI296]-[.G296]" office:value-type="float" office:value="-0.55843246774748" calcext:value-type="float">
            <text:p>-0.55843246774748</text:p>
          </table:table-cell>
          <table:table-cell/>
          <table:table-cell table:style-name="ce7" office:value-type="float" office:value="356.295195064334" calcext:value-type="float">
            <text:p>356.295195064334</text:p>
          </table:table-cell>
          <table:table-cell table:number-columns-repeated="985"/>
        </table:table-row>
        <table:table-row table:style-name="ro3">
          <table:table-cell table:style-name="ce3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3" office:value-type="float" office:value="2081" calcext:value-type="float">
            <text:p>20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T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/>
          <table:table-cell table:style-name="ce7" office:value-type="float" office:value="195.489819596241" calcext:value-type="float">
            <text:p>195.489819596241</text:p>
          </table:table-cell>
          <table:table-cell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57586382329464" calcext:value-type="float">
            <text:p>0.257586382329464</text:p>
          </table:table-cell>
          <table:table-cell table:style-name="ce1"/>
          <table:table-cell table:style-name="ce1" office:value-type="float" office:value="760149.147401102" calcext:value-type="float">
            <text:p>760149.147401102</text:p>
          </table:table-cell>
          <table:table-cell table:style-name="ce1"/>
          <table:table-cell table:style-name="ce1" table:formula="of:=[.AI297]-[.G297]" office:value-type="float" office:value="-0.502598898368888" calcext:value-type="float">
            <text:p>-0.502598898368888</text:p>
          </table:table-cell>
          <table:table-cell/>
          <table:table-cell table:style-name="ce7" office:value-type="float" office:value="356.10188579716" calcext:value-type="float">
            <text:p>356.10188579716</text:p>
          </table:table-cell>
          <table:table-cell table:number-columns-repeated="985"/>
        </table:table-row>
        <table:table-row table:style-name="ro3">
          <table:table-cell table:style-name="ce3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3" office:value-type="float" office:value="2082" calcext:value-type="float">
            <text:p>20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T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/>
          <table:table-cell table:style-name="ce7" office:value-type="float" office:value="196.378127917113" calcext:value-type="float">
            <text:p>196.378127917113</text:p>
          </table:table-cell>
          <table:table-cell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281337708234787" calcext:value-type="float">
            <text:p>0.281337708234787</text:p>
          </table:table-cell>
          <table:table-cell table:style-name="ce1"/>
          <table:table-cell table:style-name="ce1" office:value-type="float" office:value="760514.725195373" calcext:value-type="float">
            <text:p>760514.725195373</text:p>
          </table:table-cell>
          <table:table-cell table:style-name="ce1"/>
          <table:table-cell table:style-name="ce1" table:formula="of:=[.AI298]-[.G298]" office:value-type="float" office:value="0.158528706408106" calcext:value-type="float">
            <text:p>0.158528706408106</text:p>
          </table:table-cell>
          <table:table-cell/>
          <table:table-cell table:style-name="ce7" office:value-type="float" office:value="356.028798638497" calcext:value-type="float">
            <text:p>356.028798638497</text:p>
          </table:table-cell>
          <table:table-cell table:number-columns-repeated="985"/>
        </table:table-row>
        <table:table-row table:style-name="ro3">
          <table:table-cell table:style-name="ce3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3" office:value-type="float" office:value="2083" calcext:value-type="float">
            <text:p>20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T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/>
          <table:table-cell table:style-name="ce7" office:value-type="float" office:value="197.963343407842" calcext:value-type="float">
            <text:p>197.963343407842</text:p>
          </table:table-cell>
          <table:table-cell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7817612066865" calcext:value-type="float">
            <text:p>0.47817612066865</text:p>
          </table:table-cell>
          <table:table-cell table:style-name="ce1"/>
          <table:table-cell table:style-name="ce1" office:value-type="float" office:value="760879.729498733" calcext:value-type="float">
            <text:p>760879.729498733</text:p>
          </table:table-cell>
          <table:table-cell table:style-name="ce1"/>
          <table:table-cell table:style-name="ce1" table:formula="of:=[.AI299]-[.G299]" office:value-type="float" office:value="-0.862167933606543" calcext:value-type="float">
            <text:p>-0.862167933606543</text:p>
          </table:table-cell>
          <table:table-cell/>
          <table:table-cell table:style-name="ce7" office:value-type="float" office:value="356.62468977855" calcext:value-type="float">
            <text:p>356.62468977855</text:p>
          </table:table-cell>
          <table:table-cell table:number-columns-repeated="985"/>
        </table:table-row>
        <table:table-row table:style-name="ro3">
          <table:table-cell table:style-name="ce3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084" calcext:value-type="float">
            <text:p>208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T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/>
          <table:table-cell table:style-name="ce7" office:value-type="float" office:value="198.582526349514" calcext:value-type="float">
            <text:p>198.582526349514</text:p>
          </table:table-cell>
          <table:table-cell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0.243680402636528" calcext:value-type="float">
            <text:p>0.243680402636528</text:p>
          </table:table-cell>
          <table:table-cell table:style-name="ce1"/>
          <table:table-cell table:style-name="ce1" office:value-type="float" office:value="761244.847391445" calcext:value-type="float">
            <text:p>761244.847391445</text:p>
          </table:table-cell>
          <table:table-cell table:style-name="ce1"/>
          <table:table-cell table:style-name="ce1" table:formula="of:=[.AI300]-[.G300]" office:value-type="float" office:value="-0.894275222322904" calcext:value-type="float">
            <text:p>-0.894275222322904</text:p>
          </table:table-cell>
          <table:table-cell/>
          <table:table-cell table:style-name="ce7" office:value-type="float" office:value="356.324849770752" calcext:value-type="float">
            <text:p>356.324849770752</text:p>
          </table:table-cell>
          <table:table-cell table:number-columns-repeated="985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085" calcext:value-type="float">
            <text:p>20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T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/>
          <table:table-cell table:style-name="ce7" office:value-type="float" office:value="199.539228659174" calcext:value-type="float">
            <text:p>199.539228659174</text:p>
          </table:table-cell>
          <table:table-cell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02524300664663" calcext:value-type="float">
            <text:p>0.702524300664663</text:p>
          </table:table-cell>
          <table:table-cell table:style-name="ce1"/>
          <table:table-cell table:style-name="ce1" office:value-type="float" office:value="761610.176876753" calcext:value-type="float">
            <text:p>761610.176876753</text:p>
          </table:table-cell>
          <table:table-cell table:style-name="ce1"/>
          <table:table-cell table:style-name="ce1" table:formula="of:=[.AI301]-[.G301]" office:value-type="float" office:value="-0.514789914013818" calcext:value-type="float">
            <text:p>-0.514789914013818</text:p>
          </table:table-cell>
          <table:table-cell/>
          <table:table-cell table:style-name="ce7" office:value-type="float" office:value="356.149888350948" calcext:value-type="float">
            <text:p>356.149888350948</text:p>
          </table:table-cell>
          <table:table-cell table:number-columns-repeated="985"/>
        </table:table-row>
        <table:table-row table:style-name="ro3">
          <table:table-cell table:style-name="ce3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086" calcext:value-type="float">
            <text:p>20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T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/>
          <table:table-cell table:style-name="ce7" office:value-type="float" office:value="201.002502953095" calcext:value-type="float">
            <text:p>201.002502953095</text:p>
          </table:table-cell>
          <table:table-cell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483352895826101" calcext:value-type="float">
            <text:p>0.483352895826101</text:p>
          </table:table-cell>
          <table:table-cell table:style-name="ce1"/>
          <table:table-cell table:style-name="ce1" office:value-type="float" office:value="761975.864918995" calcext:value-type="float">
            <text:p>761975.864918995</text:p>
          </table:table-cell>
          <table:table-cell table:style-name="ce1"/>
          <table:table-cell table:style-name="ce1" table:formula="of:=[.AI302]-[.G302]" office:value-type="float" office:value="0.039918995113112" calcext:value-type="float">
            <text:p>0.039918995113112</text:p>
          </table:table-cell>
          <table:table-cell/>
          <table:table-cell table:style-name="ce7" office:value-type="float" office:value="356.09376535003" calcext:value-type="float">
            <text:p>356.09376535003</text:p>
          </table:table-cell>
          <table:table-cell table:number-columns-repeated="985"/>
        </table:table-row>
        <table:table-row table:style-name="ro3">
          <table:table-cell table:style-name="ce3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2087" calcext:value-type="float">
            <text:p>20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T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/>
          <table:table-cell table:style-name="ce7" office:value-type="float" office:value="203.953664535507" calcext:value-type="float">
            <text:p>203.953664535507</text:p>
          </table:table-cell>
          <table:table-cell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058596596121788" calcext:value-type="float">
            <text:p>0.058596596121788</text:p>
          </table:table-cell>
          <table:table-cell table:style-name="ce1"/>
          <table:table-cell table:style-name="ce1" office:value-type="float" office:value="762340.636151803" calcext:value-type="float">
            <text:p>762340.636151803</text:p>
          </table:table-cell>
          <table:table-cell table:style-name="ce1"/>
          <table:table-cell table:style-name="ce1" table:formula="of:=[.AI303]-[.G303]" office:value-type="float" office:value="-0.255514863762073" calcext:value-type="float">
            <text:p>-0.255514863762073</text:p>
          </table:table-cell>
          <table:table-cell/>
          <table:table-cell table:style-name="ce7" office:value-type="float" office:value="356.638502125681" calcext:value-type="float">
            <text:p>356.638502125681</text:p>
          </table:table-cell>
          <table:table-cell table:number-columns-repeated="985"/>
        </table:table-row>
        <table:table-row table:style-name="ro3">
          <table:table-cell table:style-name="ce3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088" calcext:value-type="float">
            <text:p>20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T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/>
          <table:table-cell table:style-name="ce7" office:value-type="float" office:value="206.225101335287" calcext:value-type="float">
            <text:p>206.225101335287</text:p>
          </table:table-cell>
          <table:table-cell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279955733567476" calcext:value-type="float">
            <text:p>0.279955733567476</text:p>
          </table:table-cell>
          <table:table-cell table:style-name="ce1"/>
          <table:table-cell table:style-name="ce1" office:value-type="float" office:value="762705.812694414" calcext:value-type="float">
            <text:p>762705.812694414</text:p>
          </table:table-cell>
          <table:table-cell table:style-name="ce1"/>
          <table:table-cell table:style-name="ce1" table:formula="of:=[.AI304]-[.G304]" office:value-type="float" office:value="-0.145638919319026" calcext:value-type="float">
            <text:p>-0.145638919319026</text:p>
          </table:table-cell>
          <table:table-cell/>
          <table:table-cell table:style-name="ce7" office:value-type="float" office:value="356.357271696462" calcext:value-type="float">
            <text:p>356.357271696462</text:p>
          </table:table-cell>
          <table:table-cell table:number-columns-repeated="985"/>
        </table:table-row>
        <table:table-row table:style-name="ro3">
          <table:table-cell table:style-name="ce3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089" calcext:value-type="float">
            <text:p>208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T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/>
          <table:table-cell table:style-name="ce7" office:value-type="float" office:value="208.471146776654" calcext:value-type="float">
            <text:p>208.471146776654</text:p>
          </table:table-cell>
          <table:table-cell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213955629616976" calcext:value-type="float">
            <text:p>0.213955629616976</text:p>
          </table:table-cell>
          <table:table-cell table:style-name="ce1"/>
          <table:table-cell table:style-name="ce1" office:value-type="float" office:value="763071.238343025" calcext:value-type="float">
            <text:p>763071.238343025</text:p>
          </table:table-cell>
          <table:table-cell table:style-name="ce1"/>
          <table:table-cell table:style-name="ce1" table:formula="of:=[.AI305]-[.G305]" office:value-type="float" office:value="0.0966763577889651" calcext:value-type="float">
            <text:p>0.096676357788965</text:p>
          </table:table-cell>
          <table:table-cell/>
          <table:table-cell table:style-name="ce7" office:value-type="float" office:value="356.200523373473" calcext:value-type="float">
            <text:p>356.200523373473</text:p>
          </table:table-cell>
          <table:table-cell table:number-columns-repeated="985"/>
        </table:table-row>
        <table:table-row table:style-name="ro3">
          <table:table-cell table:style-name="ce3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090" calcext:value-type="float">
            <text:p>20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T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/>
          <table:table-cell table:style-name="ce7" office:value-type="float" office:value="210.398526367426" calcext:value-type="float">
            <text:p>210.398526367426</text:p>
          </table:table-cell>
          <table:table-cell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422415111213923" calcext:value-type="float">
            <text:p>0.422415111213923</text:p>
          </table:table-cell>
          <table:table-cell table:style-name="ce1"/>
          <table:table-cell table:style-name="ce1" office:value-type="float" office:value="763437.032932233" calcext:value-type="float">
            <text:p>763437.032932233</text:p>
          </table:table-cell>
          <table:table-cell table:style-name="ce1"/>
          <table:table-cell table:style-name="ce1" table:formula="of:=[.AI306]-[.G306]" office:value-type="float" office:value="0.0162655657622963" calcext:value-type="float">
            <text:p>0.016265565762296</text:p>
          </table:table-cell>
          <table:table-cell/>
          <table:table-cell table:style-name="ce7" office:value-type="float" office:value="356.161068458904" calcext:value-type="float">
            <text:p>356.161068458904</text:p>
          </table:table-cell>
          <table:table-cell table:number-columns-repeated="985"/>
        </table:table-row>
        <table:table-row table:style-name="ro3">
          <table:table-cell table:style-name="ce3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091" calcext:value-type="float">
            <text:p>209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T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/>
          <table:table-cell table:style-name="ce7" office:value-type="float" office:value="212.805712199486" calcext:value-type="float">
            <text:p>212.805712199486</text:p>
          </table:table-cell>
          <table:table-cell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996811725199223" calcext:value-type="float">
            <text:p>0.099681172519922</text:p>
          </table:table-cell>
          <table:table-cell table:style-name="ce1"/>
          <table:table-cell table:style-name="ce1" office:value-type="float" office:value="763801.561874779" calcext:value-type="float">
            <text:p>763801.561874779</text:p>
          </table:table-cell>
          <table:table-cell table:style-name="ce1"/>
          <table:table-cell table:style-name="ce1" table:formula="of:=[.AI307]-[.G307]" office:value-type="float" office:value="-0.554791888454929" calcext:value-type="float">
            <text:p>-0.554791888454929</text:p>
          </table:table-cell>
          <table:table-cell/>
          <table:table-cell table:style-name="ce7" office:value-type="float" office:value="356.65505421394" calcext:value-type="float">
            <text:p>356.65505421394</text:p>
          </table:table-cell>
          <table:table-cell table:number-columns-repeated="985"/>
        </table:table-row>
        <table:table-row table:style-name="ro3">
          <table:table-cell table:style-name="ce3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3" office:value-type="float" office:value="2092" calcext:value-type="float">
            <text:p>209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T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/>
          <table:table-cell table:style-name="ce7" office:value-type="float" office:value="213.746740596536" calcext:value-type="float">
            <text:p>213.746740596536</text:p>
          </table:table-cell>
          <table:table-cell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20378767699003" calcext:value-type="float">
            <text:p>0.220378767699003</text:p>
          </table:table-cell>
          <table:table-cell table:style-name="ce1"/>
          <table:table-cell table:style-name="ce1" office:value-type="float" office:value="764166.805708596" calcext:value-type="float">
            <text:p>764166.805708596</text:p>
          </table:table-cell>
          <table:table-cell table:style-name="ce1"/>
          <table:table-cell table:style-name="ce1" table:formula="of:=[.AI308]-[.G308]" office:value-type="float" office:value="-0.577624736586586" calcext:value-type="float">
            <text:p>-0.577624736586586</text:p>
          </table:table-cell>
          <table:table-cell/>
          <table:table-cell table:style-name="ce7" office:value-type="float" office:value="356.392451916286" calcext:value-type="float">
            <text:p>356.392451916286</text:p>
          </table:table-cell>
          <table:table-cell table:number-columns-repeated="985"/>
        </table:table-row>
        <table:table-row table:style-name="ro3">
          <table:table-cell table:style-name="ce3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093" calcext:value-type="float">
            <text:p>209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T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/>
          <table:table-cell table:style-name="ce7" office:value-type="float" office:value="214.403202235218" calcext:value-type="float">
            <text:p>214.403202235218</text:p>
          </table:table-cell>
          <table:table-cell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75487112253904" calcext:value-type="float">
            <text:p>0.175487112253904</text:p>
          </table:table-cell>
          <table:table-cell table:style-name="ce1"/>
          <table:table-cell table:style-name="ce1" office:value-type="float" office:value="764532.331371866" calcext:value-type="float">
            <text:p>764532.331371866</text:p>
          </table:table-cell>
          <table:table-cell table:style-name="ce1"/>
          <table:table-cell table:style-name="ce1" table:formula="of:=[.AI309]-[.G309]" office:value-type="float" office:value="-0.0852948009269312" calcext:value-type="float">
            <text:p>-0.085294800926931</text:p>
          </table:table-cell>
          <table:table-cell/>
          <table:table-cell table:style-name="ce7" office:value-type="float" office:value="356.253756507687" calcext:value-type="float">
            <text:p>356.253756507687</text:p>
          </table:table-cell>
          <table:table-cell table:number-columns-repeated="985"/>
        </table:table-row>
        <table:table-row table:style-name="ro3">
          <table:table-cell table:style-name="ce3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094" calcext:value-type="float">
            <text:p>209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T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/>
          <table:table-cell table:style-name="ce7" office:value-type="float" office:value="215.102277933278" calcext:value-type="float">
            <text:p>215.102277933278</text:p>
          </table:table-cell>
          <table:table-cell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609272152185" calcext:value-type="float">
            <text:p>0.142609272152185</text:p>
          </table:table-cell>
          <table:table-cell table:style-name="ce1"/>
          <table:table-cell table:style-name="ce1" office:value-type="float" office:value="764898.225793479" calcext:value-type="float">
            <text:p>764898.225793479</text:p>
          </table:table-cell>
          <table:table-cell table:style-name="ce1"/>
          <table:table-cell table:style-name="ce1" table:formula="of:=[.AI310]-[.G310]" office:value-type="float" office:value="0.659126811660826" calcext:value-type="float">
            <text:p>0.659126811660826</text:p>
          </table:table-cell>
          <table:table-cell/>
          <table:table-cell table:style-name="ce7" office:value-type="float" office:value="356.230651872263" calcext:value-type="float">
            <text:p>356.230651872263</text:p>
          </table:table-cell>
          <table:table-cell table:number-columns-repeated="985"/>
        </table:table-row>
        <table:table-row table:style-name="ro3">
          <table:table-cell table:style-name="ce3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095" calcext:value-type="float">
            <text:p>20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T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/>
          <table:table-cell table:style-name="ce7" office:value-type="float" office:value="217.129609381002" calcext:value-type="float">
            <text:p>217.129609381002</text:p>
          </table:table-cell>
          <table:table-cell/>
          <table:table-cell table:style-name="ce3" office:value-type="float" office:value="2096" calcext:value-type="float">
            <text:p>20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.481776662170887" calcext:value-type="float">
            <text:p>0.481776662170887</text:p>
          </table:table-cell>
          <table:table-cell table:style-name="ce1"/>
          <table:table-cell table:style-name="ce1" office:value-type="float" office:value="765262.508667901" calcext:value-type="float">
            <text:p>765262.508667901</text:p>
          </table:table-cell>
          <table:table-cell table:style-name="ce1"/>
          <table:table-cell table:style-name="ce1" table:formula="of:=[.AI311]-[.G311]" office:value-type="float" office:value="-0.107998766587116" calcext:value-type="float">
            <text:p>-0.107998766587116</text:p>
          </table:table-cell>
          <table:table-cell/>
          <table:table-cell table:style-name="ce7" office:value-type="float" office:value="356.674360626645" calcext:value-type="float">
            <text:p>356.674360626645</text:p>
          </table:table-cell>
          <table:table-cell table:number-columns-repeated="985"/>
        </table:table-row>
        <table:table-row table:style-name="ro3">
          <table:table-cell table:style-name="ce3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096" calcext:value-type="float">
            <text:p>209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T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/>
          <table:table-cell table:style-name="ce7" office:value-type="float" office:value="218.695412944333" calcext:value-type="float">
            <text:p>218.695412944333</text:p>
          </table:table-cell>
          <table:table-cell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89556464552879" calcext:value-type="float">
            <text:p>0.689556464552879</text:p>
          </table:table-cell>
          <table:table-cell table:style-name="ce1"/>
          <table:table-cell table:style-name="ce1" office:value-type="float" office:value="765627.827562192" calcext:value-type="float">
            <text:p>765627.827562192</text:p>
          </table:table-cell>
          <table:table-cell table:style-name="ce1"/>
          <table:table-cell table:style-name="ce1" table:formula="of:=[.AI312]-[.G312]" office:value-type="float" office:value="-0.747437807964161" calcext:value-type="float">
            <text:p>-0.747437807964161</text:p>
          </table:table-cell>
          <table:table-cell/>
          <table:table-cell table:style-name="ce7" office:value-type="float" office:value="356.430377544936" calcext:value-type="float">
            <text:p>356.430377544936</text:p>
          </table:table-cell>
          <table:table-cell table:number-columns-repeated="985"/>
        </table:table-row>
        <table:table-row table:style-name="ro3">
          <table:table-cell table:style-name="ce3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3" office:value-type="float" office:value="2097" calcext:value-type="float">
            <text:p>209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T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/>
          <table:table-cell table:style-name="ce7" office:value-type="float" office:value="220.758737822885" calcext:value-type="float">
            <text:p>220.758737822885</text:p>
          </table:table-cell>
          <table:table-cell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902039039880037" calcext:value-type="float">
            <text:p>0.902039039880037</text:p>
          </table:table-cell>
          <table:table-cell table:style-name="ce1"/>
          <table:table-cell table:style-name="ce1" office:value-type="float" office:value="765993.454793083" calcext:value-type="float">
            <text:p>765993.454793083</text:p>
          </table:table-cell>
          <table:table-cell table:style-name="ce1"/>
          <table:table-cell table:style-name="ce1" table:formula="of:=[.AI313]-[.G313]" office:value-type="float" office:value="-0.236873584333807" calcext:value-type="float">
            <text:p>-0.236873584333807</text:p>
          </table:table-cell>
          <table:table-cell/>
          <table:table-cell table:style-name="ce7" office:value-type="float" office:value="356.309549909331" calcext:value-type="float">
            <text:p>356.309549909331</text:p>
          </table:table-cell>
          <table:table-cell table:number-columns-repeated="985"/>
        </table:table-row>
        <table:table-row table:style-name="ro3">
          <table:table-cell table:style-name="ce3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3" office:value-type="float" office:value="2098" calcext:value-type="float">
            <text:p>209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T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/>
          <table:table-cell table:style-name="ce7" office:value-type="float" office:value="223.099162592269" calcext:value-type="float">
            <text:p>223.099162592269</text:p>
          </table:table-cell>
          <table:table-cell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9686560034752" calcext:value-type="float">
            <text:p>0.649686560034752</text:p>
          </table:table-cell>
          <table:table-cell table:style-name="ce1"/>
          <table:table-cell table:style-name="ce1" office:value-type="float" office:value="766359.43934006" calcext:value-type="float">
            <text:p>766359.43934006</text:p>
          </table:table-cell>
          <table:table-cell table:style-name="ce1"/>
          <table:table-cell table:style-name="ce1" table:formula="of:=[.AI314]-[.G314]" office:value-type="float" office:value="0.864340060157701" calcext:value-type="float">
            <text:p>0.864340060157701</text:p>
          </table:table-cell>
          <table:table-cell/>
          <table:table-cell table:style-name="ce7" office:value-type="float" office:value="356.30245664328" calcext:value-type="float">
            <text:p>356.30245664328</text:p>
          </table:table-cell>
          <table:table-cell table:number-columns-repeated="985"/>
        </table:table-row>
        <table:table-row table:style-name="ro3">
          <table:table-cell table:style-name="ce3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099" calcext:value-type="float">
            <text:p>209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T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/>
          <table:table-cell table:style-name="ce7" office:value-type="float" office:value="225.418057260089" calcext:value-type="float">
            <text:p>225.418057260089</text:p>
          </table:table-cell>
          <table:table-cell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15868717432022" calcext:value-type="float">
            <text:p>0.115868717432022</text:p>
          </table:table-cell>
          <table:table-cell table:style-name="ce1"/>
          <table:table-cell table:style-name="ce1" office:value-type="float" office:value="766725.641052687" calcext:value-type="float">
            <text:p>766725.641052687</text:p>
          </table:table-cell>
          <table:table-cell table:style-name="ce1"/>
          <table:table-cell table:style-name="ce1" table:formula="of:=[.AI315]-[.G315]" office:value-type="float" office:value="2.04938601958565" calcext:value-type="float">
            <text:p>2.04938601958565</text:p>
          </table:table-cell>
          <table:table-cell/>
          <table:table-cell table:style-name="ce7" office:value-type="float" office:value="356.392904154196" calcext:value-type="float">
            <text:p>356.392904154196</text:p>
          </table:table-cell>
          <table:table-cell table:number-columns-repeated="985"/>
        </table:table-row>
        <table:table-row table:style-name="ro3">
          <table:table-cell table:style-name="ce3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00" calcext:value-type="float">
            <text:p>21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T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/>
          <table:table-cell table:style-name="ce7" office:value-type="float" office:value="227.390868460723" calcext:value-type="float">
            <text:p>227.390868460723</text:p>
          </table:table-cell>
          <table:table-cell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83392156660557" calcext:value-type="float">
            <text:p>0.983392156660557</text:p>
          </table:table-cell>
          <table:table-cell table:style-name="ce1"/>
          <table:table-cell table:style-name="ce1" office:value-type="float" office:value="767091.780544022" calcext:value-type="float">
            <text:p>767091.780544022</text:p>
          </table:table-cell>
          <table:table-cell table:style-name="ce1"/>
          <table:table-cell table:style-name="ce1" table:formula="of:=[.AI316]-[.G316]" office:value-type="float" office:value="2.11387735535391" calcext:value-type="float">
            <text:p>2.11387735535391</text:p>
          </table:table-cell>
          <table:table-cell/>
          <table:table-cell table:style-name="ce7" office:value-type="float" office:value="356.559265131248" calcext:value-type="float">
            <text:p>356.559265131248</text:p>
          </table:table-cell>
          <table:table-cell table:number-columns-repeated="985"/>
        </table:table-row>
        <table:table-row table:style-name="ro3">
          <table:table-cell table:style-name="ce3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1" calcext:value-type="float">
            <text:p>21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T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/>
          <table:table-cell table:style-name="ce7" office:value-type="float" office:value="228.856819327018" calcext:value-type="float">
            <text:p>228.856819327018</text:p>
          </table:table-cell>
          <table:table-cell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66663974523544" calcext:value-type="float">
            <text:p>0.166663974523544</text:p>
          </table:table-cell>
          <table:table-cell table:style-name="ce1"/>
          <table:table-cell table:style-name="ce1" office:value-type="float" office:value="767457.614699072" calcext:value-type="float">
            <text:p>767457.614699072</text:p>
          </table:table-cell>
          <table:table-cell table:style-name="ce1"/>
          <table:table-cell table:style-name="ce1" table:formula="of:=[.AI317]-[.G317]" office:value-type="float" office:value="3.03136573918164" calcext:value-type="float">
            <text:p>3.03136573918164</text:p>
          </table:table-cell>
          <table:table-cell/>
          <table:table-cell table:style-name="ce7" office:value-type="float" office:value="356.775935759405" calcext:value-type="float">
            <text:p>356.775935759405</text:p>
          </table:table-cell>
          <table:table-cell table:number-columns-repeated="985"/>
        </table:table-row>
        <table:table-row table:style-name="ro3">
          <table:table-cell table:style-name="ce3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02" calcext:value-type="float">
            <text:p>210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T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/>
          <table:table-cell table:style-name="ce7" office:value-type="float" office:value="229.847955004574" calcext:value-type="float">
            <text:p>229.847955004574</text:p>
          </table:table-cell>
          <table:table-cell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8484695777297" calcext:value-type="float">
            <text:p>0.78484695777297</text:p>
          </table:table-cell>
          <table:table-cell table:style-name="ce1"/>
          <table:table-cell table:style-name="ce1" office:value-type="float" office:value="767823.079711699" calcext:value-type="float">
            <text:p>767823.079711699</text:p>
          </table:table-cell>
          <table:table-cell table:style-name="ce1"/>
          <table:table-cell table:style-name="ce1" table:formula="of:=[.AI318]-[.G318]" office:value-type="float" office:value="3.46304503222927" calcext:value-type="float">
            <text:p>3.46304503222927</text:p>
          </table:table-cell>
          <table:table-cell/>
          <table:table-cell table:style-name="ce7" office:value-type="float" office:value="357.014803968061" calcext:value-type="float">
            <text:p>357.014803968061</text:p>
          </table:table-cell>
          <table:table-cell table:number-columns-repeated="985"/>
        </table:table-row>
        <table:table-row table:style-name="ro3">
          <table:table-cell table:style-name="ce3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103" calcext:value-type="float">
            <text:p>210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T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/>
          <table:table-cell table:style-name="ce7" office:value-type="float" office:value="231.552759396458" calcext:value-type="float">
            <text:p>231.552759396458</text:p>
          </table:table-cell>
          <table:table-cell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82218714803457" calcext:value-type="float">
            <text:p>0.382218714803457</text:p>
          </table:table-cell>
          <table:table-cell table:style-name="ce1"/>
          <table:table-cell table:style-name="ce1" office:value-type="float" office:value="768186.882209874" calcext:value-type="float">
            <text:p>768186.882209874</text:p>
          </table:table-cell>
          <table:table-cell table:style-name="ce1"/>
          <table:table-cell table:style-name="ce1" table:formula="of:=[.AI319]-[.G319]" office:value-type="float" office:value="2.16554320708383" calcext:value-type="float">
            <text:p>2.16554320708383</text:p>
          </table:table-cell>
          <table:table-cell/>
          <table:table-cell table:style-name="ce7" office:value-type="float" office:value="356.47961864497" calcext:value-type="float">
            <text:p>356.47961864497</text:p>
          </table:table-cell>
          <table:table-cell table:number-columns-repeated="985"/>
        </table:table-row>
        <table:table-row table:style-name="ro3">
          <table:table-cell table:style-name="ce3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04" calcext:value-type="float">
            <text:p>21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T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/>
          <table:table-cell table:style-name="ce7" office:value-type="float" office:value="232.336458296319" calcext:value-type="float">
            <text:p>232.336458296319</text:p>
          </table:table-cell>
          <table:table-cell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3818594366312" calcext:value-type="float">
            <text:p>0.483818594366312</text:p>
          </table:table-cell>
          <table:table-cell table:style-name="ce1"/>
          <table:table-cell table:style-name="ce1" office:value-type="float" office:value="768552.958669318" calcext:value-type="float">
            <text:p>768552.958669318</text:p>
          </table:table-cell>
          <table:table-cell table:style-name="ce1"/>
          <table:table-cell table:style-name="ce1" table:formula="of:=[.AI320]-[.G320]" office:value-type="float" office:value="3.12533598544542" calcext:value-type="float">
            <text:p>3.12533598544542</text:p>
          </table:table-cell>
          <table:table-cell/>
          <table:table-cell table:style-name="ce7" office:value-type="float" office:value="356.655144100254" calcext:value-type="float">
            <text:p>356.655144100254</text:p>
          </table:table-cell>
          <table:table-cell table:number-columns-repeated="985"/>
        </table:table-row>
        <table:table-row table:style-name="ro3">
          <table:table-cell table:style-name="ce3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05" calcext:value-type="float">
            <text:p>21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T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/>
          <table:table-cell table:style-name="ce7" office:value-type="float" office:value="233.463979292661" calcext:value-type="float">
            <text:p>233.463979292661</text:p>
          </table:table-cell>
          <table:table-cell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98612922430038" calcext:value-type="float">
            <text:p>0.798612922430038</text:p>
          </table:table-cell>
          <table:table-cell table:style-name="ce1"/>
          <table:table-cell table:style-name="ce1" office:value-type="float" office:value="768918.688749037" calcext:value-type="float">
            <text:p>768918.688749037</text:p>
          </table:table-cell>
          <table:table-cell table:style-name="ce1"/>
          <table:table-cell table:style-name="ce1" table:formula="of:=[.AI321]-[.G321]" office:value-type="float" office:value="3.63874903670512" calcext:value-type="float">
            <text:p>3.63874903670512</text:p>
          </table:table-cell>
          <table:table-cell/>
          <table:table-cell table:style-name="ce7" office:value-type="float" office:value="356.876929045618" calcext:value-type="float">
            <text:p>356.876929045618</text:p>
          </table:table-cell>
          <table:table-cell table:number-columns-repeated="985"/>
        </table:table-row>
        <table:table-row table:style-name="ro3">
          <table:table-cell table:style-name="ce3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3" office:value-type="float" office:value="2106" calcext:value-type="float">
            <text:p>2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T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/>
          <table:table-cell table:style-name="ce7" office:value-type="float" office:value="235.118037516302" calcext:value-type="float">
            <text:p>235.118037516302</text:p>
          </table:table-cell>
          <table:table-cell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931881815195084" calcext:value-type="float">
            <text:p>0.931881815195084</text:p>
          </table:table-cell>
          <table:table-cell table:style-name="ce1"/>
          <table:table-cell table:style-name="ce1" office:value-type="float" office:value="769284.056202696" calcext:value-type="float">
            <text:p>769284.056202696</text:p>
          </table:table-cell>
          <table:table-cell table:style-name="ce1"/>
          <table:table-cell table:style-name="ce1" table:formula="of:=[.AI322]-[.G322]" office:value-type="float" office:value="3.03120269568171" calcext:value-type="float">
            <text:p>3.03120269568171</text:p>
          </table:table-cell>
          <table:table-cell/>
          <table:table-cell table:style-name="ce7" office:value-type="float" office:value="357.116612248874" calcext:value-type="float">
            <text:p>357.116612248874</text:p>
          </table:table-cell>
          <table:table-cell table:number-columns-repeated="985"/>
        </table:table-row>
        <table:table-row table:style-name="ro3">
          <table:table-cell table:style-name="ce3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07" calcext:value-type="float">
            <text:p>21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T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/>
          <table:table-cell table:style-name="ce7" office:value-type="float" office:value="238.254658055666" calcext:value-type="float">
            <text:p>238.254658055666</text:p>
          </table:table-cell>
          <table:table-cell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417286913841963" calcext:value-type="float">
            <text:p>0.417286913841963</text:p>
          </table:table-cell>
          <table:table-cell table:style-name="ce1"/>
          <table:table-cell table:style-name="ce1" office:value-type="float" office:value="769648.112789783" calcext:value-type="float">
            <text:p>769648.112789783</text:p>
          </table:table-cell>
          <table:table-cell table:style-name="ce1"/>
          <table:table-cell table:style-name="ce1" table:formula="of:=[.AI323]-[.G323]" office:value-type="float" office:value="2.02112311555538" calcext:value-type="float">
            <text:p>2.02112311555538</text:p>
          </table:table-cell>
          <table:table-cell/>
          <table:table-cell table:style-name="ce7" office:value-type="float" office:value="356.567934043965" calcext:value-type="float">
            <text:p>356.567934043965</text:p>
          </table:table-cell>
          <table:table-cell table:number-columns-repeated="985"/>
        </table:table-row>
        <table:table-row table:style-name="ro3">
          <table:table-cell table:style-name="ce3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08" calcext:value-type="float">
            <text:p>2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T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/>
          <table:table-cell table:style-name="ce7" office:value-type="float" office:value="240.671172211783" calcext:value-type="float">
            <text:p>240.671172211783</text:p>
          </table:table-cell>
          <table:table-cell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966642685234547" calcext:value-type="float">
            <text:p>0.096664268523455</text:p>
          </table:table-cell>
          <table:table-cell table:style-name="ce1"/>
          <table:table-cell table:style-name="ce1" office:value-type="float" office:value="770014.10978935" calcext:value-type="float">
            <text:p>770014.10978935</text:p>
          </table:table-cell>
          <table:table-cell table:style-name="ce1"/>
          <table:table-cell table:style-name="ce1" table:formula="of:=[.AI324]-[.G324]" office:value-type="float" office:value="2.81812268320937" calcext:value-type="float">
            <text:p>2.81812268320937</text:p>
          </table:table-cell>
          <table:table-cell/>
          <table:table-cell table:style-name="ce7" office:value-type="float" office:value="356.752046771598" calcext:value-type="float">
            <text:p>356.752046771598</text:p>
          </table:table-cell>
          <table:table-cell table:number-columns-repeated="985"/>
        </table:table-row>
        <table:table-row table:style-name="ro3">
          <table:table-cell table:style-name="ce3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09" calcext:value-type="float">
            <text:p>210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T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/>
          <table:table-cell table:style-name="ce7" office:value-type="float" office:value="243.039037525661" calcext:value-type="float">
            <text:p>243.039037525661</text:p>
          </table:table-cell>
          <table:table-cell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87238810956478" calcext:value-type="float">
            <text:p>0.587238810956478</text:p>
          </table:table-cell>
          <table:table-cell table:style-name="ce1"/>
          <table:table-cell table:style-name="ce1" office:value-type="float" office:value="770379.73096336" calcext:value-type="float">
            <text:p>770379.73096336</text:p>
          </table:table-cell>
          <table:table-cell table:style-name="ce1"/>
          <table:table-cell table:style-name="ce1" table:formula="of:=[.AI325]-[.G325]" office:value-type="float" office:value="3.42263002728578" calcext:value-type="float">
            <text:p>3.42263002728578</text:p>
          </table:table-cell>
          <table:table-cell/>
          <table:table-cell table:style-name="ce7" office:value-type="float" office:value="356.978318367963" calcext:value-type="float">
            <text:p>356.978318367963</text:p>
          </table:table-cell>
          <table:table-cell table:number-columns-repeated="985"/>
        </table:table-row>
        <table:table-row table:style-name="ro3">
          <table:table-cell table:style-name="ce3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10" calcext:value-type="float">
            <text:p>21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T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/>
          <table:table-cell table:style-name="ce7" office:value-type="float" office:value="245.060067101309" calcext:value-type="float">
            <text:p>245.060067101309</text:p>
          </table:table-cell>
          <table:table-cell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2402767390013" calcext:value-type="float">
            <text:p>0.592402767390013</text:p>
          </table:table-cell>
          <table:table-cell table:style-name="ce1"/>
          <table:table-cell table:style-name="ce1" office:value-type="float" office:value="770745.005966946" calcext:value-type="float">
            <text:p>770745.005966946</text:p>
          </table:table-cell>
          <table:table-cell table:style-name="ce1"/>
          <table:table-cell table:style-name="ce1" table:formula="of:=[.AI326]-[.G326]" office:value-type="float" office:value="3.63096694636624" calcext:value-type="float">
            <text:p>3.63096694636624</text:p>
          </table:table-cell>
          <table:table-cell/>
          <table:table-cell table:style-name="ce7" office:value-type="float" office:value="357.218169913166" calcext:value-type="float">
            <text:p>357.218169913166</text:p>
          </table:table-cell>
          <table:table-cell table:number-columns-repeated="985"/>
        </table:table-row>
        <table:table-row table:style-name="ro3">
          <table:table-cell table:style-name="ce3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11" calcext:value-type="float">
            <text:p>21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T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/>
          <table:table-cell table:style-name="ce7" office:value-type="float" office:value="247.562193620739" calcext:value-type="float">
            <text:p>247.562193620739</text:p>
          </table:table-cell>
          <table:table-cell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2960619404912" calcext:value-type="float">
            <text:p>0.32960619404912</text:p>
          </table:table-cell>
          <table:table-cell table:style-name="ce1"/>
          <table:table-cell table:style-name="ce1" office:value-type="float" office:value="771109.327312227" calcext:value-type="float">
            <text:p>771109.327312227</text:p>
          </table:table-cell>
          <table:table-cell table:style-name="ce1"/>
          <table:table-cell table:style-name="ce1" table:formula="of:=[.AI327]-[.G327]" office:value-type="float" office:value="2.83564555947669" calcext:value-type="float">
            <text:p>2.83564555947669</text:p>
          </table:table-cell>
          <table:table-cell/>
          <table:table-cell table:style-name="ce7" office:value-type="float" office:value="356.65776910177" calcext:value-type="float">
            <text:p>356.65776910177</text:p>
          </table:table-cell>
          <table:table-cell table:number-columns-repeated="985"/>
        </table:table-row>
        <table:table-row table:style-name="ro3">
          <table:table-cell table:style-name="ce3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12" calcext:value-type="float">
            <text:p>21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T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/>
          <table:table-cell table:style-name="ce7" office:value-type="float" office:value="248.596857784265" calcext:value-type="float">
            <text:p>248.596857784265</text:p>
          </table:table-cell>
          <table:table-cell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59281475841999" calcext:value-type="float">
            <text:p>0.559281475841999</text:p>
          </table:table-cell>
          <table:table-cell table:style-name="ce1"/>
          <table:table-cell table:style-name="ce1" office:value-type="float" office:value="771475.230943945" calcext:value-type="float">
            <text:p>771475.230943945</text:p>
          </table:table-cell>
          <table:table-cell table:style-name="ce1"/>
          <table:table-cell table:style-name="ce1" table:formula="of:=[.AI328]-[.G328]" office:value-type="float" office:value="2.73094394546933" calcext:value-type="float">
            <text:p>2.73094394546933</text:p>
          </table:table-cell>
          <table:table-cell/>
          <table:table-cell table:style-name="ce7" office:value-type="float" office:value="356.849882379099" calcext:value-type="float">
            <text:p>356.849882379099</text:p>
          </table:table-cell>
          <table:table-cell table:number-columns-repeated="985"/>
        </table:table-row>
        <table:table-row table:style-name="ro3">
          <table:table-cell table:style-name="ce3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3" calcext:value-type="float">
            <text:p>21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T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/>
          <table:table-cell table:style-name="ce7" office:value-type="float" office:value="249.384852892406" calcext:value-type="float">
            <text:p>249.384852892406</text:p>
          </table:table-cell>
          <table:table-cell/>
          <table:table-cell table:style-name="ce3" office:value-type="float" office:value="2114" calcext:value-type="float">
            <text:p>2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539338693022728" calcext:value-type="float">
            <text:p>0.539338693022728</text:p>
          </table:table-cell>
          <table:table-cell table:style-name="ce1"/>
          <table:table-cell table:style-name="ce1" office:value-type="float" office:value="771840.741346763" calcext:value-type="float">
            <text:p>771840.741346763</text:p>
          </table:table-cell>
          <table:table-cell table:style-name="ce1"/>
          <table:table-cell table:style-name="ce1" table:formula="of:=[.AI329]-[.G329]" office:value-type="float" office:value="3.1913467629347" calcext:value-type="float">
            <text:p>3.1913467629347</text:p>
          </table:table-cell>
          <table:table-cell/>
          <table:table-cell table:style-name="ce7" office:value-type="float" office:value="357.080008172384" calcext:value-type="float">
            <text:p>357.080008172384</text:p>
          </table:table-cell>
          <table:table-cell table:number-columns-repeated="985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14" calcext:value-type="float">
            <text:p>21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T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/>
          <table:table-cell table:style-name="ce7" office:value-type="float" office:value="250.23875814589" calcext:value-type="float">
            <text:p>250.23875814589</text:p>
          </table:table-cell>
          <table:table-cell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36625706404448" calcext:value-type="float">
            <text:p>0.336625706404448</text:p>
          </table:table-cell>
          <table:table-cell table:style-name="ce1"/>
          <table:table-cell table:style-name="ce1" office:value-type="float" office:value="772205.930789323" calcext:value-type="float">
            <text:p>772205.930789323</text:p>
          </table:table-cell>
          <table:table-cell table:style-name="ce1"/>
          <table:table-cell table:style-name="ce1" table:formula="of:=[.AI330]-[.G330]" office:value-type="float" office:value="3.4141226564534" calcext:value-type="float">
            <text:p>3.4141226564534</text:p>
          </table:table-cell>
          <table:table-cell/>
          <table:table-cell table:style-name="ce7" office:value-type="float" office:value="357.319381229802" calcext:value-type="float">
            <text:p>357.319381229802</text:p>
          </table:table-cell>
          <table:table-cell table:number-columns-repeated="985"/>
        </table:table-row>
        <table:table-row table:style-name="ro3">
          <table:table-cell table:style-name="ce3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15" calcext:value-type="float">
            <text:p>21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T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/>
          <table:table-cell table:style-name="ce7" office:value-type="float" office:value="252.461559194104" calcext:value-type="float">
            <text:p>252.461559194104</text:p>
          </table:table-cell>
          <table:table-cell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04958494007587" calcext:value-type="float">
            <text:p>0.904958494007587</text:p>
          </table:table-cell>
          <table:table-cell table:style-name="ce1"/>
          <table:table-cell table:style-name="ce1" office:value-type="float" office:value="772570.520767332" calcext:value-type="float">
            <text:p>772570.520767332</text:p>
          </table:table-cell>
          <table:table-cell table:style-name="ce1"/>
          <table:table-cell table:style-name="ce1" table:formula="of:=[.AI331]-[.G331]" office:value-type="float" office:value="2.97076733224094" calcext:value-type="float">
            <text:p>2.97076733224094</text:p>
          </table:table-cell>
          <table:table-cell/>
          <table:table-cell table:style-name="ce7" office:value-type="float" office:value="356.749040851566" calcext:value-type="float">
            <text:p>356.749040851566</text:p>
          </table:table-cell>
          <table:table-cell table:number-columns-repeated="985"/>
        </table:table-row>
        <table:table-row table:style-name="ro3">
          <table:table-cell table:style-name="ce3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3" office:value-type="float" office:value="2116" calcext:value-type="float">
            <text:p>21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T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/>
          <table:table-cell table:style-name="ce7" office:value-type="float" office:value="254.215225570741" calcext:value-type="float">
            <text:p>254.215225570741</text:p>
          </table:table-cell>
          <table:table-cell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768003016710281" calcext:value-type="float">
            <text:p>0.768003016710281</text:p>
          </table:table-cell>
          <table:table-cell table:style-name="ce1"/>
          <table:table-cell table:style-name="ce1" office:value-type="float" office:value="772936.31997778" calcext:value-type="float">
            <text:p>772936.31997778</text:p>
          </table:table-cell>
          <table:table-cell table:style-name="ce1"/>
          <table:table-cell table:style-name="ce1" table:formula="of:=[.AI332]-[.G332]" office:value-type="float" office:value="3.56997777987272" calcext:value-type="float">
            <text:p>3.56997777987272</text:p>
          </table:table-cell>
          <table:table-cell/>
          <table:table-cell table:style-name="ce7" office:value-type="float" office:value="356.948559150468" calcext:value-type="float">
            <text:p>356.948559150468</text:p>
          </table:table-cell>
          <table:table-cell table:number-columns-repeated="985"/>
        </table:table-row>
        <table:table-row table:style-name="ro3">
          <table:table-cell table:style-name="ce3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17" calcext:value-type="float">
            <text:p>21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T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/>
          <table:table-cell table:style-name="ce7" office:value-type="float" office:value="256.449100789621" calcext:value-type="float">
            <text:p>256.449100789621</text:p>
          </table:table-cell>
          <table:table-cell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0.604919318109751" calcext:value-type="float">
            <text:p>0.604919318109751</text:p>
          </table:table-cell>
          <table:table-cell table:style-name="ce1"/>
          <table:table-cell table:style-name="ce1" office:value-type="float" office:value="773301.720558972" calcext:value-type="float">
            <text:p>773301.720558972</text:p>
          </table:table-cell>
          <table:table-cell table:style-name="ce1"/>
          <table:table-cell table:style-name="ce1" table:formula="of:=[.AI333]-[.G333]" office:value-type="float" office:value="2.97889230470173" calcext:value-type="float">
            <text:p>2.97889230470173</text:p>
          </table:table-cell>
          <table:table-cell/>
          <table:table-cell table:style-name="ce7" office:value-type="float" office:value="357.181902588806" calcext:value-type="float">
            <text:p>357.181902588806</text:p>
          </table:table-cell>
          <table:table-cell table:number-columns-repeated="985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18" calcext:value-type="float">
            <text:p>2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T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/>
          <table:table-cell table:style-name="ce7" office:value-type="float" office:value="258.948832773312" calcext:value-type="float">
            <text:p>258.948832773312</text:p>
          </table:table-cell>
          <table:table-cell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73285569995642" calcext:value-type="float">
            <text:p>0.173285569995642</text:p>
          </table:table-cell>
          <table:table-cell table:style-name="ce1"/>
          <table:table-cell table:style-name="ce1" office:value-type="float" office:value="773666.832759226" calcext:value-type="float">
            <text:p>773666.832759226</text:p>
          </table:table-cell>
          <table:table-cell table:style-name="ce1"/>
          <table:table-cell table:style-name="ce1" table:formula="of:=[.AI334]-[.G334]" office:value-type="float" office:value="3.07442589313723" calcext:value-type="float">
            <text:p>3.07442589313723</text:p>
          </table:table-cell>
          <table:table-cell/>
          <table:table-cell table:style-name="ce7" office:value-type="float" office:value="357.420150832218" calcext:value-type="float">
            <text:p>357.420150832218</text:p>
          </table:table-cell>
          <table:table-cell table:number-columns-repeated="985"/>
        </table:table-row>
        <table:table-row table:style-name="ro3">
          <table:table-cell table:style-name="ce3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19" calcext:value-type="float">
            <text:p>2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T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/>
          <table:table-cell table:style-name="ce7" office:value-type="float" office:value="262.367167410142" calcext:value-type="float">
            <text:p>262.367167410142</text:p>
          </table:table-cell>
          <table:table-cell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00657603889704" calcext:value-type="float">
            <text:p>0.800657603889704</text:p>
          </table:table-cell>
          <table:table-cell table:style-name="ce1"/>
          <table:table-cell table:style-name="ce1" office:value-type="float" office:value="774031.688750457" calcext:value-type="float">
            <text:p>774031.688750457</text:p>
          </table:table-cell>
          <table:table-cell table:style-name="ce1"/>
          <table:table-cell table:style-name="ce1" table:formula="of:=[.AI335]-[.G335]" office:value-type="float" office:value="2.84708378964569" calcext:value-type="float">
            <text:p>2.84708378964569</text:p>
          </table:table-cell>
          <table:table-cell/>
          <table:table-cell table:style-name="ce7" office:value-type="float" office:value="356.841664715989" calcext:value-type="float">
            <text:p>356.841664715989</text:p>
          </table:table-cell>
          <table:table-cell table:number-columns-repeated="985"/>
        </table:table-row>
        <table:table-row table:style-name="ro3">
          <table:table-cell table:style-name="ce3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20" calcext:value-type="float">
            <text:p>21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T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/>
          <table:table-cell table:style-name="ce7" office:value-type="float" office:value="264.438251772292" calcext:value-type="float">
            <text:p>264.438251772292</text:p>
          </table:table-cell>
          <table:table-cell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95665066689253" calcext:value-type="float">
            <text:p>0.795665066689253</text:p>
          </table:table-cell>
          <table:table-cell table:style-name="ce1"/>
          <table:table-cell table:style-name="ce1" office:value-type="float" office:value="774397.375552545" calcext:value-type="float">
            <text:p>774397.375552545</text:p>
          </table:table-cell>
          <table:table-cell table:style-name="ce1"/>
          <table:table-cell table:style-name="ce1" table:formula="of:=[.AI336]-[.G336]" office:value-type="float" office:value="3.5005525451852" calcext:value-type="float">
            <text:p>3.5005525451852</text:p>
          </table:table-cell>
          <table:table-cell/>
          <table:table-cell table:style-name="ce7" office:value-type="float" office:value="357.047984410991" calcext:value-type="float">
            <text:p>357.047984410991</text:p>
          </table:table-cell>
          <table:table-cell table:number-columns-repeated="985"/>
        </table:table-row>
        <table:table-row table:style-name="ro3">
          <table:table-cell table:style-name="ce3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21" calcext:value-type="float">
            <text:p>21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T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/>
          <table:table-cell table:style-name="ce7" office:value-type="float" office:value="265.989934927595" calcext:value-type="float">
            <text:p>265.989934927595</text:p>
          </table:table-cell>
          <table:table-cell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72109188884497" calcext:value-type="float">
            <text:p>0.572109188884497</text:p>
          </table:table-cell>
          <table:table-cell table:style-name="ce1"/>
          <table:table-cell table:style-name="ce1" office:value-type="float" office:value="774762.669841743" calcext:value-type="float">
            <text:p>774762.669841743</text:p>
          </table:table-cell>
          <table:table-cell table:style-name="ce1"/>
          <table:table-cell table:style-name="ce1" table:formula="of:=[.AI337]-[.G337]" office:value-type="float" office:value="3.74484174244571" calcext:value-type="float">
            <text:p>3.74484174244571</text:p>
          </table:table-cell>
          <table:table-cell/>
          <table:table-cell table:style-name="ce7" office:value-type="float" office:value="357.283905532286" calcext:value-type="float">
            <text:p>357.283905532286</text:p>
          </table:table-cell>
          <table:table-cell table:number-columns-repeated="985"/>
        </table:table-row>
        <table:table-row table:style-name="ro3">
          <table:table-cell table:style-name="ce3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2" calcext:value-type="float">
            <text:p>21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T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/>
          <table:table-cell table:style-name="ce7" office:value-type="float" office:value="267.077260756065" calcext:value-type="float">
            <text:p>267.077260756065</text:p>
          </table:table-cell>
          <table:table-cell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4692285954952" calcext:value-type="float">
            <text:p>0.434692285954952</text:p>
          </table:table-cell>
          <table:table-cell table:style-name="ce1"/>
          <table:table-cell table:style-name="ce1" office:value-type="float" office:value="775127.714190759" calcext:value-type="float">
            <text:p>775127.714190759</text:p>
          </table:table-cell>
          <table:table-cell table:style-name="ce1"/>
          <table:table-cell table:style-name="ce1" table:formula="of:=[.AI338]-[.G338]" office:value-type="float" office:value="2.83085742557887" calcext:value-type="float">
            <text:p>2.83085742557887</text:p>
          </table:table-cell>
          <table:table-cell/>
          <table:table-cell table:style-name="ce7" office:value-type="float" office:value="357.520383820056" calcext:value-type="float">
            <text:p>357.520383820056</text:p>
          </table:table-cell>
          <table:table-cell table:number-columns-repeated="985"/>
        </table:table-row>
        <table:table-row table:style-name="ro3">
          <table:table-cell table:style-name="ce3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23" calcext:value-type="float">
            <text:p>21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T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/>
          <table:table-cell table:style-name="ce7" office:value-type="float" office:value="268.921835818568" calcext:value-type="float">
            <text:p>268.921835818568</text:p>
          </table:table-cell>
          <table:table-cell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0167887583375" calcext:value-type="float">
            <text:p>0.70167887583375</text:p>
          </table:table-cell>
          <table:table-cell table:style-name="ce1"/>
          <table:table-cell table:style-name="ce1" office:value-type="float" office:value="775492.82757061" calcext:value-type="float">
            <text:p>775492.82757061</text:p>
          </table:table-cell>
          <table:table-cell table:style-name="ce1"/>
          <table:table-cell table:style-name="ce1" table:formula="of:=[.AI339]-[.G339]" office:value-type="float" office:value="2.92757061030716" calcext:value-type="float">
            <text:p>2.92757061030716</text:p>
          </table:table-cell>
          <table:table-cell/>
          <table:table-cell table:style-name="ce7" office:value-type="float" office:value="356.935554613501" calcext:value-type="float">
            <text:p>356.935554613501</text:p>
          </table:table-cell>
          <table:table-cell table:number-columns-repeated="985"/>
        </table:table-row>
        <table:table-row table:style-name="ro3">
          <table:table-cell table:style-name="ce3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3" office:value-type="float" office:value="2124" calcext:value-type="float">
            <text:p>21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T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/>
          <table:table-cell table:style-name="ce7" office:value-type="float" office:value="269.855535138959" calcext:value-type="float">
            <text:p>269.855535138959</text:p>
          </table:table-cell>
          <table:table-cell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68246644735336" calcext:value-type="float">
            <text:p>0.868246644735336</text:p>
          </table:table-cell>
          <table:table-cell table:style-name="ce1"/>
          <table:table-cell table:style-name="ce1" office:value-type="float" office:value="775858.397130727" calcext:value-type="float">
            <text:p>775858.397130727</text:p>
          </table:table-cell>
          <table:table-cell table:style-name="ce1"/>
          <table:table-cell table:style-name="ce1" table:formula="of:=[.AI340]-[.G340]" office:value-type="float" office:value="3.34713072679006" calcext:value-type="float">
            <text:p>3.34713072679006</text:p>
          </table:table-cell>
          <table:table-cell/>
          <table:table-cell table:style-name="ce7" office:value-type="float" office:value="357.148064686753" calcext:value-type="float">
            <text:p>357.148064686753</text:p>
          </table:table-cell>
          <table:table-cell table:number-columns-repeated="985"/>
        </table:table-row>
        <table:table-row table:style-name="ro3">
          <table:table-cell table:style-name="ce3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25" calcext:value-type="float">
            <text:p>21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T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/>
          <table:table-cell table:style-name="ce7" office:value-type="float" office:value="271.171854886066" calcext:value-type="float">
            <text:p>271.171854886066</text:p>
          </table:table-cell>
          <table:table-cell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7691965848208" calcext:value-type="float">
            <text:p>0.947691965848208</text:p>
          </table:table-cell>
          <table:table-cell table:style-name="ce1"/>
          <table:table-cell table:style-name="ce1" office:value-type="float" office:value="776223.590935897" calcext:value-type="float">
            <text:p>776223.590935897</text:p>
          </table:table-cell>
          <table:table-cell table:style-name="ce1"/>
          <table:table-cell table:style-name="ce1" table:formula="of:=[.AI341]-[.G341]" office:value-type="float" office:value="3.52426923019811" calcext:value-type="float">
            <text:p>3.52426923019811</text:p>
          </table:table-cell>
          <table:table-cell/>
          <table:table-cell table:style-name="ce7" office:value-type="float" office:value="357.385920803992" calcext:value-type="float">
            <text:p>357.385920803992</text:p>
          </table:table-cell>
          <table:table-cell table:number-columns-repeated="985"/>
        </table:table-row>
        <table:table-row table:style-name="ro3">
          <table:table-cell table:style-name="ce3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26" calcext:value-type="float">
            <text:p>21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T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/>
          <table:table-cell table:style-name="ce7" office:value-type="float" office:value="273.016067307966" calcext:value-type="float">
            <text:p>273.016067307966</text:p>
          </table:table-cell>
          <table:table-cell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667692437767983" calcext:value-type="float">
            <text:p>0.667692437767983</text:p>
          </table:table-cell>
          <table:table-cell table:style-name="ce1"/>
          <table:table-cell table:style-name="ce1" office:value-type="float" office:value="776588.577547009" calcext:value-type="float">
            <text:p>776588.577547009</text:p>
          </table:table-cell>
          <table:table-cell table:style-name="ce1"/>
          <table:table-cell table:style-name="ce1" table:formula="of:=[.AI342]-[.G342]" office:value-type="float" office:value="3.46088034159038" calcext:value-type="float">
            <text:p>3.46088034159038</text:p>
          </table:table-cell>
          <table:table-cell/>
          <table:table-cell table:style-name="ce7" office:value-type="float" office:value="357.619985860962" calcext:value-type="float">
            <text:p>357.619985860962</text:p>
          </table:table-cell>
          <table:table-cell table:number-columns-repeated="985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3" office:value-type="float" office:value="2127" calcext:value-type="float">
            <text:p>21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T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/>
          <table:table-cell table:style-name="ce7" office:value-type="float" office:value="276.337788539779" calcext:value-type="float">
            <text:p>276.337788539779</text:p>
          </table:table-cell>
          <table:table-cell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33455668389797" calcext:value-type="float">
            <text:p>0.433455668389797</text:p>
          </table:table-cell>
          <table:table-cell table:style-name="ce1"/>
          <table:table-cell table:style-name="ce1" office:value-type="float" office:value="776953.934328789" calcext:value-type="float">
            <text:p>776953.934328789</text:p>
          </table:table-cell>
          <table:table-cell table:style-name="ce1"/>
          <table:table-cell table:style-name="ce1" table:formula="of:=[.AI343]-[.G343]" office:value-type="float" office:value="2.69266212161165" calcext:value-type="float">
            <text:p>2.69266212161165</text:p>
          </table:table-cell>
          <table:table-cell/>
          <table:table-cell table:style-name="ce7" office:value-type="float" office:value="357.030623064539" calcext:value-type="float">
            <text:p>357.030623064539</text:p>
          </table:table-cell>
          <table:table-cell table:number-columns-repeated="985"/>
        </table:table-row>
        <table:table-row table:style-name="ro3">
          <table:table-cell table:style-name="ce3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28" calcext:value-type="float">
            <text:p>21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T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/>
          <table:table-cell table:style-name="ce7" office:value-type="float" office:value="278.899249084003" calcext:value-type="float">
            <text:p>278.899249084003</text:p>
          </table:table-cell>
          <table:table-cell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305448122322559" calcext:value-type="float">
            <text:p>0.305448122322559</text:p>
          </table:table-cell>
          <table:table-cell table:style-name="ce1"/>
          <table:table-cell table:style-name="ce1" office:value-type="float" office:value="777319.384934339" calcext:value-type="float">
            <text:p>777319.384934339</text:p>
          </table:table-cell>
          <table:table-cell table:style-name="ce1"/>
          <table:table-cell table:style-name="ce1" table:formula="of:=[.AI344]-[.G344]" office:value-type="float" office:value="2.94326767197344" calcext:value-type="float">
            <text:p>2.94326767197344</text:p>
          </table:table-cell>
          <table:table-cell/>
          <table:table-cell table:style-name="ce7" office:value-type="float" office:value="357.248705807354" calcext:value-type="float">
            <text:p>357.248705807354</text:p>
          </table:table-cell>
          <table:table-cell table:number-columns-repeated="985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29" calcext:value-type="float">
            <text:p>21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T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/>
          <table:table-cell table:style-name="ce7" office:value-type="float" office:value="281.386345482351" calcext:value-type="float">
            <text:p>281.386345482351</text:p>
          </table:table-cell>
          <table:table-cell/>
          <table:table-cell table:style-name="ce3" office:value-type="float" office:value="2130" calcext:value-type="float">
            <text:p>21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29577654600143" calcext:value-type="float">
            <text:p>0.829577654600143</text:p>
          </table:table-cell>
          <table:table-cell table:style-name="ce1"/>
          <table:table-cell table:style-name="ce1" office:value-type="float" office:value="777684.485992762" calcext:value-type="float">
            <text:p>777684.485992762</text:p>
          </table:table-cell>
          <table:table-cell table:style-name="ce1"/>
          <table:table-cell table:style-name="ce1" table:formula="of:=[.AI345]-[.G345]" office:value-type="float" office:value="2.89432609523647" calcext:value-type="float">
            <text:p>2.89432609523647</text:p>
          </table:table-cell>
          <table:table-cell/>
          <table:table-cell table:style-name="ce7" office:value-type="float" office:value="357.487852192177" calcext:value-type="float">
            <text:p>357.487852192177</text:p>
          </table:table-cell>
          <table:table-cell table:number-columns-repeated="985"/>
        </table:table-row>
        <table:table-row table:style-name="ro3">
          <table:table-cell table:style-name="ce3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0" calcext:value-type="float">
            <text:p>213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T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/>
          <table:table-cell table:style-name="ce7" office:value-type="float" office:value="283.493213213966" calcext:value-type="float">
            <text:p>283.493213213966</text:p>
          </table:table-cell>
          <table:table-cell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533201761543751" calcext:value-type="float">
            <text:p>0.533201761543751</text:p>
          </table:table-cell>
          <table:table-cell table:style-name="ce1"/>
          <table:table-cell table:style-name="ce1" office:value-type="float" office:value="778049.425370279" calcext:value-type="float">
            <text:p>778049.425370279</text:p>
          </table:table-cell>
          <table:table-cell table:style-name="ce1"/>
          <table:table-cell table:style-name="ce1" table:formula="of:=[.AI346]-[.G346]" office:value-type="float" office:value="2.78370361204725" calcext:value-type="float">
            <text:p>2.78370361204725</text:p>
          </table:table-cell>
          <table:table-cell/>
          <table:table-cell table:style-name="ce7" office:value-type="float" office:value="357.71886329277" calcext:value-type="float">
            <text:p>357.71886329277</text:p>
          </table:table-cell>
          <table:table-cell table:number-columns-repeated="985"/>
        </table:table-row>
        <table:table-row table:style-name="ro3">
          <table:table-cell table:style-name="ce3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31" calcext:value-type="float">
            <text:p>21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T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/>
          <table:table-cell table:style-name="ce7" office:value-type="float" office:value="286.08236556605" calcext:value-type="float">
            <text:p>286.08236556605</text:p>
          </table:table-cell>
          <table:table-cell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89097614586353" calcext:value-type="float">
            <text:p>0.028909761458635</text:p>
          </table:table-cell>
          <table:table-cell table:style-name="ce1"/>
          <table:table-cell table:style-name="ce1" office:value-type="float" office:value="778415.006964521" calcext:value-type="float">
            <text:p>778415.006964521</text:p>
          </table:table-cell>
          <table:table-cell table:style-name="ce1"/>
          <table:table-cell table:style-name="ce1" table:formula="of:=[.AI347]-[.G347]" office:value-type="float" office:value="3.33196452062111" calcext:value-type="float">
            <text:p>3.33196452062111</text:p>
          </table:table-cell>
          <table:table-cell/>
          <table:table-cell table:style-name="ce7" office:value-type="float" office:value="357.126781297091" calcext:value-type="float">
            <text:p>357.126781297091</text:p>
          </table:table-cell>
          <table:table-cell table:number-columns-repeated="985"/>
        </table:table-row>
        <table:table-row table:style-name="ro3">
          <table:table-cell table:style-name="ce3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32" calcext:value-type="float">
            <text:p>2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T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/>
          <table:table-cell table:style-name="ce7" office:value-type="float" office:value="287.216849896729" calcext:value-type="float">
            <text:p>287.216849896729</text:p>
          </table:table-cell>
          <table:table-cell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31316331028938" calcext:value-type="float">
            <text:p>0.431316331028938</text:p>
          </table:table-cell>
          <table:table-cell table:style-name="ce1"/>
          <table:table-cell table:style-name="ce1" office:value-type="float" office:value="778780.339882859" calcext:value-type="float">
            <text:p>778780.339882859</text:p>
          </table:table-cell>
          <table:table-cell table:style-name="ce1"/>
          <table:table-cell table:style-name="ce1" table:formula="of:=[.AI348]-[.G348]" office:value-type="float" office:value="3.56488285853993" calcext:value-type="float">
            <text:p>3.56488285853993</text:p>
          </table:table-cell>
          <table:table-cell/>
          <table:table-cell table:style-name="ce7" office:value-type="float" office:value="357.349813008263" calcext:value-type="float">
            <text:p>357.349813008263</text:p>
          </table:table-cell>
          <table:table-cell table:number-columns-repeated="985"/>
        </table:table-row>
        <table:table-row table:style-name="ro3">
          <table:table-cell table:style-name="ce3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33" calcext:value-type="float">
            <text:p>21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T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/>
          <table:table-cell table:style-name="ce7" office:value-type="float" office:value="288.128422666006" calcext:value-type="float">
            <text:p>288.128422666006</text:p>
          </table:table-cell>
          <table:table-cell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776921663433313" calcext:value-type="float">
            <text:p>0.776921663433313</text:p>
          </table:table-cell>
          <table:table-cell table:style-name="ce1"/>
          <table:table-cell table:style-name="ce1" office:value-type="float" office:value="779145.357483973" calcext:value-type="float">
            <text:p>779145.357483973</text:p>
          </table:table-cell>
          <table:table-cell table:style-name="ce1"/>
          <table:table-cell table:style-name="ce1" table:formula="of:=[.AI349]-[.G349]" office:value-type="float" office:value="3.56581730640028" calcext:value-type="float">
            <text:p>3.56581730640028</text:p>
          </table:table-cell>
          <table:table-cell/>
          <table:table-cell table:style-name="ce7" office:value-type="float" office:value="357.589603573072" calcext:value-type="float">
            <text:p>357.589603573072</text:p>
          </table:table-cell>
          <table:table-cell table:number-columns-repeated="985"/>
        </table:table-row>
        <table:table-row table:style-name="ro3">
          <table:table-cell table:style-name="ce3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134" calcext:value-type="float">
            <text:p>213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T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/>
          <table:table-cell table:style-name="ce7" office:value-type="float" office:value="289.157686486411" calcext:value-type="float">
            <text:p>289.157686486411</text:p>
          </table:table-cell>
          <table:table-cell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16152660548687" calcext:value-type="float">
            <text:p>0.716152660548687</text:p>
          </table:table-cell>
          <table:table-cell table:style-name="ce1"/>
          <table:table-cell table:style-name="ce1" office:value-type="float" office:value="779510.260219551" calcext:value-type="float">
            <text:p>779510.260219551</text:p>
          </table:table-cell>
          <table:table-cell table:style-name="ce1"/>
          <table:table-cell table:style-name="ce1" table:formula="of:=[.AI350]-[.G350]" office:value-type="float" office:value="2.52688621741254" calcext:value-type="float">
            <text:p>2.52688621741254</text:p>
          </table:table-cell>
          <table:table-cell/>
          <table:table-cell table:style-name="ce7" office:value-type="float" office:value="357.816923226171" calcext:value-type="float">
            <text:p>357.816923226171</text:p>
          </table:table-cell>
          <table:table-cell table:number-columns-repeated="985"/>
        </table:table-row>
        <table:table-row table:style-name="ro3">
          <table:table-cell table:style-name="ce3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3" office:value-type="float" office:value="2135" calcext:value-type="float">
            <text:p>21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T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/>
          <table:table-cell table:style-name="ce7" office:value-type="float" office:value="291.563582152718" calcext:value-type="float">
            <text:p>291.563582152718</text:p>
          </table:table-cell>
          <table:table-cell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49909196048975" calcext:value-type="float">
            <text:p>0.749909196048975</text:p>
          </table:table-cell>
          <table:table-cell table:style-name="ce1"/>
          <table:table-cell table:style-name="ce1" office:value-type="float" office:value="779876.04427077" calcext:value-type="float">
            <text:p>779876.04427077</text:p>
          </table:table-cell>
          <table:table-cell table:style-name="ce1"/>
          <table:table-cell table:style-name="ce1" table:formula="of:=[.AI351]-[.G351]" office:value-type="float" office:value="3.26093743729871" calcext:value-type="float">
            <text:p>3.26093743729871</text:p>
          </table:table-cell>
          <table:table-cell/>
          <table:table-cell table:style-name="ce7" office:value-type="float" office:value="357.223939351783" calcext:value-type="float">
            <text:p>357.223939351783</text:p>
          </table:table-cell>
          <table:table-cell table:number-columns-repeated="985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136" calcext:value-type="float">
            <text:p>21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T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/>
          <table:table-cell table:style-name="ce7" office:value-type="float" office:value="293.511949833315" calcext:value-type="float">
            <text:p>293.511949833315</text:p>
          </table:table-cell>
          <table:table-cell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61782891303301" calcext:value-type="float">
            <text:p>0.461782891303301</text:p>
          </table:table-cell>
          <table:table-cell table:style-name="ce1"/>
          <table:table-cell table:style-name="ce1" office:value-type="float" office:value="780241.263515127" calcext:value-type="float">
            <text:p>780241.263515127</text:p>
          </table:table-cell>
          <table:table-cell table:style-name="ce1"/>
          <table:table-cell table:style-name="ce1" table:formula="of:=[.AI352]-[.G352]" office:value-type="float" office:value="3.43018179398496" calcext:value-type="float">
            <text:p>3.43018179398496</text:p>
          </table:table-cell>
          <table:table-cell/>
          <table:table-cell table:style-name="ce7" office:value-type="float" office:value="357.45129103271" calcext:value-type="float">
            <text:p>357.45129103271</text:p>
          </table:table-cell>
          <table:table-cell table:number-columns-repeated="985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3" office:value-type="float" office:value="2137" calcext:value-type="float">
            <text:p>213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T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/>
          <table:table-cell table:style-name="ce7" office:value-type="float" office:value="295.923779251294" calcext:value-type="float">
            <text:p>295.923779251294</text:p>
          </table:table-cell>
          <table:table-cell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682772848755121" calcext:value-type="float">
            <text:p>0.682772848755121</text:p>
          </table:table-cell>
          <table:table-cell table:style-name="ce1"/>
          <table:table-cell table:style-name="ce1" office:value-type="float" office:value="780606.208113037" calcext:value-type="float">
            <text:p>780606.208113037</text:p>
          </table:table-cell>
          <table:table-cell table:style-name="ce1"/>
          <table:table-cell table:style-name="ce1" table:formula="of:=[.AI353]-[.G353]" office:value-type="float" office:value="3.40811303665396" calcext:value-type="float">
            <text:p>3.40811303665396</text:p>
          </table:table-cell>
          <table:table-cell/>
          <table:table-cell table:style-name="ce7" office:value-type="float" office:value="357.691079011907" calcext:value-type="float">
            <text:p>357.691079011907</text:p>
          </table:table-cell>
          <table:table-cell table:number-columns-repeated="985"/>
        </table:table-row>
        <table:table-row table:style-name="ro3">
          <table:table-cell table:style-name="ce3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3" office:value-type="float" office:value="2138" calcext:value-type="float">
            <text:p>213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T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/>
          <table:table-cell table:style-name="ce7" office:value-type="float" office:value="298.5580432157" calcext:value-type="float">
            <text:p>298.5580432157</text:p>
          </table:table-cell>
          <table:table-cell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46956945955753" calcext:value-type="float">
            <text:p>0.846956945955753</text:p>
          </table:table-cell>
          <table:table-cell table:style-name="ce1"/>
          <table:table-cell table:style-name="ce1" office:value-type="float" office:value="780971.084615942" calcext:value-type="float">
            <text:p>780971.084615942</text:p>
          </table:table-cell>
          <table:table-cell table:style-name="ce1"/>
          <table:table-cell table:style-name="ce1" table:formula="of:=[.AI354]-[.G354]" office:value-type="float" office:value="2.34294927527662" calcext:value-type="float">
            <text:p>2.34294927527662</text:p>
          </table:table-cell>
          <table:table-cell/>
          <table:table-cell table:style-name="ce7" office:value-type="float" office:value="357.914073647735" calcext:value-type="float">
            <text:p>357.914073647735</text:p>
          </table:table-cell>
          <table:table-cell table:number-columns-repeated="985"/>
        </table:table-row>
        <table:table-row table:style-name="ro3">
          <table:table-cell table:style-name="ce3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39" calcext:value-type="float">
            <text:p>213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T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/>
          <table:table-cell table:style-name="ce7" office:value-type="float" office:value="302.091586139424" calcext:value-type="float">
            <text:p>302.091586139424</text:p>
          </table:table-cell>
          <table:table-cell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65821498632431" calcext:value-type="float">
            <text:p>0.065821498632431</text:p>
          </table:table-cell>
          <table:table-cell table:style-name="ce1"/>
          <table:table-cell table:style-name="ce1" office:value-type="float" office:value="781337.045879043" calcext:value-type="float">
            <text:p>781337.045879043</text:p>
          </table:table-cell>
          <table:table-cell table:style-name="ce1"/>
          <table:table-cell table:style-name="ce1" table:formula="of:=[.AI355]-[.G355]" office:value-type="float" office:value="3.23754570970777" calcext:value-type="float">
            <text:p>3.23754570970777</text:p>
          </table:table-cell>
          <table:table-cell/>
          <table:table-cell table:style-name="ce7" office:value-type="float" office:value="357.322006186456" calcext:value-type="float">
            <text:p>357.322006186456</text:p>
          </table:table-cell>
          <table:table-cell table:number-columns-repeated="985"/>
        </table:table-row>
        <table:table-row table:style-name="ro3">
          <table:table-cell table:style-name="ce3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0" calcext:value-type="float">
            <text:p>21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T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/>
          <table:table-cell table:style-name="ce7" office:value-type="float" office:value="304.236218934246" calcext:value-type="float">
            <text:p>304.236218934246</text:p>
          </table:table-cell>
          <table:table-cell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376185227185488" calcext:value-type="float">
            <text:p>0.376185227185488</text:p>
          </table:table-cell>
          <table:table-cell table:style-name="ce1"/>
          <table:table-cell table:style-name="ce1" office:value-type="float" office:value="781702.157900129" calcext:value-type="float">
            <text:p>781702.157900129</text:p>
          </table:table-cell>
          <table:table-cell table:style-name="ce1"/>
          <table:table-cell table:style-name="ce1" table:formula="of:=[.AI356]-[.G356]" office:value-type="float" office:value="3.18290012865327" calcext:value-type="float">
            <text:p>3.18290012865327</text:p>
          </table:table-cell>
          <table:table-cell/>
          <table:table-cell table:style-name="ce7" office:value-type="float" office:value="357.553044233336" calcext:value-type="float">
            <text:p>357.553044233336</text:p>
          </table:table-cell>
          <table:table-cell table:number-columns-repeated="985"/>
        </table:table-row>
        <table:table-row table:style-name="ro3">
          <table:table-cell table:style-name="ce3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3" office:value-type="float" office:value="2141" calcext:value-type="float">
            <text:p>21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T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/>
          <table:table-cell table:style-name="ce7" office:value-type="float" office:value="305.865940906893" calcext:value-type="float">
            <text:p>305.865940906893</text:p>
          </table:table-cell>
          <table:table-cell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653190042823553" calcext:value-type="float">
            <text:p>0.653190042823553</text:p>
          </table:table-cell>
          <table:table-cell table:style-name="ce1"/>
          <table:table-cell table:style-name="ce1" office:value-type="float" office:value="782067.040731382" calcext:value-type="float">
            <text:p>782067.040731382</text:p>
          </table:table-cell>
          <table:table-cell table:style-name="ce1"/>
          <table:table-cell table:style-name="ce1" table:formula="of:=[.AI357]-[.G357]" office:value-type="float" office:value="2.94906471495051" calcext:value-type="float">
            <text:p>2.94906471495051</text:p>
          </table:table-cell>
          <table:table-cell/>
          <table:table-cell table:style-name="ce7" office:value-type="float" office:value="357.792182864009" calcext:value-type="float">
            <text:p>357.792182864009</text:p>
          </table:table-cell>
          <table:table-cell table:number-columns-repeated="985"/>
        </table:table-row>
        <table:table-row table:style-name="ro3">
          <table:table-cell table:style-name="ce3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42" calcext:value-type="float">
            <text:p>214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T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/>
          <table:table-cell table:style-name="ce7" office:value-type="float" office:value="307.044315448169" calcext:value-type="float">
            <text:p>307.044315448169</text:p>
          </table:table-cell>
          <table:table-cell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3495486676693" calcext:value-type="float">
            <text:p>0.43495486676693</text:p>
          </table:table-cell>
          <table:table-cell table:style-name="ce1"/>
          <table:table-cell table:style-name="ce1" office:value-type="float" office:value="782431.900996496" calcext:value-type="float">
            <text:p>782431.900996496</text:p>
          </table:table-cell>
          <table:table-cell table:style-name="ce1"/>
          <table:table-cell table:style-name="ce1" table:formula="of:=[.AI358]-[.G358]" office:value-type="float" office:value="2.77599649643525" calcext:value-type="float">
            <text:p>2.77599649643525</text:p>
          </table:table-cell>
          <table:table-cell/>
          <table:table-cell table:style-name="ce7" office:value-type="float" office:value="358.010223523597" calcext:value-type="float">
            <text:p>358.010223523597</text:p>
          </table:table-cell>
          <table:table-cell table:number-columns-repeated="985"/>
        </table:table-row>
        <table:table-row table:style-name="ro3">
          <table:table-cell table:style-name="ce3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43" calcext:value-type="float">
            <text:p>21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T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/>
          <table:table-cell table:style-name="ce7" office:value-type="float" office:value="309.014196783268" calcext:value-type="float">
            <text:p>309.014196783268</text:p>
          </table:table-cell>
          <table:table-cell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93800667673349" calcext:value-type="float">
            <text:p>0.593800667673349</text:p>
          </table:table-cell>
          <table:table-cell table:style-name="ce1"/>
          <table:table-cell table:style-name="ce1" office:value-type="float" office:value="782798.012217917" calcext:value-type="float">
            <text:p>782798.012217917</text:p>
          </table:table-cell>
          <table:table-cell table:style-name="ce1"/>
          <table:table-cell table:style-name="ce1" table:formula="of:=[.AI359]-[.G359]" office:value-type="float" office:value="3.80388458410744" calcext:value-type="float">
            <text:p>3.80388458410744</text:p>
          </table:table-cell>
          <table:table-cell/>
          <table:table-cell table:style-name="ce7" office:value-type="float" office:value="357.420889780306" calcext:value-type="float">
            <text:p>357.420889780306</text:p>
          </table:table-cell>
          <table:table-cell table:number-columns-repeated="985"/>
        </table:table-row>
        <table:table-row table:style-name="ro3">
          <table:table-cell table:style-name="ce3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44" calcext:value-type="float">
            <text:p>214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T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/>
          <table:table-cell table:style-name="ce7" office:value-type="float" office:value="310.108699103315" calcext:value-type="float">
            <text:p>310.108699103315</text:p>
          </table:table-cell>
          <table:table-cell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79601518064737" calcext:value-type="float">
            <text:p>0.779601518064737</text:p>
          </table:table-cell>
          <table:table-cell table:style-name="ce1"/>
          <table:table-cell table:style-name="ce1" office:value-type="float" office:value="783163.02554139" calcext:value-type="float">
            <text:p>783163.02554139</text:p>
          </table:table-cell>
          <table:table-cell table:style-name="ce1"/>
          <table:table-cell table:style-name="ce1" table:formula="of:=[.AI360]-[.G360]" office:value-type="float" office:value="2.67554138996638" calcext:value-type="float">
            <text:p>2.67554138996638</text:p>
          </table:table-cell>
          <table:table-cell/>
          <table:table-cell table:style-name="ce7" office:value-type="float" office:value="357.654976673419" calcext:value-type="float">
            <text:p>357.654976673419</text:p>
          </table:table-cell>
          <table:table-cell table:number-columns-repeated="985"/>
        </table:table-row>
        <table:table-row table:style-name="ro3">
          <table:table-cell table:style-name="ce3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45" calcext:value-type="float">
            <text:p>21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T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/>
          <table:table-cell table:style-name="ce7" office:value-type="float" office:value="311.61948649431" calcext:value-type="float">
            <text:p>311.61948649431</text:p>
          </table:table-cell>
          <table:table-cell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95793586969376" calcext:value-type="float">
            <text:p>0.895793586969376</text:p>
          </table:table-cell>
          <table:table-cell table:style-name="ce1"/>
          <table:table-cell table:style-name="ce1" office:value-type="float" office:value="783527.858260968" calcext:value-type="float">
            <text:p>783527.858260968</text:p>
          </table:table-cell>
          <table:table-cell table:style-name="ce1"/>
          <table:table-cell table:style-name="ce1" table:formula="of:=[.AI361]-[.G361]" office:value-type="float" office:value="2.49159430072177" calcext:value-type="float">
            <text:p>2.49159430072177</text:p>
          </table:table-cell>
          <table:table-cell/>
          <table:table-cell table:style-name="ce7" office:value-type="float" office:value="357.892819876175" calcext:value-type="float">
            <text:p>357.892819876175</text:p>
          </table:table-cell>
          <table:table-cell table:number-columns-repeated="985"/>
        </table:table-row>
        <table:table-row table:style-name="ro3">
          <table:table-cell table:style-name="ce3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46" calcext:value-type="float">
            <text:p>21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T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/>
          <table:table-cell table:style-name="ce7" office:value-type="float" office:value="313.655815321676" calcext:value-type="float">
            <text:p>313.655815321676</text:p>
          </table:table-cell>
          <table:table-cell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13806507736445" calcext:value-type="float">
            <text:p>0.813806507736445</text:p>
          </table:table-cell>
          <table:table-cell table:style-name="ce1"/>
          <table:table-cell table:style-name="ce1" office:value-type="float" office:value="783892.711676255" calcext:value-type="float">
            <text:p>783892.711676255</text:p>
          </table:table-cell>
          <table:table-cell table:style-name="ce1"/>
          <table:table-cell table:style-name="ce1" table:formula="of:=[.AI362]-[.G362]" office:value-type="float" office:value="2.27834292151965" calcext:value-type="float">
            <text:p>2.27834292151965</text:p>
          </table:table-cell>
          <table:table-cell/>
          <table:table-cell table:style-name="ce7" office:value-type="float" office:value="358.105282903448" calcext:value-type="float">
            <text:p>358.105282903448</text:p>
          </table:table-cell>
          <table:table-cell table:number-columns-repeated="985"/>
        </table:table-row>
        <table:table-row table:style-name="ro3">
          <table:table-cell table:style-name="ce3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47" calcext:value-type="float">
            <text:p>214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T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/>
          <table:table-cell table:style-name="ce7" office:value-type="float" office:value="317.150273543295" calcext:value-type="float">
            <text:p>317.150273543295</text:p>
          </table:table-cell>
          <table:table-cell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00697063282132149" calcext:value-type="float">
            <text:p>0.006970632821322</text:p>
          </table:table-cell>
          <table:table-cell table:style-name="ce1"/>
          <table:table-cell table:style-name="ce1" office:value-type="float" office:value="784258.944449285" calcext:value-type="float">
            <text:p>784258.944449285</text:p>
          </table:table-cell>
          <table:table-cell table:style-name="ce1"/>
          <table:table-cell table:style-name="ce1" table:formula="of:=[.AI363]-[.G363]" office:value-type="float" office:value="3.41111595218536" calcext:value-type="float">
            <text:p>3.41111595218536</text:p>
          </table:table-cell>
          <table:table-cell/>
          <table:table-cell table:style-name="ce7" office:value-type="float" office:value="357.520497237439" calcext:value-type="float">
            <text:p>357.520497237439</text:p>
          </table:table-cell>
          <table:table-cell table:number-columns-repeated="985"/>
        </table:table-row>
        <table:table-row table:style-name="ro3">
          <table:table-cell table:style-name="ce3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48" calcext:value-type="float">
            <text:p>21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T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/>
          <table:table-cell table:style-name="ce7" office:value-type="float" office:value="319.853806097082" calcext:value-type="float">
            <text:p>319.853806097082</text:p>
          </table:table-cell>
          <table:table-cell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62191466987133" calcext:value-type="float">
            <text:p>0.762191466987133</text:p>
          </table:table-cell>
          <table:table-cell table:style-name="ce1"/>
          <table:table-cell table:style-name="ce1" office:value-type="float" office:value="784623.8692793" calcext:value-type="float">
            <text:p>784623.8692793</text:p>
          </table:table-cell>
          <table:table-cell table:style-name="ce1"/>
          <table:table-cell table:style-name="ce1" table:formula="of:=[.AI364]-[.G364]" office:value-type="float" office:value="3.2526126325829" calcext:value-type="float">
            <text:p>3.2526126325829</text:p>
          </table:table-cell>
          <table:table-cell/>
          <table:table-cell table:style-name="ce7" office:value-type="float" office:value="357.756992228105" calcext:value-type="float">
            <text:p>357.756992228105</text:p>
          </table:table-cell>
          <table:table-cell table:number-columns-repeated="985"/>
        </table:table-row>
        <table:table-row table:style-name="ro3">
          <table:table-cell table:style-name="ce3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49" calcext:value-type="float">
            <text:p>214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T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/>
          <table:table-cell table:style-name="ce7" office:value-type="float" office:value="322.430962250008" calcext:value-type="float">
            <text:p>322.430962250008</text:p>
          </table:table-cell>
          <table:table-cell/>
          <table:table-cell table:style-name="ce3" office:value-type="float" office:value="2150" calcext:value-type="float">
            <text:p>21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61979940161109" calcext:value-type="float">
            <text:p>0.61979940161109</text:p>
          </table:table-cell>
          <table:table-cell table:style-name="ce1"/>
          <table:table-cell table:style-name="ce1" office:value-type="float" office:value="784988.663624861" calcext:value-type="float">
            <text:p>784988.663624861</text:p>
          </table:table-cell>
          <table:table-cell table:style-name="ce1"/>
          <table:table-cell table:style-name="ce1" table:formula="of:=[.AI365]-[.G365]" office:value-type="float" office:value="2.98029152769595" calcext:value-type="float">
            <text:p>2.98029152769595</text:p>
          </table:table-cell>
          <table:table-cell/>
          <table:table-cell table:style-name="ce7" office:value-type="float" office:value="357.992895288178" calcext:value-type="float">
            <text:p>357.992895288178</text:p>
          </table:table-cell>
          <table:table-cell table:number-columns-repeated="985"/>
        </table:table-row>
        <table:table-row table:style-name="ro3">
          <table:table-cell table:style-name="ce3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T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/>
          <table:table-cell table:style-name="ce7" office:value-type="float" office:value="358.837979383679" calcext:value-type="float">
            <text:p>358.837979383679</text:p>
          </table:table-cell>
          <table:table-cell/>
          <table:table-cell table:style-name="ce3" office:value-type="float" office:value="2151" calcext:value-type="float">
            <text:p>21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983992516994477" calcext:value-type="float">
            <text:p>0.098399251699448</text:p>
          </table:table-cell>
          <table:table-cell table:style-name="ce1"/>
          <table:table-cell table:style-name="ce1" office:value-type="float" office:value="785353.518818333" calcext:value-type="float">
            <text:p>785353.518818333</text:p>
          </table:table-cell>
          <table:table-cell table:style-name="ce1"/>
          <table:table-cell table:style-name="ce1" table:formula="of:=[.AI366]-[.G366]" office:value-type="float" office:value="1.87715166585986" calcext:value-type="float">
            <text:p>1.87715166585986</text:p>
          </table:table-cell>
          <table:table-cell/>
          <table:table-cell table:style-name="ce7" office:value-type="float" office:value="358.19916302518" calcext:value-type="float">
            <text:p>358.19916302518</text:p>
          </table:table-cell>
          <table:table-cell table:number-columns-repeated="985"/>
        </table:table-row>
        <table:table-row table:style-name="ro3">
          <table:table-cell table:style-name="ce3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T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/>
          <table:table-cell table:style-name="ce7" office:value-type="float" office:value="359.855064209507" calcext:value-type="float">
            <text:p>359.855064209507</text:p>
          </table:table-cell>
          <table:table-cell/>
          <table:table-cell table:style-name="ce3" office:value-type="float" office:value="2152" calcext:value-type="float">
            <text:p>21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17535088956356" calcext:value-type="float">
            <text:p>0.917535088956356</text:p>
          </table:table-cell>
          <table:table-cell table:style-name="ce1"/>
          <table:table-cell table:style-name="ce1" office:value-type="float" office:value="785719.844387177" calcext:value-type="float">
            <text:p>785719.844387177</text:p>
          </table:table-cell>
          <table:table-cell table:style-name="ce1"/>
          <table:table-cell table:style-name="ce1" table:formula="of:=[.AI367]-[.G367]" office:value-type="float" office:value="3.10272051009815" calcext:value-type="float">
            <text:p>3.10272051009815</text:p>
          </table:table-cell>
          <table:table-cell/>
          <table:table-cell table:style-name="ce7" office:value-type="float" office:value="357.620734889939" calcext:value-type="float">
            <text:p>357.620734889939</text:p>
          </table:table-cell>
          <table:table-cell table:number-columns-repeated="985"/>
        </table:table-row>
        <table:table-row table:style-name="ro3">
          <table:table-cell table:style-name="ce3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T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/>
          <table:table-cell table:style-name="ce7" office:value-type="float" office:value="359.350225907678" calcext:value-type="float">
            <text:p>359.350225907678</text:p>
          </table:table-cell>
          <table:table-cell/>
          <table:table-cell table:style-name="ce3" office:value-type="float" office:value="2153" calcext:value-type="float">
            <text:p>21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6086874678731" calcext:value-type="float">
            <text:p>0.76086874678731</text:p>
          </table:table-cell>
          <table:table-cell table:style-name="ce1"/>
          <table:table-cell table:style-name="ce1" office:value-type="float" office:value="786084.692195048" calcext:value-type="float">
            <text:p>786084.692195048</text:p>
          </table:table-cell>
          <table:table-cell table:style-name="ce1"/>
          <table:table-cell table:style-name="ce1" table:formula="of:=[.AI368]-[.G368]" office:value-type="float" office:value="2.73386171471793" calcext:value-type="float">
            <text:p>2.73386171471793</text:p>
          </table:table-cell>
          <table:table-cell/>
          <table:table-cell table:style-name="ce7" office:value-type="float" office:value="357.858994685358" calcext:value-type="float">
            <text:p>357.858994685358</text:p>
          </table:table-cell>
          <table:table-cell table:number-columns-repeated="985"/>
        </table:table-row>
        <table:table-row table:style-name="ro3">
          <table:table-cell table:style-name="ce3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T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/>
          <table:table-cell table:style-name="ce7" office:value-type="float" office:value="358.42967911571" calcext:value-type="float">
            <text:p>358.42967911571</text:p>
          </table:table-cell>
          <table:table-cell/>
          <table:table-cell table:style-name="ce3" office:value-type="float" office:value="2154" calcext:value-type="float">
            <text:p>21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75231012702" calcext:value-type="float">
            <text:p>0.94875231012702</text:p>
          </table:table-cell>
          <table:table-cell table:style-name="ce1"/>
          <table:table-cell table:style-name="ce1" office:value-type="float" office:value="786449.459686634" calcext:value-type="float">
            <text:p>786449.459686634</text:p>
          </table:table-cell>
          <table:table-cell table:style-name="ce1"/>
          <table:table-cell table:style-name="ce1" table:formula="of:=[.AI369]-[.G369]" office:value-type="float" office:value="2.48468663357198" calcext:value-type="float">
            <text:p>2.48468663357198</text:p>
          </table:table-cell>
          <table:table-cell/>
          <table:table-cell table:style-name="ce7" office:value-type="float" office:value="358.092314934806" calcext:value-type="float">
            <text:p>358.092314934806</text:p>
          </table:table-cell>
          <table:table-cell table:number-columns-repeated="985"/>
        </table:table-row>
        <table:table-row table:style-name="ro3">
          <table:table-cell table:style-name="ce3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T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/>
          <table:table-cell table:style-name="ce7" office:value-type="float" office:value="357.347403701031" calcext:value-type="float">
            <text:p>357.347403701031</text:p>
          </table:table-cell>
          <table:table-cell/>
          <table:table-cell table:style-name="ce3" office:value-type="float" office:value="2155" calcext:value-type="float">
            <text:p>2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52549792081118" calcext:value-type="float">
            <text:p>0.152549792081118</text:p>
          </table:table-cell>
          <table:table-cell table:style-name="ce1"/>
          <table:table-cell table:style-name="ce1" office:value-type="float" office:value="786814.324411493" calcext:value-type="float">
            <text:p>786814.324411493</text:p>
          </table:table-cell>
          <table:table-cell table:style-name="ce1"/>
          <table:table-cell table:style-name="ce1" table:formula="of:=[.AI370]-[.G370]" office:value-type="float" office:value="2.38274482591078" calcext:value-type="float">
            <text:p>2.38274482591078</text:p>
          </table:table-cell>
          <table:table-cell/>
          <table:table-cell table:style-name="ce7" office:value-type="float" office:value="358.291776419974" calcext:value-type="float">
            <text:p>358.291776419974</text:p>
          </table:table-cell>
          <table:table-cell table:number-columns-repeated="985"/>
        </table:table-row>
        <table:table-row table:style-name="ro3">
          <table:table-cell table:style-name="ce3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T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/>
          <table:table-cell table:style-name="ce7" office:value-type="float" office:value="357.411888629686" calcext:value-type="float">
            <text:p>357.411888629686</text:p>
          </table:table-cell>
          <table:table-cell/>
          <table:table-cell table:style-name="ce3" office:value-type="float" office:value="2156" calcext:value-type="float">
            <text:p>21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42189779877663" calcext:value-type="float">
            <text:p>0.742189779877663</text:p>
          </table:table-cell>
          <table:table-cell table:style-name="ce1"/>
          <table:table-cell table:style-name="ce1" office:value-type="float" office:value="787180.714404298" calcext:value-type="float">
            <text:p>787180.714404298</text:p>
          </table:table-cell>
          <table:table-cell table:style-name="ce1"/>
          <table:table-cell table:style-name="ce1" table:formula="of:=[.AI371]-[.G371]" office:value-type="float" office:value="2.76440429850481" calcext:value-type="float">
            <text:p>2.76440429850481</text:p>
          </table:table-cell>
          <table:table-cell/>
          <table:table-cell table:style-name="ce7" office:value-type="float" office:value="357.721508400458" calcext:value-type="float">
            <text:p>357.721508400458</text:p>
          </table:table-cell>
          <table:table-cell table:number-columns-repeated="985"/>
        </table:table-row>
        <table:table-row table:style-name="ro3">
          <table:table-cell table:style-name="ce3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T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/>
          <table:table-cell table:style-name="ce7" office:value-type="float" office:value="356.909223036637" calcext:value-type="float">
            <text:p>356.909223036637</text:p>
          </table:table-cell>
          <table:table-cell/>
          <table:table-cell table:style-name="ce3" office:value-type="float" office:value="2157" calcext:value-type="float">
            <text:p>215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427606884390116" calcext:value-type="float">
            <text:p>0.427606884390116</text:p>
          </table:table-cell>
          <table:table-cell table:style-name="ce1"/>
          <table:table-cell table:style-name="ce1" office:value-type="float" office:value="787545.497519171" calcext:value-type="float">
            <text:p>787545.497519171</text:p>
          </table:table-cell>
          <table:table-cell table:style-name="ce1"/>
          <table:table-cell table:style-name="ce1" table:formula="of:=[.AI372]-[.G372]" office:value-type="float" office:value="2.53085250442382" calcext:value-type="float">
            <text:p>2.53085250442382</text:p>
          </table:table-cell>
          <table:table-cell/>
          <table:table-cell table:style-name="ce7" office:value-type="float" office:value="357.960887846872" calcext:value-type="float">
            <text:p>357.960887846872</text:p>
          </table:table-cell>
          <table:table-cell table:number-columns-repeated="985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T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/>
          <table:table-cell table:style-name="ce7" office:value-type="float" office:value="356.927859734344" calcext:value-type="float">
            <text:p>356.927859734344</text:p>
          </table:table-cell>
          <table:table-cell/>
          <table:table-cell table:style-name="ce3" office:value-type="float" office:value="2158" calcext:value-type="float">
            <text:p>21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648684412241" calcext:value-type="float">
            <text:p>0.84648684412241</text:p>
          </table:table-cell>
          <table:table-cell table:style-name="ce1"/>
          <table:table-cell table:style-name="ce1" office:value-type="float" office:value="787910.249198949" calcext:value-type="float">
            <text:p>787910.249198949</text:p>
          </table:table-cell>
          <table:table-cell table:style-name="ce1"/>
          <table:table-cell table:style-name="ce1" table:formula="of:=[.AI373]-[.G373]" office:value-type="float" office:value="2.24919894919731" calcext:value-type="float">
            <text:p>2.24919894919731</text:p>
          </table:table-cell>
          <table:table-cell/>
          <table:table-cell table:style-name="ce7" office:value-type="float" office:value="358.19098534811" calcext:value-type="float">
            <text:p>358.19098534811</text:p>
          </table:table-cell>
          <table:table-cell table:number-columns-repeated="985"/>
        </table:table-row>
        <table:table-row table:style-name="ro3">
          <table:table-cell table:style-name="ce3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T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/>
          <table:table-cell table:style-name="ce7" office:value-type="float" office:value="357.371417151837" calcext:value-type="float">
            <text:p>357.371417151837</text:p>
          </table:table-cell>
          <table:table-cell/>
          <table:table-cell table:style-name="ce3" office:value-type="float" office:value="2159" calcext:value-type="float">
            <text:p>21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566614225506783" calcext:value-type="float">
            <text:p>0.566614225506783</text:p>
          </table:table-cell>
          <table:table-cell table:style-name="ce1"/>
          <table:table-cell table:style-name="ce1" office:value-type="float" office:value="788275.130254593" calcext:value-type="float">
            <text:p>788275.130254593</text:p>
          </table:table-cell>
          <table:table-cell table:style-name="ce1"/>
          <table:table-cell table:style-name="ce1" table:formula="of:=[.AI374]-[.G374]" office:value-type="float" office:value="2.13025459321216" calcext:value-type="float">
            <text:p>2.13025459321216</text:p>
          </table:table-cell>
          <table:table-cell/>
          <table:table-cell table:style-name="ce7" office:value-type="float" office:value="358.383037017931" calcext:value-type="float">
            <text:p>358.383037017931</text:p>
          </table:table-cell>
          <table:table-cell table:number-columns-repeated="985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T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/>
          <table:table-cell table:style-name="ce7" office:value-type="float" office:value="358.973923445003" calcext:value-type="float">
            <text:p>358.973923445003</text:p>
          </table:table-cell>
          <table:table-cell/>
          <table:table-cell table:style-name="ce3" office:value-type="float" office:value="2160" calcext:value-type="float">
            <text:p>21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5700359120965" calcext:value-type="float">
            <text:p>0.55700359120965</text:p>
          </table:table-cell>
          <table:table-cell table:style-name="ce1"/>
          <table:table-cell table:style-name="ce1" office:value-type="float" office:value="788641.557331253" calcext:value-type="float">
            <text:p>788641.557331253</text:p>
          </table:table-cell>
          <table:table-cell table:style-name="ce1"/>
          <table:table-cell table:style-name="ce1" table:formula="of:=[.AI375]-[.G375]" office:value-type="float" office:value="2.58233125251718" calcext:value-type="float">
            <text:p>2.58233125251718</text:p>
          </table:table-cell>
          <table:table-cell/>
          <table:table-cell table:style-name="ce7" office:value-type="float" office:value="357.822722864529" calcext:value-type="float">
            <text:p>357.822722864529</text:p>
          </table:table-cell>
          <table:table-cell table:number-columns-repeated="985"/>
        </table:table-row>
        <table:table-row table:style-name="ro3">
          <table:table-cell table:style-name="ce3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T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/>
          <table:table-cell table:style-name="ce7" office:value-type="float" office:value="359.415847159362" calcext:value-type="float">
            <text:p>359.415847159362</text:p>
          </table:table-cell>
          <table:table-cell/>
          <table:table-cell table:style-name="ce3" office:value-type="float" office:value="2161" calcext:value-type="float">
            <text:p>21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07624223828316" calcext:value-type="float">
            <text:p>0.507624223828316</text:p>
          </table:table-cell>
          <table:table-cell table:style-name="ce1"/>
          <table:table-cell table:style-name="ce1" office:value-type="float" office:value="789006.288546961" calcext:value-type="float">
            <text:p>789006.288546961</text:p>
          </table:table-cell>
          <table:table-cell table:style-name="ce1"/>
          <table:table-cell table:style-name="ce1" table:formula="of:=[.AI376]-[.G376]" office:value-type="float" office:value="2.16354696126655" calcext:value-type="float">
            <text:p>2.16354696126655</text:p>
          </table:table-cell>
          <table:table-cell/>
          <table:table-cell table:style-name="ce7" office:value-type="float" office:value="358.062575628976" calcext:value-type="float">
            <text:p>358.062575628976</text:p>
          </table:table-cell>
          <table:table-cell table:number-columns-repeated="985"/>
        </table:table-row>
        <table:table-row table:style-name="ro3">
          <table:table-cell table:style-name="ce3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T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/>
          <table:table-cell table:style-name="ce7" office:value-type="float" office:value="359.442422733329" calcext:value-type="float">
            <text:p>359.442422733329</text:p>
          </table:table-cell>
          <table:table-cell/>
          <table:table-cell table:style-name="ce3" office:value-type="float" office:value="2162" calcext:value-type="float">
            <text:p>216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62814995646477" calcext:value-type="float">
            <text:p>0.056281499564648</text:p>
          </table:table-cell>
          <table:table-cell table:style-name="ce1"/>
          <table:table-cell table:style-name="ce1" office:value-type="float" office:value="789371.034761307" calcext:value-type="float">
            <text:p>789371.034761307</text:p>
          </table:table-cell>
          <table:table-cell table:style-name="ce1"/>
          <table:table-cell table:style-name="ce1" table:formula="of:=[.AI377]-[.G377]" office:value-type="float" office:value="1.8930946396431" calcext:value-type="float">
            <text:p>1.8930946396431</text:p>
          </table:table-cell>
          <table:table-cell/>
          <table:table-cell table:style-name="ce7" office:value-type="float" office:value="358.288813860208" calcext:value-type="float">
            <text:p>358.288813860208</text:p>
          </table:table-cell>
          <table:table-cell table:number-columns-repeated="985"/>
        </table:table-row>
        <table:table-row table:style-name="ro3">
          <table:table-cell table:style-name="ce3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T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/>
          <table:table-cell table:style-name="ce7" office:value-type="float" office:value="358.946664000003" calcext:value-type="float">
            <text:p>358.946664000003</text:p>
          </table:table-cell>
          <table:table-cell/>
          <table:table-cell table:style-name="ce3" office:value-type="float" office:value="2163" calcext:value-type="float">
            <text:p>2163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43985811620951" calcext:value-type="float">
            <text:p>0.643985811620951</text:p>
          </table:table-cell>
          <table:table-cell table:style-name="ce1"/>
          <table:table-cell table:style-name="ce1" office:value-type="float" office:value="789735.937947212" calcext:value-type="float">
            <text:p>789735.937947212</text:p>
          </table:table-cell>
          <table:table-cell table:style-name="ce1"/>
          <table:table-cell table:style-name="ce1" table:formula="of:=[.AI378]-[.G378]" office:value-type="float" office:value="1.77961387939286" calcext:value-type="float">
            <text:p>1.77961387939286</text:p>
          </table:table-cell>
          <table:table-cell/>
          <table:table-cell table:style-name="ce7" office:value-type="float" office:value="358.472860254103" calcext:value-type="float">
            <text:p>358.472860254103</text:p>
          </table:table-cell>
          <table:table-cell table:number-columns-repeated="985"/>
        </table:table-row>
        <table:table-row table:style-name="ro3">
          <table:table-cell table:style-name="ce3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T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/>
          <table:table-cell table:style-name="ce7" office:value-type="float" office:value="359.008082909706" calcext:value-type="float">
            <text:p>359.008082909706</text:p>
          </table:table-cell>
          <table:table-cell/>
          <table:table-cell table:style-name="ce3" office:value-type="float" office:value="2164" calcext:value-type="float">
            <text:p>21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336847126484" calcext:value-type="float">
            <text:p>0.948336847126484</text:p>
          </table:table-cell>
          <table:table-cell table:style-name="ce1"/>
          <table:table-cell table:style-name="ce1" office:value-type="float" office:value="790102.376353012" calcext:value-type="float">
            <text:p>790102.376353012</text:p>
          </table:table-cell>
          <table:table-cell table:style-name="ce1"/>
          <table:table-cell table:style-name="ce1" table:formula="of:=[.AI379]-[.G379]" office:value-type="float" office:value="2.98468634474557" calcext:value-type="float">
            <text:p>2.98468634474557</text:p>
          </table:table-cell>
          <table:table-cell/>
          <table:table-cell table:style-name="ce7" office:value-type="float" office:value="357.924282912298" calcext:value-type="float">
            <text:p>357.924282912298</text:p>
          </table:table-cell>
          <table:table-cell table:number-columns-repeated="985"/>
        </table:table-row>
        <table:table-row table:style-name="ro3">
          <table:table-cell table:style-name="ce3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T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/>
          <table:table-cell table:style-name="ce7" office:value-type="float" office:value="357.91827735812" calcext:value-type="float">
            <text:p>357.91827735812</text:p>
          </table:table-cell>
          <table:table-cell/>
          <table:table-cell table:style-name="ce3" office:value-type="float" office:value="2165" calcext:value-type="float">
            <text:p>21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729702364653349" calcext:value-type="float">
            <text:p>0.729702364653349</text:p>
          </table:table-cell>
          <table:table-cell table:style-name="ce1"/>
          <table:table-cell table:style-name="ce1" office:value-type="float" office:value="790467.068562293" calcext:value-type="float">
            <text:p>790467.068562293</text:p>
          </table:table-cell>
          <table:table-cell table:style-name="ce1"/>
          <table:table-cell table:style-name="ce1" table:formula="of:=[.AI380]-[.G380]" office:value-type="float" office:value="2.52689562633168" calcext:value-type="float">
            <text:p>2.52689562633168</text:p>
          </table:table-cell>
          <table:table-cell/>
          <table:table-cell table:style-name="ce7" office:value-type="float" office:value="358.163962163722" calcext:value-type="float">
            <text:p>358.163962163722</text:p>
          </table:table-cell>
          <table:table-cell table:number-columns-repeated="985"/>
        </table:table-row>
        <table:table-row table:style-name="ro3">
          <table:table-cell table:style-name="ce3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T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/>
          <table:table-cell table:style-name="ce7" office:value-type="float" office:value="356.988361066404" calcext:value-type="float">
            <text:p>356.988361066404</text:p>
          </table:table-cell>
          <table:table-cell/>
          <table:table-cell table:style-name="ce3" office:value-type="float" office:value="2166" calcext:value-type="float">
            <text:p>21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527575090527535" calcext:value-type="float">
            <text:p>0.052757509052754</text:p>
          </table:table-cell>
          <table:table-cell table:style-name="ce1"/>
          <table:table-cell table:style-name="ce1" office:value-type="float" office:value="790831.818786637" calcext:value-type="float">
            <text:p>790831.818786637</text:p>
          </table:table-cell>
          <table:table-cell table:style-name="ce1"/>
          <table:table-cell table:style-name="ce1" table:formula="of:=[.AI381]-[.G381]" office:value-type="float" office:value="2.1437866371125" calcext:value-type="float">
            <text:p>2.1437866371125</text:p>
          </table:table-cell>
          <table:table-cell/>
          <table:table-cell table:style-name="ce7" office:value-type="float" office:value="358.385708706405" calcext:value-type="float">
            <text:p>358.385708706405</text:p>
          </table:table-cell>
          <table:table-cell table:number-columns-repeated="985"/>
        </table:table-row>
        <table:table-row table:style-name="ro3">
          <table:table-cell table:style-name="ce3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T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/>
          <table:table-cell table:style-name="ce7" office:value-type="float" office:value="356.481541745961" calcext:value-type="float">
            <text:p>356.481541745961</text:p>
          </table:table-cell>
          <table:table-cell/>
          <table:table-cell table:style-name="ce3" office:value-type="float" office:value="2167" calcext:value-type="float">
            <text:p>21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5423609763384" calcext:value-type="float">
            <text:p>0.395423609763384</text:p>
          </table:table-cell>
          <table:table-cell table:style-name="ce1"/>
          <table:table-cell table:style-name="ce1" office:value-type="float" office:value="791196.748885711" calcext:value-type="float">
            <text:p>791196.748885711</text:p>
          </table:table-cell>
          <table:table-cell table:style-name="ce1"/>
          <table:table-cell table:style-name="ce1" table:formula="of:=[.AI382]-[.G382]" office:value-type="float" office:value="1.01555237779394" calcext:value-type="float">
            <text:p>1.01555237779394</text:p>
          </table:table-cell>
          <table:table-cell/>
          <table:table-cell table:style-name="ce7" office:value-type="float" office:value="358.561163175013" calcext:value-type="float">
            <text:p>358.561163175013</text:p>
          </table:table-cell>
          <table:table-cell table:number-columns-repeated="985"/>
        </table:table-row>
        <table:table-row table:style-name="ro3">
          <table:table-cell table:style-name="ce3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T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/>
          <table:table-cell table:style-name="ce7" office:value-type="float" office:value="357.494696293266" calcext:value-type="float">
            <text:p>357.494696293266</text:p>
          </table:table-cell>
          <table:table-cell/>
          <table:table-cell table:style-name="ce3" office:value-type="float" office:value="2168" calcext:value-type="float">
            <text:p>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65468677133322" calcext:value-type="float">
            <text:p>0.865468677133322</text:p>
          </table:table-cell>
          <table:table-cell table:style-name="ce1"/>
          <table:table-cell table:style-name="ce1" office:value-type="float" office:value="791563.174906575" calcext:value-type="float">
            <text:p>791563.174906575</text:p>
          </table:table-cell>
          <table:table-cell table:style-name="ce1"/>
          <table:table-cell table:style-name="ce1" table:formula="of:=[.AI383]-[.G383]" office:value-type="float" office:value="2.42490657547023" calcext:value-type="float">
            <text:p>2.42490657547023</text:p>
          </table:table-cell>
          <table:table-cell/>
          <table:table-cell table:style-name="ce7" office:value-type="float" office:value="358.026092810103" calcext:value-type="float">
            <text:p>358.026092810103</text:p>
          </table:table-cell>
          <table:table-cell table:number-columns-repeated="985"/>
        </table:table-row>
        <table:table-row table:style-name="ro3">
          <table:table-cell table:style-name="ce3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T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/>
          <table:table-cell table:style-name="ce7" office:value-type="float" office:value="357.931329979896" calcext:value-type="float">
            <text:p>357.931329979896</text:p>
          </table:table-cell>
          <table:table-cell/>
          <table:table-cell table:style-name="ce3" office:value-type="float" office:value="2169" calcext:value-type="float">
            <text:p>21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09991250187159" calcext:value-type="float">
            <text:p>0.709991250187159</text:p>
          </table:table-cell>
          <table:table-cell table:style-name="ce1"/>
          <table:table-cell table:style-name="ce1" office:value-type="float" office:value="791927.840770827" calcext:value-type="float">
            <text:p>791927.840770827</text:p>
          </table:table-cell>
          <table:table-cell table:style-name="ce1"/>
          <table:table-cell table:style-name="ce1" table:formula="of:=[.AI384]-[.G384]" office:value-type="float" office:value="1.89077082730364" calcext:value-type="float">
            <text:p>1.89077082730364</text:p>
          </table:table-cell>
          <table:table-cell/>
          <table:table-cell table:style-name="ce7" office:value-type="float" office:value="358.264951900031" calcext:value-type="float">
            <text:p>358.264951900031</text:p>
          </table:table-cell>
          <table:table-cell table:number-columns-repeated="985"/>
        </table:table-row>
        <table:table-row table:style-name="ro3">
          <table:table-cell table:style-name="ce3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T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/>
          <table:table-cell table:style-name="ce7" office:value-type="float" office:value="358.539036004411" calcext:value-type="float">
            <text:p>358.539036004411</text:p>
          </table:table-cell>
          <table:table-cell/>
          <table:table-cell table:style-name="ce3" office:value-type="float" office:value="2170" calcext:value-type="float">
            <text:p>21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0578418746590614" calcext:value-type="float">
            <text:p>0.005784187465906</text:p>
          </table:table-cell>
          <table:table-cell table:style-name="ce1"/>
          <table:table-cell table:style-name="ce1" office:value-type="float" office:value="792292.603476239" calcext:value-type="float">
            <text:p>792292.603476239</text:p>
          </table:table-cell>
          <table:table-cell table:style-name="ce1"/>
          <table:table-cell table:style-name="ce1" table:formula="of:=[.AI385]-[.G385]" office:value-type="float" office:value="1.65347623906564" calcext:value-type="float">
            <text:p>1.65347623906564</text:p>
          </table:table-cell>
          <table:table-cell/>
          <table:table-cell table:style-name="ce7" office:value-type="float" office:value="358.481579128999" calcext:value-type="float">
            <text:p>358.481579128999</text:p>
          </table:table-cell>
          <table:table-cell table:number-columns-repeated="985"/>
        </table:table-row>
        <table:table-row table:style-name="ro3">
          <table:table-cell table:style-name="ce3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T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/>
          <table:table-cell table:style-name="ce7" office:value-type="float" office:value="358.990445759373" calcext:value-type="float">
            <text:p>358.990445759373</text:p>
          </table:table-cell>
          <table:table-cell/>
          <table:table-cell table:style-name="ce3" office:value-type="float" office:value="2171" calcext:value-type="float">
            <text:p>21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40155872702599" calcext:value-type="float">
            <text:p>0.540155872702599</text:p>
          </table:table-cell>
          <table:table-cell table:style-name="ce1"/>
          <table:table-cell table:style-name="ce1" office:value-type="float" office:value="792657.564263997" calcext:value-type="float">
            <text:p>792657.564263997</text:p>
          </table:table-cell>
          <table:table-cell table:style-name="ce1"/>
          <table:table-cell table:style-name="ce1" table:formula="of:=[.AI386]-[.G386]" office:value-type="float" office:value="1.68093066418078" calcext:value-type="float">
            <text:p>1.68093066418078</text:p>
          </table:table-cell>
          <table:table-cell/>
          <table:table-cell table:style-name="ce7" office:value-type="float" office:value="358.647864545374" calcext:value-type="float">
            <text:p>358.647864545374</text:p>
          </table:table-cell>
          <table:table-cell table:number-columns-repeated="985"/>
        </table:table-row>
        <table:table-row table:style-name="ro3">
          <table:table-cell table:style-name="ce3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"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T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/>
          <table:table-cell table:style-name="ce7" office:value-type="float" office:value="0.00572928726614919" calcext:value-type="float">
            <text:p>0.005729287266149</text:p>
          </table:table-cell>
          <table:table-cell/>
          <table:table-cell table:style-name="ce3" office:value-type="float" office:value="2172" calcext:value-type="float">
            <text:p>217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479530926793814" calcext:value-type="float">
            <text:p>0.479530926793814</text:p>
          </table:table-cell>
          <table:table-cell table:style-name="ce1"/>
          <table:table-cell table:style-name="ce1" office:value-type="float" office:value="793023.956583008" calcext:value-type="float">
            <text:p>793023.956583008</text:p>
          </table:table-cell>
          <table:table-cell table:style-name="ce1"/>
          <table:table-cell table:style-name="ce1" table:formula="of:=[.AI387]-[.G387]" office:value-type="float" office:value="2.95658300758805" calcext:value-type="float">
            <text:p>2.95658300758805</text:p>
          </table:table-cell>
          <table:table-cell/>
          <table:table-cell table:style-name="ce7" office:value-type="float" office:value="358.128056561696" calcext:value-type="float">
            <text:p>358.128056561696</text:p>
          </table:table-cell>
          <table:table-cell table:number-columns-repeated="985"/>
        </table:table-row>
        <table:table-row table:style-name="ro3">
          <table:table-cell table:style-name="ce3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T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/>
          <table:table-cell table:style-name="ce7" office:value-type="float" office:value="359.511027490516" calcext:value-type="float">
            <text:p>359.511027490516</text:p>
          </table:table-cell>
          <table:table-cell/>
          <table:table-cell table:style-name="ce3" office:value-type="float" office:value="2173" calcext:value-type="float">
            <text:p>21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69913622736931" calcext:value-type="float">
            <text:p>0.869913622736931</text:p>
          </table:table-cell>
          <table:table-cell table:style-name="ce1"/>
          <table:table-cell table:style-name="ce1" office:value-type="float" office:value="793388.608242996" calcext:value-type="float">
            <text:p>793388.608242996</text:p>
          </table:table-cell>
          <table:table-cell table:style-name="ce1"/>
          <table:table-cell table:style-name="ce1" table:formula="of:=[.AI388]-[.G388]" office:value-type="float" office:value="1.68324299552478" calcext:value-type="float">
            <text:p>1.68324299552478</text:p>
          </table:table-cell>
          <table:table-cell/>
          <table:table-cell table:style-name="ce7" office:value-type="float" office:value="358.365449705068" calcext:value-type="float">
            <text:p>358.365449705068</text:p>
          </table:table-cell>
          <table:table-cell table:number-columns-repeated="985"/>
        </table:table-row>
        <table:table-row table:style-name="ro3">
          <table:table-cell table:style-name="ce3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T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/>
          <table:table-cell table:style-name="ce7" office:value-type="float" office:value="358.591807863224" calcext:value-type="float">
            <text:p>358.591807863224</text:p>
          </table:table-cell>
          <table:table-cell/>
          <table:table-cell table:style-name="ce3" office:value-type="float" office:value="2174" calcext:value-type="float">
            <text:p>21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55447551608086" calcext:value-type="float">
            <text:p>0.755447551608086</text:p>
          </table:table-cell>
          <table:table-cell table:style-name="ce1"/>
          <table:table-cell table:style-name="ce1" office:value-type="float" office:value="793753.390802394" calcext:value-type="float">
            <text:p>793753.390802394</text:p>
          </table:table-cell>
          <table:table-cell table:style-name="ce1"/>
          <table:table-cell table:style-name="ce1" table:formula="of:=[.AI389]-[.G389]" office:value-type="float" office:value="1.49913572717924" calcext:value-type="float">
            <text:p>1.49913572717924</text:p>
          </table:table-cell>
          <table:table-cell/>
          <table:table-cell table:style-name="ce7" office:value-type="float" office:value="358.576335481478" calcext:value-type="float">
            <text:p>358.576335481478</text:p>
          </table:table-cell>
          <table:table-cell table:number-columns-repeated="985"/>
        </table:table-row>
        <table:table-row table:style-name="ro3">
          <table:table-cell table:style-name="ce3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T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/>
          <table:table-cell table:style-name="ce7" office:value-type="float" office:value="357.50593483189" calcext:value-type="float">
            <text:p>357.50593483189</text:p>
          </table:table-cell>
          <table:table-cell/>
          <table:table-cell table:style-name="ce3" office:value-type="float" office:value="2175" calcext:value-type="float">
            <text:p>21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512698892503977" calcext:value-type="float">
            <text:p>0.512698892503977</text:p>
          </table:table-cell>
          <table:table-cell table:style-name="ce1"/>
          <table:table-cell table:style-name="ce1" office:value-type="float" office:value="794118.385078263" calcext:value-type="float">
            <text:p>794118.385078263</text:p>
          </table:table-cell>
          <table:table-cell table:style-name="ce1"/>
          <table:table-cell table:style-name="ce1" table:formula="of:=[.AI390]-[.G390]" office:value-type="float" office:value="1.4267449300969" calcext:value-type="float">
            <text:p>1.4267449300969</text:p>
          </table:table-cell>
          <table:table-cell/>
          <table:table-cell table:style-name="ce7" office:value-type="float" office:value="358.732884955273" calcext:value-type="float">
            <text:p>358.732884955273</text:p>
          </table:table-cell>
          <table:table-cell table:number-columns-repeated="985"/>
        </table:table-row>
        <table:table-row table:style-name="ro3">
          <table:table-cell table:style-name="ce3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T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/>
          <table:table-cell table:style-name="ce7" office:value-type="float" office:value="357.572783325901" calcext:value-type="float">
            <text:p>357.572783325901</text:p>
          </table:table-cell>
          <table:table-cell/>
          <table:table-cell table:style-name="ce3" office:value-type="float" office:value="2176" calcext:value-type="float">
            <text:p>21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52249900996685" calcext:value-type="float">
            <text:p>0.052249900996685</text:p>
          </table:table-cell>
          <table:table-cell table:style-name="ce1"/>
          <table:table-cell table:style-name="ce1" office:value-type="float" office:value="794484.725036285" calcext:value-type="float">
            <text:p>794484.725036285</text:p>
          </table:table-cell>
          <table:table-cell table:style-name="ce1"/>
          <table:table-cell table:style-name="ce1" table:formula="of:=[.AI391]-[.G391]" office:value-type="float" office:value="2.75003628467675" calcext:value-type="float">
            <text:p>2.75003628467675</text:p>
          </table:table-cell>
          <table:table-cell/>
          <table:table-cell table:style-name="ce7" office:value-type="float" office:value="358.230078009372" calcext:value-type="float">
            <text:p>358.230078009372</text:p>
          </table:table-cell>
          <table:table-cell table:number-columns-repeated="985"/>
        </table:table-row>
        <table:table-row table:style-name="ro3">
          <table:table-cell table:style-name="ce3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T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/>
          <table:table-cell table:style-name="ce7" office:value-type="float" office:value="357.06057642142" calcext:value-type="float">
            <text:p>357.06057642142</text:p>
          </table:table-cell>
          <table:table-cell/>
          <table:table-cell table:style-name="ce3" office:value-type="float" office:value="2177" calcext:value-type="float">
            <text:p>21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68207234889269" calcext:value-type="float">
            <text:p>0.368207234889269</text:p>
          </table:table-cell>
          <table:table-cell table:style-name="ce1"/>
          <table:table-cell table:style-name="ce1" office:value-type="float" office:value="794849.373866811" calcext:value-type="float">
            <text:p>794849.373866811</text:p>
          </table:table-cell>
          <table:table-cell table:style-name="ce1"/>
          <table:table-cell table:style-name="ce1" table:formula="of:=[.AI392]-[.G392]" office:value-type="float" office:value="2.14886681060307" calcext:value-type="float">
            <text:p>2.14886681060307</text:p>
          </table:table-cell>
          <table:table-cell/>
          <table:table-cell table:style-name="ce7" office:value-type="float" office:value="358.465360965895" calcext:value-type="float">
            <text:p>358.465360965895</text:p>
          </table:table-cell>
          <table:table-cell table:number-columns-repeated="985"/>
        </table:table-row>
        <table:table-row table:style-name="ro3">
          <table:table-cell table:style-name="ce3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T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/>
          <table:table-cell table:style-name="ce7" office:value-type="float" office:value="357.079128437035" calcext:value-type="float">
            <text:p>357.079128437035</text:p>
          </table:table-cell>
          <table:table-cell/>
          <table:table-cell table:style-name="ce3" office:value-type="float" office:value="2178" calcext:value-type="float">
            <text:p>21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797034475952387" calcext:value-type="float">
            <text:p>0.797034475952387</text:p>
          </table:table-cell>
          <table:table-cell table:style-name="ce1"/>
          <table:table-cell table:style-name="ce1" office:value-type="float" office:value="795214.182497941" calcext:value-type="float">
            <text:p>795214.182497941</text:p>
          </table:table-cell>
          <table:table-cell table:style-name="ce1"/>
          <table:table-cell table:style-name="ce1" table:formula="of:=[.AI393]-[.G393]" office:value-type="float" office:value="0.965831273584627" calcext:value-type="float">
            <text:p>0.965831273584627</text:p>
          </table:table-cell>
          <table:table-cell/>
          <table:table-cell table:style-name="ce7" office:value-type="float" office:value="358.669889333236" calcext:value-type="float">
            <text:p>358.669889333236</text:p>
          </table:table-cell>
          <table:table-cell table:number-columns-repeated="985"/>
        </table:table-row>
        <table:table-row table:style-name="ro3">
          <table:table-cell table:style-name="ce3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T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/>
          <table:table-cell table:style-name="ce7" office:value-type="float" office:value="357.52562259807" calcext:value-type="float">
            <text:p>357.52562259807</text:p>
          </table:table-cell>
          <table:table-cell/>
          <table:table-cell table:style-name="ce3" office:value-type="float" office:value="2179" calcext:value-type="float">
            <text:p>21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.474407263100147" calcext:value-type="float">
            <text:p>0.474407263100147</text:p>
          </table:table-cell>
          <table:table-cell table:style-name="ce1"/>
          <table:table-cell table:style-name="ce1" office:value-type="float" office:value="795579.212135005" calcext:value-type="float">
            <text:p>795579.212135005</text:p>
          </table:table-cell>
          <table:table-cell table:style-name="ce1"/>
          <table:table-cell table:style-name="ce1" table:formula="of:=[.AI394]-[.G394]" office:value-type="float" office:value="1.04546833806671" calcext:value-type="float">
            <text:p>1.04546833806671</text:p>
          </table:table-cell>
          <table:table-cell/>
          <table:table-cell table:style-name="ce7" office:value-type="float" office:value="358.816146927357" calcext:value-type="float">
            <text:p>358.816146927357</text:p>
          </table:table-cell>
          <table:table-cell table:number-columns-repeated="985"/>
        </table:table-row>
        <table:table-row table:style-name="ro3">
          <table:table-cell table:style-name="ce3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T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/>
          <table:table-cell table:style-name="ce7" office:value-type="float" office:value="359.120844582751" calcext:value-type="float">
            <text:p>359.120844582751</text:p>
          </table:table-cell>
          <table:table-cell/>
          <table:table-cell table:style-name="ce3" office:value-type="float" office:value="2180" calcext:value-type="float">
            <text:p>21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16938929259777" calcext:value-type="float">
            <text:p>0.816938929259777</text:p>
          </table:table-cell>
          <table:table-cell table:style-name="ce1"/>
          <table:table-cell table:style-name="ce1" office:value-type="float" office:value="795945.483900652" calcext:value-type="float">
            <text:p>795945.483900652</text:p>
          </table:table-cell>
          <table:table-cell table:style-name="ce1"/>
          <table:table-cell table:style-name="ce1" table:formula="of:=[.AI395]-[.G395]" office:value-type="float" office:value="2.13390065205749" calcext:value-type="float">
            <text:p>2.13390065205749</text:p>
          </table:table-cell>
          <table:table-cell/>
          <table:table-cell table:style-name="ce7" office:value-type="float" office:value="358.332060934901" calcext:value-type="float">
            <text:p>358.332060934901</text:p>
          </table:table-cell>
          <table:table-cell table:number-columns-repeated="985"/>
        </table:table-row>
        <table:table-row table:style-name="ro3">
          <table:table-cell table:style-name="ce3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T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/>
          <table:table-cell table:style-name="ce7" office:value-type="float" office:value="359.566545659422" calcext:value-type="float">
            <text:p>359.566545659422</text:p>
          </table:table-cell>
          <table:table-cell/>
          <table:table-cell table:style-name="ce3" office:value-type="float" office:value="2181" calcext:value-type="float">
            <text:p>21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0466936007142067" calcext:value-type="float">
            <text:p>0.046693600714207</text:p>
          </table:table-cell>
          <table:table-cell table:style-name="ce1"/>
          <table:table-cell table:style-name="ce1" office:value-type="float" office:value="796310.140310204" calcext:value-type="float">
            <text:p>796310.140310204</text:p>
          </table:table-cell>
          <table:table-cell table:style-name="ce1"/>
          <table:table-cell table:style-name="ce1" table:formula="of:=[.AI396]-[.G396]" office:value-type="float" office:value="1.7403102038661" calcext:value-type="float">
            <text:p>1.7403102038661</text:p>
          </table:table-cell>
          <table:table-cell/>
          <table:table-cell table:style-name="ce7" office:value-type="float" office:value="358.564591691615" calcext:value-type="float">
            <text:p>358.564591691615</text:p>
          </table:table-cell>
          <table:table-cell table:number-columns-repeated="985"/>
        </table:table-row>
        <table:table-row table:style-name="ro3">
          <table:table-cell table:style-name="ce3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T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/>
          <table:table-cell table:style-name="ce7" office:value-type="float" office:value="359.590685143427" calcext:value-type="float">
            <text:p>359.590685143427</text:p>
          </table:table-cell>
          <table:table-cell/>
          <table:table-cell table:style-name="ce3" office:value-type="float" office:value="2182" calcext:value-type="float">
            <text:p>21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74943742901087" calcext:value-type="float">
            <text:p>0.274943742901087</text:p>
          </table:table-cell>
          <table:table-cell table:style-name="ce1"/>
          <table:table-cell table:style-name="ce1" office:value-type="float" office:value="796674.980052044" calcext:value-type="float">
            <text:p>796674.980052044</text:p>
          </table:table-cell>
          <table:table-cell table:style-name="ce1"/>
          <table:table-cell table:style-name="ce1" table:formula="of:=[.AI397]-[.G397]" office:value-type="float" office:value="1.53005204431247" calcext:value-type="float">
            <text:p>1.53005204431247</text:p>
          </table:table-cell>
          <table:table-cell/>
          <table:table-cell table:style-name="ce7" office:value-type="float" office:value="358.762153574803" calcext:value-type="float">
            <text:p>358.762153574803</text:p>
          </table:table-cell>
          <table:table-cell table:number-columns-repeated="985"/>
        </table:table-row>
        <table:table-row table:style-name="ro3">
          <table:table-cell table:style-name="ce3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T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/>
          <table:table-cell table:style-name="ce7" office:value-type="float" office:value="359.088939894616" calcext:value-type="float">
            <text:p>359.088939894616</text:p>
          </table:table-cell>
          <table:table-cell/>
          <table:table-cell table:style-name="ce3" office:value-type="float" office:value="2183" calcext:value-type="float">
            <text:p>21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328813768923283" calcext:value-type="float">
            <text:p>0.328813768923283</text:p>
          </table:table-cell>
          <table:table-cell table:style-name="ce1"/>
          <table:table-cell table:style-name="ce1" office:value-type="float" office:value="797040.046061676" calcext:value-type="float">
            <text:p>797040.046061676</text:p>
          </table:table-cell>
          <table:table-cell table:style-name="ce1"/>
          <table:table-cell table:style-name="ce1" table:formula="of:=[.AI398]-[.G398]" office:value-type="float" office:value="0.504395009251311" calcext:value-type="float">
            <text:p>0.504395009251311</text:p>
          </table:table-cell>
          <table:table-cell/>
          <table:table-cell table:style-name="ce7" office:value-type="float" office:value="358.897575024196" calcext:value-type="float">
            <text:p>358.897575024196</text:p>
          </table:table-cell>
          <table:table-cell table:number-columns-repeated="985"/>
        </table:table-row>
        <table:table-row table:style-name="ro3">
          <table:table-cell table:style-name="ce3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T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/>
          <table:table-cell table:style-name="ce7" office:value-type="float" office:value="359.159850462573" calcext:value-type="float">
            <text:p>359.159850462573</text:p>
          </table:table-cell>
          <table:table-cell/>
          <table:table-cell table:style-name="ce3" office:value-type="float" office:value="2184" calcext:value-type="float">
            <text:p>21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7324982509017" calcext:value-type="float">
            <text:p>0.87324982509017</text:p>
          </table:table-cell>
          <table:table-cell table:style-name="ce1"/>
          <table:table-cell table:style-name="ce1" office:value-type="float" office:value="797406.236717535" calcext:value-type="float">
            <text:p>797406.236717535</text:p>
          </table:table-cell>
          <table:table-cell table:style-name="ce1"/>
          <table:table-cell table:style-name="ce1" table:formula="of:=[.AI399]-[.G399]" office:value-type="float" office:value="1.67838420160115" calcext:value-type="float">
            <text:p>1.67838420160115</text:p>
          </table:table-cell>
          <table:table-cell/>
          <table:table-cell table:style-name="ce7" office:value-type="float" office:value="358.433909160463" calcext:value-type="float">
            <text:p>358.433909160463</text:p>
          </table:table-cell>
          <table:table-cell table:number-columns-repeated="985"/>
        </table:table-row>
        <table:table-row table:style-name="ro3">
          <table:table-cell table:style-name="ce3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T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/>
          <table:table-cell table:style-name="ce7" office:value-type="float" office:value="358.068720186551" calcext:value-type="float">
            <text:p>358.068720186551</text:p>
          </table:table-cell>
          <table:table-cell/>
          <table:table-cell table:style-name="ce3" office:value-type="float" office:value="2185" calcext:value-type="float">
            <text:p>218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389087311923504" calcext:value-type="float">
            <text:p>0.389087311923504</text:p>
          </table:table-cell>
          <table:table-cell table:style-name="ce1"/>
          <table:table-cell table:style-name="ce1" office:value-type="float" office:value="797770.909992422" calcext:value-type="float">
            <text:p>797770.909992422</text:p>
          </table:table-cell>
          <table:table-cell table:style-name="ce1"/>
          <table:table-cell table:style-name="ce1" table:formula="of:=[.AI400]-[.G400]" office:value-type="float" office:value="1.15165908879135" calcext:value-type="float">
            <text:p>1.15165908879135</text:p>
          </table:table-cell>
          <table:table-cell/>
          <table:table-cell table:style-name="ce7" office:value-type="float" office:value="358.663048615637" calcext:value-type="float">
            <text:p>358.663048615637</text:p>
          </table:table-cell>
          <table:table-cell table:number-columns-repeated="985"/>
        </table:table-row>
        <table:table-row table:style-name="ro3">
          <table:table-cell table:style-name="ce3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T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/>
          <table:table-cell table:style-name="ce7" office:value-type="float" office:value="357.142955064992" calcext:value-type="float">
            <text:p>357.142955064992</text:p>
          </table:table-cell>
          <table:table-cell/>
          <table:table-cell table:style-name="ce3" office:value-type="float" office:value="2186" calcext:value-type="float">
            <text:p>218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84397292137146" calcext:value-type="float">
            <text:p>0.984397292137146</text:p>
          </table:table-cell>
          <table:table-cell table:style-name="ce1"/>
          <table:table-cell table:style-name="ce1" office:value-type="float" office:value="798135.784711387" calcext:value-type="float">
            <text:p>798135.784711387</text:p>
          </table:table-cell>
          <table:table-cell table:style-name="ce1"/>
          <table:table-cell table:style-name="ce1" table:formula="of:=[.AI401]-[.G401]" office:value-type="float" office:value="0.976378054008819" calcext:value-type="float">
            <text:p>0.976378054008819</text:p>
          </table:table-cell>
          <table:table-cell/>
          <table:table-cell table:style-name="ce7" office:value-type="float" office:value="358.853042523626" calcext:value-type="float">
            <text:p>358.853042523626</text:p>
          </table:table-cell>
          <table:table-cell table:number-columns-repeated="985"/>
        </table:table-row>
        <table:table-row table:style-name="ro3">
          <table:table-cell table:style-name="ce3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T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/>
          <table:table-cell table:style-name="ce7" office:value-type="float" office:value="356.643071670624" calcext:value-type="float">
            <text:p>356.643071670624</text:p>
          </table:table-cell>
          <table:table-cell/>
          <table:table-cell table:style-name="ce3" office:value-type="float" office:value="2187" calcext:value-type="float">
            <text:p>218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739877793937922" calcext:value-type="float">
            <text:p>0.739877793937922</text:p>
          </table:table-cell>
          <table:table-cell table:style-name="ce1"/>
          <table:table-cell table:style-name="ce1" office:value-type="float" office:value="798500.88731936" calcext:value-type="float">
            <text:p>798500.88731936</text:p>
          </table:table-cell>
          <table:table-cell table:style-name="ce1"/>
          <table:table-cell table:style-name="ce1" table:formula="of:=[.AI402]-[.G402]" office:value-type="float" office:value="1.12898602662608" calcext:value-type="float">
            <text:p>1.12898602662608</text:p>
          </table:table-cell>
          <table:table-cell/>
          <table:table-cell table:style-name="ce7" office:value-type="float" office:value="358.977095955435" calcext:value-type="float">
            <text:p>358.977095955435</text:p>
          </table:table-cell>
          <table:table-cell table:number-columns-repeated="985"/>
        </table:table-row>
        <table:table-row table:style-name="ro3">
          <table:table-cell table:style-name="ce3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T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/>
          <table:table-cell table:style-name="ce7" office:value-type="float" office:value="357.646816264431" calcext:value-type="float">
            <text:p>357.646816264431</text:p>
          </table:table-cell>
          <table:table-cell/>
          <table:table-cell table:style-name="ce3" office:value-type="float" office:value="2188" calcext:value-type="float">
            <text:p>21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0964283905923366" calcext:value-type="float">
            <text:p>0.096428390592337</text:p>
          </table:table-cell>
          <table:table-cell table:style-name="ce1"/>
          <table:table-cell table:style-name="ce1" office:value-type="float" office:value="798866.98687252" calcext:value-type="float">
            <text:p>798866.98687252</text:p>
          </table:table-cell>
          <table:table-cell table:style-name="ce1"/>
          <table:table-cell table:style-name="ce1" table:formula="of:=[.AI403]-[.G403]" office:value-type="float" office:value="1.97853918676265" calcext:value-type="float">
            <text:p>1.97853918676265</text:p>
          </table:table-cell>
          <table:table-cell/>
          <table:table-cell table:style-name="ce7" office:value-type="float" office:value="358.535526649562" calcext:value-type="float">
            <text:p>358.535526649562</text:p>
          </table:table-cell>
          <table:table-cell table:number-columns-repeated="985"/>
        </table:table-row>
        <table:table-row table:style-name="ro3">
          <table:table-cell table:style-name="ce3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T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/>
          <table:table-cell table:style-name="ce7" office:value-type="float" office:value="358.087355382537" calcext:value-type="float">
            <text:p>358.087355382537</text:p>
          </table:table-cell>
          <table:table-cell/>
          <table:table-cell table:style-name="ce3" office:value-type="float" office:value="2189" calcext:value-type="float">
            <text:p>21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1950396448374" calcext:value-type="float">
            <text:p>0.491950396448374</text:p>
          </table:table-cell>
          <table:table-cell table:style-name="ce1"/>
          <table:table-cell table:style-name="ce1" office:value-type="float" office:value="799231.685063854" calcext:value-type="float">
            <text:p>799231.685063854</text:p>
          </table:table-cell>
          <table:table-cell table:style-name="ce1"/>
          <table:table-cell table:style-name="ce1" table:formula="of:=[.AI404]-[.G404]" office:value-type="float" office:value="0.618397187441587" calcext:value-type="float">
            <text:p>0.618397187441587</text:p>
          </table:table-cell>
          <table:table-cell/>
          <table:table-cell table:style-name="ce7" office:value-type="float" office:value="358.760639298706" calcext:value-type="float">
            <text:p>358.760639298706</text:p>
          </table:table-cell>
          <table:table-cell table:number-columns-repeated="985"/>
        </table:table-row>
        <table:table-row table:style-name="ro3">
          <table:table-cell table:style-name="ce3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T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/>
          <table:table-cell table:style-name="ce7" office:value-type="float" office:value="358.695134330919" calcext:value-type="float">
            <text:p>358.695134330919</text:p>
          </table:table-cell>
          <table:table-cell/>
          <table:table-cell table:style-name="ce3" office:value-type="float" office:value="2190" calcext:value-type="float">
            <text:p>21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79858333617449" calcext:value-type="float">
            <text:p>0.379858333617449</text:p>
          </table:table-cell>
          <table:table-cell table:style-name="ce1"/>
          <table:table-cell table:style-name="ce1" office:value-type="float" office:value="799596.597486013" calcext:value-type="float">
            <text:p>799596.597486013</text:p>
          </table:table-cell>
          <table:table-cell table:style-name="ce1"/>
          <table:table-cell table:style-name="ce1" table:formula="of:=[.AI405]-[.G405]" office:value-type="float" office:value="0.547486012685113" calcext:value-type="float">
            <text:p>0.547486012685113</text:p>
          </table:table-cell>
          <table:table-cell/>
          <table:table-cell table:style-name="ce7" office:value-type="float" office:value="358.942472030185" calcext:value-type="float">
            <text:p>358.942472030185</text:p>
          </table:table-cell>
          <table:table-cell table:number-columns-repeated="985"/>
        </table:table-row>
        <table:table-row table:style-name="ro3">
          <table:table-cell table:style-name="ce3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T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/>
          <table:table-cell table:style-name="ce7" office:value-type="float" office:value="359.139135102072" calcext:value-type="float">
            <text:p>359.139135102072</text:p>
          </table:table-cell>
          <table:table-cell/>
          <table:table-cell table:style-name="ce3" office:value-type="float" office:value="2191" calcext:value-type="float">
            <text:p>21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15235535800457" calcext:value-type="float">
            <text:p>0.15235535800457</text:p>
          </table:table-cell>
          <table:table-cell table:style-name="ce1"/>
          <table:table-cell table:style-name="ce1" office:value-type="float" office:value="799961.736216913" calcext:value-type="float">
            <text:p>799961.736216913</text:p>
          </table:table-cell>
          <table:table-cell table:style-name="ce1"/>
          <table:table-cell table:style-name="ce1" table:formula="of:=[.AI406]-[.G406]" office:value-type="float" office:value="0.586216913419776" calcext:value-type="float">
            <text:p>0.586216913419776</text:p>
          </table:table-cell>
          <table:table-cell/>
          <table:table-cell table:style-name="ce7" office:value-type="float" office:value="359.054638684875" calcext:value-type="float">
            <text:p>359.054638684875</text:p>
          </table:table-cell>
          <table:table-cell table:number-columns-repeated="985"/>
        </table:table-row>
        <table:table-row table:style-name="ro3">
          <table:table-cell table:style-name="ce3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T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/>
          <table:table-cell table:style-name="ce7" office:value-type="float" office:value="0.161495441236184" calcext:value-type="float">
            <text:p>0.161495441236184</text:p>
          </table:table-cell>
          <table:table-cell/>
          <table:table-cell table:style-name="ce3" office:value-type="float" office:value="2192" calcext:value-type="float">
            <text:p>21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612342283129692" calcext:value-type="float">
            <text:p>0.061234228312969</text:p>
          </table:table-cell>
          <table:table-cell table:style-name="ce1"/>
          <table:table-cell table:style-name="ce1" office:value-type="float" office:value="800327.737542524" calcext:value-type="float">
            <text:p>800327.737542524</text:p>
          </table:table-cell>
          <table:table-cell table:style-name="ce1"/>
          <table:table-cell table:style-name="ce1" table:formula="of:=[.AI407]-[.G407]" office:value-type="float" office:value="1.65420919074677" calcext:value-type="float">
            <text:p>1.65420919074677</text:p>
          </table:table-cell>
          <table:table-cell/>
          <table:table-cell table:style-name="ce7" office:value-type="float" office:value="358.636817608157" calcext:value-type="float">
            <text:p>358.636817608157</text:p>
          </table:table-cell>
          <table:table-cell table:number-columns-repeated="985"/>
        </table:table-row>
        <table:table-row table:style-name="ro3">
          <table:table-cell table:style-name="ce3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T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/>
          <table:table-cell table:style-name="ce7" office:value-type="float" office:value="359.6600281227" calcext:value-type="float">
            <text:p>359.6600281227</text:p>
          </table:table-cell>
          <table:table-cell/>
          <table:table-cell table:style-name="ce3" office:value-type="float" office:value="2193" calcext:value-type="float">
            <text:p>21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467993021011353" calcext:value-type="float">
            <text:p>0.046799302101135</text:p>
          </table:table-cell>
          <table:table-cell table:style-name="ce1"/>
          <table:table-cell table:style-name="ce1" office:value-type="float" office:value="800692.467393611" calcext:value-type="float">
            <text:p>800692.467393611</text:p>
          </table:table-cell>
          <table:table-cell table:style-name="ce1"/>
          <table:table-cell table:style-name="ce1" table:formula="of:=[.AI408]-[.G408]" office:value-type="float" office:value="1.28406027762685" calcext:value-type="float">
            <text:p>1.28406027762685</text:p>
          </table:table-cell>
          <table:table-cell/>
          <table:table-cell table:style-name="ce7" office:value-type="float" office:value="358.857272232104" calcext:value-type="float">
            <text:p>358.857272232104</text:p>
          </table:table-cell>
          <table:table-cell table:number-columns-repeated="985"/>
        </table:table-row>
        <table:table-row table:style-name="ro3">
          <table:table-cell table:style-name="ce3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T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/>
          <table:table-cell table:style-name="ce7" office:value-type="float" office:value="358.738001304286" calcext:value-type="float">
            <text:p>358.738001304286</text:p>
          </table:table-cell>
          <table:table-cell/>
          <table:table-cell table:style-name="ce3" office:value-type="float" office:value="2194" calcext:value-type="float">
            <text:p>219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9097186923027" calcext:value-type="float">
            <text:p>0.589097186923027</text:p>
          </table:table-cell>
          <table:table-cell table:style-name="ce1"/>
          <table:table-cell table:style-name="ce1" office:value-type="float" office:value="801057.419159095" calcext:value-type="float">
            <text:p>801057.419159095</text:p>
          </table:table-cell>
          <table:table-cell table:style-name="ce1"/>
          <table:table-cell table:style-name="ce1" table:formula="of:=[.AI409]-[.G409]" office:value-type="float" office:value="0.227492428268306" calcext:value-type="float">
            <text:p>0.227492428268306</text:p>
          </table:table-cell>
          <table:table-cell/>
          <table:table-cell table:style-name="ce7" office:value-type="float" office:value="359.030359584621" calcext:value-type="float">
            <text:p>359.030359584621</text:p>
          </table:table-cell>
          <table:table-cell table:number-columns-repeated="985"/>
        </table:table-row>
        <table:table-row table:style-name="ro3">
          <table:table-cell table:style-name="ce3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T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/>
          <table:table-cell table:style-name="ce7" office:value-type="float" office:value="357.661136687457" calcext:value-type="float">
            <text:p>357.661136687457</text:p>
          </table:table-cell>
          <table:table-cell/>
          <table:table-cell table:style-name="ce3" office:value-type="float" office:value="2195" calcext:value-type="float">
            <text:p>219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13554681837559" calcext:value-type="float">
            <text:p>0.813554681837559</text:p>
          </table:table-cell>
          <table:table-cell table:style-name="ce1"/>
          <table:table-cell table:style-name="ce1" office:value-type="float" office:value="801422.59292608" calcext:value-type="float">
            <text:p>801422.59292608</text:p>
          </table:table-cell>
          <table:table-cell table:style-name="ce1"/>
          <table:table-cell table:style-name="ce1" table:formula="of:=[.AI410]-[.G410]" office:value-type="float" office:value="0.534592746640556" calcext:value-type="float">
            <text:p>0.534592746640556</text:p>
          </table:table-cell>
          <table:table-cell/>
          <table:table-cell table:style-name="ce7" office:value-type="float" office:value="359.130134537145" calcext:value-type="float">
            <text:p>359.130134537145</text:p>
          </table:table-cell>
          <table:table-cell table:number-columns-repeated="985"/>
        </table:table-row>
        <table:table-row table:style-name="ro3">
          <table:table-cell table:style-name="ce3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T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/>
          <table:table-cell table:style-name="ce7" office:value-type="float" office:value="357.722313264385" calcext:value-type="float">
            <text:p>357.722313264385</text:p>
          </table:table-cell>
          <table:table-cell/>
          <table:table-cell table:style-name="ce3" office:value-type="float" office:value="2196" calcext:value-type="float">
            <text:p>21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80236690491438" calcext:value-type="float">
            <text:p>0.980236690491438</text:p>
          </table:table-cell>
          <table:table-cell table:style-name="ce1"/>
          <table:table-cell table:style-name="ce1" office:value-type="float" office:value="801788.491652942" calcext:value-type="float">
            <text:p>801788.491652942</text:p>
          </table:table-cell>
          <table:table-cell table:style-name="ce1"/>
          <table:table-cell table:style-name="ce1" table:formula="of:=[.AI411]-[.G411]" office:value-type="float" office:value="1.26665294216946" calcext:value-type="float">
            <text:p>1.26665294216946</text:p>
          </table:table-cell>
          <table:table-cell/>
          <table:table-cell table:style-name="ce7" office:value-type="float" office:value="358.737686585802" calcext:value-type="float">
            <text:p>358.737686585802</text:p>
          </table:table-cell>
          <table:table-cell table:number-columns-repeated="985"/>
        </table:table-row>
        <table:table-row table:style-name="ro3">
          <table:table-cell table:style-name="ce3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T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/>
          <table:table-cell table:style-name="ce7" office:value-type="float" office:value="357.220240965398" calcext:value-type="float">
            <text:p>357.220240965398</text:p>
          </table:table-cell>
          <table:table-cell/>
          <table:table-cell table:style-name="ce3" office:value-type="float" office:value="2197" calcext:value-type="float">
            <text:p>2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32312576472759" calcext:value-type="float">
            <text:p>0.332312576472759</text:p>
          </table:table-cell>
          <table:table-cell table:style-name="ce1"/>
          <table:table-cell table:style-name="ce1" office:value-type="float" office:value="802153.258564106" calcext:value-type="float">
            <text:p>802153.258564106</text:p>
          </table:table-cell>
          <table:table-cell table:style-name="ce1"/>
          <table:table-cell table:style-name="ce1" table:formula="of:=[.AI412]-[.G412]" office:value-type="float" office:value="1.01689743890893" calcext:value-type="float">
            <text:p>1.01689743890893</text:p>
          </table:table-cell>
          <table:table-cell/>
          <table:table-cell table:style-name="ce7" office:value-type="float" office:value="358.952856941601" calcext:value-type="float">
            <text:p>358.952856941601</text:p>
          </table:table-cell>
          <table:table-cell table:number-columns-repeated="985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T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/>
          <table:table-cell table:style-name="ce7" office:value-type="float" office:value="357.243250789237" calcext:value-type="float">
            <text:p>357.243250789237</text:p>
          </table:table-cell>
          <table:table-cell/>
          <table:table-cell table:style-name="ce3" office:value-type="float" office:value="2198" calcext:value-type="float">
            <text:p>21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1869179010391" calcext:value-type="float">
            <text:p>0.431869179010391</text:p>
          </table:table-cell>
          <table:table-cell table:style-name="ce1"/>
          <table:table-cell table:style-name="ce1" office:value-type="float" office:value="802518.250299909" calcext:value-type="float">
            <text:p>802518.250299909</text:p>
          </table:table-cell>
          <table:table-cell table:style-name="ce1"/>
          <table:table-cell table:style-name="ce1" table:formula="of:=[.AI413]-[.G413]" office:value-type="float" office:value="0.116966576199047" calcext:value-type="float">
            <text:p>0.116966576199047</text:p>
          </table:table-cell>
          <table:table-cell/>
          <table:table-cell table:style-name="ce7" office:value-type="float" office:value="359.116624423596" calcext:value-type="float">
            <text:p>359.116624423596</text:p>
          </table:table-cell>
          <table:table-cell table:number-columns-repeated="985"/>
        </table:table-row>
        <table:table-row table:style-name="ro3">
          <table:table-cell table:style-name="ce3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T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/>
          <table:table-cell table:style-name="ce7" office:value-type="float" office:value="357.679172479155" calcext:value-type="float">
            <text:p>357.679172479155</text:p>
          </table:table-cell>
          <table:table-cell/>
          <table:table-cell table:style-name="ce3" office:value-type="float" office:value="2199" calcext:value-type="float">
            <text:p>21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795832209289074" calcext:value-type="float">
            <text:p>0.795832209289074</text:p>
          </table:table-cell>
          <table:table-cell table:style-name="ce1"/>
          <table:table-cell table:style-name="ce1" office:value-type="float" office:value="802883.457497106" calcext:value-type="float">
            <text:p>802883.457497106</text:p>
          </table:table-cell>
          <table:table-cell table:style-name="ce1"/>
          <table:table-cell table:style-name="ce1" table:formula="of:=[.AI414]-[.G414]" office:value-type="float" office:value="0.124163772678003" calcext:value-type="float">
            <text:p>0.124163772678003</text:p>
          </table:table-cell>
          <table:table-cell/>
          <table:table-cell table:style-name="ce7" office:value-type="float" office:value="359.203517303685" calcext:value-type="float">
            <text:p>359.203517303685</text:p>
          </table:table-cell>
          <table:table-cell table:number-columns-repeated="985"/>
        </table:table-row>
        <table:table-row table:style-name="ro3">
          <table:table-cell table:style-name="ce3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T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/>
          <table:table-cell table:style-name="ce7" office:value-type="float" office:value="358.282660642784" calcext:value-type="float">
            <text:p>358.282660642784</text:p>
          </table:table-cell>
          <table:table-cell/>
          <table:table-cell table:style-name="ce3" office:value-type="float" office:value="2200" calcext:value-type="float">
            <text:p>220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48753278702498" calcext:value-type="float">
            <text:p>0.448753278702498</text:p>
          </table:table-cell>
          <table:table-cell table:style-name="ce1"/>
          <table:table-cell table:style-name="ce1" office:value-type="float" office:value="803248.878089412" calcext:value-type="float">
            <text:p>803248.878089412</text:p>
          </table:table-cell>
          <table:table-cell table:style-name="ce1"/>
          <table:table-cell table:style-name="ce1" table:formula="of:=[.AI415]-[.G415]" office:value-type="float" office:value="0.461422745021991" calcext:value-type="float">
            <text:p>0.461422745021991</text:p>
          </table:table-cell>
          <table:table-cell/>
          <table:table-cell table:style-name="ce7" office:value-type="float" office:value="359.192099981629" calcext:value-type="float">
            <text:p>359.192099981629</text:p>
          </table:table-cell>
          <table:table-cell table:number-columns-repeated="985"/>
        </table:table-row>
        <table:table-row table:style-name="ro3">
          <table:table-cell table:style-name="ce3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T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/>
          <table:table-cell table:style-name="ce7" office:value-type="float" office:value="358.720814123255" calcext:value-type="float">
            <text:p>358.720814123255</text:p>
          </table:table-cell>
          <table:table-cell/>
          <table:table-cell table:style-name="ce3" office:value-type="float" office:value="2201" calcext:value-type="float">
            <text:p>22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925879810005426" calcext:value-type="float">
            <text:p>0.925879810005426</text:p>
          </table:table-cell>
          <table:table-cell table:style-name="ce1"/>
          <table:table-cell table:style-name="ce1" office:value-type="float" office:value="803614.525642972" calcext:value-type="float">
            <text:p>803614.525642972</text:p>
          </table:table-cell>
          <table:table-cell table:style-name="ce1"/>
          <table:table-cell table:style-name="ce1" table:formula="of:=[.AI416]-[.G416]" office:value-type="float" office:value="0.858976305113174" calcext:value-type="float">
            <text:p>0.858976305113174</text:p>
          </table:table-cell>
          <table:table-cell/>
          <table:table-cell table:style-name="ce7" office:value-type="float" office:value="359.066427910907" calcext:value-type="float">
            <text:p>359.066427910907</text:p>
          </table:table-cell>
          <table:table-cell table:number-columns-repeated="985"/>
        </table:table-row>
        <table:table-row table:style-name="ro3">
          <table:table-cell table:style-name="ce3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T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/>
          <table:table-cell table:style-name="ce7" office:value-type="float" office:value="358.740362735189" calcext:value-type="float">
            <text:p>358.740362735189</text:p>
          </table:table-cell>
          <table:table-cell/>
          <table:table-cell table:style-name="ce3" office:value-type="float" office:value="2202" calcext:value-type="float">
            <text:p>22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753777395933867" calcext:value-type="float">
            <text:p>0.753777395933867</text:p>
          </table:table-cell>
          <table:table-cell table:style-name="ce1"/>
          <table:table-cell table:style-name="ce1" office:value-type="float" office:value="803980.386634568" calcext:value-type="float">
            <text:p>803980.386634568</text:p>
          </table:table-cell>
          <table:table-cell table:style-name="ce1"/>
          <table:table-cell table:style-name="ce1" table:formula="of:=[.AI417]-[.G417]" office:value-type="float" office:value="1.53663456765935" calcext:value-type="float">
            <text:p>1.53663456765935</text:p>
          </table:table-cell>
          <table:table-cell/>
          <table:table-cell table:style-name="ce7" office:value-type="float" office:value="358.817378522813" calcext:value-type="float">
            <text:p>358.817378522813</text:p>
          </table:table-cell>
          <table:table-cell table:number-columns-repeated="985"/>
        </table:table-row>
        <table:table-row table:style-name="ro3">
          <table:table-cell table:style-name="ce3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T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/>
          <table:table-cell table:style-name="ce7" office:value-type="float" office:value="358.249329134764" calcext:value-type="float">
            <text:p>358.249329134764</text:p>
          </table:table-cell>
          <table:table-cell/>
          <table:table-cell table:style-name="ce3" office:value-type="float" office:value="2203" calcext:value-type="float">
            <text:p>2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677324645221233" calcext:value-type="float">
            <text:p>0.677324645221233</text:p>
          </table:table-cell>
          <table:table-cell table:style-name="ce1"/>
          <table:table-cell table:style-name="ce1" office:value-type="float" office:value="804346.358109253" calcext:value-type="float">
            <text:p>804346.358109253</text:p>
          </table:table-cell>
          <table:table-cell table:style-name="ce1"/>
          <table:table-cell table:style-name="ce1" table:formula="of:=[.AI418]-[.G418]" office:value-type="float" office:value="2.60810925322585" calcext:value-type="float">
            <text:p>2.60810925322585</text:p>
          </table:table-cell>
          <table:table-cell/>
          <table:table-cell table:style-name="ce7" office:value-type="float" office:value="358.443696510833" calcext:value-type="float">
            <text:p>358.443696510833</text:p>
          </table:table-cell>
          <table:table-cell table:number-columns-repeated="985"/>
        </table:table-row>
        <table:table-row table:style-name="ro3">
          <table:table-cell table:style-name="ce3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T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/>
          <table:table-cell table:style-name="ce7" office:value-type="float" office:value="358.312922753394" calcext:value-type="float">
            <text:p>358.312922753394</text:p>
          </table:table-cell>
          <table:table-cell/>
          <table:table-cell table:style-name="ce3" office:value-type="float" office:value="2204" calcext:value-type="float">
            <text:p>22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62675348669291" calcext:value-type="float">
            <text:p>0.262675348669291</text:p>
          </table:table-cell>
          <table:table-cell table:style-name="ce1"/>
          <table:table-cell table:style-name="ce1" office:value-type="float" office:value="804709.776571302" calcext:value-type="float">
            <text:p>804709.776571302</text:p>
          </table:table-cell>
          <table:table-cell table:style-name="ce1"/>
          <table:table-cell table:style-name="ce1" table:formula="of:=[.AI419]-[.G419]" office:value-type="float" office:value="0.809904635301791" calcext:value-type="float">
            <text:p>0.809904635301791</text:p>
          </table:table-cell>
          <table:table-cell/>
          <table:table-cell table:style-name="ce7" office:value-type="float" office:value="359.247200340991" calcext:value-type="float">
            <text:p>359.247200340991</text:p>
          </table:table-cell>
          <table:table-cell table:number-columns-repeated="985"/>
        </table:table-row>
        <table:table-row table:style-name="ro3">
          <table:table-cell table:style-name="ce3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T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/>
          <table:table-cell table:style-name="ce7" office:value-type="float" office:value="357.22588929355" calcext:value-type="float">
            <text:p>357.22588929355</text:p>
          </table:table-cell>
          <table:table-cell/>
          <table:table-cell table:style-name="ce3" office:value-type="float" office:value="2205" calcext:value-type="float">
            <text:p>2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2807343006134" calcext:value-type="float">
            <text:p>0.852807343006134</text:p>
          </table:table-cell>
          <table:table-cell table:style-name="ce1"/>
          <table:table-cell table:style-name="ce1" office:value-type="float" office:value="805075.449897783" calcext:value-type="float">
            <text:p>805075.449897783</text:p>
          </table:table-cell>
          <table:table-cell table:style-name="ce1"/>
          <table:table-cell table:style-name="ce1" table:formula="of:=[.AI420]-[.G420]" office:value-type="float" office:value="1.3832311158767" calcext:value-type="float">
            <text:p>1.3832311158767</text:p>
          </table:table-cell>
          <table:table-cell/>
          <table:table-cell table:style-name="ce7" office:value-type="float" office:value="359.103607651575" calcext:value-type="float">
            <text:p>359.103607651575</text:p>
          </table:table-cell>
          <table:table-cell table:number-columns-repeated="985"/>
        </table:table-row>
        <table:table-row table:style-name="ro3">
          <table:table-cell table:style-name="ce3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T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/>
          <table:table-cell table:style-name="ce7" office:value-type="float" office:value="356.305314642901" calcext:value-type="float">
            <text:p>356.305314642901</text:p>
          </table:table-cell>
          <table:table-cell/>
          <table:table-cell table:style-name="ce3" office:value-type="float" office:value="2206" calcext:value-type="float">
            <text:p>22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46321991086006" calcext:value-type="float">
            <text:p>0.246321991086006</text:p>
          </table:table-cell>
          <table:table-cell table:style-name="ce1"/>
          <table:table-cell table:style-name="ce1" office:value-type="float" office:value="805441.336282168" calcext:value-type="float">
            <text:p>805441.336282168</text:p>
          </table:table-cell>
          <table:table-cell table:style-name="ce1"/>
          <table:table-cell table:style-name="ce1" table:formula="of:=[.AI421]-[.G421]" office:value-type="float" office:value="1.39461550104897" calcext:value-type="float">
            <text:p>1.39461550104897</text:p>
          </table:table-cell>
          <table:table-cell/>
          <table:table-cell table:style-name="ce7" office:value-type="float" office:value="358.835933913594" calcext:value-type="float">
            <text:p>358.835933913594</text:p>
          </table:table-cell>
          <table:table-cell table:number-columns-repeated="985"/>
        </table:table-row>
        <table:table-row table:style-name="ro3">
          <table:table-cell table:style-name="ce3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T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/>
          <table:table-cell table:style-name="ce7" office:value-type="float" office:value="355.796202247657" calcext:value-type="float">
            <text:p>355.796202247657</text:p>
          </table:table-cell>
          <table:table-cell/>
          <table:table-cell table:style-name="ce3" office:value-type="float" office:value="2207" calcext:value-type="float">
            <text:p>22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09374341368675" calcext:value-type="float">
            <text:p>0.909374341368675</text:p>
          </table:table-cell>
          <table:table-cell table:style-name="ce1"/>
          <table:table-cell table:style-name="ce1" office:value-type="float" office:value="805807.326325954" calcext:value-type="float">
            <text:p>805807.326325954</text:p>
          </table:table-cell>
          <table:table-cell table:style-name="ce1"/>
          <table:table-cell table:style-name="ce1" table:formula="of:=[.AI422]-[.G422]" office:value-type="float" office:value="2.23465928738005" calcext:value-type="float">
            <text:p>2.23465928738005</text:p>
          </table:table-cell>
          <table:table-cell/>
          <table:table-cell table:style-name="ce7" office:value-type="float" office:value="358.444154603089" calcext:value-type="float">
            <text:p>358.444154603089</text:p>
          </table:table-cell>
          <table:table-cell table:number-columns-repeated="985"/>
        </table:table-row>
        <table:table-row table:style-name="ro3">
          <table:table-cell table:style-name="ce3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T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/>
          <table:table-cell table:style-name="ce7" office:value-type="float" office:value="356.811131176582" calcext:value-type="float">
            <text:p>356.811131176582</text:p>
          </table:table-cell>
          <table:table-cell/>
          <table:table-cell table:style-name="ce3" office:value-type="float" office:value="2208" calcext:value-type="float">
            <text:p>22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235619079321623" calcext:value-type="float">
            <text:p>0.235619079321623</text:p>
          </table:table-cell>
          <table:table-cell table:style-name="ce1"/>
          <table:table-cell table:style-name="ce1" office:value-type="float" office:value="806170.68071918" calcext:value-type="float">
            <text:p>806170.68071918</text:p>
          </table:table-cell>
          <table:table-cell table:style-name="ce1"/>
          <table:table-cell table:style-name="ce1" table:formula="of:=[.AI423]-[.G423]" office:value-type="float" office:value="0.639052512939088" calcext:value-type="float">
            <text:p>0.639052512939088</text:p>
          </table:table-cell>
          <table:table-cell/>
          <table:table-cell table:style-name="ce7" office:value-type="float" office:value="359.299729789925" calcext:value-type="float">
            <text:p>359.299729789925</text:p>
          </table:table-cell>
          <table:table-cell table:number-columns-repeated="985"/>
        </table:table-row>
        <table:table-row table:style-name="ro3">
          <table:table-cell table:style-name="ce3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T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/>
          <table:table-cell table:style-name="ce7" office:value-type="float" office:value="357.252164315069" calcext:value-type="float">
            <text:p>357.252164315069</text:p>
          </table:table-cell>
          <table:table-cell/>
          <table:table-cell table:style-name="ce3" office:value-type="float" office:value="2209" calcext:value-type="float">
            <text:p>22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28355906903744" calcext:value-type="float">
            <text:p>0.072835590690374</text:p>
          </table:table-cell>
          <table:table-cell table:style-name="ce1"/>
          <table:table-cell table:style-name="ce1" office:value-type="float" office:value="806536.378522802" calcext:value-type="float">
            <text:p>806536.378522802</text:p>
          </table:table-cell>
          <table:table-cell table:style-name="ce1"/>
          <table:table-cell table:style-name="ce1" table:formula="of:=[.AI424]-[.G424]" office:value-type="float" office:value="1.25352280249354" calcext:value-type="float">
            <text:p>1.25352280249354</text:p>
          </table:table-cell>
          <table:table-cell/>
          <table:table-cell table:style-name="ce7" office:value-type="float" office:value="359.138038086443" calcext:value-type="float">
            <text:p>359.138038086443</text:p>
          </table:table-cell>
          <table:table-cell table:number-columns-repeated="985"/>
        </table:table-row>
        <table:table-row table:style-name="ro3">
          <table:table-cell table:style-name="ce3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T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/>
          <table:table-cell table:style-name="ce7" office:value-type="float" office:value="357.85574685497" calcext:value-type="float">
            <text:p>357.85574685497</text:p>
          </table:table-cell>
          <table:table-cell/>
          <table:table-cell table:style-name="ce3" office:value-type="float" office:value="2210" calcext:value-type="float">
            <text:p>22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394942719489336" calcext:value-type="float">
            <text:p>0.394942719489336</text:p>
          </table:table-cell>
          <table:table-cell table:style-name="ce1"/>
          <table:table-cell table:style-name="ce1" office:value-type="float" office:value="806902.289163155" calcext:value-type="float">
            <text:p>806902.289163155</text:p>
          </table:table-cell>
          <table:table-cell table:style-name="ce1"/>
          <table:table-cell table:style-name="ce1" table:formula="of:=[.AI425]-[.G425]" office:value-type="float" office:value="1.13916315464303" calcext:value-type="float">
            <text:p>1.13916315464303</text:p>
          </table:table-cell>
          <table:table-cell/>
          <table:table-cell table:style-name="ce7" office:value-type="float" office:value="358.851738536498" calcext:value-type="float">
            <text:p>358.851738536498</text:p>
          </table:table-cell>
          <table:table-cell table:number-columns-repeated="985"/>
        </table:table-row>
        <table:table-row table:style-name="ro3">
          <table:table-cell table:style-name="ce4" office:value-type="float" office:value="2211" calcext:value-type="float">
            <text:p>2211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float" office:value="807266.05" calcext:value-type="float">
            <text:p>807266.0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table:style-name="ce1"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0.24802590534091" calcext:value-type="float">
            <text:p>0.24802590534091</text:p>
          </table:table-cell>
          <table:table-cell table:style-name="ce14"/>
          <table:table-cell table:style-name="ce6" office:value-type="float" office:value="807265.443227796" calcext:value-type="float">
            <text:p>807265.443227796</text:p>
          </table:table-cell>
          <table:table-cell table:style-name="ce14"/>
          <table:table-cell table:style-name="ce6" table:formula="of:=[.T426]-[.G426]" office:value-type="float" office:value="-0.606772204046138" calcext:value-type="float">
            <text:p>-0.606772204046138</text:p>
          </table:table-cell>
          <table:table-cell table:style-name="ce14"/>
          <table:table-cell table:style-name="ce6" office:value-type="float" office:value="358.563215167524" calcext:value-type="float">
            <text:p>358.563215167524</text:p>
          </table:table-cell>
          <table:table-cell table:style-name="ce14"/>
          <table:table-cell table:style-name="ce8" office:value-type="float" office:value="358.308353324843" calcext:value-type="float">
            <text:p>358.308353324843</text:p>
          </table:table-cell>
          <table:table-cell/>
          <table:table-cell table:style-name="ce4" office:value-type="float" office:value="2211" calcext:value-type="float">
            <text:p>22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.671698484569788" calcext:value-type="float">
            <text:p>0.671698484569788</text:p>
          </table:table-cell>
          <table:table-cell table:style-name="ce6"/>
          <table:table-cell table:style-name="ce6" office:value-type="float" office:value="807268.296299791" calcext:value-type="float">
            <text:p>807268.296299791</text:p>
          </table:table-cell>
          <table:table-cell table:style-name="ce6"/>
          <table:table-cell table:style-name="ce6" table:formula="of:=[.AI426]-[.G426]" office:value-type="float" office:value="2.24629979056772" calcext:value-type="float">
            <text:p>2.24629979056772</text:p>
          </table:table-cell>
          <table:table-cell table:style-name="ce14"/>
          <table:table-cell table:style-name="ce8" office:value-type="float" office:value="358.442048518997" calcext:value-type="float">
            <text:p>358.442048518997</text:p>
          </table:table-cell>
          <table:table-cell table:number-columns-repeated="985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4:11:31.660385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7T21:34:37.520748246</dc:date>
    <meta:editing-duration>P4DT10H34M45S</meta:editing-duration>
    <meta:editing-cycles>100</meta:editing-cycles>
    <meta:generator>LibreOffice/6.4.7.2$Linux_X86_64 LibreOffice_project/40$Build-2</meta:generator>
    <meta:document-statistic meta:table-count="1" meta:cell-count="11485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532cm" xlink:href=".." xlink:type="simple" chart:class="chart:line" chart:style-name="ch1">
        <chart:title svg:x="5.676cm" svg:y="3.1cm" chart:style-name="ch2">
          <text:p>Meeus vs CC (1788 - 2211)</text:p>
        </chart:title>
        <chart:legend chart:legend-position="end" svg:x="27.839cm" svg:y="4.733cm" style:legend-expansion="high" chart:style-name="ch3"/>
        <chart:plot-area chart:style-name="ch4" table:cell-range-address="'VernalEquinox-1788-2211'.G3:'VernalEquinox-1788-2211'.G426 'VernalEquinox-1788-2211'.T3:'VernalEquinox-1788-2211'.T426" chart:data-source-has-labels="row" svg:x="0.9cm" svg:y="0.338cm" svg:width="26.775cm" svg:height="9.92cm">
          <chartooo:coordinate-region svg:x="2.294cm" svg:y="0.365cm" svg:width="25.381cm" svg:height="8.9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T3:'VernalEquinox-1788-2211'.T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8cm" svg:y="2.3cm" chart:style-name="ch2">
          <text:p>Meeus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T3:'VernalEquinox-1788-2211'.T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T3:'VernalEquinox-1788-2211'.T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T3:'VernalEquinox-1788-2211'.T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382cm" xlink:href=".." xlink:type="simple" chart:class="chart:bar" chart:style-name="ch1">
        <chart:title svg:x="5.24cm" svg:y="2.314cm" chart:style-name="ch2">
          <text:p>Meeus vs CC (2050 - 2152)</text:p>
        </chart:title>
        <chart:legend chart:legend-position="end" svg:x="28.543cm" svg:y="4.658cm" style:legend-expansion="high" chart:style-name="ch3"/>
        <chart:plot-area chart:style-name="ch4" table:cell-range-address="'VernalEquinox-1788-2211'.G265:'VernalEquinox-1788-2211'.G367 'VernalEquinox-1788-2211'.T265:'VernalEquinox-1788-2211'.T367" chart:data-source-has-labels="row" svg:x="0.602cm" svg:y="0.872cm" svg:width="27.522cm" svg:height="9.518cm">
          <chartooo:coordinate-region svg:x="1.996cm" svg:y="0.872cm" svg:width="26.119cm" svg:height="8.5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T265:'VernalEquinox-1788-2211'.T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T265:'VernalEquinox-1788-2211'.T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985cm" svg:height="10.482cm" xlink:href=".." xlink:type="simple" chart:class="chart:line" chart:style-name="ch1">
        <chart:title svg:x="5.169cm" svg:y="7.142cm" chart:style-name="ch2">
          <text:p>Difference Between Meeus and CC (1788 - 2211)</text:p>
        </chart:title>
        <chart:legend chart:legend-position="end" svg:x="27.494cm" svg:y="4.339cm" style:legend-expansion="custom" chartooo:width="2.49cm" chartooo:height="2.06cm" style:legend-expansion-aspect-ratio="1.20873786407767" chart:style-name="ch3"/>
        <chart:plot-area chart:style-name="ch4" table:cell-range-address="'VernalEquinox-1788-2211'.X3:'VernalEquinox-1788-2211'.X426 'VernalEquinox-1788-2211'.V3:'VernalEquinox-1788-2211'.V426" chart:data-source-has-labels="row" svg:x="0.162cm" svg:y="0.355cm" svg:width="27.731cm" svg:height="10.145cm">
          <chartooo:coordinate-region svg:x="1.112cm" svg:y="1.283cm" svg:width="26.238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X3:'VernalEquinox-1788-2211'.X426" loext:label-string="season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X3:'VernalEquinox-1788-2211'.X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3cm" svg:y="7.142cm" chart:style-name="ch2">
          <text:p>Fixed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Z3:'VernalEquinox-1788-2211'.Z426 'VernalEquinox-1788-2211'.V3:'VernalEquinox-1788-2211'.V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Z3:'VernalEquinox-1788-2211'.Z426" loext:label-string="season_fixed" chart:class="chart:line">
            <chart:data-point chart:repeated="424"/>
          </chart:series>
          <chart:series chart:style-name="ch10" chart:values-cell-range-address="'VernalEquinox-1788-2211'.V3:'VernalEquinox-1788-2211'.V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_fixed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6901626219">
                <text:p>357.56901626219</text:p>
                <draw:g>
                  <svg:desc>'VernalEquinox-1788-2211'.Z3:'VernalEquinox-1788-2211'.Z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V3:'VernalEquinox-1788-2211'.V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8.013302877764">
                <text:p>358.013302877764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62435877457">
                <text:p>358.62435877457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074805393728">
                <text:p>359.074805393728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695681791171">
                <text:p>0.101695681791171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607210481336">
                <text:p>359.607210481336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677990774391">
                <text:p>358.677990774391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.586767391927">
                <text:p>357.586767391927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641734569406">
                <text:p>357.641734569406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12715775847">
                <text:p>357.12715775847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140178072499">
                <text:p>357.140178072499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7.581773252852">
                <text:p>357.581773252852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.983298110892">
                <text:p>124.983298110892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.968150058892">
                <text:p>116.968150058892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992619132725">
                <text:p>108.992619132725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994830561423">
                <text:p>100.994830561423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.0334689001756">
                <text:p>94.0334689001756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4535340378206">
                <text:p>86.4535340378206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972009860794">
                <text:p>79.4972009860794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3627608662791">
                <text:p>73.3627608662791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.0584040353861">
                <text:p>69.058404035386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4900207399478">
                <text:p>64.490020739947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3420615483483">
                <text:p>60.3420615483483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2959700573265">
                <text:p>56.2959700573265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062275589793">
                <text:p>53.062275589793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60963456225">
                <text:p>48.6096345622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0115054888593">
                <text:p>44.0115054888593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282305534929">
                <text:p>39.5282305534929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4421609861311">
                <text:p>36.4421609861311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0202282982136">
                <text:p>33.020228298213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3104166025805">
                <text:p>30.3104166025805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1996985516162">
                <text:p>28.1996985516162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3854643919039">
                <text:p>27.3854643919039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5691315033764">
                <text:p>25.569131503376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721971796243">
                <text:p>23.4721971796243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0089269650125">
                <text:p>21.0089269650125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256752071502">
                <text:p>19.256752071502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4917363320637">
                <text:p>16.4917363320637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0217864071237">
                <text:p>14.0217864071237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970204775149">
                <text:p>12.0970204775149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78752942766">
                <text:p>11.778752942766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9964058768455">
                <text:p>10.9964058768455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4590079028494">
                <text:p>10.4590079028494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83622928072873">
                <text:p>9.83622928072873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6475807861279">
                <text:p>9.86475807861279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449475437621">
                <text:p>8.449475437621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67857935535722">
                <text:p>6.67857935535722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2335430332023">
                <text:p>4.82335430332023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97621604419">
                <text:p>4.1797621604419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753636865964">
                <text:p>3.02753636865964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5195270301338">
                <text:p>2.45195270301338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131484968588">
                <text:p>2.35131484968588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527234742709">
                <text:p>3.4527234742709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44143277915282">
                <text:p>3.44143277915282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290150551969">
                <text:p>3.042901505519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5455974912766">
                <text:p>2.15455974912766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6352901916689">
                <text:p>1.86352901916689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593755106733">
                <text:p>0.44659375510673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2817471438">
                <text:p>359.212817471438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43700120462">
                <text:p>358.43700120462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02479893174">
                <text:p>359.202479893174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421147933921">
                <text:p>359.421147933921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828168301166">
                <text:p>359.82816830116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39448584249476">
                <text:p>0.0939448584249476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896941274346">
                <text:p>0.949896941274346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6021057658654">
                <text:p>0.306021057658654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241331633457">
                <text:p>359.241331633457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030305159751">
                <text:p>358.030305159751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7.980428432485">
                <text:p>357.98042843248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7.36681197679">
                <text:p>357.3668119767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7.294606715215">
                <text:p>357.294606715215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7.659257380685">
                <text:p>357.659257380685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193413925153">
                <text:p>359.193413925153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585913613824">
                <text:p>359.585913613824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49591306">
                <text:p>359.553549591306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008019032721">
                <text:p>359.008019032721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035268098007">
                <text:p>359.035268098007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899505682522">
                <text:p>357.89950568252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6.930997667827">
                <text:p>356.930997667827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6.386758509485">
                <text:p>356.386758509485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7.360480198869">
                <text:p>357.360480198869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7.779661127242">
                <text:p>357.779661127242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8.36094335009">
                <text:p>358.3609433500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794718465157">
                <text:p>358.794718465157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84784807">
                <text:p>359.809084784807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2946239433">
                <text:p>359.2946239433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8.360778727947">
                <text:p>358.360778727947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7.263650677247">
                <text:p>357.26365067724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7.311295656749">
                <text:p>357.311295656749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6.800620165639">
                <text:p>356.800620165639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6.80528645742">
                <text:p>356.80528645742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7.240968194303">
                <text:p>357.240968194303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8.845638251936">
                <text:p>358.845638251936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285484107517">
                <text:p>359.285484107517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10207113187">
                <text:p>359.310207113187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814732122948">
                <text:p>358.814732122948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8.874506678949">
                <text:p>358.874506678949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784600280058">
                <text:p>357.784600280058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6.845171089582">
                <text:p>356.845171089582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6.330285410717">
                <text:p>356.330285410717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7.345271017279">
                <text:p>357.345271017279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7.783340766335">
                <text:p>357.783340766335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8.391182200226">
                <text:p>358.391182200226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846036232098">
                <text:p>358.846036232098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272792103">
                <text:p>359.862272792103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367595956326">
                <text:p>359.367595956326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8.442504766208">
                <text:p>358.442504766208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7.350895337382">
                <text:p>357.350895337382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7.419218964438">
                <text:p>357.419218964438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6.90655609325">
                <text:p>356.90655609325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6.920558589576">
                <text:p>356.920558589576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7.369860031627">
                <text:p>357.369860031627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76485598992">
                <text:p>357.976485598992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430922131556">
                <text:p>358.430922131556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9473024515">
                <text:p>358.459473024515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7.95808295477">
                <text:p>357.95808295477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029414175064">
                <text:p>358.029414175064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6.932847112643">
                <text:p>356.932847112643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5.994881692895">
                <text:p>355.994881692895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489481344783">
                <text:p>355.489481344783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6.493076820712">
                <text:p>356.493076820712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6.936730239679">
                <text:p>356.936730239679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7.546489556524">
                <text:p>357.546489556524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7.997038909045">
                <text:p>357.99703890904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9794797891">
                <text:p>359.02979479789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535309419232">
                <text:p>358.535309419232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7.609621823478">
                <text:p>357.609621823478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.525299503708">
                <text:p>356.525299503708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6.579334642338">
                <text:p>356.579334642338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.067599413567">
                <text:p>356.067599413567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083104602738">
                <text:p>356.08310460273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.522463751906">
                <text:p>356.522463751906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8.132274215168">
                <text:p>358.132274215168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582898777">
                <text:p>358.582898777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7736211507">
                <text:p>358.607736211507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11911292448">
                <text:p>358.11911292448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8.1864998889">
                <text:p>358.1864998889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.095248245856">
                <text:p>357.09524824585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163971926308">
                <text:p>356.163971926308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648281714184">
                <text:p>355.648281714184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6.659107545842">
                <text:p>356.659107545842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.102020903185">
                <text:p>357.10202090318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7.708935977007">
                <text:p>357.708935977007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170155883439">
                <text:p>358.170155883439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6661895152">
                <text:p>359.19666189515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702553076193">
                <text:p>358.702553076193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7.785106381063">
                <text:p>357.785106381063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6.69784925798">
                <text:p>356.69784925798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6.764588914317">
                <text:p>356.764588914317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258955398229">
                <text:p>356.258955398229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271060438386">
                <text:p>356.2710604383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6.718030069871">
                <text:p>356.718030069871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8.321905485027">
                <text:p>358.32190548502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8.771801006642">
                <text:p>358.771801006642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50236339">
                <text:p>358.8050236339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313186796702">
                <text:p>358.313186796702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.387797834806">
                <text:p>358.387797834806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7.304160951226">
                <text:p>357.304160951226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374821360376">
                <text:p>356.374821360376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876463274355">
                <text:p>355.876463274355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6.895496507277">
                <text:p>356.895496507277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7.344431084595">
                <text:p>357.344431084595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7.962614394408">
                <text:p>357.962614394408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421965551835">
                <text:p>358.421965551835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4285395292">
                <text:p>359.454285395292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8.969779761035">
                <text:p>358.969779761035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055792854755">
                <text:p>358.055792854755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6.981985771688">
                <text:p>356.981985771688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05643157713">
                <text:p>357.05643157713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556364649168">
                <text:p>356.556364649168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6.585472376402">
                <text:p>356.585472376402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7.043290051679">
                <text:p>357.043290051679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8.663357281217">
                <text:p>358.663357281217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130371385672">
                <text:p>359.130371385672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1905331101">
                <text:p>359.171905331101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693906825483">
                <text:p>358.693906825483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.781570214649">
                <text:p>358.781570214649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7.710396464357">
                <text:p>357.710396464357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6.802900937026">
                <text:p>356.802900937026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.321808323302">
                <text:p>356.321808323302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359545427929">
                <text:p>357.359545427929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831835737172">
                <text:p>357.831835737172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8.470319802469">
                <text:p>358.470319802469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8.955928962703">
                <text:p>358.955928962703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37493495712988">
                <text:p>0.0137493495712988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549461672237">
                <text:p>359.549461672237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8.658520233319">
                <text:p>358.65852023331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7.606647349417">
                <text:p>357.606647349417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704617239771">
                <text:p>357.704617239771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7.236620447715">
                <text:p>357.23662044771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7.296408553876">
                <text:p>357.296408553876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7.786639741979">
                <text:p>357.786639741979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9.440297410893">
                <text:p>359.440297410893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9.938627058402">
                <text:p>359.938627058402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9500041249412">
                <text:p>0.0179500041249412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582046637316">
                <text:p>359.582046637316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9.711406485827">
                <text:p>359.711406485827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8.685580468115">
                <text:p>358.685580468115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7.822167724731">
                <text:p>357.82216772473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6.101170871229">
                <text:p>356.101170871229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111212559928">
                <text:p>357.111212559928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7.553670854984">
                <text:p>357.55367085498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8.160142019765">
                <text:p>358.160142019765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614039473164">
                <text:p>358.614039473164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7453750859">
                <text:p>359.637453750859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137612145568">
                <text:p>359.137612145568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.216110200638">
                <text:p>358.216110200638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7.12893458634">
                <text:p>357.12893458634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7.188996929004">
                <text:p>357.188996929004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679157392541">
                <text:p>356.679157392541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6.687261168432">
                <text:p>356.687261168432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7.127089423058">
                <text:p>357.127089423058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8.729956080579">
                <text:p>358.729956080579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174413465851">
                <text:p>359.174413465851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4545263876">
                <text:p>359.204545263876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711790255569">
                <text:p>358.71179025556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8.779328052455">
                <text:p>358.77932805245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7.693762232014">
                <text:p>357.693762232014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6.761511577934">
                <text:p>356.761511577934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6.257024743673">
                <text:p>356.257024743673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7.272179116891">
                <text:p>357.272179116891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7.709952245089">
                <text:p>357.709952245089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8.318001277133">
                <text:p>358.318001277133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8.767971858422">
                <text:p>358.76797185842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4870274894">
                <text:p>359.784870274894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288795272333">
                <text:p>359.288795272333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8.361573852178">
                <text:p>358.361573852178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7.272857893255">
                <text:p>357.272857893255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7.336777252491">
                <text:p>357.3367772524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82243321246">
                <text:p>356.82243321246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6.840081578228">
                <text:p>356.84008157822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7.286319441168">
                <text:p>357.286319441168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8.886655382109">
                <text:p>358.886655382109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336388351152">
                <text:p>359.336388351152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8627528714">
                <text:p>359.358627528714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8.859684164403">
                <text:p>358.859684164403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932635249015">
                <text:p>358.932635249015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7.840094023995">
                <text:p>357.840094023995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6.913544829942">
                <text:p>356.913544829942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.412442215445">
                <text:p>356.412442215445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7.419454969759">
                <text:p>357.419454969759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.865028561835">
                <text:p>357.865028561835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8.471634509337">
                <text:p>358.471634509337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8.919744096504">
                <text:p>358.919744096504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5575471942">
                <text:p>359.945575471942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439686667678">
                <text:p>359.439686667678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.512214130917">
                <text:p>358.512214130917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7.426546944622">
                <text:p>357.426546944622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7.480562722965">
                <text:p>357.480562722965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974718204448">
                <text:p>356.974718204448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6.990184580784">
                <text:p>356.990184580784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7.42986835093">
                <text:p>357.42986835093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038773483029">
                <text:p>359.038773483029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482709796443">
                <text:p>359.482709796443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10551966316">
                <text:p>359.510551966316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023408804404">
                <text:p>359.023408804404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9.088467621174">
                <text:p>359.088467621174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8.001778395297">
                <text:p>358.001778395297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7.071545622257">
                <text:p>357.071545622257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6.559665828787">
                <text:p>356.559665828787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7.575439994773">
                <text:p>357.575439994773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8.013604339172">
                <text:p>358.013604339172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8.619114900641">
                <text:p>358.619114900641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.210262798973">
                <text:p>147.210262798973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9.438895174302">
                <text:p>149.438895174302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0.19403871557">
                <text:p>150.19403871557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.621678389551">
                <text:p>150.621678389551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1.026070554781">
                <text:p>151.026070554781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697668170142">
                <text:p>152.697668170142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02337877495">
                <text:p>153.902337877495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621199303536">
                <text:p>155.621199303536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7.666720218338">
                <text:p>157.66672021833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0.726947115341">
                <text:p>160.726947115341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515045617562">
                <text:p>162.51504561756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.819822807516">
                <text:p>163.81982280751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4.618610163248">
                <text:p>164.618610163248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6.072019383184">
                <text:p>166.072019383184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556782581836">
                <text:p>166.556782581836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336514402781">
                <text:p>167.336514402781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624799232603">
                <text:p>168.624799232603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1.402088570925">
                <text:p>171.402088570925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3.524024816063">
                <text:p>173.524024816063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5.661781148952">
                <text:p>175.661781148952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7.491009926485">
                <text:p>177.491009926485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9.810136354208">
                <text:p>179.810136354208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0.655814606831">
                <text:p>180.655814606831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196080460337">
                <text:p>181.196080460337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739148886569">
                <text:p>181.739148886569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82339225839">
                <text:p>183.582339225839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960683770219">
                <text:p>184.960683770219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842263916027">
                <text:p>186.842263916027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9.041355100006">
                <text:p>189.041355100006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.214763126896">
                <text:p>192.214763126896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4.106191159848">
                <text:p>194.106191159848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5.489819596241">
                <text:p>195.489819596241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.378127917113">
                <text:p>196.378127917113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7.963343407842">
                <text:p>197.963343407842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582526349514">
                <text:p>198.582526349514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39228659174">
                <text:p>199.53922865917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2502953095">
                <text:p>201.002502953095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953664535507">
                <text:p>203.953664535507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6.225101335287">
                <text:p>206.225101335287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8.471146776654">
                <text:p>208.471146776654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0.398526367426">
                <text:p>210.398526367426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2.805712199486">
                <text:p>212.805712199486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3.746740596536">
                <text:p>213.746740596536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.403202235218">
                <text:p>214.403202235218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5.102277933278">
                <text:p>215.102277933278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129609381002">
                <text:p>217.12960938100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695412944333">
                <text:p>218.695412944333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758737822885">
                <text:p>220.758737822885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3.099162592269">
                <text:p>223.099162592269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5.418057260089">
                <text:p>225.418057260089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.390868460723">
                <text:p>227.390868460723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8.856819327018">
                <text:p>228.856819327018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9.847955004574">
                <text:p>229.847955004574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1.552759396458">
                <text:p>231.552759396458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36458296319">
                <text:p>232.33645829631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463979292661">
                <text:p>233.463979292661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118037516302">
                <text:p>235.118037516302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54658055666">
                <text:p>238.254658055666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.671172211783">
                <text:p>240.671172211783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3.039037525661">
                <text:p>243.039037525661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5.060067101309">
                <text:p>245.06006710130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7.562193620739">
                <text:p>247.562193620739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8.596857784265">
                <text:p>248.596857784265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384852892406">
                <text:p>249.384852892406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23875814589">
                <text:p>250.23875814589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.461559194104">
                <text:p>252.461559194104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.215225570741">
                <text:p>254.215225570741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449100789621">
                <text:p>256.449100789621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948832773312">
                <text:p>258.948832773312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2.367167410142">
                <text:p>262.367167410142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4.438251772292">
                <text:p>264.438251772292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5.989934927595">
                <text:p>265.989934927595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7.077260756065">
                <text:p>267.077260756065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8.921835818568">
                <text:p>268.92183581856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9.855535138959">
                <text:p>269.855535138959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1.171854886066">
                <text:p>271.171854886066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3.016067307966">
                <text:p>273.016067307966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6.337788539779">
                <text:p>276.337788539779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99249084003">
                <text:p>278.899249084003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1.386345482351">
                <text:p>281.386345482351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3.493213213966">
                <text:p>283.493213213966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6.08236556605">
                <text:p>286.08236556605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7.216849896729">
                <text:p>287.216849896729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128422666006">
                <text:p>288.128422666006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9.157686486411">
                <text:p>289.157686486411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.563582152718">
                <text:p>291.563582152718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3.511949833315">
                <text:p>293.511949833315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5.923779251294">
                <text:p>295.923779251294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5580432157">
                <text:p>298.558043215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2.091586139424">
                <text:p>302.091586139424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236218934246">
                <text:p>304.236218934246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865940906893">
                <text:p>305.86594090689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044315448169">
                <text:p>307.044315448169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9.014196783268">
                <text:p>309.014196783268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0.108699103315">
                <text:p>310.108699103315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1.61948649431">
                <text:p>311.6194864943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3.655815321676">
                <text:p>313.655815321676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7.150273543295">
                <text:p>317.150273543295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9.853806097082">
                <text:p>319.853806097082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30962250008">
                <text:p>322.430962250008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837979383679">
                <text:p>358.837979383679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5064209507">
                <text:p>359.855064209507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350225907678">
                <text:p>359.350225907678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42967911571">
                <text:p>358.42967911571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7.347403701031">
                <text:p>357.347403701031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411888629686">
                <text:p>357.411888629686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6.909223036637">
                <text:p>356.909223036637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6.927859734344">
                <text:p>356.927859734344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7.371417151837">
                <text:p>357.371417151837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8.973923445003">
                <text:p>358.973923445003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415847159362">
                <text:p>359.415847159362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42422733329">
                <text:p>359.442422733329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946664000003">
                <text:p>358.946664000003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008082909706">
                <text:p>359.008082909706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7.91827735812">
                <text:p>357.91827735812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6.988361066404">
                <text:p>356.988361066404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.481541745961">
                <text:p>356.481541745961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7.494696293266">
                <text:p>357.49469629326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7.931329979896">
                <text:p>357.931329979896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539036004411">
                <text:p>358.539036004411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990445759373">
                <text:p>358.99044575937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72928726614919">
                <text:p>0.00572928726614919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511027490516">
                <text:p>359.511027490516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91807863224">
                <text:p>358.591807863224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7.50593483189">
                <text:p>357.50593483189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7.572783325901">
                <text:p>357.572783325901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57642142">
                <text:p>357.06057642142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7.079128437035">
                <text:p>357.079128437035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7.52562259807">
                <text:p>357.52562259807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9.120844582751">
                <text:p>359.120844582751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566545659422">
                <text:p>359.56654565942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90685143427">
                <text:p>359.590685143427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088939894616">
                <text:p>359.088939894616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9.159850462573">
                <text:p>359.15985046257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068720186551">
                <text:p>358.068720186551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7.142955064992">
                <text:p>357.142955064992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6.643071670624">
                <text:p>356.643071670624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7.646816264431">
                <text:p>357.646816264431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087355382537">
                <text:p>358.087355382537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695134330919">
                <text:p>358.695134330919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139135102072">
                <text:p>359.139135102072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495441236184">
                <text:p>0.161495441236184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6600281227">
                <text:p>359.6600281227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8.738001304286">
                <text:p>358.738001304286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7.661136687457">
                <text:p>357.66113668745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7.722313264385">
                <text:p>357.72231326438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7.220240965398">
                <text:p>357.220240965398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7.243250789237">
                <text:p>357.243250789237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7.679172479155">
                <text:p>357.679172479155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8.282660642784">
                <text:p>358.282660642784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720814123255">
                <text:p>358.720814123255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40362735189">
                <text:p>358.740362735189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249329134764">
                <text:p>358.249329134764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8.312922753394">
                <text:p>358.312922753394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7.22588929355">
                <text:p>357.22588929355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6.305314642901">
                <text:p>356.305314642901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5.796202247657">
                <text:p>355.796202247657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6.811131176582">
                <text:p>356.81113117658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7.252164315069">
                <text:p>357.252164315069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7.85574685497">
                <text:p>357.85574685497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308353324843">
                <text:p>358.308353324843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Alt Difference Between Meeus and CC (1788 - 2211)</text:p>
        </chart:title>
        <chart:legend chart:legend-position="end" svg:x="27.298cm" svg:y="4.339cm" style:legend-expansion="custom" chartooo:width="2.473cm" chartooo:height="2.06cm" style:legend-expansion-aspect-ratio="1.2004854368932" chart:style-name="ch3"/>
        <chart:plot-area chart:style-name="ch4" table:cell-range-address="'VernalEquinox-1788-2211'.AM3:'VernalEquinox-1788-2211'.AM426 'VernalEquinox-1788-2211'.AK3:'VernalEquinox-1788-2211'.AK426" chart:data-source-has-labels="row" svg:x="0.187cm" svg:y="0.417cm" svg:width="27.543cm" svg:height="10.144cm">
          <chartooo:coordinate-region svg:x="1.137cm" svg:y="1.346cm" svg:width="26.05cm" svg:height="9.024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AM3:'VernalEquinox-1788-2211'.AM426" loext:label-string="alt" chart:class="chart:line">
            <chart:data-point chart:repeated="424"/>
          </chart:series>
          <chart:series chart:style-name="ch10" chart:values-cell-range-address="'VernalEquinox-1788-2211'.AK3:'VernalEquinox-1788-2211'.AK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7.539283107127">
                <text:p>357.539283107127</text:p>
                <draw:g>
                  <svg:desc>'VernalEquinox-1788-2211'.AM3:'VernalEquinox-1788-2211'.AM426</svg:desc>
                </draw:g>
              </table:table-cell>
              <table:table-cell office:value-type="float" office:value="3.59504706400912">
                <text:p>3.59504706400912</text:p>
                <draw:g>
                  <svg:desc>'VernalEquinox-1788-2211'.AK3:'VernalEquinox-1788-2211'.AK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.768767827338">
                <text:p>357.768767827338</text:p>
              </table:table-cell>
              <table:table-cell office:value-type="float" office:value="3.49376746092457">
                <text:p>3.4937674609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8.008273642455">
                <text:p>358.008273642455</text:p>
              </table:table-cell>
              <table:table-cell office:value-type="float" office:value="2.21768648084253">
                <text:p>2.21768648084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228584416921">
                <text:p>358.228584416921</text:p>
              </table:table-cell>
              <table:table-cell office:value-type="float" office:value="1.85739387467038">
                <text:p>1.85739387467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637816576234">
                <text:p>357.637816576234</text:p>
              </table:table-cell>
              <table:table-cell office:value-type="float" office:value="3.28452903206926">
                <text:p>3.28452903206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7.870632776621">
                <text:p>357.870632776621</text:p>
              </table:table-cell>
              <table:table-cell office:value-type="float" office:value="3.09422325994819">
                <text:p>3.09422325994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109129019772">
                <text:p>358.109129019772</text:p>
              </table:table-cell>
              <table:table-cell office:value-type="float" office:value="2.63952729990706">
                <text:p>2.63952729990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.324137521617">
                <text:p>358.324137521617</text:p>
              </table:table-cell>
              <table:table-cell office:value-type="float" office:value="2.3834994455101">
                <text:p>2.3834994455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737115129867">
                <text:p>357.737115129867</text:p>
              </table:table-cell>
              <table:table-cell office:value-type="float" office:value="2.85835992719512">
                <text:p>2.85835992719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972623406467">
                <text:p>357.972623406467</text:p>
              </table:table-cell>
              <table:table-cell office:value-type="float" office:value="2.4912273157388">
                <text:p>2.4912273157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8.209464674718">
                <text:p>358.209464674718</text:p>
              </table:table-cell>
              <table:table-cell office:value-type="float" office:value="2.09503958397545">
                <text:p>2.09503958397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8.418550504997">
                <text:p>358.418550504997</text:p>
              </table:table-cell>
              <table:table-cell office:value-type="float" office:value="1.7846132251434">
                <text:p>1.7846132251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8.572140340587">
                <text:p>358.572140340587</text:p>
              </table:table-cell>
              <table:table-cell office:value-type="float" office:value="1.85696522949729">
                <text:p>1.856965229497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645283407687">
                <text:p>358.645283407687</text:p>
              </table:table-cell>
              <table:table-cell office:value-type="float" office:value="1.15428889624309">
                <text:p>1.15428889624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8.617290229814">
                <text:p>358.617290229814</text:p>
              </table:table-cell>
              <table:table-cell office:value-type="float" office:value="1.49509713228326">
                <text:p>1.49509713228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8.473177237471">
                <text:p>358.473177237471</text:p>
              </table:table-cell>
              <table:table-cell office:value-type="float" office:value="2.17330210085493">
                <text:p>2.173302100854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.654872494001">
                <text:p>358.654872494001</text:p>
              </table:table-cell>
              <table:table-cell office:value-type="float" office:value="1.62591003102716">
                <text:p>1.62591003102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8.714186269984">
                <text:p>358.714186269984</text:p>
              </table:table-cell>
              <table:table-cell office:value-type="float" office:value="1.86699434439652">
                <text:p>1.86699434439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8.66974486797">
                <text:p>358.66974486797</text:p>
              </table:table-cell>
              <table:table-cell office:value-type="float" office:value="1.36795505182818">
                <text:p>1.36795505182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.507528080116">
                <text:p>358.507528080116</text:p>
              </table:table-cell>
              <table:table-cell office:value-type="float" office:value="2.01261755090673">
                <text:p>2.01261755090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.735749062263">
                <text:p>358.735749062263</text:p>
              </table:table-cell>
              <table:table-cell office:value-type="float" office:value="1.30022354249377">
                <text:p>1.30022354249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8.780791632675">
                <text:p>358.780791632675</text:p>
              </table:table-cell>
              <table:table-cell office:value-type="float" office:value="1.49324241525028">
                <text:p>1.493242415250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8.719590678393">
                <text:p>358.719590678393</text:p>
              </table:table-cell>
              <table:table-cell office:value-type="float" office:value="1.80361579346936">
                <text:p>1.80361579346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.53911752207">
                <text:p>358.53911752207</text:p>
              </table:table-cell>
              <table:table-cell office:value-type="float" office:value="2.41380491410382">
                <text:p>2.41380491410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8.814697404711">
                <text:p>358.814697404711</text:p>
              </table:table-cell>
              <table:table-cell office:value-type="float" office:value="0.680527648655698">
                <text:p>0.6805276486556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8.845044282088">
                <text:p>358.845044282088</text:p>
              </table:table-cell>
              <table:table-cell office:value-type="float" office:value="0.941581636318006">
                <text:p>0.941581636318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8.766794370388">
                <text:p>358.766794370388</text:p>
              </table:table-cell>
              <table:table-cell office:value-type="float" office:value="1.38546500948723">
                <text:p>1.38546500948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.567937840784">
                <text:p>358.567937840784</text:p>
              </table:table-cell>
              <table:table-cell office:value-type="float" office:value="2.11016912362538">
                <text:p>2.110169123625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8.891647166131">
                <text:p>358.891647166131</text:p>
              </table:table-cell>
              <table:table-cell office:value-type="float" office:value="1.25895855657291">
                <text:p>1.25895855657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8.906891989034">
                <text:p>358.906891989034</text:p>
              </table:table-cell>
              <table:table-cell office:value-type="float" office:value="1.63714336568955">
                <text:p>1.63714336568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8.811326247241">
                <text:p>358.811326247241</text:p>
              </table:table-cell>
              <table:table-cell office:value-type="float" office:value="1.22184528049547">
                <text:p>1.22184528049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.593985338863">
                <text:p>358.593985338863</text:p>
              </table:table-cell>
              <table:table-cell office:value-type="float" office:value="1.95998937170953">
                <text:p>1.95998937170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.966530383214">
                <text:p>358.966530383214</text:p>
              </table:table-cell>
              <table:table-cell office:value-type="float" office:value="1.01917980844155">
                <text:p>1.01917980844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.966285607055">
                <text:p>358.966285607055</text:p>
              </table:table-cell>
              <table:table-cell office:value-type="float" office:value="1.31331927282736">
                <text:p>1.31331927282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853160283733">
                <text:p>358.853160283733</text:p>
              </table:table-cell>
              <table:table-cell office:value-type="float" office:value="1.80439577333163">
                <text:p>1.80439577333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8.617260387077">
                <text:p>358.617260387077</text:p>
              </table:table-cell>
              <table:table-cell office:value-type="float" office:value="1.6798556415597">
                <text:p>1.6798556415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9.039281590535">
                <text:p>359.039281590535</text:p>
              </table:table-cell>
              <table:table-cell office:value-type="float" office:value="0.669729443266988">
                <text:p>0.669729443266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9.023179168194">
                <text:p>359.023179168194</text:p>
              </table:table-cell>
              <table:table-cell office:value-type="float" office:value="1.07843841833528">
                <text:p>1.07843841833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8.892274199448">
                <text:p>358.892274199448</text:p>
              </table:table-cell>
              <table:table-cell office:value-type="float" office:value="1.64972463622689">
                <text:p>1.64972463622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.637767461242">
                <text:p>358.637767461242</text:p>
              </table:table-cell>
              <table:table-cell office:value-type="float" office:value="2.39467152499128">
                <text:p>2.39467152499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9.10983792555">
                <text:p>359.10983792555</text:p>
              </table:table-cell>
              <table:table-cell office:value-type="float" office:value="0.327367541613057">
                <text:p>0.327367541613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.077529976533">
                <text:p>359.077529976533</text:p>
              </table:table-cell>
              <table:table-cell office:value-type="float" office:value="0.732443770510145">
                <text:p>0.73244377051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.928649527573">
                <text:p>358.928649527573</text:p>
              </table:table-cell>
              <table:table-cell office:value-type="float" office:value="1.28274744388182">
                <text:p>1.28274744388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.655515172553">
                <text:p>358.655515172553</text:p>
              </table:table-cell>
              <table:table-cell office:value-type="float" office:value="2.08765670820139">
                <text:p>2.087656708201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9.178139232686">
                <text:p>359.178139232686</text:p>
              </table:table-cell>
              <table:table-cell office:value-type="float" office:value="0.817090490134433">
                <text:p>0.817090490134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9.129298698755">
                <text:p>359.129298698755</text:p>
              </table:table-cell>
              <table:table-cell office:value-type="float" office:value="1.15023470809683">
                <text:p>1.15023470809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8.962271678808">
                <text:p>358.962271678808</text:p>
              </table:table-cell>
              <table:table-cell office:value-type="float" office:value="1.74502502754331">
                <text:p>1.745025027543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.670516291089">
                <text:p>358.670516291089</text:p>
              </table:table-cell>
              <table:table-cell office:value-type="float" office:value="1.60034916037694">
                <text:p>1.60034916037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.244128166144">
                <text:p>359.244128166144</text:p>
              </table:table-cell>
              <table:table-cell office:value-type="float" office:value="0.355478306068107">
                <text:p>0.3554783060681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178449451734">
                <text:p>359.178449451734</text:p>
              </table:table-cell>
              <table:table-cell office:value-type="float" office:value="0.898342103231698">
                <text:p>0.8983421032316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8.993130000146">
                <text:p>358.993130000146</text:p>
              </table:table-cell>
              <table:table-cell office:value-type="float" office:value="1.50310071010608">
                <text:p>1.50310071010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.682787762341">
                <text:p>358.682787762341</text:p>
              </table:table-cell>
              <table:table-cell office:value-type="float" office:value="1.53260703117121">
                <text:p>1.53260703117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307750291211">
                <text:p>359.307750291211</text:p>
              </table:table-cell>
              <table:table-cell office:value-type="float" office:value="0.267374796443619">
                <text:p>0.267374796443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224949886679">
                <text:p>359.224949886679</text:p>
              </table:table-cell>
              <table:table-cell office:value-type="float" office:value="0.768269239924848">
                <text:p>0.768269239924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9.021217828114">
                <text:p>359.021217828114</text:p>
              </table:table-cell>
              <table:table-cell office:value-type="float" office:value="1.54850362148136">
                <text:p>1.54850362148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8.692350716509">
                <text:p>358.692350716509</text:p>
              </table:table-cell>
              <table:table-cell office:value-type="float" office:value="2.40927699673921">
                <text:p>2.40927699673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.368954183828">
                <text:p>359.368954183828</text:p>
              </table:table-cell>
              <table:table-cell office:value-type="float" office:value="-0.014099670574069">
                <text:p>-0.014099670574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9.268771269658">
                <text:p>359.268771269658</text:p>
              </table:table-cell>
              <table:table-cell office:value-type="float" office:value="0.47649856749922">
                <text:p>0.476498567499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046532536321">
                <text:p>359.046532536321</text:p>
              </table:table-cell>
              <table:table-cell office:value-type="float" office:value="0.997751482296735">
                <text:p>0.997751482296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8.699230470268">
                <text:p>358.699230470268</text:p>
              </table:table-cell>
              <table:table-cell office:value-type="float" office:value="1.94686239061411">
                <text:p>1.94686239061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427691528191">
                <text:p>359.427691528191</text:p>
              </table:table-cell>
              <table:table-cell office:value-type="float" office:value="0.485797079163604">
                <text:p>0.4857970791636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309888558012">
                <text:p>359.309888558012</text:p>
              </table:table-cell>
              <table:table-cell office:value-type="float" office:value="0.91449759551324">
                <text:p>0.91449759551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069075576949">
                <text:p>359.069075576949</text:p>
              </table:table-cell>
              <table:table-cell office:value-type="float" office:value="1.65901955263689">
                <text:p>1.65901955263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8.703456520984">
                <text:p>358.703456520984</text:p>
              </table:table-cell>
              <table:table-cell office:value-type="float" office:value="1.58685783355031">
                <text:p>1.586857833550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9.483917211967">
                <text:p>359.483917211967</text:p>
              </table:table-cell>
              <table:table-cell office:value-type="float" office:value="0.033439950319007">
                <text:p>0.0334399503190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.348280472531">
                <text:p>359.348280472531</text:p>
              </table:table-cell>
              <table:table-cell office:value-type="float" office:value="0.682057288824581">
                <text:p>0.6820572888245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088852515858">
                <text:p>359.088852515858</text:p>
              </table:table-cell>
              <table:table-cell office:value-type="float" office:value="1.36547580896877">
                <text:p>1.36547580896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8.705062533028">
                <text:p>358.705062533028</text:p>
              </table:table-cell>
              <table:table-cell office:value-type="float" office:value="2.37075039243791">
                <text:p>2.37075039243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.537589419066">
                <text:p>359.537589419066</text:p>
              </table:table-cell>
              <table:table-cell office:value-type="float" office:value="-0.146486883866601">
                <text:p>-0.146486883866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.383929564995">
                <text:p>359.383929564995</text:p>
              </table:table-cell>
              <table:table-cell office:value-type="float" office:value="0.303962994017638">
                <text:p>0.303962994017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105873061156">
                <text:p>359.105873061156</text:p>
              </table:table-cell>
              <table:table-cell office:value-type="float" office:value="1.15861570660491">
                <text:p>1.158615706604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8.704086316223">
                <text:p>358.704086316223</text:p>
              </table:table-cell>
              <table:table-cell office:value-type="float" office:value="2.16502062417567">
                <text:p>2.16502062417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588669719463">
                <text:p>359.588669719463</text:p>
              </table:table-cell>
              <table:table-cell office:value-type="float" office:value="0.520685462746769">
                <text:p>0.5206854627467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416822280725">
                <text:p>359.416822280725</text:p>
              </table:table-cell>
              <table:table-cell office:value-type="float" office:value="0.263331258669496">
                <text:p>0.263331258669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120151084935">
                <text:p>359.120151084935</text:p>
              </table:table-cell>
              <table:table-cell office:value-type="float" office:value="0.97159661736805">
                <text:p>0.97159661736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.700569796097">
                <text:p>358.700569796097</text:p>
              </table:table-cell>
              <table:table-cell office:value-type="float" office:value="1.97781020426191">
                <text:p>1.977810204261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63712315592">
                <text:p>359.63712315592</text:p>
              </table:table-cell>
              <table:table-cell office:value-type="float" office:value="0.3846182533307">
                <text:p>0.3846182533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446949015935">
                <text:p>359.446949015935</text:p>
              </table:table-cell>
              <table:table-cell office:value-type="float" office:value="0.868279281072319">
                <text:p>0.868279281072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131704637838">
                <text:p>359.131704637838</text:p>
              </table:table-cell>
              <table:table-cell office:value-type="float" office:value="0.770905288169161">
                <text:p>0.7709052881691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8.694558976057">
                <text:p>358.694558976057</text:p>
              </table:table-cell>
              <table:table-cell office:value-type="float" office:value="1.72558947454672">
                <text:p>1.725589474546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682918327155">
                <text:p>359.682918327155</text:p>
              </table:table-cell>
              <table:table-cell office:value-type="float" office:value="-0.196694960817695">
                <text:p>-0.1966949608176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474304169546">
                <text:p>359.474304169546</text:p>
              </table:table-cell>
              <table:table-cell office:value-type="float" office:value="0.418593697133474">
                <text:p>0.418593697133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140555956418">
                <text:p>359.140555956418</text:p>
              </table:table-cell>
              <table:table-cell office:value-type="float" office:value="1.0980250792345">
                <text:p>1.0980250792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8.686103891239">
                <text:p>358.686103891239</text:p>
              </table:table-cell>
              <table:table-cell office:value-type="float" office:value="2.13315828272607">
                <text:p>2.13315828272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726027467335">
                <text:p>359.726027467335</text:p>
              </table:table-cell>
              <table:table-cell office:value-type="float" office:value="-0.456922824378125">
                <text:p>-0.4569228243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498886189098">
                <text:p>359.498886189098</text:p>
              </table:table-cell>
              <table:table-cell office:value-type="float" office:value="0.0723987834062427">
                <text:p>0.0723987834062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146731462924">
                <text:p>359.146731462924</text:p>
              </table:table-cell>
              <table:table-cell office:value-type="float" office:value="1.00276965938974">
                <text:p>1.002769659389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.67525855404">
                <text:p>358.67525855404</text:p>
              </table:table-cell>
              <table:table-cell office:value-type="float" office:value="2.13364677107893">
                <text:p>2.13364677107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66426521435">
                <text:p>359.766426521435</text:p>
              </table:table-cell>
              <table:table-cell office:value-type="float" office:value="0.261941669043154">
                <text:p>0.261941669043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20697610604">
                <text:p>359.520697610604</text:p>
              </table:table-cell>
              <table:table-cell office:value-type="float" office:value="0.129490799619816">
                <text:p>0.1294907996198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150261757473">
                <text:p>359.150261757473</text:p>
              </table:table-cell>
              <table:table-cell office:value-type="float" office:value="0.943283234955743">
                <text:p>0.9432832349557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8.662080891344">
                <text:p>358.662080891344</text:p>
              </table:table-cell>
              <table:table-cell office:value-type="float" office:value="1.96851612790488">
                <text:p>1.96851612790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4095216167">
                <text:p>359.804095216167</text:p>
              </table:table-cell>
              <table:table-cell office:value-type="float" office:value="0.192918077926151">
                <text:p>0.1929180779261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39745091963">
                <text:p>359.539745091963</text:p>
              </table:table-cell>
              <table:table-cell office:value-type="float" office:value="0.648005198454484">
                <text:p>0.648005198454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151181602243">
                <text:p>359.151181602243</text:p>
              </table:table-cell>
              <table:table-cell office:value-type="float" office:value="1.54437400319148">
                <text:p>1.54437400319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8.646632673459">
                <text:p>358.646632673459</text:p>
              </table:table-cell>
              <table:table-cell office:value-type="float" office:value="1.68755930732004">
                <text:p>1.68755930732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39017126245">
                <text:p>359.839017126245</text:p>
              </table:table-cell>
              <table:table-cell office:value-type="float" office:value="-0.339292122400366">
                <text:p>-0.339292122400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56039439757">
                <text:p>359.556039439757</text:p>
              </table:table-cell>
              <table:table-cell office:value-type="float" office:value="0.394416796858422">
                <text:p>0.3944167968584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149529897788">
                <text:p>359.149529897788</text:p>
              </table:table-cell>
              <table:table-cell office:value-type="float" office:value="1.18918087740894">
                <text:p>1.18918087740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8.628979434607">
                <text:p>358.628979434607</text:p>
              </table:table-cell>
              <table:table-cell office:value-type="float" office:value="2.19890170823783">
                <text:p>2.19890170823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71179735631">
                <text:p>359.871179735631</text:p>
              </table:table-cell>
              <table:table-cell office:value-type="float" office:value="-0.551636961870827">
                <text:p>-0.551636961870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69595629062">
                <text:p>359.569595629062</text:p>
              </table:table-cell>
              <table:table-cell office:value-type="float" office:value="0.026872931048274">
                <text:p>0.0268729310482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145349651202">
                <text:p>359.145349651202</text:p>
              </table:table-cell>
              <table:table-cell office:value-type="float" office:value="0.95250684057828">
                <text:p>0.95250684057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8.609190385327">
                <text:p>358.609190385327</text:p>
              </table:table-cell>
              <table:table-cell office:value-type="float" office:value="2.10233515151776">
                <text:p>2.10233515151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900574493401">
                <text:p>359.900574493401</text:p>
              </table:table-cell>
              <table:table-cell office:value-type="float" office:value="-0.0360461125383154">
                <text:p>-0.0360461125383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580432816197">
                <text:p>359.580432816197</text:p>
              </table:table-cell>
              <table:table-cell office:value-type="float" office:value="0.703526369296014">
                <text:p>0.703526369296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138687936051">
                <text:p>359.138687936051</text:p>
              </table:table-cell>
              <table:table-cell office:value-type="float" office:value="0.667485632118769">
                <text:p>0.6674856321187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8.587338316617">
                <text:p>358.587338316617</text:p>
              </table:table-cell>
              <table:table-cell office:value-type="float" office:value="1.72265180305112">
                <text:p>1.722651803051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27196864045">
                <text:p>359.927196864045</text:p>
              </table:table-cell>
              <table:table-cell office:value-type="float" office:value="-0.0594303123652935">
                <text:p>-0.0594303123652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588574344077">
                <text:p>359.588574344077</text:p>
              </table:table-cell>
              <table:table-cell office:value-type="float" office:value="0.574201342067681">
                <text:p>0.574201342067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129595844031">
                <text:p>359.129595844031</text:p>
              </table:table-cell>
              <table:table-cell office:value-type="float" office:value="1.52558178955223">
                <text:p>1.52558178955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8.563499496153">
                <text:p>358.563499496153</text:p>
              </table:table-cell>
              <table:table-cell office:value-type="float" office:value="1.79297804145608">
                <text:p>1.79297804145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7.911418913596">
                <text:p>357.911418913596</text:p>
              </table:table-cell>
              <table:table-cell office:value-type="float" office:value="2.66559159080498">
                <text:p>2.66559159080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.201054967181">
                <text:p>357.201054967181</text:p>
              </table:table-cell>
              <table:table-cell office:value-type="float" office:value="3.37190907471813">
                <text:p>3.371909074718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6.46467195506">
                <text:p>356.46467195506</text:p>
              </table:table-cell>
              <table:table-cell office:value-type="float" office:value="3.59942875569686">
                <text:p>3.599428755696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5.73659985931">
                <text:p>355.73659985931</text:p>
              </table:table-cell>
              <table:table-cell office:value-type="float" office:value="3.52833025518339">
                <text:p>3.528330255183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7.875133403737">
                <text:p>357.875133403737</text:p>
              </table:table-cell>
              <table:table-cell office:value-type="float" office:value="2.36175265081692">
                <text:p>2.36175265081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7.158787460136">
                <text:p>357.158787460136</text:p>
              </table:table-cell>
              <table:table-cell office:value-type="float" office:value="2.81120830576401">
                <text:p>2.81120830576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6.42145340076">
                <text:p>356.42145340076</text:p>
              </table:table-cell>
              <table:table-cell office:value-type="float" office:value="2.99337392847519">
                <text:p>2.99337392847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5.697537041103">
                <text:p>355.697537041103</text:p>
              </table:table-cell>
              <table:table-cell office:value-type="float" office:value="3.25707484106533">
                <text:p>3.257074841065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7.837656047439">
                <text:p>357.837656047439</text:p>
              </table:table-cell>
              <table:table-cell office:value-type="float" office:value="2.84828572138213">
                <text:p>2.848285721382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7.116054317196">
                <text:p>357.116054317196</text:p>
              </table:table-cell>
              <table:table-cell office:value-type="float" office:value="3.50763945374638">
                <text:p>3.50763945374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6.378532529851">
                <text:p>356.378532529851</text:p>
              </table:table-cell>
              <table:table-cell office:value-type="float" office:value="3.79482641560026">
                <text:p>3.79482641560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5.65951147246">
                <text:p>355.65951147246</text:p>
              </table:table-cell>
              <table:table-cell office:value-type="float" office:value="2.93453876767308">
                <text:p>2.934538767673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7.799090012363">
                <text:p>357.799090012363</text:p>
              </table:table-cell>
              <table:table-cell office:value-type="float" office:value="2.82505166297778">
                <text:p>2.825051662977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7.072967974681">
                <text:p>357.072967974681</text:p>
              </table:table-cell>
              <table:table-cell office:value-type="float" office:value="3.42773421911988">
                <text:p>3.427734219119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6.336022111749">
                <text:p>356.336022111749</text:p>
              </table:table-cell>
              <table:table-cell office:value-type="float" office:value="3.67017688520718">
                <text:p>3.670176885207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5.622627282759">
                <text:p>355.622627282759</text:p>
              </table:table-cell>
              <table:table-cell office:value-type="float" office:value="3.01016536261886">
                <text:p>3.01016536261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7.759540377104">
                <text:p>357.759540377104</text:p>
              </table:table-cell>
              <table:table-cell office:value-type="float" office:value="2.53357620176394">
                <text:p>2.53357620176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7.029641495648">
                <text:p>357.029641495648</text:p>
              </table:table-cell>
              <table:table-cell office:value-type="float" office:value="3.11300562834367">
                <text:p>3.11300562834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6.294034187765">
                <text:p>356.294034187765</text:p>
              </table:table-cell>
              <table:table-cell office:value-type="float" office:value="3.42744396079797">
                <text:p>3.427443960797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5.586986600425">
                <text:p>355.586986600425</text:p>
              </table:table-cell>
              <table:table-cell office:value-type="float" office:value="3.52501002990175">
                <text:p>3.52501002990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7.719113950779">
                <text:p>357.719113950779</text:p>
              </table:table-cell>
              <table:table-cell office:value-type="float" office:value="2.34038198692724">
                <text:p>2.340381986927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6.986188369606">
                <text:p>356.986188369606</text:p>
              </table:table-cell>
              <table:table-cell office:value-type="float" office:value="2.87994617479853">
                <text:p>2.87994617479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6.252679873379">
                <text:p>356.252679873379</text:p>
              </table:table-cell>
              <table:table-cell office:value-type="float" office:value="3.04960664198734">
                <text:p>3.049606641987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5.552689379935">
                <text:p>355.552689379935</text:p>
              </table:table-cell>
              <table:table-cell office:value-type="float" office:value="3.37840885855257">
                <text:p>3.37840885855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7.677919088359">
                <text:p>357.677919088359</text:p>
              </table:table-cell>
              <table:table-cell office:value-type="float" office:value="2.95365393161774">
                <text:p>2.953653931617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6.942722310999">
                <text:p>356.942722310999</text:p>
              </table:table-cell>
              <table:table-cell office:value-type="float" office:value="3.48669282533228">
                <text:p>3.48669282533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212069162789">
                <text:p>356.212069162789</text:p>
              </table:table-cell>
              <table:table-cell office:value-type="float" office:value="3.81127065233886">
                <text:p>3.81127065233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5.519833233928">
                <text:p>355.519833233928</text:p>
              </table:table-cell>
              <table:table-cell office:value-type="float" office:value="2.89464860316366">
                <text:p>2.89464860316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7.636065502104">
                <text:p>357.636065502104</text:p>
              </table:table-cell>
              <table:table-cell office:value-type="float" office:value="2.55657120037358">
                <text:p>2.55657120037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6.899357057295">
                <text:p>356.899357057295</text:p>
              </table:table-cell>
              <table:table-cell office:value-type="float" office:value="3.09969230135903">
                <text:p>3.099692301359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.17231073624">
                <text:p>356.17231073624</text:p>
              </table:table-cell>
              <table:table-cell office:value-type="float" office:value="3.32866882160306">
                <text:p>3.328668821603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.488513271179">
                <text:p>355.488513271179</text:p>
              </table:table-cell>
              <table:table-cell office:value-type="float" office:value="3.74797155009583">
                <text:p>3.747971550095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7.593664069619">
                <text:p>357.593664069619</text:p>
              </table:table-cell>
              <table:table-cell office:value-type="float" office:value="2.3906392211793">
                <text:p>2.3906392211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6.856206166835">
                <text:p>356.856206166835</text:p>
              </table:table-cell>
              <table:table-cell office:value-type="float" office:value="2.96036670904141">
                <text:p>2.960366709041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6.133511770714">
                <text:p>356.133511770714</text:p>
              </table:table-cell>
              <table:table-cell office:value-type="float" office:value="3.35966229648329">
                <text:p>3.35966229648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.458821940509">
                <text:p>355.458821940509</text:p>
              </table:table-cell>
              <table:table-cell office:value-type="float" office:value="3.55424877023324">
                <text:p>3.554248770233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7.550826639037">
                <text:p>357.550826639037</text:p>
              </table:table-cell>
              <table:table-cell office:value-type="float" office:value="2.32235510111786">
                <text:p>2.322355101117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6.813382817308">
                <text:p>356.813382817308</text:p>
              </table:table-cell>
              <table:table-cell office:value-type="float" office:value="2.91844624839723">
                <text:p>2.918446248397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6.095777754249">
                <text:p>356.095777754249</text:p>
              </table:table-cell>
              <table:table-cell office:value-type="float" office:value="3.10374270670582">
                <text:p>3.103742706705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5.430848881181">
                <text:p>355.430848881181</text:p>
              </table:table-cell>
              <table:table-cell office:value-type="float" office:value="3.38765527447686">
                <text:p>3.38765527447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7.507665831668">
                <text:p>357.507665831668</text:p>
              </table:table-cell>
              <table:table-cell office:value-type="float" office:value="2.84320650284644">
                <text:p>2.843206502846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6.770999605051">
                <text:p>356.770999605051</text:p>
              </table:table-cell>
              <table:table-cell office:value-type="float" office:value="3.28196910477709">
                <text:p>3.281969104777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6.059212304602">
                <text:p>356.059212304602</text:p>
              </table:table-cell>
              <table:table-cell office:value-type="float" office:value="3.58536874572746">
                <text:p>3.58536874572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5.404680779943">
                <text:p>355.404680779943</text:p>
              </table:table-cell>
              <table:table-cell office:value-type="float" office:value="3.75568049703725">
                <text:p>3.755680497037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7.464294842801">
                <text:p>357.464294842801</text:p>
              </table:table-cell>
              <table:table-cell office:value-type="float" office:value="2.41967069916427">
                <text:p>2.419670699164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6.729168345868">
                <text:p>356.729168345868</text:p>
              </table:table-cell>
              <table:table-cell office:value-type="float" office:value="2.98394858010579">
                <text:p>2.983948580105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6.023916992378">
                <text:p>356.023916992378</text:p>
              </table:table-cell>
              <table:table-cell office:value-type="float" office:value="3.20397061808035">
                <text:p>3.203970618080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5.3804012351">
                <text:p>355.3804012351</text:p>
              </table:table-cell>
              <table:table-cell office:value-type="float" office:value="3.57414088060614">
                <text:p>3.574140880606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7.420827240978">
                <text:p>357.420827240978</text:p>
              </table:table-cell>
              <table:table-cell office:value-type="float" office:value="2.27654720644932">
                <text:p>2.276547206449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6.687999877873">
                <text:p>356.687999877873</text:p>
              </table:table-cell>
              <table:table-cell office:value-type="float" office:value="2.78237424930558">
                <text:p>2.782374249305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5.989991169343">
                <text:p>355.989991169343</text:p>
              </table:table-cell>
              <table:table-cell office:value-type="float" office:value="3.15062249370385">
                <text:p>3.150622493703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.358090627799">
                <text:p>355.358090627799</text:p>
              </table:table-cell>
              <table:table-cell office:value-type="float" office:value="3.33386126195546">
                <text:p>3.33386126195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7.377376766393">
                <text:p>357.377376766393</text:p>
              </table:table-cell>
              <table:table-cell office:value-type="float" office:value="2.93862405687105">
                <text:p>2.93862405687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6.647603866645">
                <text:p>356.647603866645</text:p>
              </table:table-cell>
              <table:table-cell office:value-type="float" office:value="3.50188054540195">
                <text:p>3.501880545401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5.957531802041">
                <text:p>355.957531802041</text:p>
              </table:table-cell>
              <table:table-cell office:value-type="float" office:value="2.82471639011055">
                <text:p>2.82471639011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5.337826000844">
                <text:p>355.337826000844</text:p>
              </table:table-cell>
              <table:table-cell office:value-type="float" office:value="3.15069168433547">
                <text:p>3.15069168433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7.334057128799">
                <text:p>357.334057128799</text:p>
              </table:table-cell>
              <table:table-cell office:value-type="float" office:value="2.82234444411006">
                <text:p>2.82234444411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6.608088613495">
                <text:p>356.608088613495</text:p>
              </table:table-cell>
              <table:table-cell office:value-type="float" office:value="3.22541620710399">
                <text:p>3.225416207103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5.926633311285">
                <text:p>355.926633311285</text:p>
              </table:table-cell>
              <table:table-cell office:value-type="float" office:value="3.53397090383805">
                <text:p>3.533970903838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5.319680945098">
                <text:p>355.319680945098</text:p>
              </table:table-cell>
              <table:table-cell office:value-type="float" office:value="2.77385954954661">
                <text:p>2.77385954954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7.290981805533">
                <text:p>357.290981805533</text:p>
              </table:table-cell>
              <table:table-cell office:value-type="float" office:value="2.4191404847661">
                <text:p>2.41914048476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6.569560866977">
                <text:p>356.569560866977</text:p>
              </table:table-cell>
              <table:table-cell office:value-type="float" office:value="2.92758135462645">
                <text:p>2.927581354626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5.897387417783">
                <text:p>355.897387417783</text:p>
              </table:table-cell>
              <table:table-cell office:value-type="float" office:value="3.09444153739605">
                <text:p>3.09444153739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5.303725493893">
                <text:p>355.303725493893</text:p>
              </table:table-cell>
              <table:table-cell office:value-type="float" office:value="3.26099026401062">
                <text:p>3.26099026401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7.248263840109">
                <text:p>357.248263840109</text:p>
              </table:table-cell>
              <table:table-cell office:value-type="float" office:value="2.90376750018913">
                <text:p>2.90376750018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.532125638397">
                <text:p>356.532125638397</text:p>
              </table:table-cell>
              <table:table-cell office:value-type="float" office:value="3.29963225638494">
                <text:p>3.29963225638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5.869882994249">
                <text:p>355.869882994249</text:p>
              </table:table-cell>
              <table:table-cell office:value-type="float" office:value="2.66386595391668">
                <text:p>2.66386595391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5.290026025319">
                <text:p>355.290026025319</text:p>
              </table:table-cell>
              <table:table-cell office:value-type="float" office:value="2.91146278299857">
                <text:p>2.911462782998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7.206015641917">
                <text:p>357.206015641917</text:p>
              </table:table-cell>
              <table:table-cell office:value-type="float" office:value="2.6759722197894">
                <text:p>2.6759722197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6.495886021559">
                <text:p>356.495886021559</text:p>
              </table:table-cell>
              <table:table-cell office:value-type="float" office:value="3.20782055030577">
                <text:p>3.20782055030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5.84420592427">
                <text:p>355.84420592427</text:p>
              </table:table-cell>
              <table:table-cell office:value-type="float" office:value="2.55834417324513">
                <text:p>2.55834417324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5.278645172718">
                <text:p>355.278645172718</text:p>
              </table:table-cell>
              <table:table-cell office:value-type="float" office:value="2.8164330428699">
                <text:p>2.81643304286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7.164348787502">
                <text:p>357.164348787502</text:p>
              </table:table-cell>
              <table:table-cell office:value-type="float" office:value="2.64382831554394">
                <text:p>2.643828315543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6.460943017254">
                <text:p>356.460943017254</text:p>
              </table:table-cell>
              <table:table-cell office:value-type="float" office:value="3.07673363341019">
                <text:p>3.076733633410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5.820438968263">
                <text:p>355.820438968263</text:p>
              </table:table-cell>
              <table:table-cell office:value-type="float" office:value="3.26902028918266">
                <text:p>3.26902028918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5.269641743382">
                <text:p>355.269641743382</text:p>
              </table:table-cell>
              <table:table-cell office:value-type="float" office:value="2.40885820169933">
                <text:p>2.408858201699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7.123373823961">
                <text:p>357.123373823961</text:p>
              </table:table-cell>
              <table:table-cell office:value-type="float" office:value="2.14040601416491">
                <text:p>2.14040601416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6.427395362909">
                <text:p>356.427395362909</text:p>
              </table:table-cell>
              <table:table-cell office:value-type="float" office:value="2.53930294304155">
                <text:p>2.539302943041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5.798661636729">
                <text:p>355.798661636729</text:p>
              </table:table-cell>
              <table:table-cell office:value-type="float" office:value="2.74543228466064">
                <text:p>2.74543228466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5.263070645545">
                <text:p>355.263070645545</text:p>
              </table:table-cell>
              <table:table-cell office:value-type="float" office:value="2.84685450431425">
                <text:p>2.8468545043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7.083200074897">
                <text:p>357.083200074897</text:p>
              </table:table-cell>
              <table:table-cell office:value-type="float" office:value="2.7237758274423">
                <text:p>2.72377582744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6.395339367752">
                <text:p>356.395339367752</text:p>
              </table:table-cell>
              <table:table-cell office:value-type="float" office:value="3.08681346697267">
                <text:p>3.08681346697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5.778950071051">
                <text:p>355.778950071051</text:p>
              </table:table-cell>
              <table:table-cell office:value-type="float" office:value="2.29552974214312">
                <text:p>2.295529742143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.258982823711">
                <text:p>355.258982823711</text:p>
              </table:table-cell>
              <table:table-cell office:value-type="float" office:value="2.44705487973988">
                <text:p>2.447054879739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7.04393544949">
                <text:p>357.04393544949</text:p>
              </table:table-cell>
              <table:table-cell office:value-type="float" office:value="2.44367981865071">
                <text:p>2.443679818650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6.364868753878">
                <text:p>356.364868753878</text:p>
              </table:table-cell>
              <table:table-cell office:value-type="float" office:value="2.83558116294444">
                <text:p>2.8355811629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5.761376932016">
                <text:p>355.761376932016</text:p>
              </table:table-cell>
              <table:table-cell office:value-type="float" office:value="3.04402590810787">
                <text:p>3.044025908107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5.257425202303">
                <text:p>355.257425202303</text:p>
              </table:table-cell>
              <table:table-cell office:value-type="float" office:value="2.10129897284787">
                <text:p>2.101298972847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7.005686255024">
                <text:p>357.005686255024</text:p>
              </table:table-cell>
              <table:table-cell office:value-type="float" office:value="2.14153710810933">
                <text:p>2.141537108109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6.33607450355">
                <text:p>356.33607450355</text:p>
              </table:table-cell>
              <table:table-cell office:value-type="float" office:value="2.52696489705704">
                <text:p>2.526964897057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5.746011296258">
                <text:p>355.746011296258</text:p>
              </table:table-cell>
              <table:table-cell office:value-type="float" office:value="2.67408379504923">
                <text:p>2.67408379504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.258440637647">
                <text:p>355.258440637647</text:p>
              </table:table-cell>
              <table:table-cell office:value-type="float" office:value="2.75165493879467">
                <text:p>2.751654938794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.96855701346">
                <text:p>356.96855701346</text:p>
              </table:table-cell>
              <table:table-cell office:value-type="float" office:value="1.93378364527598">
                <text:p>1.933783645275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6.309044713071">
                <text:p>356.309044713071</text:p>
              </table:table-cell>
              <table:table-cell office:value-type="float" office:value="2.22737949667498">
                <text:p>2.22737949667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5.732918560729">
                <text:p>355.732918560729</text:p>
              </table:table-cell>
              <table:table-cell office:value-type="float" office:value="2.41066929383669">
                <text:p>2.410669293836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5.262067878222">
                <text:p>355.262067878222</text:p>
              </table:table-cell>
              <table:table-cell office:value-type="float" office:value="2.38210562255699">
                <text:p>2.382105622556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6.9326502824">
                <text:p>356.9326502824</text:p>
              </table:table-cell>
              <table:table-cell office:value-type="float" office:value="2.57854628178757">
                <text:p>2.578546281787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6.283864453505">
                <text:p>356.283864453505</text:p>
              </table:table-cell>
              <table:table-cell office:value-type="float" office:value="1.90330979565624">
                <text:p>1.903309795656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5.722160355348">
                <text:p>355.722160355348</text:p>
              </table:table-cell>
              <table:table-cell office:value-type="float" office:value="1.83723755099345">
                <text:p>1.837237550993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5.268341533119">
                <text:p>355.268341533119</text:p>
              </table:table-cell>
              <table:table-cell office:value-type="float" office:value="1.70189840381499">
                <text:p>1.701898403814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6.898066480912">
                <text:p>356.898066480912</text:p>
              </table:table-cell>
              <table:table-cell office:value-type="float" office:value="1.97565112891607">
                <text:p>1.975651128916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6.260615638535">
                <text:p>356.260615638535</text:p>
              </table:table-cell>
              <table:table-cell office:value-type="float" office:value="2.16299217182677">
                <text:p>2.162992171826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5.713794463886">
                <text:p>355.713794463886</text:p>
              </table:table-cell>
              <table:table-cell office:value-type="float" office:value="2.31241878168657">
                <text:p>2.312418781686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5.277292048613">
                <text:p>355.277292048613</text:p>
              </table:table-cell>
              <table:table-cell office:value-type="float" office:value="2.25389128306415">
                <text:p>2.25389128306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6.86490372059">
                <text:p>356.86490372059</text:p>
              </table:table-cell>
              <table:table-cell office:value-type="float" office:value="1.66663284925744">
                <text:p>1.666632849257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6.239376899686">
                <text:p>356.239376899686</text:p>
              </table:table-cell>
              <table:table-cell office:value-type="float" office:value="2.02309669111855">
                <text:p>2.023096691118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5.707874753154">
                <text:p>355.707874753154</text:p>
              </table:table-cell>
              <table:table-cell office:value-type="float" office:value="2.0033696659375">
                <text:p>2.003369665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5.288945692716">
                <text:p>355.288945692716</text:p>
              </table:table-cell>
              <table:table-cell office:value-type="float" office:value="1.95622780488338">
                <text:p>1.956227804883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6.833257642242">
                <text:p>356.833257642242</text:p>
              </table:table-cell>
              <table:table-cell office:value-type="float" office:value="1.6014114851132">
                <text:p>1.60141148511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6.220223469151">
                <text:p>356.220223469151</text:p>
              </table:table-cell>
              <table:table-cell office:value-type="float" office:value="1.72540959191974">
                <text:p>1.725409591919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5.704451110533">
                <text:p>355.704451110533</text:p>
              </table:table-cell>
              <table:table-cell office:value-type="float" office:value="1.75245639414061">
                <text:p>1.75245639414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5.303324547588">
                <text:p>355.303324547588</text:p>
              </table:table-cell>
              <table:table-cell office:value-type="float" office:value="1.5356733907247">
                <text:p>1.53567339072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6.803221258576">
                <text:p>356.803221258576</text:p>
              </table:table-cell>
              <table:table-cell office:value-type="float" office:value="2.03830340399873">
                <text:p>2.038303403998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6.20322707039">
                <text:p>356.20322707039</text:p>
              </table:table-cell>
              <table:table-cell office:value-type="float" office:value="2.2618491119938">
                <text:p>2.26184911199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5.70356938983">
                <text:p>355.70356938983</text:p>
              </table:table-cell>
              <table:table-cell office:value-type="float" office:value="1.17726875678636">
                <text:p>1.17726875678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5.320446509629">
                <text:p>355.320446509629</text:p>
              </table:table-cell>
              <table:table-cell office:value-type="float" office:value="0.944278987008147">
                <text:p>0.9442789870081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6.774884803204">
                <text:p>356.774884803204</text:p>
              </table:table-cell>
              <table:table-cell office:value-type="float" office:value="1.67736624868121">
                <text:p>1.67736624868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6.188455816674">
                <text:p>356.188455816674</text:p>
              </table:table-cell>
              <table:table-cell office:value-type="float" office:value="1.69948095676955">
                <text:p>1.699480956769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5.705271365447">
                <text:p>355.705271365447</text:p>
              </table:table-cell>
              <table:table-cell office:value-type="float" office:value="1.67063125106506">
                <text:p>1.670631251065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5.340325297069">
                <text:p>355.340325297069</text:p>
              </table:table-cell>
              <table:table-cell office:value-type="float" office:value="0.534371304442175">
                <text:p>0.534371304442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6.748335586297">
                <text:p>356.748335586297</text:p>
              </table:table-cell>
              <table:table-cell office:value-type="float" office:value="1.26041103794705">
                <text:p>1.26041103794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6.175974117721">
                <text:p>356.175974117721</text:p>
              </table:table-cell>
              <table:table-cell office:value-type="float" office:value="1.41386629943736">
                <text:p>1.41386629943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5.709594694813">
                <text:p>355.709594694813</text:p>
              </table:table-cell>
              <table:table-cell office:value-type="float" office:value="1.20061053277459">
                <text:p>1.20061053277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5.36297046486">
                <text:p>355.36297046486</text:p>
              </table:table-cell>
              <table:table-cell office:value-type="float" office:value="0.86686887301039">
                <text:p>0.866868873010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6.723657857169">
                <text:p>356.723657857169</text:p>
              </table:table-cell>
              <table:table-cell office:value-type="float" office:value="1.82934789580759">
                <text:p>1.829347895807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6.165842594503">
                <text:p>356.165842594503</text:p>
              </table:table-cell>
              <table:table-cell office:value-type="float" office:value="1.83074184297584">
                <text:p>1.83074184297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5.716572888996">
                <text:p>355.716572888996</text:p>
              </table:table-cell>
              <table:table-cell office:value-type="float" office:value="0.827185122761875">
                <text:p>0.8271851227618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5.388387426633">
                <text:p>355.388387426633</text:p>
              </table:table-cell>
              <table:table-cell office:value-type="float" office:value="0.677923231385648">
                <text:p>0.6779232313856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6.700932674054">
                <text:p>356.700932674054</text:p>
              </table:table-cell>
              <table:table-cell office:value-type="float" office:value="1.55119847541209">
                <text:p>1.55119847541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6.158118002323">
                <text:p>356.158118002323</text:p>
              </table:table-cell>
              <table:table-cell office:value-type="float" office:value="1.6843647104688">
                <text:p>1.68436471046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5.726235291387">
                <text:p>355.726235291387</text:p>
              </table:table-cell>
              <table:table-cell office:value-type="float" office:value="0.552243293495849">
                <text:p>0.552243293495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5.416577483503">
                <text:p>355.416577483503</text:p>
              </table:table-cell>
              <table:table-cell office:value-type="float" office:value="0.228884598938748">
                <text:p>0.2288845989387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6.680237781318">
                <text:p>356.680237781318</text:p>
              </table:table-cell>
              <table:table-cell office:value-type="float" office:value="1.35144144285005">
                <text:p>1.35144144285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6.152853162208">
                <text:p>356.152853162208</text:p>
              </table:table-cell>
              <table:table-cell office:value-type="float" office:value="1.18418827210553">
                <text:p>1.18418827210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.738607064362">
                <text:p>355.738607064362</text:p>
              </table:table-cell>
              <table:table-cell office:value-type="float" office:value="0.902908365242183">
                <text:p>0.902908365242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5.44753785945">
                <text:p>355.44753785945</text:p>
              </table:table-cell>
              <table:table-cell office:value-type="float" office:value="0.647924812161364">
                <text:p>0.6479248121613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6.661647494327">
                <text:p>356.661647494327</text:p>
              </table:table-cell>
              <table:table-cell office:value-type="float" office:value="1.50569067173637">
                <text:p>1.505690671736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6.150096900637">
                <text:p>356.150096900637</text:p>
              </table:table-cell>
              <table:table-cell office:value-type="float" office:value="0.581534914555959">
                <text:p>0.5815349145559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5.753709183722">
                <text:p>355.753709183722</text:p>
              </table:table-cell>
              <table:table-cell office:value-type="float" office:value="0.348190624499694">
                <text:p>0.3481906244996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5.48126174302">
                <text:p>355.48126174302</text:p>
              </table:table-cell>
              <table:table-cell office:value-type="float" office:value="0.00498384539969265">
                <text:p>0.00498384539969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6.645232592123">
                <text:p>356.645232592123</text:p>
              </table:table-cell>
              <table:table-cell office:value-type="float" office:value="1.23137238633353">
                <text:p>1.23137238633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6.149893997598">
                <text:p>356.149893997598</text:p>
              </table:table-cell>
              <table:table-cell office:value-type="float" office:value="1.10293175152037">
                <text:p>1.102931751520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5.771558440796">
                <text:p>355.771558440796</text:p>
              </table:table-cell>
              <table:table-cell office:value-type="float" office:value="-0.0177015166264027">
                <text:p>-0.01770151662640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5.517738335069">
                <text:p>355.517738335069</text:p>
              </table:table-cell>
              <table:table-cell office:value-type="float" office:value="-0.0716268647229299">
                <text:p>-0.07162686472292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6.631060218103">
                <text:p>356.631060218103</text:p>
              </table:table-cell>
              <table:table-cell office:value-type="float" office:value="0.97106747829821">
                <text:p>0.971067478298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6.152285142949">
                <text:p>356.152285142949</text:p>
              </table:table-cell>
              <table:table-cell office:value-type="float" office:value="0.933441882370971">
                <text:p>0.9334418823709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5.792167451977">
                <text:p>355.792167451977</text:p>
              </table:table-cell>
              <table:table-cell office:value-type="float" office:value="-0.258725174935535">
                <text:p>-0.258725174935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5.556952902248">
                <text:p>355.556952902248</text:p>
              </table:table-cell>
              <table:table-cell office:value-type="float" office:value="-0.611964024836198">
                <text:p>-0.6119640248361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6.619193788798">
                <text:p>356.619193788798</text:p>
              </table:table-cell>
              <table:table-cell office:value-type="float" office:value="0.609185144072399">
                <text:p>0.609185144072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6.157306901023">
                <text:p>356.157306901023</text:p>
              </table:table-cell>
              <table:table-cell office:value-type="float" office:value="0.449990476598032">
                <text:p>0.4499904765980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5.815544675505">
                <text:p>355.815544675505</text:p>
              </table:table-cell>
              <table:table-cell office:value-type="float" office:value="0.202957998495549">
                <text:p>0.2029579984955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5.598886835962">
                <text:p>355.598886835962</text:p>
              </table:table-cell>
              <table:table-cell office:value-type="float" office:value="-0.812867607688531">
                <text:p>-0.812867607688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6.609692910862">
                <text:p>356.609692910862</text:p>
              </table:table-cell>
              <table:table-cell office:value-type="float" office:value="0.113633930683136">
                <text:p>0.1136339306831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6.164991683362">
                <text:p>356.164991683362</text:p>
              </table:table-cell>
              <table:table-cell office:value-type="float" office:value="-0.0119817382656038">
                <text:p>-0.01198173826560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5.841694435258">
                <text:p>355.841694435258</text:p>
              </table:table-cell>
              <table:table-cell office:value-type="float" office:value="-0.179732969030738">
                <text:p>-0.1797329690307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55.643517716472">
                <text:p>355.643517716472</text:p>
              </table:table-cell>
              <table:table-cell office:value-type="float" office:value="-0.413050178089179">
                <text:p>-0.4130501780891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56.602613306338">
                <text:p>356.602613306338</text:p>
              </table:table-cell>
              <table:table-cell office:value-type="float" office:value="0.694156265817583">
                <text:p>0.6941562658175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6.175367729559">
                <text:p>356.175367729559</text:p>
              </table:table-cell>
              <table:table-cell office:value-type="float" office:value="0.458128362894058">
                <text:p>0.4581283628940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5.870616951308">
                <text:p>355.870616951308</text:p>
              </table:table-cell>
              <table:table-cell office:value-type="float" office:value="0.146144274855033">
                <text:p>0.1461442748550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55.690819381833">
                <text:p>355.690819381833</text:p>
              </table:table-cell>
              <table:table-cell office:value-type="float" office:value="-0.72652510239277">
                <text:p>-0.726525102392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56.59800674627">
                <text:p>356.59800674627</text:p>
              </table:table-cell>
              <table:table-cell office:value-type="float" office:value="0.118992481380701">
                <text:p>0.1189924813807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6.188459095959">
                <text:p>356.188459095959</text:p>
              </table:table-cell>
              <table:table-cell office:value-type="float" office:value="0.0293925106525421">
                <text:p>0.02939251065254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5.902308377021">
                <text:p>355.902308377021</text:p>
              </table:table-cell>
              <table:table-cell office:value-type="float" office:value="0.016822355100885">
                <text:p>0.0168223551008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5.7407620014">
                <text:p>355.7407620014</text:p>
              </table:table-cell>
              <table:table-cell office:value-type="float" office:value="-0.99270423327107">
                <text:p>-0.992704233271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6.595920992595">
                <text:p>356.595920992595</text:p>
              </table:table-cell>
              <table:table-cell office:value-type="float" office:value="-0.0017930013127625">
                <text:p>-0.0017930013127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6.204285652154">
                <text:p>356.204285652154</text:p>
              </table:table-cell>
              <table:table-cell office:value-type="float" office:value="-0.120683948742226">
                <text:p>-0.1206839487422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5.936760842356">
                <text:p>355.936760842356</text:p>
              </table:table-cell>
              <table:table-cell office:value-type="float" office:value="-0.273250599973835">
                <text:p>-0.2732505999738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55.793312153515">
                <text:p>355.793312153515</text:p>
              </table:table-cell>
              <table:table-cell office:value-type="float" office:value="-0.876494985655881">
                <text:p>-0.8764949856558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6.596399748451">
                <text:p>356.596399748451</text:p>
              </table:table-cell>
              <table:table-cell office:value-type="float" office:value="-0.299657330382615">
                <text:p>-0.2996573303826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56.222863085071">
                <text:p>356.222863085071</text:p>
              </table:table-cell>
              <table:table-cell office:value-type="float" office:value="-0.506205276004039">
                <text:p>-0.5062052760040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5.973962503175">
                <text:p>355.973962503175</text:p>
              </table:table-cell>
              <table:table-cell office:value-type="float" office:value="-0.571492894785479">
                <text:p>-0.571492894785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5.848432907149">
                <text:p>355.848432907149</text:p>
              </table:table-cell>
              <table:table-cell office:value-type="float" office:value="-0.551726008648984">
                <text:p>-0.55172600864898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6.599482616668">
                <text:p>356.599482616668</text:p>
              </table:table-cell>
              <table:table-cell office:value-type="float" office:value="0.0190692893229425">
                <text:p>0.0190692893229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6.244202910436">
                <text:p>356.244202910436</text:p>
              </table:table-cell>
              <table:table-cell office:value-type="float" office:value="-0.0996036195429042">
                <text:p>-0.09960361954290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6.013897596203">
                <text:p>356.013897596203</text:p>
              </table:table-cell>
              <table:table-cell office:value-type="float" office:value="-0.200609897729009">
                <text:p>-0.200609897729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55.906083907108">
                <text:p>355.906083907108</text:p>
              </table:table-cell>
              <table:table-cell office:value-type="float" office:value="-0.667896874132566">
                <text:p>-0.667896874132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56.605205066576">
                <text:p>356.605205066576</text:p>
              </table:table-cell>
              <table:table-cell office:value-type="float" office:value="-0.360174318542704">
                <text:p>-0.360174318542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6.268312491437">
                <text:p>356.268312491437</text:p>
              </table:table-cell>
              <table:table-cell office:value-type="float" office:value="-0.465032147825696">
                <text:p>-0.4650321478256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6.05654649935">
                <text:p>356.05654649935</text:p>
              </table:table-cell>
              <table:table-cell office:value-type="float" office:value="-0.208684216719121">
                <text:p>-0.2086842167191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5.96622146255">
                <text:p>355.96622146255</text:p>
              </table:table-cell>
              <table:table-cell office:value-type="float" office:value="-0.783580192015506">
                <text:p>-0.7835801920155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6.613598408874">
                <text:p>356.613598408874</text:p>
              </table:table-cell>
              <table:table-cell office:value-type="float" office:value="-0.543545118183829">
                <text:p>-0.5435451181838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6.295195064334">
                <text:p>356.295195064334</text:p>
              </table:table-cell>
              <table:table-cell office:value-type="float" office:value="-0.55843246774748">
                <text:p>-0.558432467747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6.10188579716">
                <text:p>356.10188579716</text:p>
              </table:table-cell>
              <table:table-cell office:value-type="float" office:value="-0.502598898368888">
                <text:p>-0.5025988983688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6.028798638497">
                <text:p>356.028798638497</text:p>
              </table:table-cell>
              <table:table-cell office:value-type="float" office:value="0.158528706408106">
                <text:p>0.1585287064081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6.62468977855">
                <text:p>356.62468977855</text:p>
              </table:table-cell>
              <table:table-cell office:value-type="float" office:value="-0.862167933606543">
                <text:p>-0.8621679336065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6.324849770752">
                <text:p>356.324849770752</text:p>
              </table:table-cell>
              <table:table-cell office:value-type="float" office:value="-0.894275222322904">
                <text:p>-0.8942752223229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6.149888350948">
                <text:p>356.149888350948</text:p>
              </table:table-cell>
              <table:table-cell office:value-type="float" office:value="-0.514789914013818">
                <text:p>-0.5147899140138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6.09376535003">
                <text:p>356.09376535003</text:p>
              </table:table-cell>
              <table:table-cell office:value-type="float" office:value="0.039918995113112">
                <text:p>0.039918995113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6.638502125681">
                <text:p>356.638502125681</text:p>
              </table:table-cell>
              <table:table-cell office:value-type="float" office:value="-0.255514863762073">
                <text:p>-0.2555148637620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6.357271696462">
                <text:p>356.357271696462</text:p>
              </table:table-cell>
              <table:table-cell office:value-type="float" office:value="-0.145638919319026">
                <text:p>-0.1456389193190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6.200523373473">
                <text:p>356.200523373473</text:p>
              </table:table-cell>
              <table:table-cell office:value-type="float" office:value="0.0966763577889651">
                <text:p>0.0966763577889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56.161068458904">
                <text:p>356.161068458904</text:p>
              </table:table-cell>
              <table:table-cell office:value-type="float" office:value="0.0162655657622963">
                <text:p>0.01626556576229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56.65505421394">
                <text:p>356.65505421394</text:p>
              </table:table-cell>
              <table:table-cell office:value-type="float" office:value="-0.554791888454929">
                <text:p>-0.5547918884549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56.392451916286">
                <text:p>356.392451916286</text:p>
              </table:table-cell>
              <table:table-cell office:value-type="float" office:value="-0.577624736586586">
                <text:p>-0.5776247365865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6.253756507687">
                <text:p>356.253756507687</text:p>
              </table:table-cell>
              <table:table-cell office:value-type="float" office:value="-0.0852948009269312">
                <text:p>-0.08529480092693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6.230651872263">
                <text:p>356.230651872263</text:p>
              </table:table-cell>
              <table:table-cell office:value-type="float" office:value="0.659126811660826">
                <text:p>0.6591268116608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6.674360626645">
                <text:p>356.674360626645</text:p>
              </table:table-cell>
              <table:table-cell office:value-type="float" office:value="-0.107998766587116">
                <text:p>-0.1079987665871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6.430377544936">
                <text:p>356.430377544936</text:p>
              </table:table-cell>
              <table:table-cell office:value-type="float" office:value="-0.747437807964161">
                <text:p>-0.747437807964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6.309549909331">
                <text:p>356.309549909331</text:p>
              </table:table-cell>
              <table:table-cell office:value-type="float" office:value="-0.236873584333807">
                <text:p>-0.2368735843338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6.30245664328">
                <text:p>356.30245664328</text:p>
              </table:table-cell>
              <table:table-cell office:value-type="float" office:value="0.864340060157701">
                <text:p>0.864340060157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392904154196">
                <text:p>356.392904154196</text:p>
              </table:table-cell>
              <table:table-cell office:value-type="float" office:value="2.04938601958565">
                <text:p>2.049386019585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6.559265131248">
                <text:p>356.559265131248</text:p>
              </table:table-cell>
              <table:table-cell office:value-type="float" office:value="2.11387735535391">
                <text:p>2.11387735535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6.775935759405">
                <text:p>356.775935759405</text:p>
              </table:table-cell>
              <table:table-cell office:value-type="float" office:value="3.03136573918164">
                <text:p>3.031365739181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7.014803968061">
                <text:p>357.014803968061</text:p>
              </table:table-cell>
              <table:table-cell office:value-type="float" office:value="3.46304503222927">
                <text:p>3.46304503222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6.47961864497">
                <text:p>356.47961864497</text:p>
              </table:table-cell>
              <table:table-cell office:value-type="float" office:value="2.16554320708383">
                <text:p>2.16554320708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6.655144100254">
                <text:p>356.655144100254</text:p>
              </table:table-cell>
              <table:table-cell office:value-type="float" office:value="3.12533598544542">
                <text:p>3.125335985445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6.876929045618">
                <text:p>356.876929045618</text:p>
              </table:table-cell>
              <table:table-cell office:value-type="float" office:value="3.63874903670512">
                <text:p>3.638749036705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7.116612248874">
                <text:p>357.116612248874</text:p>
              </table:table-cell>
              <table:table-cell office:value-type="float" office:value="3.03120269568171">
                <text:p>3.031202695681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6.567934043965">
                <text:p>356.567934043965</text:p>
              </table:table-cell>
              <table:table-cell office:value-type="float" office:value="2.02112311555538">
                <text:p>2.021123115555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56.752046771598">
                <text:p>356.752046771598</text:p>
              </table:table-cell>
              <table:table-cell office:value-type="float" office:value="2.81812268320937">
                <text:p>2.818122683209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56.978318367963">
                <text:p>356.978318367963</text:p>
              </table:table-cell>
              <table:table-cell office:value-type="float" office:value="3.42263002728578">
                <text:p>3.422630027285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7.218169913166">
                <text:p>357.218169913166</text:p>
              </table:table-cell>
              <table:table-cell office:value-type="float" office:value="3.63096694636624">
                <text:p>3.630966946366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6.65776910177">
                <text:p>356.65776910177</text:p>
              </table:table-cell>
              <table:table-cell office:value-type="float" office:value="2.83564555947669">
                <text:p>2.835645559476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6.849882379099">
                <text:p>356.849882379099</text:p>
              </table:table-cell>
              <table:table-cell office:value-type="float" office:value="2.73094394546933">
                <text:p>2.73094394546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7.080008172384">
                <text:p>357.080008172384</text:p>
              </table:table-cell>
              <table:table-cell office:value-type="float" office:value="3.1913467629347">
                <text:p>3.1913467629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7.319381229802">
                <text:p>357.319381229802</text:p>
              </table:table-cell>
              <table:table-cell office:value-type="float" office:value="3.4141226564534">
                <text:p>3.41412265645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6.749040851566">
                <text:p>356.749040851566</text:p>
              </table:table-cell>
              <table:table-cell office:value-type="float" office:value="2.97076733224094">
                <text:p>2.9707673322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6.948559150468">
                <text:p>356.948559150468</text:p>
              </table:table-cell>
              <table:table-cell office:value-type="float" office:value="3.56997777987272">
                <text:p>3.569977779872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7.181902588806">
                <text:p>357.181902588806</text:p>
              </table:table-cell>
              <table:table-cell office:value-type="float" office:value="2.97889230470173">
                <text:p>2.978892304701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7.420150832218">
                <text:p>357.420150832218</text:p>
              </table:table-cell>
              <table:table-cell office:value-type="float" office:value="3.07442589313723">
                <text:p>3.0744258931372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6.841664715989">
                <text:p>356.841664715989</text:p>
              </table:table-cell>
              <table:table-cell office:value-type="float" office:value="2.84708378964569">
                <text:p>2.847083789645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7.047984410991">
                <text:p>357.047984410991</text:p>
              </table:table-cell>
              <table:table-cell office:value-type="float" office:value="3.5005525451852">
                <text:p>3.5005525451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7.283905532286">
                <text:p>357.283905532286</text:p>
              </table:table-cell>
              <table:table-cell office:value-type="float" office:value="3.74484174244571">
                <text:p>3.744841742445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.520383820056">
                <text:p>357.520383820056</text:p>
              </table:table-cell>
              <table:table-cell office:value-type="float" office:value="2.83085742557887">
                <text:p>2.830857425578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6.935554613501">
                <text:p>356.935554613501</text:p>
              </table:table-cell>
              <table:table-cell office:value-type="float" office:value="2.92757061030716">
                <text:p>2.927570610307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57.148064686753">
                <text:p>357.148064686753</text:p>
              </table:table-cell>
              <table:table-cell office:value-type="float" office:value="3.34713072679006">
                <text:p>3.347130726790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7.385920803992">
                <text:p>357.385920803992</text:p>
              </table:table-cell>
              <table:table-cell office:value-type="float" office:value="3.52426923019811">
                <text:p>3.524269230198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7.619985860962">
                <text:p>357.619985860962</text:p>
              </table:table-cell>
              <table:table-cell office:value-type="float" office:value="3.46088034159038">
                <text:p>3.460880341590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7.030623064539">
                <text:p>357.030623064539</text:p>
              </table:table-cell>
              <table:table-cell office:value-type="float" office:value="2.69266212161165">
                <text:p>2.69266212161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7.248705807354">
                <text:p>357.248705807354</text:p>
              </table:table-cell>
              <table:table-cell office:value-type="float" office:value="2.94326767197344">
                <text:p>2.943267671973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7.487852192177">
                <text:p>357.487852192177</text:p>
              </table:table-cell>
              <table:table-cell office:value-type="float" office:value="2.89432609523647">
                <text:p>2.894326095236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7.71886329277">
                <text:p>357.71886329277</text:p>
              </table:table-cell>
              <table:table-cell office:value-type="float" office:value="2.78370361204725">
                <text:p>2.783703612047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7.126781297091">
                <text:p>357.126781297091</text:p>
              </table:table-cell>
              <table:table-cell office:value-type="float" office:value="3.33196452062111">
                <text:p>3.331964520621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7.349813008263">
                <text:p>357.349813008263</text:p>
              </table:table-cell>
              <table:table-cell office:value-type="float" office:value="3.56488285853993">
                <text:p>3.564882858539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7.589603573072">
                <text:p>357.589603573072</text:p>
              </table:table-cell>
              <table:table-cell office:value-type="float" office:value="3.56581730640028">
                <text:p>3.565817306400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7.816923226171">
                <text:p>357.816923226171</text:p>
              </table:table-cell>
              <table:table-cell office:value-type="float" office:value="2.52688621741254">
                <text:p>2.52688621741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7.223939351783">
                <text:p>357.223939351783</text:p>
              </table:table-cell>
              <table:table-cell office:value-type="float" office:value="3.26093743729871">
                <text:p>3.260937437298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7.45129103271">
                <text:p>357.45129103271</text:p>
              </table:table-cell>
              <table:table-cell office:value-type="float" office:value="3.43018179398496">
                <text:p>3.43018179398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7.691079011907">
                <text:p>357.691079011907</text:p>
              </table:table-cell>
              <table:table-cell office:value-type="float" office:value="3.40811303665396">
                <text:p>3.408113036653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7.914073647735">
                <text:p>357.914073647735</text:p>
              </table:table-cell>
              <table:table-cell office:value-type="float" office:value="2.34294927527662">
                <text:p>2.342949275276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7.322006186456">
                <text:p>357.322006186456</text:p>
              </table:table-cell>
              <table:table-cell office:value-type="float" office:value="3.23754570970777">
                <text:p>3.237545709707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.553044233336">
                <text:p>357.553044233336</text:p>
              </table:table-cell>
              <table:table-cell office:value-type="float" office:value="3.18290012865327">
                <text:p>3.182900128653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7.792182864009">
                <text:p>357.792182864009</text:p>
              </table:table-cell>
              <table:table-cell office:value-type="float" office:value="2.94906471495051">
                <text:p>2.949064714950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8.010223523597">
                <text:p>358.010223523597</text:p>
              </table:table-cell>
              <table:table-cell office:value-type="float" office:value="2.77599649643525">
                <text:p>2.775996496435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.420889780306">
                <text:p>357.420889780306</text:p>
              </table:table-cell>
              <table:table-cell office:value-type="float" office:value="3.80388458410744">
                <text:p>3.80388458410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.654976673419">
                <text:p>357.654976673419</text:p>
              </table:table-cell>
              <table:table-cell office:value-type="float" office:value="2.67554138996638">
                <text:p>2.675541389966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7.892819876175">
                <text:p>357.892819876175</text:p>
              </table:table-cell>
              <table:table-cell office:value-type="float" office:value="2.49159430072177">
                <text:p>2.491594300721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8.105282903448">
                <text:p>358.105282903448</text:p>
              </table:table-cell>
              <table:table-cell office:value-type="float" office:value="2.27834292151965">
                <text:p>2.278342921519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7.520497237439">
                <text:p>357.520497237439</text:p>
              </table:table-cell>
              <table:table-cell office:value-type="float" office:value="3.41111595218536">
                <text:p>3.411115952185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7.756992228105">
                <text:p>357.756992228105</text:p>
              </table:table-cell>
              <table:table-cell office:value-type="float" office:value="3.2526126325829">
                <text:p>3.25261263258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57.992895288178">
                <text:p>357.992895288178</text:p>
              </table:table-cell>
              <table:table-cell office:value-type="float" office:value="2.98029152769595">
                <text:p>2.980291527695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8.19916302518">
                <text:p>358.19916302518</text:p>
              </table:table-cell>
              <table:table-cell office:value-type="float" office:value="1.87715166585986">
                <text:p>1.877151665859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7.620734889939">
                <text:p>357.620734889939</text:p>
              </table:table-cell>
              <table:table-cell office:value-type="float" office:value="3.10272051009815">
                <text:p>3.102720510098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7.858994685358">
                <text:p>357.858994685358</text:p>
              </table:table-cell>
              <table:table-cell office:value-type="float" office:value="2.73386171471793">
                <text:p>2.733861714717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8.092314934806">
                <text:p>358.092314934806</text:p>
              </table:table-cell>
              <table:table-cell office:value-type="float" office:value="2.48468663357198">
                <text:p>2.484686633571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8.291776419974">
                <text:p>358.291776419974</text:p>
              </table:table-cell>
              <table:table-cell office:value-type="float" office:value="2.38274482591078">
                <text:p>2.382744825910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7.721508400458">
                <text:p>357.721508400458</text:p>
              </table:table-cell>
              <table:table-cell office:value-type="float" office:value="2.76440429850481">
                <text:p>2.764404298504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7.960887846872">
                <text:p>357.960887846872</text:p>
              </table:table-cell>
              <table:table-cell office:value-type="float" office:value="2.53085250442382">
                <text:p>2.5308525044238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8.19098534811">
                <text:p>358.19098534811</text:p>
              </table:table-cell>
              <table:table-cell office:value-type="float" office:value="2.24919894919731">
                <text:p>2.249198949197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8.383037017931">
                <text:p>358.383037017931</text:p>
              </table:table-cell>
              <table:table-cell office:value-type="float" office:value="2.13025459321216">
                <text:p>2.130254593212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7.822722864529">
                <text:p>357.822722864529</text:p>
              </table:table-cell>
              <table:table-cell office:value-type="float" office:value="2.58233125251718">
                <text:p>2.582331252517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8.062575628976">
                <text:p>358.062575628976</text:p>
              </table:table-cell>
              <table:table-cell office:value-type="float" office:value="2.16354696126655">
                <text:p>2.163546961266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8.288813860208">
                <text:p>358.288813860208</text:p>
              </table:table-cell>
              <table:table-cell office:value-type="float" office:value="1.8930946396431">
                <text:p>1.89309463964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8.472860254103">
                <text:p>358.472860254103</text:p>
              </table:table-cell>
              <table:table-cell office:value-type="float" office:value="1.77961387939286">
                <text:p>1.779613879392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7.924282912298">
                <text:p>357.924282912298</text:p>
              </table:table-cell>
              <table:table-cell office:value-type="float" office:value="2.98468634474557">
                <text:p>2.984686344745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8.163962163722">
                <text:p>358.163962163722</text:p>
              </table:table-cell>
              <table:table-cell office:value-type="float" office:value="2.52689562633168">
                <text:p>2.526895626331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8.385708706405">
                <text:p>358.385708706405</text:p>
              </table:table-cell>
              <table:table-cell office:value-type="float" office:value="2.1437866371125">
                <text:p>2.1437866371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8.561163175013">
                <text:p>358.561163175013</text:p>
              </table:table-cell>
              <table:table-cell office:value-type="float" office:value="1.01555237779394">
                <text:p>1.015552377793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8.026092810103">
                <text:p>358.026092810103</text:p>
              </table:table-cell>
              <table:table-cell office:value-type="float" office:value="2.42490657547023">
                <text:p>2.424906575470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8.264951900031">
                <text:p>358.264951900031</text:p>
              </table:table-cell>
              <table:table-cell office:value-type="float" office:value="1.89077082730364">
                <text:p>1.890770827303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8.481579128999">
                <text:p>358.481579128999</text:p>
              </table:table-cell>
              <table:table-cell office:value-type="float" office:value="1.65347623906564">
                <text:p>1.653476239065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8.647864545374">
                <text:p>358.647864545374</text:p>
              </table:table-cell>
              <table:table-cell office:value-type="float" office:value="1.68093066418078">
                <text:p>1.680930664180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58.128056561696">
                <text:p>358.128056561696</text:p>
              </table:table-cell>
              <table:table-cell office:value-type="float" office:value="2.95658300758805">
                <text:p>2.95658300758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8.365449705068">
                <text:p>358.365449705068</text:p>
              </table:table-cell>
              <table:table-cell office:value-type="float" office:value="1.68324299552478">
                <text:p>1.683242995524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8.576335481478">
                <text:p>358.576335481478</text:p>
              </table:table-cell>
              <table:table-cell office:value-type="float" office:value="1.49913572717924">
                <text:p>1.499135727179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8.732884955273">
                <text:p>358.732884955273</text:p>
              </table:table-cell>
              <table:table-cell office:value-type="float" office:value="1.4267449300969">
                <text:p>1.42674493009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58.230078009372">
                <text:p>358.230078009372</text:p>
              </table:table-cell>
              <table:table-cell office:value-type="float" office:value="2.75003628467675">
                <text:p>2.750036284676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8.465360965895">
                <text:p>358.465360965895</text:p>
              </table:table-cell>
              <table:table-cell office:value-type="float" office:value="2.14886681060307">
                <text:p>2.148866810603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8.669889333236">
                <text:p>358.669889333236</text:p>
              </table:table-cell>
              <table:table-cell office:value-type="float" office:value="0.965831273584627">
                <text:p>0.9658312735846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8.816146927357">
                <text:p>358.816146927357</text:p>
              </table:table-cell>
              <table:table-cell office:value-type="float" office:value="1.04546833806671">
                <text:p>1.045468338066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58.332060934901">
                <text:p>358.332060934901</text:p>
              </table:table-cell>
              <table:table-cell office:value-type="float" office:value="2.13390065205749">
                <text:p>2.133900652057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8.564591691615">
                <text:p>358.564591691615</text:p>
              </table:table-cell>
              <table:table-cell office:value-type="float" office:value="1.7403102038661">
                <text:p>1.74031020386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8.762153574803">
                <text:p>358.762153574803</text:p>
              </table:table-cell>
              <table:table-cell office:value-type="float" office:value="1.53005204431247">
                <text:p>1.530052044312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8.897575024196">
                <text:p>358.897575024196</text:p>
              </table:table-cell>
              <table:table-cell office:value-type="float" office:value="0.504395009251311">
                <text:p>0.5043950092513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58.433909160463">
                <text:p>358.433909160463</text:p>
              </table:table-cell>
              <table:table-cell office:value-type="float" office:value="1.67838420160115">
                <text:p>1.67838420160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8.663048615637">
                <text:p>358.663048615637</text:p>
              </table:table-cell>
              <table:table-cell office:value-type="float" office:value="1.15165908879135">
                <text:p>1.151659088791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8.853042523626">
                <text:p>358.853042523626</text:p>
              </table:table-cell>
              <table:table-cell office:value-type="float" office:value="0.976378054008819">
                <text:p>0.9763780540088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8.977095955435">
                <text:p>358.977095955435</text:p>
              </table:table-cell>
              <table:table-cell office:value-type="float" office:value="1.12898602662608">
                <text:p>1.128986026626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8.535526649562">
                <text:p>358.535526649562</text:p>
              </table:table-cell>
              <table:table-cell office:value-type="float" office:value="1.97853918676265">
                <text:p>1.978539186762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8.760639298706">
                <text:p>358.760639298706</text:p>
              </table:table-cell>
              <table:table-cell office:value-type="float" office:value="0.618397187441587">
                <text:p>0.6183971874415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8.942472030185">
                <text:p>358.942472030185</text:p>
              </table:table-cell>
              <table:table-cell office:value-type="float" office:value="0.547486012685113">
                <text:p>0.5474860126851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054638684875">
                <text:p>359.054638684875</text:p>
              </table:table-cell>
              <table:table-cell office:value-type="float" office:value="0.586216913419776">
                <text:p>0.5862169134197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8.636817608157">
                <text:p>358.636817608157</text:p>
              </table:table-cell>
              <table:table-cell office:value-type="float" office:value="1.65420919074677">
                <text:p>1.65420919074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8.857272232104">
                <text:p>358.857272232104</text:p>
              </table:table-cell>
              <table:table-cell office:value-type="float" office:value="1.28406027762685">
                <text:p>1.284060277626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030359584621">
                <text:p>359.030359584621</text:p>
              </table:table-cell>
              <table:table-cell office:value-type="float" office:value="0.227492428268306">
                <text:p>0.2274924282683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130134537145">
                <text:p>359.130134537145</text:p>
              </table:table-cell>
              <table:table-cell office:value-type="float" office:value="0.534592746640556">
                <text:p>0.53459274664055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8.737686585802">
                <text:p>358.737686585802</text:p>
              </table:table-cell>
              <table:table-cell office:value-type="float" office:value="1.26665294216946">
                <text:p>1.26665294216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8.952856941601">
                <text:p>358.952856941601</text:p>
              </table:table-cell>
              <table:table-cell office:value-type="float" office:value="1.01689743890893">
                <text:p>1.016897438908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116624423596">
                <text:p>359.116624423596</text:p>
              </table:table-cell>
              <table:table-cell office:value-type="float" office:value="0.116966576199047">
                <text:p>0.1169665761990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203517303685">
                <text:p>359.203517303685</text:p>
              </table:table-cell>
              <table:table-cell office:value-type="float" office:value="0.124163772678003">
                <text:p>0.1241637726780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192099981629">
                <text:p>359.192099981629</text:p>
              </table:table-cell>
              <table:table-cell office:value-type="float" office:value="0.461422745021991">
                <text:p>0.4614227450219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9.066427910907">
                <text:p>359.066427910907</text:p>
              </table:table-cell>
              <table:table-cell office:value-type="float" office:value="0.858976305113174">
                <text:p>0.858976305113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817378522813">
                <text:p>358.817378522813</text:p>
              </table:table-cell>
              <table:table-cell office:value-type="float" office:value="1.53663456765935">
                <text:p>1.536634567659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43696510833">
                <text:p>358.443696510833</text:p>
              </table:table-cell>
              <table:table-cell office:value-type="float" office:value="2.60810925322585">
                <text:p>2.608109253225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7200340991">
                <text:p>359.247200340991</text:p>
              </table:table-cell>
              <table:table-cell office:value-type="float" office:value="0.809904635301791">
                <text:p>0.809904635301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103607651575">
                <text:p>359.103607651575</text:p>
              </table:table-cell>
              <table:table-cell office:value-type="float" office:value="1.3832311158767">
                <text:p>1.38323111587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835933913594">
                <text:p>358.835933913594</text:p>
              </table:table-cell>
              <table:table-cell office:value-type="float" office:value="1.39461550104897">
                <text:p>1.394615501048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444154603089">
                <text:p>358.444154603089</text:p>
              </table:table-cell>
              <table:table-cell office:value-type="float" office:value="2.23465928738005">
                <text:p>2.234659287380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99729789925">
                <text:p>359.299729789925</text:p>
              </table:table-cell>
              <table:table-cell office:value-type="float" office:value="0.639052512939088">
                <text:p>0.6390525129390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138038086443">
                <text:p>359.138038086443</text:p>
              </table:table-cell>
              <table:table-cell office:value-type="float" office:value="1.25352280249354">
                <text:p>1.253522802493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851738536498">
                <text:p>358.851738536498</text:p>
              </table:table-cell>
              <table:table-cell office:value-type="float" office:value="1.13916315464303">
                <text:p>1.139163154643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442048518997">
                <text:p>358.442048518997</text:p>
              </table:table-cell>
              <table:table-cell office:value-type="float" office:value="2.24629979056772">
                <text:p>2.246299790567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